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cm" fo:break-before="auto" style:use-optimal-row-height="true"/>
    </style:style>
    <style:style style:name="ro6" style:family="table-row">
      <style:table-row-properties style:row-height="0.307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7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6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6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6">
      <style:table-cell-properties fo:wrap-option="wrap"/>
      <style:text-properties fo:color="#7e0021"/>
    </style:style>
    <style:style style:name="ce18" style:family="table-cell" style:parent-style-name="Defaul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fo:color="#7e0021"/>
    </style:style>
    <style:style style:name="ce22" style:family="table-cell" style:parent-style-name="Default" style:data-style-name="N187">
      <style:table-cell-properties fo:wrap-option="wrap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24" style:family="table-cell" style:parent-style-name="Default" style:data-style-name="N187">
      <style:table-cell-properties fo:wrap-option="wrap"/>
    </style:style>
    <style:style style:name="ce25" style:family="table-cell" style:parent-style-name="Default">
      <style:text-properties fo:color="#0000ff" fo:font-weight="normal" style:font-weight-asian="normal" style:font-weight-complex="normal"/>
    </style:style>
    <style:style style:name="ce26" style:family="table-cell" style:parent-style-name="Default" style:data-style-name="N3"/>
    <style:style style:name="ce27" style:family="table-cell" style:parent-style-name="Default" style:data-style-name="N191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200"/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91">
      <style:text-properties fo:font-style="italic" style:font-style-asian="italic" style:font-style-complex="italic"/>
    </style:style>
    <style:style style:name="ce35" style:family="table-cell" style:parent-style-name="Default" style:data-style-name="N11"/>
    <style:style style:name="ce36" style:family="table-cell" style:parent-style-name="Default" style:data-style-name="N3">
      <style:table-cell-properties fo:wrap-option="wrap"/>
      <style:text-properties fo:color="#666600" fo:font-weight="normal" style:font-weight-asian="normal" style:font-weight-complex="normal"/>
    </style:style>
    <style:style style:name="ce37" style:family="table-cell" style:parent-style-name="Default" style:data-style-name="N3">
      <style:table-cell-properties fo:wrap-option="wrap"/>
      <style:text-properties fo:color="#6666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39" style:family="table-cell" style:parent-style-name="Default" style:data-style-name="N191"/>
    <style:style style:name="ce40" style:family="table-cell" style:parent-style-name="Default" style:data-style-name="N186">
      <style:text-properties fo:font-style="italic" style:font-style-asian="italic" style:font-style-complex="italic"/>
    </style:style>
    <style:style style:name="ce41" style:family="table-cell" style:parent-style-name="Default" style:data-style-name="N200">
      <style:table-cell-properties fo:wrap-option="wrap"/>
    </style:style>
    <style:style style:name="ce42" style:family="table-cell" style:parent-style-name="Default" style:data-style-name="N191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/>
    </style:style>
    <style:style style:name="ce44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45" style:family="table-cell" style:parent-style-name="Default" style:data-style-name="N4"/>
    <style:style style:name="ce46" style:family="table-cell" style:parent-style-name="Default" style:data-style-name="N206"/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49" style:family="table-cell" style:parent-style-name="Default" style:data-style-name="N200">
      <style:text-properties style:font-name="Arial" style:font-name-asian="Droid Sans Fallback" style:font-name-complex="Arial1"/>
    </style:style>
    <style:style style:name="ce50" style:family="table-cell" style:parent-style-name="Default" style:data-style-name="N3">
      <style:text-properties fo:font-weight="bold" style:font-weight-asian="bold" style:font-weight-complex="bold"/>
    </style:style>
    <style:style style:name="ce51" style:family="table-cell" style:parent-style-name="Default" style:data-style-name="N10">
      <style:text-properties fo:font-weight="bold" style:font-weight-asian="bold" style:font-weight-complex="bold"/>
    </style:style>
    <style:style style:name="ce52" style:family="table-cell" style:parent-style-name="Default" style:data-style-name="N187"/>
    <style:style style:name="ce53" style:family="table-cell" style:parent-style-name="Default" style:data-style-name="N10"/>
    <style:style style:name="ce54" style:family="table-cell" style:parent-style-name="Default" style:data-style-name="N206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ddd8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 style:data-style-name="N191">
      <style:text-properties fo:color="#c0c0c0" fo:font-size="7pt" style:font-size-asian="7pt" style:font-size-complex="7pt"/>
    </style:style>
    <style:style style:name="ce57" style:family="table-cell" style:parent-style-name="Default">
      <style:text-properties fo:font-size="7pt" style:font-size-asian="7pt" style:font-size-complex="7pt"/>
    </style:style>
    <style:style style:name="ce58" style:family="table-cell" style:parent-style-name="Default">
      <style:text-properties fo:font-size="7pt" style:text-underline-style="solid" style:text-underline-width="auto" style:text-underline-color="font-color" style:font-size-asian="7pt" style:font-size-complex="7pt"/>
    </style:style>
    <style:style style:name="ce59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0" style:family="table-cell" style:parent-style-name="Default" style:data-style-name="N1">
      <style:text-properties fo:font-size="7pt" style:font-size-asian="7pt" style:font-size-complex="7pt"/>
    </style:style>
    <style:style style:name="ce61" style:family="table-cell" style:parent-style-name="Default" style:data-style-name="N200">
      <style:text-properties fo:font-size="7pt" style:font-size-asian="7pt" style:font-size-complex="7pt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color="#cccccc" fo:font-size="7pt" style:font-size-asian="7pt" style:font-size-complex="7pt"/>
    </style:style>
    <style:style style:name="ce6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</style:style>
    <style:style style:name="ce64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7" style:family="table-cell" style:parent-style-name="Default" style:data-style-name="N186">
      <style:table-cell-properties fo:wrap-option="wrap"/>
      <style:text-properties fo:color="#c0c0c0" fo:font-size="7pt" fo:font-style="italic" style:font-size-asian="7pt" style:font-style-asian="italic" style:font-size-complex="7pt" style:font-style-complex="italic"/>
    </style:style>
    <style:style style:name="ce68" style:family="table-cell" style:parent-style-name="Default">
      <style:table-cell-properties fo:background-color="#ffcc99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11"/>
    </style:style>
    <style:style style:name="ce70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71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font-name="Arial" fo:font-weight="bold" style:font-name-asian="Droid Sans Fallback" style:font-weight-asian="bold" style:font-name-complex="Arial1" style:font-weight-complex="bold"/>
    </style:style>
    <style:style style:name="ce72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Powermap_80.G11"/>
    </style:style>
    <style:style style:name="ce75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76" style:family="table-cell" style:parent-style-name="Default" style:data-style-name="N191">
      <style:table-cell-properties fo:background-color="#ffcc99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86">
      <style:text-properties fo:font-size="7pt" fo:font-style="italic" style:font-size-asian="7pt" style:font-style-asian="italic" style:font-size-complex="7pt" style:font-style-complex="italic"/>
    </style:style>
    <style:style style:name="ce79" style:family="table-cell" style:parent-style-name="Default" style:data-style-name="N200">
      <style:table-cell-properties fo:wrap-option="wrap"/>
      <style:text-properties fo:font-size="7pt" style:font-size-asian="7pt" style:font-size-complex="7pt"/>
    </style:style>
    <style:style style:name="ce80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81" style:family="table-cell" style:parent-style-name="Default" style:data-style-name="N10">
      <style:text-properties fo:font-size="7pt" style:font-size-asian="7pt" style:font-size-complex="7pt"/>
    </style:style>
    <style:style style:name="ce82" style:family="table-cell" style:parent-style-name="Default" style:data-style-name="N206">
      <style:text-properties fo:font-size="7pt" style:font-size-asian="7pt" style:font-size-complex="7pt"/>
    </style:style>
    <style:style style:name="ce83" style:family="table-cell" style:parent-style-name="Default" style:data-style-name="N4">
      <style:text-properties fo:font-size="7pt" style:font-size-asian="7pt" style:font-size-complex="7pt"/>
    </style:style>
    <style:style style:name="ce8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11"/>
    </style:style>
    <style:style style:name="ce8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8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8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8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8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5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11]" style:apply-style-name="Warnung" style:base-cell-address="Recupmap_80_B.G11"/>
    </style:style>
    <style:style style:name="ce9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2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11]" style:apply-style-name="Warnung" style:base-cell-address="Recupmap_80_B.G11"/>
    </style:style>
    <style:style style:name="ce10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9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11]" style:apply-style-name="Warnung" style:base-cell-address="Recupmap_80_B.G11"/>
    </style:style>
    <style:style style:name="ce11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1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2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org.E11"/>
    </style:style>
    <style:style style:name="gr1" style:family="graphic">
      <style:graphic-properties draw:ole-draw-aspect="1"/>
    </style:style>
  </office:automatic-styles>
  <office:body>
    <office:spreadsheet>
      <table:table table:name="Powermap_80" table:style-name="ta1">
        <table:shapes>
          <draw:frame draw:z-index="0" draw:style-name="gr1" svg:width="19.288cm" svg:height="12.37cm" svg:x="16.366cm" svg:y="1.295cm">
            <draw:object draw:notify-on-update-of-ranges="Powermap_80.C23:Powermap_80.C31 Powermap_80.A21:Powermap_80.A21 Powermap_80.D23:Powermap_80.D31 Powermap_80.C23:Powermap_80.C31 Powermap_80.E23:Powermap_80.E31 Powermap_80.C11:Powermap_80.C19 Powermap_80.A9:Powermap_80.A9 Powermap_80.D11:Powermap_80.D19 Powermap_80.E10:Powermap_80.E10 Powermap_80.E11:Powermap_80.E19 Powermap_80.C11:Powermap_80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table:style-name="ce1"/>
          <table:table-cell table:style-name="ce5" office:value-type="string">
            <text:p>Speed max</text:p>
          </table:table-cell>
          <table:table-cell table:style-name="ce5" office:value-type="string">
            <text:p>Torque max</text:p>
          </table:table-cell>
          <table:table-cell table:style-name="ce5" office:value-type="string">
            <text:p>Power max1</text:p>
          </table:table-cell>
          <table:table-cell table:style-name="ce5" office:value-type="string">
            <text:p>Power max2</text:p>
          </table:table-cell>
          <table:table-cell table:number-columns-repeated="8"/>
          <table:table-cell table:style-name="ce1" table:number-columns-repeated="4"/>
          <table:table-cell table:number-columns-repeated="16"/>
        </table:table-row>
        <table:table-row table:style-name="ro2">
          <table:table-cell table:style-name="ce2" office:value-type="string">
            <text:p>Params</text:p>
          </table:table-cell>
          <table:table-cell table:style-name="ce6" office:value-type="float" office:value="110">
            <text:p>110,0</text:p>
          </table:table-cell>
          <table:table-cell table:style-name="ce15" office:value-type="percentage" office:value="1.3">
            <text:p>130%</text:p>
          </table:table-cell>
          <table:table-cell table:style-name="ce15" office:value-type="percentage" office:value="1.1">
            <text:p>110%</text:p>
          </table:table-cell>
          <table:table-cell table:style-name="ce15" office:value-type="percentage" office:value="1.2">
            <text:p>120%</text:p>
          </table:table-cell>
          <table:table-cell table:number-columns-repeated="3"/>
          <table:table-cell table:number-columns-repeated="3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2">
          <table:table-cell table:number-columns-repeated="13"/>
          <table:table-cell table:style-name="ce1" table:number-columns-repeated="4"/>
          <table:table-cell table:number-columns-repeated="16"/>
        </table:table-row>
        <table:table-row table:style-name="ro2">
          <table:table-cell office:value-type="string">
            <text:p>value</text:p>
          </table:table-cell>
          <table:table-cell table:style-name="ce7" table:formula="of:=MIN(10000;[.B2]/[.B5]*7250)" office:value-type="float" office:value="9968.75">
            <text:p>9969</text:p>
          </table:table-cell>
          <table:table-cell table:style-name="ce16" table:formula="of:=MIN(70.125;[.C5]*[.C2])" office:value-type="float" office:value="70.125">
            <text:p>70,125</text:p>
          </table:table-cell>
          <table:table-cell table:style-name="ce12" table:formula="of:=[.D5]*[.D2]" office:value-type="float" office:value="13400.2">
            <text:p>13400</text:p>
          </table:table-cell>
          <table:table-cell table:style-name="ce12" table:formula="of:=[.E5]*[.E2]" office:value-type="float" office:value="15600">
            <text:p>15600</text:p>
          </table:table-cell>
          <table:table-cell table:style-name="ce26"/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office:value-type="string">
            <text:p>base</text:p>
          </table:table-cell>
          <table:table-cell table:style-name="ce8" office:value-type="float" office:value="80">
            <text:p>80,0</text:p>
          </table:table-cell>
          <table:table-cell table:style-name="ce17" office:value-type="float" office:value="55">
            <text:p>55,000</text:p>
          </table:table-cell>
          <table:table-cell table:style-name="ce21" office:value-type="float" office:value="12182">
            <text:p>12182</text:p>
          </table:table-cell>
          <table:table-cell table:style-name="ce21" office:value-type="float" office:value="13000">
            <text:p>13000</text:p>
          </table:table-cell>
          <table:table-cell table:number-columns-repeated="2"/>
          <table:table-cell table:style-name="ce27"/>
          <table:table-cell table:style-name="ce34"/>
          <table:table-cell table:style-name="ce39"/>
          <table:table-cell table:style-name="ce1" table:number-columns-repeated="7"/>
          <table:table-cell table:number-columns-repeated="13"/>
          <table:table-cell table:style-name="ce11" table:number-columns-repeated="3"/>
        </table:table-row>
        <table:table-row table:style-name="ro1">
          <table:table-cell office:value-type="string">
            <text:p>delta</text:p>
          </table:table-cell>
          <table:table-cell table:style-name="ce9" table:formula="of:=ROUND(([.B19]-[.B12])/[.A19])" office:value-type="float" office:value="388">
            <text:p>388</text:p>
          </table:table-cell>
          <table:table-cell table:number-columns-repeated="2"/>
          <table:table-cell table:style-name="ce11" table:formula="of:=ROUND(([.E4]-[.D4])/[.A18];0)" office:value-type="float" office:value="169">
            <text:p>169</text:p>
          </table:table-cell>
          <table:table-cell table:number-columns-repeated="2"/>
          <table:table-cell table:style-name="ce26"/>
          <table:table-cell table:style-name="ce35"/>
          <table:table-cell table:number-columns-repeated="2"/>
          <table:table-cell table:style-name="ce1" table:number-columns-repeated="6"/>
          <table:table-cell table:number-columns-repeated="12"/>
          <table:table-cell table:style-name="ce45"/>
          <table:table-cell table:style-name="ce11" table:number-columns-repeated="3"/>
        </table:table-row>
        <table:table-row table:style-name="ro1">
          <table:table-cell table:style-name="ce3" office:value-type="string">
            <text:p>helper</text:p>
          </table:table-cell>
          <table:table-cell table:style-name="ce10" table:formula="of:=30/PI()" office:value-type="float" office:value="9.54929658551372">
            <text:p>9,549</text:p>
          </table:table-cell>
          <table:table-cell table:number-columns-repeated="4"/>
          <table:table-cell table:style-name="ce3"/>
          <table:table-cell table:number-columns-repeated="2"/>
          <table:table-cell table:style-name="ce40"/>
          <table:table-cell/>
          <table:table-cell table:style-name="ce1" table:number-columns-repeated="6"/>
          <table:table-cell table:number-columns-repeated="12"/>
          <table:table-cell table:style-name="ce45"/>
          <table:table-cell table:style-name="ce11" table:number-columns-repeated="3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4"/>
          <table:table-cell table:style-name="ce1" table:number-columns-repeated="6"/>
          <table:table-cell table:number-columns-repeated="12"/>
          <table:table-cell table:style-name="ce45"/>
          <table:table-cell table:style-name="ce11" table:number-columns-repeated="3"/>
        </table:table-row>
        <table:table-row table:style-name="ro2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110 POWER 130 110 120">
            <text:p>SPEED 110 POWER 130 110 120</text:p>
          </table:table-cell>
          <table:table-cell table:number-columns-repeated="7"/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2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2"/>
          <table:table-cell table:style-name="ce5" table:number-columns-repeated="5"/>
          <table:table-cell table:style-name="ce1" table:number-columns-repeated="4"/>
          <table:table-cell table:number-columns-repeated="6"/>
          <table:table-cell table:style-name="ce29" office:value-type="string">
            <text:p>Recup TSMAP Graph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19" table:formula="of:=[.B11]/7250*80" office:value-type="float" office:value="0">
            <text:p>0</text:p>
          </table:table-cell>
          <table:table-cell table:style-name="ce23" table:formula="of:=[.C4]" office:value-type="float" office:value="70.125">
            <text:p>70,1</text:p>
          </table:table-cell>
          <table:table-cell table:style-name="ce1" office:value-type="float" office:value="0">
            <text:p>0</text:p>
          </table:table-cell>
          <table:table-cell table:style-name="ce9" table:formula="of:=ROUND([.D11]*16)" office:value-type="float" office:value="1122">
            <text:p>1122</text:p>
          </table:table-cell>
          <table:table-cell table:number-columns-repeated="2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table:style-name="ce11" table:formula="of:=INT([.E12]/[.D12]*[.$B$7])" office:value-type="float" office:value="1824">
            <text:p>1824</text:p>
          </table:table-cell>
          <table:table-cell table:style-name="ce19" table:formula="of:=[.B12]/7250*80" office:value-type="float" office:value="20.1268965517241">
            <text:p>20</text:p>
          </table:table-cell>
          <table:table-cell table:style-name="ce23" table:formula="of:=[.C4]" office:value-type="float" office:value="70.125">
            <text:p>70,1</text:p>
          </table:table-cell>
          <table:table-cell table:style-name="ce12" table:formula="of:=[.D4]" office:value-type="float" office:value="13400.2">
            <text:p>13400</text:p>
          </table:table-cell>
          <table:table-cell table:style-name="ce9" table:formula="of:=ROUND([.D12]*16)" office:value-type="float" office:value="1122">
            <text:p>1122</text:p>
          </table:table-cell>
          <table:table-cell table:number-columns-repeated="2"/>
          <table:table-cell table:style-name="ce37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30" office:value-type="string">
            <text:p>Pt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S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9" table:formula="of:=[.$B$12]+[.$B$6]*[.A13]" office:value-type="float" office:value="2212">
            <text:p>2212</text:p>
          </table:table-cell>
          <table:table-cell table:style-name="ce19" table:formula="of:=[.B13]/7250*80" office:value-type="float" office:value="24.408275862069">
            <text:p>24</text:p>
          </table:table-cell>
          <table:table-cell table:style-name="ce24" table:formula="of:=[.E13]/[.B13]*[.$B$7]" office:value-type="float" office:value="58.5788043526911">
            <text:p>58,6</text:p>
          </table:table-cell>
          <table:table-cell table:style-name="ce9" table:formula="of:=[.E$12]+[.E$6]*[.A13]" office:value-type="float" office:value="13569.2">
            <text:p>13569</text:p>
          </table:table-cell>
          <table:table-cell table:style-name="ce9" table:formula="of:=ROUND([.D13]*16)" office:value-type="float" office:value="937">
            <text:p>937</text:p>
          </table:table-cell>
          <table:table-cell table:number-columns-repeated="2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47"/>
          <table:table-cell table:number-columns-repeated="2" table:style-name="ce48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9" table:formula="of:=[.$B$12]+[.$B$6]*[.A14]" office:value-type="float" office:value="2600">
            <text:p>2600</text:p>
          </table:table-cell>
          <table:table-cell table:style-name="ce19" table:formula="of:=[.B14]/7250*80" office:value-type="float" office:value="28.6896551724138">
            <text:p>29</text:p>
          </table:table-cell>
          <table:table-cell table:style-name="ce24" table:formula="of:=[.E14]/[.B14]*[.$B$7]" office:value-type="float" office:value="50.4577485965787">
            <text:p>50,5</text:p>
          </table:table-cell>
          <table:table-cell table:style-name="ce9" table:formula="of:=[.E$12]+[.E$6]*[.A14]" office:value-type="float" office:value="13738.2">
            <text:p>13738</text:p>
          </table:table-cell>
          <table:table-cell table:style-name="ce9" table:formula="of:=ROUND([.D14]*16)" office:value-type="float" office:value="807">
            <text:p>807</text:p>
          </table:table-cell>
          <table:table-cell table:number-columns-repeated="2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47" office:value-type="float" office:value="5">
            <text:p>5</text:p>
          </table:table-cell>
          <table:table-cell table:style-name="ce48" table:formula="of:=INDIRECT(&quot;I&quot;&amp;11+[.X14])" office:value-type="float" office:value="0">
            <text:p>0</text:p>
          </table:table-cell>
          <table:table-cell table:style-name="ce48" table:formula="of:=INT(INDIRECT(&quot;C&quot;&amp;11+[.X14]))" office:value-type="float" office:value="41">
            <text:p>41</text:p>
          </table:table-cell>
          <table:table-cell table:style-name="ce45" table:formula="of:=([.Y14]-[.Y13])/([.Z14]-[.Z13])" office:value-type="float" office:value="0">
            <text:p>0,00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9" table:formula="of:=[.$B$12]+[.$B$6]*[.A15]" office:value-type="float" office:value="2988">
            <text:p>2988</text:p>
          </table:table-cell>
          <table:table-cell table:style-name="ce19" table:formula="of:=[.B15]/7250*80" office:value-type="float" office:value="32.9710344827586">
            <text:p>33</text:p>
          </table:table-cell>
          <table:table-cell table:style-name="ce24" table:formula="of:=[.E15]/[.B15]*[.$B$7]" office:value-type="float" office:value="44.4457755937271">
            <text:p>44,4</text:p>
          </table:table-cell>
          <table:table-cell table:style-name="ce9" table:formula="of:=[.E$12]+[.E$6]*[.A15]" office:value-type="float" office:value="13907.2">
            <text:p>13907</text:p>
          </table:table-cell>
          <table:table-cell table:style-name="ce9" table:formula="of:=ROUND([.D15]*16)" office:value-type="float" office:value="711">
            <text:p>711</text:p>
          </table:table-cell>
          <table:table-cell table:number-columns-repeated="2"/>
          <table:table-cell table:style-name="ce37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47" office:value-type="float" office:value="8">
            <text:p>8</text:p>
          </table:table-cell>
          <table:table-cell table:style-name="ce48" table:formula="of:=INDIRECT(&quot;I&quot;&amp;11+[.X15])" office:value-type="float" office:value="0">
            <text:p>0</text:p>
          </table:table-cell>
          <table:table-cell table:style-name="ce48" table:formula="of:=INT(INDIRECT(&quot;C&quot;&amp;11+[.X15]))" office:value-type="float" office:value="110">
            <text:p>110</text:p>
          </table:table-cell>
          <table:table-cell table:style-name="ce45" table:formula="of:=([.Y15]-[.Y14])/([.Z15]-[.Z14])" office:value-type="float" office:value="0">
            <text:p>0,00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9" table:formula="of:=[.$B$12]+[.$B$6]*[.A16]" office:value-type="float" office:value="3764">
            <text:p>3764</text:p>
          </table:table-cell>
          <table:table-cell table:style-name="ce19" table:formula="of:=[.B16]/7250*80" office:value-type="float" office:value="41.5337931034483">
            <text:p>42</text:p>
          </table:table-cell>
          <table:table-cell table:style-name="ce24" table:formula="of:=[.E16]/[.B16]*[.$B$7]" office:value-type="float" office:value="36.140180584474">
            <text:p>36,1</text:p>
          </table:table-cell>
          <table:table-cell table:style-name="ce9" table:formula="of:=[.E$12]+[.E$6]*[.A16]" office:value-type="float" office:value="14245.2">
            <text:p>14245</text:p>
          </table:table-cell>
          <table:table-cell table:style-name="ce9" table:formula="of:=ROUND([.D16]*16)" office:value-type="float" office:value="578">
            <text:p>578</text:p>
          </table:table-cell>
          <table:table-cell table:number-columns-repeated="2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47" office:value-type="float" office:value="9">
            <text:p>9</text:p>
          </table:table-cell>
          <table:table-cell table:style-name="ce48" table:formula="of:=INDIRECT(&quot;I&quot;&amp;11+[.X16])" office:value-type="float" office:value="0">
            <text:p>0</text:p>
          </table:table-cell>
          <table:table-cell table:style-name="ce48" table:formula="of:=INT(INDIRECT(&quot;C&quot;&amp;11+[.X16]))" office:value-type="float" office:value="0">
            <text:p>0</text:p>
          </table:table-cell>
          <table:table-cell table:style-name="ce45" table:formula="of:=([.Y16]-[.Y15])/([.Z16]-[.Z15])" office:value-type="float" office:value="-0">
            <text:p>0,00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9" table:formula="of:=[.$B$12]+[.$B$6]*[.A17]" office:value-type="float" office:value="4928">
            <text:p>4928</text:p>
          </table:table-cell>
          <table:table-cell table:style-name="ce19" table:formula="of:=[.B17]/7250*80" office:value-type="float" office:value="54.3779310344828">
            <text:p>54</text:p>
          </table:table-cell>
          <table:table-cell table:style-name="ce24" table:formula="of:=[.E17]/[.B17]*[.$B$7]" office:value-type="float" office:value="28.5862688897759">
            <text:p>28,6</text:p>
          </table:table-cell>
          <table:table-cell table:style-name="ce9" table:formula="of:=[.E$12]+[.E$6]*[.A17]" office:value-type="float" office:value="14752.2">
            <text:p>14752</text:p>
          </table:table-cell>
          <table:table-cell table:style-name="ce9" table:formula="of:=ROUND([.D17]*16)" office:value-type="float" office:value="457">
            <text:p>457</text:p>
          </table:table-cell>
          <table:table-cell table:number-columns-repeated="2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office:value-type="float" office:value="13">
            <text:p>13</text:p>
          </table:table-cell>
          <table:table-cell table:style-name="ce9" table:formula="of:=[.$B$12]+[.$B$6]*[.A18]" office:value-type="float" office:value="6868">
            <text:p>6868</text:p>
          </table:table-cell>
          <table:table-cell table:style-name="ce19" table:formula="of:=[.B18]/7250*80" office:value-type="float" office:value="75.7848275862069">
            <text:p>76</text:p>
          </table:table-cell>
          <table:table-cell table:style-name="ce24" table:formula="of:=[.E18]/[.B18]*[.$B$7]" office:value-type="float" office:value="21.690306746362">
            <text:p>21,7</text:p>
          </table:table-cell>
          <table:table-cell table:style-name="ce25" table:formula="of:=[.E4]" office:value-type="float" office:value="15600">
            <text:p>15600</text:p>
          </table:table-cell>
          <table:table-cell table:style-name="ce9" table:formula="of:=ROUND([.D18]*16)" office:value-type="float" office:value="347">
            <text:p>347</text:p>
          </table:table-cell>
          <table:table-cell table:number-columns-repeated="2"/>
          <table:table-cell table:style-name="ce37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30" office:value-type="string">
            <text:p>kph</text:p>
          </table:table-cell>
          <table:table-cell table:style-name="ce30" office:value-type="string">
            <text:p>rpm</text:p>
          </table:table-cell>
          <table:table-cell table:style-name="ce30" office:value-type="string">
            <text:p>T_%</text:p>
          </table:table-cell>
          <table:table-cell table:style-name="ce30" office:value-type="string">
            <text:p>T_Nm</text:p>
          </table:table-cell>
          <table:table-cell table:style-name="ce30" office:value-type="string">
            <text:p>P_el_brk</text:p>
          </table:table-cell>
          <table:table-cell table:style-name="ce30" office:value-type="string">
            <text:p>a_ntr(kps)</text:p>
          </table:table-cell>
          <table:table-cell table:style-name="ce30" office:value-type="string">
            <text:p>a_brk(kps)</text:p>
          </table:table-cell>
          <table:table-cell table:style-name="ce30" office:value-type="string">
            <text:p>a_diff</text:p>
          </table:table-cell>
          <table:table-cell table:style-name="ce30" office:value-type="string">
            <text:p>a_rel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2" table:formula="of:=[.B4]" office:value-type="float" office:value="9968.75">
            <text:p>9969</text:p>
          </table:table-cell>
          <table:table-cell table:style-name="ce19" table:formula="of:=[.B19]/7250*80" office:value-type="float" office:value="110">
            <text:p>110</text:p>
          </table:table-cell>
          <table:table-cell table:style-name="ce24" table:formula="of:=[.E19]/[.B19]*[.$B$7]" office:value-type="float" office:value="14.9436014278635">
            <text:p>14,9</text:p>
          </table:table-cell>
          <table:table-cell table:style-name="ce25" table:formula="of:=[.E4]" office:value-type="float" office:value="15600">
            <text:p>15600</text:p>
          </table:table-cell>
          <table:table-cell table:style-name="ce9" table:formula="of:=ROUND([.D19]*16)" office:value-type="float" office:value="239">
            <text:p>239</text:p>
          </table:table-cell>
          <table:table-cell table:number-columns-repeated="2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office:value-type="float" office:value="0">
            <text:p>0</text:p>
          </table:table-cell>
          <table:table-cell table:style-name="ce11" table:formula="of:=[.X19]*7250/80" office:value-type="float" office:value="0">
            <text:p>0</text:p>
          </table:table-cell>
          <table:table-cell table:style-name="ce28" table:formula="of:=IF([.X19]&lt;[.$Z$13];[.$Y$13];IF([.X19]&lt;[.$Z$14];[.$Y$13]+[.$AA$14]*([.X19]-[.$Z$13]);IF([.X19]&lt;[.$Z$15];[.$Y$14]+[.$AA$15]*([.X19]-[.$Z$14]);IF([.X19]&lt;[.$Z$16];[.$Y$15]+[.$AA$16]*([.X19]-[.$Z$15]);[.$Y$16]))))" office:value-type="float" office:value="0">
            <text:p>0,0</text:p>
          </table:table-cell>
          <table:table-cell table:style-name="ce49" table:formula="of:=[.$C$4]*[.Z19]/100" office:value-type="float" office:value="0">
            <text:p>0,0</text:p>
          </table:table-cell>
          <table:table-cell table:style-name="ce26" table:formula="of:=[.AA19]*[.Y19]/[.$B$7]*[.$I$2]*[.$K$2]" office:value-type="float" office:value="0">
            <text:p>0</text:p>
          </table:table-cell>
          <table:table-cell table:style-name="ce41" table:formula="of:=[.$AA19]*[.J$2]*[.$J$7]*3.6" office:value-type="float" office:value="0">
            <text:p>0,0</text:p>
          </table:table-cell>
          <table:table-cell table:style-name="ce41" table:formula="of:=[.$AA19]*[.K$2]*[.$J$7]*3.6" office:value-type="float" office:value="0">
            <text:p>0,0</text:p>
          </table:table-cell>
          <table:table-cell table:style-name="ce52" table:formula="of:=[.AD19]-[.AC19]" office:value-type="float" office:value="0">
            <text:p>0,0</text:p>
          </table:table-cell>
          <table:table-cell table:style-name="ce53"/>
          <table:table-cell/>
        </table:table-row>
        <table:table-row table:style-name="ro1">
          <table:table-cell table:number-columns-repeated="2"/>
          <table:table-cell table:style-name="ce20"/>
          <table:table-cell table:number-columns-repeated="5"/>
          <table:table-cell table:style-name="ce37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19]+3" office:value-type="float" office:value="3">
            <text:p>3</text:p>
          </table:table-cell>
          <table:table-cell table:style-name="ce11" table:formula="of:=[.X20]*7250/80" office:value-type="float" office:value="271.875">
            <text:p>272</text:p>
          </table:table-cell>
          <table:table-cell table:style-name="ce28" table:formula="of:=IF([.X20]&lt;[.$Z$13];[.$Y$13];IF([.X20]&lt;[.$Z$14];[.$Y$13]+[.$AA$14]*([.X20]-[.$Z$13]);IF([.X20]&lt;[.$Z$15];[.$Y$14]+[.$AA$15]*([.X20]-[.$Z$14]);IF([.X20]&lt;[.$Z$16];[.$Y$15]+[.$AA$16]*([.X20]-[.$Z$15]);[.$Y$16]))))" office:value-type="float" office:value="0">
            <text:p>0,0</text:p>
          </table:table-cell>
          <table:table-cell table:style-name="ce49" table:formula="of:=[.$C$4]*[.Z20]/100" office:value-type="float" office:value="0">
            <text:p>0,0</text:p>
          </table:table-cell>
          <table:table-cell table:style-name="ce26" table:formula="of:=[.AA20]*[.Y20]/[.$B$7]*[.$I$2]*[.$K$2]" office:value-type="float" office:value="0">
            <text:p>0</text:p>
          </table:table-cell>
          <table:table-cell table:style-name="ce41" table:formula="of:=[.$AA20]*[.J$2]*[.$J$7]*3.6" office:value-type="float" office:value="0">
            <text:p>0,0</text:p>
          </table:table-cell>
          <table:table-cell table:style-name="ce41" table:formula="of:=[.$AA20]*[.K$2]*[.$J$7]*3.6" office:value-type="float" office:value="0">
            <text:p>0,0</text:p>
          </table:table-cell>
          <table:table-cell table:style-name="ce52" table:formula="of:=[.AD20]-[.AC20]" office:value-type="float" office:value="0">
            <text:p>0,0</text:p>
          </table:table-cell>
          <table:table-cell table:style-name="ce53" table:formula="of:=[.AD20]/[.X20]" office:value-type="percentage" office:value="0">
            <text:p>0%</text:p>
          </table:table-cell>
          <table:table-cell/>
        </table:table-row>
        <table:table-row table:style-name="ro1">
          <table:table-cell table:style-name="ce4" office:value-type="string">
            <text:p>Original</text:p>
          </table:table-cell>
          <table:table-cell/>
          <table:table-cell table:style-name="ce20"/>
          <table:table-cell table:number-columns-repeated="5"/>
          <table:table-cell table:style-name="ce1" table:number-columns-repeated="9"/>
          <table:table-cell table:number-columns-repeated="6"/>
          <table:table-cell table:formula="of:=[.X20]+3" office:value-type="float" office:value="6">
            <text:p>6</text:p>
          </table:table-cell>
          <table:table-cell table:style-name="ce11" table:formula="of:=[.X21]*7250/80" office:value-type="float" office:value="543.75">
            <text:p>544</text:p>
          </table:table-cell>
          <table:table-cell table:style-name="ce28" table:formula="of:=IF([.X21]&lt;[.$Z$13];[.$Y$13];IF([.X21]&lt;[.$Z$14];[.$Y$13]+[.$AA$14]*([.X21]-[.$Z$13]);IF([.X21]&lt;[.$Z$15];[.$Y$14]+[.$AA$15]*([.X21]-[.$Z$14]);IF([.X21]&lt;[.$Z$16];[.$Y$15]+[.$AA$16]*([.X21]-[.$Z$15]);[.$Y$16]))))" office:value-type="float" office:value="0">
            <text:p>0,0</text:p>
          </table:table-cell>
          <table:table-cell table:style-name="ce49" table:formula="of:=[.$C$4]*[.Z21]/100" office:value-type="float" office:value="0">
            <text:p>0,0</text:p>
          </table:table-cell>
          <table:table-cell table:style-name="ce26" table:formula="of:=[.AA21]*[.Y21]/[.$B$7]*[.$I$2]*[.$K$2]" office:value-type="float" office:value="0">
            <text:p>0</text:p>
          </table:table-cell>
          <table:table-cell table:style-name="ce41" table:formula="of:=[.$AA21]*[.J$2]*[.$J$7]*3.6" office:value-type="float" office:value="0">
            <text:p>0,0</text:p>
          </table:table-cell>
          <table:table-cell table:style-name="ce41" table:formula="of:=[.$AA21]*[.K$2]*[.$J$7]*3.6" office:value-type="float" office:value="0">
            <text:p>0,0</text:p>
          </table:table-cell>
          <table:table-cell table:style-name="ce52" table:formula="of:=[.AD21]-[.AC21]" office:value-type="float" office:value="0">
            <text:p>0,0</text:p>
          </table:table-cell>
          <table:table-cell table:style-name="ce53" table:formula="of:=[.AD21]/[.X21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2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2"/>
          <table:table-cell table:style-name="ce1" table:number-columns-repeated="9"/>
          <table:table-cell table:number-columns-repeated="6"/>
          <table:table-cell table:formula="of:=[.X21]+3" office:value-type="float" office:value="9">
            <text:p>9</text:p>
          </table:table-cell>
          <table:table-cell table:style-name="ce11" table:formula="of:=[.X22]*7250/80" office:value-type="float" office:value="815.625">
            <text:p>816</text:p>
          </table:table-cell>
          <table:table-cell table:style-name="ce28" table:formula="of:=IF([.X22]&lt;[.$Z$13];[.$Y$13];IF([.X22]&lt;[.$Z$14];[.$Y$13]+[.$AA$14]*([.X22]-[.$Z$13]);IF([.X22]&lt;[.$Z$15];[.$Y$14]+[.$AA$15]*([.X22]-[.$Z$14]);IF([.X22]&lt;[.$Z$16];[.$Y$15]+[.$AA$16]*([.X22]-[.$Z$15]);[.$Y$16]))))" office:value-type="float" office:value="0">
            <text:p>0,0</text:p>
          </table:table-cell>
          <table:table-cell table:style-name="ce49" table:formula="of:=[.$C$4]*[.Z22]/100" office:value-type="float" office:value="0">
            <text:p>0,0</text:p>
          </table:table-cell>
          <table:table-cell table:style-name="ce26" table:formula="of:=[.AA22]*[.Y22]/[.$B$7]*[.$I$2]*[.$K$2]" office:value-type="float" office:value="0">
            <text:p>0</text:p>
          </table:table-cell>
          <table:table-cell table:style-name="ce41" table:formula="of:=[.$AA22]*[.J$2]*[.$J$7]*3.6" office:value-type="float" office:value="0">
            <text:p>0,0</text:p>
          </table:table-cell>
          <table:table-cell table:style-name="ce41" table:formula="of:=[.$AA22]*[.K$2]*[.$J$7]*3.6" office:value-type="float" office:value="0">
            <text:p>0,0</text:p>
          </table:table-cell>
          <table:table-cell table:style-name="ce52" table:formula="of:=[.AD22]-[.AC22]" office:value-type="float" office:value="0">
            <text:p>0,0</text:p>
          </table:table-cell>
          <table:table-cell table:style-name="ce53" table:formula="of:=[.AD22]/[.X22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9" table:formula="of:=[.B23]/7250*80" office:value-type="float" office:value="0">
            <text:p>0</text:p>
          </table:table-cell>
          <table:table-cell table:style-name="ce24" office:value-type="float" office:value="55">
            <text:p>55,0</text:p>
          </table:table-cell>
          <table:table-cell table:style-name="ce9" table:formula="of:=[.B23]*[.D23]/[.$B$7]" office:value-type="float" office:value="0">
            <text:p>0</text:p>
          </table:table-cell>
          <table:table-cell table:style-name="ce14" office:value-type="float" office:value="880">
            <text:p>880</text:p>
          </table:table-cell>
          <table:table-cell/>
          <table:table-cell table:style-name="ce5" table:number-columns-repeated="6"/>
          <table:table-cell table:style-name="ce1" table:number-columns-repeated="4"/>
          <table:table-cell table:number-columns-repeated="6"/>
          <table:table-cell table:formula="of:=[.X22]+3" office:value-type="float" office:value="12">
            <text:p>12</text:p>
          </table:table-cell>
          <table:table-cell table:style-name="ce11" table:formula="of:=[.X23]*7250/80" office:value-type="float" office:value="1087.5">
            <text:p>1088</text:p>
          </table:table-cell>
          <table:table-cell table:style-name="ce28" table:formula="of:=IF([.X23]&lt;[.$Z$13];[.$Y$13];IF([.X23]&lt;[.$Z$14];[.$Y$13]+[.$AA$14]*([.X23]-[.$Z$13]);IF([.X23]&lt;[.$Z$15];[.$Y$14]+[.$AA$15]*([.X23]-[.$Z$14]);IF([.X23]&lt;[.$Z$16];[.$Y$15]+[.$AA$16]*([.X23]-[.$Z$15]);[.$Y$16]))))" office:value-type="float" office:value="0">
            <text:p>0,0</text:p>
          </table:table-cell>
          <table:table-cell table:style-name="ce49" table:formula="of:=[.$C$4]*[.Z23]/100" office:value-type="float" office:value="0">
            <text:p>0,0</text:p>
          </table:table-cell>
          <table:table-cell table:style-name="ce26" table:formula="of:=[.AA23]*[.Y23]/[.$B$7]*[.$I$2]*[.$K$2]" office:value-type="float" office:value="0">
            <text:p>0</text:p>
          </table:table-cell>
          <table:table-cell table:style-name="ce41" table:formula="of:=[.$AA23]*[.J$2]*[.$J$7]*3.6" office:value-type="float" office:value="0">
            <text:p>0,0</text:p>
          </table:table-cell>
          <table:table-cell table:style-name="ce41" table:formula="of:=[.$AA23]*[.K$2]*[.$J$7]*3.6" office:value-type="float" office:value="0">
            <text:p>0,0</text:p>
          </table:table-cell>
          <table:table-cell table:style-name="ce52" table:formula="of:=[.AD23]-[.AC23]" office:value-type="float" office:value="0">
            <text:p>0,0</text:p>
          </table:table-cell>
          <table:table-cell table:style-name="ce53" table:formula="of:=[.AD23]/[.X23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3" office:value-type="float" office:value="2115">
            <text:p>2115</text:p>
          </table:table-cell>
          <table:table-cell table:style-name="ce19" table:formula="of:=[.B24]/7250*80" office:value-type="float" office:value="23.3379310344828">
            <text:p>23</text:p>
          </table:table-cell>
          <table:table-cell table:style-name="ce24" table:formula="of:=[.F24]/16" office:value-type="float" office:value="55">
            <text:p>55,0</text:p>
          </table:table-cell>
          <table:table-cell table:style-name="ce9" table:formula="of:=[.B24]*[.D24]/[.$B$7]" office:value-type="float" office:value="12181.5255142944">
            <text:p>12182</text:p>
          </table:table-cell>
          <table:table-cell table:style-name="ce14" office:value-type="float" office:value="880">
            <text:p>880</text:p>
          </table:table-cell>
          <table:table-cell/>
          <table:table-cell table:style-name="ce5" table:number-columns-repeated="6"/>
          <table:table-cell table:style-name="ce1" table:number-columns-repeated="4"/>
          <table:table-cell table:number-columns-repeated="6"/>
          <table:table-cell table:formula="of:=[.X23]+3" office:value-type="float" office:value="15">
            <text:p>15</text:p>
          </table:table-cell>
          <table:table-cell table:style-name="ce11" table:formula="of:=[.X24]*7250/80" office:value-type="float" office:value="1359.375">
            <text:p>1359</text:p>
          </table:table-cell>
          <table:table-cell table:style-name="ce28" table:formula="of:=IF([.X24]&lt;[.$Z$13];[.$Y$13];IF([.X24]&lt;[.$Z$14];[.$Y$13]+[.$AA$14]*([.X24]-[.$Z$13]);IF([.X24]&lt;[.$Z$15];[.$Y$14]+[.$AA$15]*([.X24]-[.$Z$14]);IF([.X24]&lt;[.$Z$16];[.$Y$15]+[.$AA$16]*([.X24]-[.$Z$15]);[.$Y$16]))))" office:value-type="float" office:value="0">
            <text:p>0,0</text:p>
          </table:table-cell>
          <table:table-cell table:style-name="ce49" table:formula="of:=[.$C$4]*[.Z24]/100" office:value-type="float" office:value="0">
            <text:p>0,0</text:p>
          </table:table-cell>
          <table:table-cell table:style-name="ce26" table:formula="of:=[.AA24]*[.Y24]/[.$B$7]*[.$I$2]*[.$K$2]" office:value-type="float" office:value="0">
            <text:p>0</text:p>
          </table:table-cell>
          <table:table-cell table:style-name="ce41" table:formula="of:=[.$AA24]*[.J$2]*[.$J$7]*3.6" office:value-type="float" office:value="0">
            <text:p>0,0</text:p>
          </table:table-cell>
          <table:table-cell table:style-name="ce41" table:formula="of:=[.$AA24]*[.K$2]*[.$J$7]*3.6" office:value-type="float" office:value="0">
            <text:p>0,0</text:p>
          </table:table-cell>
          <table:table-cell table:style-name="ce52" table:formula="of:=[.AD24]-[.AC24]" office:value-type="float" office:value="0">
            <text:p>0,0</text:p>
          </table:table-cell>
          <table:table-cell table:style-name="ce53" table:formula="of:=[.AD24]/[.X24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4" office:value-type="float" office:value="2700">
            <text:p>2700</text:p>
          </table:table-cell>
          <table:table-cell table:style-name="ce19" table:formula="of:=[.B25]/7250*80" office:value-type="float" office:value="29.7931034482759">
            <text:p>30</text:p>
          </table:table-cell>
          <table:table-cell table:style-name="ce24" table:formula="of:=[.F25]/16" office:value-type="float" office:value="41.1875">
            <text:p>41,2</text:p>
          </table:table-cell>
          <table:table-cell table:style-name="ce9" table:formula="of:=[.B25]*[.D25]/[.$B$7]" office:value-type="float" office:value="11645.4912677757">
            <text:p>11645</text:p>
          </table:table-cell>
          <table:table-cell table:style-name="ce14" office:value-type="float" office:value="659">
            <text:p>659</text:p>
          </table:table-cell>
          <table:table-cell/>
          <table:table-cell table:style-name="ce28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4]+3" office:value-type="float" office:value="18">
            <text:p>18</text:p>
          </table:table-cell>
          <table:table-cell table:style-name="ce11" table:formula="of:=[.X25]*7250/80" office:value-type="float" office:value="1631.25">
            <text:p>1631</text:p>
          </table:table-cell>
          <table:table-cell table:style-name="ce28" table:formula="of:=IF([.X25]&lt;[.$Z$13];[.$Y$13];IF([.X25]&lt;[.$Z$14];[.$Y$13]+[.$AA$14]*([.X25]-[.$Z$13]);IF([.X25]&lt;[.$Z$15];[.$Y$14]+[.$AA$15]*([.X25]-[.$Z$14]);IF([.X25]&lt;[.$Z$16];[.$Y$15]+[.$AA$16]*([.X25]-[.$Z$15]);[.$Y$16]))))" office:value-type="float" office:value="0">
            <text:p>0,0</text:p>
          </table:table-cell>
          <table:table-cell table:style-name="ce49" table:formula="of:=[.$C$4]*[.Z25]/100" office:value-type="float" office:value="0">
            <text:p>0,0</text:p>
          </table:table-cell>
          <table:table-cell table:style-name="ce26" table:formula="of:=[.AA25]*[.Y25]/[.$B$7]*[.$I$2]*[.$K$2]" office:value-type="float" office:value="0">
            <text:p>0</text:p>
          </table:table-cell>
          <table:table-cell table:style-name="ce41" table:formula="of:=[.$AA25]*[.J$2]*[.$J$7]*3.6" office:value-type="float" office:value="0">
            <text:p>0,0</text:p>
          </table:table-cell>
          <table:table-cell table:style-name="ce41" table:formula="of:=[.$AA25]*[.K$2]*[.$J$7]*3.6" office:value-type="float" office:value="0">
            <text:p>0,0</text:p>
          </table:table-cell>
          <table:table-cell table:style-name="ce52" table:formula="of:=[.AD25]-[.AC25]" office:value-type="float" office:value="0">
            <text:p>0,0</text:p>
          </table:table-cell>
          <table:table-cell table:style-name="ce53" table:formula="of:=[.AD25]/[.X25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3000">
            <text:p>3000</text:p>
          </table:table-cell>
          <table:table-cell table:style-name="ce19" table:formula="of:=[.B26]/7250*80" office:value-type="float" office:value="33.1034482758621">
            <text:p>33</text:p>
          </table:table-cell>
          <table:table-cell table:style-name="ce24" table:formula="of:=[.F26]/16" office:value-type="float" office:value="38">
            <text:p>38,0</text:p>
          </table:table-cell>
          <table:table-cell table:style-name="ce9" table:formula="of:=[.B26]*[.D26]/[.$B$7]" office:value-type="float" office:value="11938.0520836412">
            <text:p>11938</text:p>
          </table:table-cell>
          <table:table-cell table:style-name="ce14" office:value-type="float" office:value="608">
            <text:p>608</text:p>
          </table:table-cell>
          <table:table-cell/>
          <table:table-cell table:style-name="ce28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5]+3" office:value-type="float" office:value="21">
            <text:p>21</text:p>
          </table:table-cell>
          <table:table-cell table:style-name="ce11" table:formula="of:=[.X26]*7250/80" office:value-type="float" office:value="1903.125">
            <text:p>1903</text:p>
          </table:table-cell>
          <table:table-cell table:style-name="ce28" table:formula="of:=IF([.X26]&lt;[.$Z$13];[.$Y$13];IF([.X26]&lt;[.$Z$14];[.$Y$13]+[.$AA$14]*([.X26]-[.$Z$13]);IF([.X26]&lt;[.$Z$15];[.$Y$14]+[.$AA$15]*([.X26]-[.$Z$14]);IF([.X26]&lt;[.$Z$16];[.$Y$15]+[.$AA$16]*([.X26]-[.$Z$15]);[.$Y$16]))))" office:value-type="float" office:value="0">
            <text:p>0,0</text:p>
          </table:table-cell>
          <table:table-cell table:style-name="ce49" table:formula="of:=[.$C$4]*[.Z26]/100" office:value-type="float" office:value="0">
            <text:p>0,0</text:p>
          </table:table-cell>
          <table:table-cell table:style-name="ce26" table:formula="of:=[.AA26]*[.Y26]/[.$B$7]*[.$I$2]*[.$K$2]" office:value-type="float" office:value="0">
            <text:p>0</text:p>
          </table:table-cell>
          <table:table-cell table:style-name="ce41" table:formula="of:=[.$AA26]*[.J$2]*[.$J$7]*3.6" office:value-type="float" office:value="0">
            <text:p>0,0</text:p>
          </table:table-cell>
          <table:table-cell table:style-name="ce41" table:formula="of:=[.$AA26]*[.K$2]*[.$J$7]*3.6" office:value-type="float" office:value="0">
            <text:p>0,0</text:p>
          </table:table-cell>
          <table:table-cell table:style-name="ce52" table:formula="of:=[.AD26]-[.AC26]" office:value-type="float" office:value="0">
            <text:p>0,0</text:p>
          </table:table-cell>
          <table:table-cell table:style-name="ce53" table:formula="of:=[.AD26]/[.X26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3500">
            <text:p>3500</text:p>
          </table:table-cell>
          <table:table-cell table:style-name="ce19" table:formula="of:=[.B27]/7250*80" office:value-type="float" office:value="38.6206896551724">
            <text:p>39</text:p>
          </table:table-cell>
          <table:table-cell table:style-name="ce24" table:formula="of:=[.F27]/16" office:value-type="float" office:value="32.25">
            <text:p>32,3</text:p>
          </table:table-cell>
          <table:table-cell table:style-name="ce9" table:formula="of:=[.B27]*[.D27]/[.$B$7]" office:value-type="float" office:value="11820.2423591316">
            <text:p>11820</text:p>
          </table:table-cell>
          <table:table-cell table:style-name="ce14" office:value-type="float" office:value="516">
            <text:p>516</text:p>
          </table:table-cell>
          <table:table-cell/>
          <table:table-cell table:style-name="ce28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6]+3" office:value-type="float" office:value="24">
            <text:p>24</text:p>
          </table:table-cell>
          <table:table-cell table:style-name="ce11" table:formula="of:=[.X27]*7250/80" office:value-type="float" office:value="2175">
            <text:p>2175</text:p>
          </table:table-cell>
          <table:table-cell table:style-name="ce28" table:formula="of:=IF([.X27]&lt;[.$Z$13];[.$Y$13];IF([.X27]&lt;[.$Z$14];[.$Y$13]+[.$AA$14]*([.X27]-[.$Z$13]);IF([.X27]&lt;[.$Z$15];[.$Y$14]+[.$AA$15]*([.X27]-[.$Z$14]);IF([.X27]&lt;[.$Z$16];[.$Y$15]+[.$AA$16]*([.X27]-[.$Z$15]);[.$Y$16]))))" office:value-type="float" office:value="0">
            <text:p>0,0</text:p>
          </table:table-cell>
          <table:table-cell table:style-name="ce49" table:formula="of:=[.$C$4]*[.Z27]/100" office:value-type="float" office:value="0">
            <text:p>0,0</text:p>
          </table:table-cell>
          <table:table-cell table:style-name="ce26" table:formula="of:=[.AA27]*[.Y27]/[.$B$7]*[.$I$2]*[.$K$2]" office:value-type="float" office:value="0">
            <text:p>0</text:p>
          </table:table-cell>
          <table:table-cell table:style-name="ce41" table:formula="of:=[.$AA27]*[.J$2]*[.$J$7]*3.6" office:value-type="float" office:value="0">
            <text:p>0,0</text:p>
          </table:table-cell>
          <table:table-cell table:style-name="ce41" table:formula="of:=[.$AA27]*[.K$2]*[.$J$7]*3.6" office:value-type="float" office:value="0">
            <text:p>0,0</text:p>
          </table:table-cell>
          <table:table-cell table:style-name="ce52" table:formula="of:=[.AD27]-[.AC27]" office:value-type="float" office:value="0">
            <text:p>0,0</text:p>
          </table:table-cell>
          <table:table-cell table:style-name="ce53" table:formula="of:=[.AD27]/[.X27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4500">
            <text:p>4500</text:p>
          </table:table-cell>
          <table:table-cell table:style-name="ce19" table:formula="of:=[.B28]/7250*80" office:value-type="float" office:value="49.6551724137931">
            <text:p>50</text:p>
          </table:table-cell>
          <table:table-cell table:style-name="ce24" table:formula="of:=[.F28]/16" office:value-type="float" office:value="26.3125">
            <text:p>26,3</text:p>
          </table:table-cell>
          <table:table-cell table:style-name="ce9" table:formula="of:=[.B28]*[.D28]/[.$B$7]" office:value-type="float" office:value="12399.4735046372">
            <text:p>12399</text:p>
          </table:table-cell>
          <table:table-cell table:style-name="ce14" office:value-type="float" office:value="421">
            <text:p>421</text:p>
          </table:table-cell>
          <table:table-cell/>
          <table:table-cell table:style-name="ce28"/>
          <table:table-cell table:style-name="ce37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7]+3" office:value-type="float" office:value="27">
            <text:p>27</text:p>
          </table:table-cell>
          <table:table-cell table:style-name="ce11" table:formula="of:=[.X28]*7250/80" office:value-type="float" office:value="2446.875">
            <text:p>2447</text:p>
          </table:table-cell>
          <table:table-cell table:style-name="ce28" table:formula="of:=IF([.X28]&lt;[.$Z$13];[.$Y$13];IF([.X28]&lt;[.$Z$14];[.$Y$13]+[.$AA$14]*([.X28]-[.$Z$13]);IF([.X28]&lt;[.$Z$15];[.$Y$14]+[.$AA$15]*([.X28]-[.$Z$14]);IF([.X28]&lt;[.$Z$16];[.$Y$15]+[.$AA$16]*([.X28]-[.$Z$15]);[.$Y$16]))))" office:value-type="float" office:value="0">
            <text:p>0,0</text:p>
          </table:table-cell>
          <table:table-cell table:style-name="ce49" table:formula="of:=[.$C$4]*[.Z28]/100" office:value-type="float" office:value="0">
            <text:p>0,0</text:p>
          </table:table-cell>
          <table:table-cell table:style-name="ce26" table:formula="of:=[.AA28]*[.Y28]/[.$B$7]*[.$I$2]*[.$K$2]" office:value-type="float" office:value="0">
            <text:p>0</text:p>
          </table:table-cell>
          <table:table-cell table:style-name="ce41" table:formula="of:=[.$AA28]*[.J$2]*[.$J$7]*3.6" office:value-type="float" office:value="0">
            <text:p>0,0</text:p>
          </table:table-cell>
          <table:table-cell table:style-name="ce41" table:formula="of:=[.$AA28]*[.K$2]*[.$J$7]*3.6" office:value-type="float" office:value="0">
            <text:p>0,0</text:p>
          </table:table-cell>
          <table:table-cell table:style-name="ce52" table:formula="of:=[.AD28]-[.AC28]" office:value-type="float" office:value="0">
            <text:p>0,0</text:p>
          </table:table-cell>
          <table:table-cell table:style-name="ce53" table:formula="of:=[.AD28]/[.X28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5500">
            <text:p>5500</text:p>
          </table:table-cell>
          <table:table-cell table:style-name="ce19" table:formula="of:=[.B29]/7250*80" office:value-type="float" office:value="60.6896551724138">
            <text:p>61</text:p>
          </table:table-cell>
          <table:table-cell table:style-name="ce24" table:formula="of:=[.F29]/16" office:value-type="float" office:value="22.5">
            <text:p>22,5</text:p>
          </table:table-cell>
          <table:table-cell table:style-name="ce9" table:formula="of:=[.B29]*[.D29]/[.$B$7]" office:value-type="float" office:value="12959.0696960579">
            <text:p>12959</text:p>
          </table:table-cell>
          <table:table-cell table:style-name="ce14" office:value-type="float" office:value="360">
            <text:p>360</text:p>
          </table:table-cell>
          <table:table-cell/>
          <table:table-cell table:style-name="ce28"/>
          <table:table-cell table:style-name="ce37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8]+3" office:value-type="float" office:value="30">
            <text:p>30</text:p>
          </table:table-cell>
          <table:table-cell table:style-name="ce11" table:formula="of:=[.X29]*7250/80" office:value-type="float" office:value="2718.75">
            <text:p>2719</text:p>
          </table:table-cell>
          <table:table-cell table:style-name="ce28" table:formula="of:=IF([.X29]&lt;[.$Z$13];[.$Y$13];IF([.X29]&lt;[.$Z$14];[.$Y$13]+[.$AA$14]*([.X29]-[.$Z$13]);IF([.X29]&lt;[.$Z$15];[.$Y$14]+[.$AA$15]*([.X29]-[.$Z$14]);IF([.X29]&lt;[.$Z$16];[.$Y$15]+[.$AA$16]*([.X29]-[.$Z$15]);[.$Y$16]))))" office:value-type="float" office:value="0">
            <text:p>0,0</text:p>
          </table:table-cell>
          <table:table-cell table:style-name="ce49" table:formula="of:=[.$C$4]*[.Z29]/100" office:value-type="float" office:value="0">
            <text:p>0,0</text:p>
          </table:table-cell>
          <table:table-cell table:style-name="ce26" table:formula="of:=[.AA29]*[.Y29]/[.$B$7]*[.$I$2]*[.$K$2]" office:value-type="float" office:value="0">
            <text:p>0</text:p>
          </table:table-cell>
          <table:table-cell table:style-name="ce41" table:formula="of:=[.$AA29]*[.J$2]*[.$J$7]*3.6" office:value-type="float" office:value="0">
            <text:p>0,0</text:p>
          </table:table-cell>
          <table:table-cell table:style-name="ce41" table:formula="of:=[.$AA29]*[.K$2]*[.$J$7]*3.6" office:value-type="float" office:value="0">
            <text:p>0,0</text:p>
          </table:table-cell>
          <table:table-cell table:style-name="ce52" table:formula="of:=[.AD29]-[.AC29]" office:value-type="float" office:value="0">
            <text:p>0,0</text:p>
          </table:table-cell>
          <table:table-cell table:style-name="ce53" table:formula="of:=[.AD29]/[.X29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6500">
            <text:p>6500</text:p>
          </table:table-cell>
          <table:table-cell table:style-name="ce19" table:formula="of:=[.B30]/7250*80" office:value-type="float" office:value="71.7241379310345">
            <text:p>72</text:p>
          </table:table-cell>
          <table:table-cell table:style-name="ce24" table:formula="of:=[.F30]/16" office:value-type="float" office:value="19.1875">
            <text:p>19,2</text:p>
          </table:table-cell>
          <table:table-cell table:style-name="ce9" table:formula="of:=[.B30]*[.D30]/[.$B$7]" office:value-type="float" office:value="13060.5169588301">
            <text:p>13061</text:p>
          </table:table-cell>
          <table:table-cell table:style-name="ce14" office:value-type="float" office:value="307">
            <text:p>307</text:p>
          </table:table-cell>
          <table:table-cell/>
          <table:table-cell table:style-name="ce28"/>
          <table:table-cell table:style-name="ce37"/>
          <table:table-cell table:style-name="ce41" table:number-columns-repeated="2"/>
          <table:table-cell table:style-name="ce9" table:number-columns-repeated="2"/>
          <table:table-cell table:number-columns-repeated="10"/>
          <table:table-cell table:formula="of:=[.X29]+3" office:value-type="float" office:value="33">
            <text:p>33</text:p>
          </table:table-cell>
          <table:table-cell table:style-name="ce11" table:formula="of:=[.X30]*7250/80" office:value-type="float" office:value="2990.625">
            <text:p>2991</text:p>
          </table:table-cell>
          <table:table-cell table:style-name="ce28" table:formula="of:=IF([.X30]&lt;[.$Z$13];[.$Y$13];IF([.X30]&lt;[.$Z$14];[.$Y$13]+[.$AA$14]*([.X30]-[.$Z$13]);IF([.X30]&lt;[.$Z$15];[.$Y$14]+[.$AA$15]*([.X30]-[.$Z$14]);IF([.X30]&lt;[.$Z$16];[.$Y$15]+[.$AA$16]*([.X30]-[.$Z$15]);[.$Y$16]))))" office:value-type="float" office:value="0">
            <text:p>0,0</text:p>
          </table:table-cell>
          <table:table-cell table:style-name="ce49" table:formula="of:=[.$C$4]*[.Z30]/100" office:value-type="float" office:value="0">
            <text:p>0,0</text:p>
          </table:table-cell>
          <table:table-cell table:style-name="ce26" table:formula="of:=[.AA30]*[.Y30]/[.$B$7]*[.$I$2]*[.$K$2]" office:value-type="float" office:value="0">
            <text:p>0</text:p>
          </table:table-cell>
          <table:table-cell table:style-name="ce41" table:formula="of:=[.$AA30]*[.J$2]*[.$J$7]*3.6" office:value-type="float" office:value="0">
            <text:p>0,0</text:p>
          </table:table-cell>
          <table:table-cell table:style-name="ce41" table:formula="of:=[.$AA30]*[.K$2]*[.$J$7]*3.6" office:value-type="float" office:value="0">
            <text:p>0,0</text:p>
          </table:table-cell>
          <table:table-cell table:style-name="ce52" table:formula="of:=[.AD30]-[.AC30]" office:value-type="float" office:value="0">
            <text:p>0,0</text:p>
          </table:table-cell>
          <table:table-cell table:style-name="ce53" table:formula="of:=[.AD30]/[.X30]" office:value-type="percentage" office:value="0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7250">
            <text:p>7250</text:p>
          </table:table-cell>
          <table:table-cell table:style-name="ce19" table:formula="of:=[.B31]/7250*80" office:value-type="float" office:value="80">
            <text:p>80</text:p>
          </table:table-cell>
          <table:table-cell table:style-name="ce24" table:formula="of:=[.F31]/16" office:value-type="float" office:value="17.0625">
            <text:p>17,1</text:p>
          </table:table-cell>
          <table:table-cell table:style-name="ce9" table:formula="of:=[.B31]*[.D31]/[.$B$7]" office:value-type="float" office:value="12954.1609575367">
            <text:p>12954</text:p>
          </table:table-cell>
          <table:table-cell table:style-name="ce14" office:value-type="float" office:value="273">
            <text:p>273</text:p>
          </table:table-cell>
          <table:table-cell/>
          <table:table-cell table:style-name="ce28"/>
          <table:table-cell table:style-name="ce36"/>
          <table:table-cell table:style-name="ce41" table:number-columns-repeated="2"/>
          <table:table-cell table:style-name="ce9" table:number-columns-repeated="2"/>
          <table:table-cell table:number-columns-repeated="10"/>
          <table:table-cell table:formula="of:=[.X30]+3" office:value-type="float" office:value="36">
            <text:p>36</text:p>
          </table:table-cell>
          <table:table-cell table:style-name="ce11" table:formula="of:=[.X31]*7250/80" office:value-type="float" office:value="3262.5">
            <text:p>3263</text:p>
          </table:table-cell>
          <table:table-cell table:style-name="ce28" table:formula="of:=IF([.X31]&lt;[.$Z$13];[.$Y$13];IF([.X31]&lt;[.$Z$14];[.$Y$13]+[.$AA$14]*([.X31]-[.$Z$13]);IF([.X31]&lt;[.$Z$15];[.$Y$14]+[.$AA$15]*([.X31]-[.$Z$14]);IF([.X31]&lt;[.$Z$16];[.$Y$15]+[.$AA$16]*([.X31]-[.$Z$15]);[.$Y$16]))))" office:value-type="float" office:value="0">
            <text:p>0,0</text:p>
          </table:table-cell>
          <table:table-cell table:style-name="ce49" table:formula="of:=[.$C$4]*[.Z31]/100" office:value-type="float" office:value="0">
            <text:p>0,0</text:p>
          </table:table-cell>
          <table:table-cell table:style-name="ce26" table:formula="of:=[.AA31]*[.Y31]/[.$B$7]*[.$I$2]*[.$K$2]" office:value-type="float" office:value="0">
            <text:p>0</text:p>
          </table:table-cell>
          <table:table-cell table:style-name="ce41" table:formula="of:=[.$AA31]*[.J$2]*[.$J$7]*3.6" office:value-type="float" office:value="0">
            <text:p>0,0</text:p>
          </table:table-cell>
          <table:table-cell table:style-name="ce41" table:formula="of:=[.$AA31]*[.K$2]*[.$J$7]*3.6" office:value-type="float" office:value="0">
            <text:p>0,0</text:p>
          </table:table-cell>
          <table:table-cell table:style-name="ce52" table:formula="of:=[.AD31]-[.AC31]" office:value-type="float" office:value="0">
            <text:p>0,0</text:p>
          </table:table-cell>
          <table:table-cell table:style-name="ce53" table:formula="of:=[.AD31]/[.X31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28"/>
          <table:table-cell table:style-name="ce37"/>
          <table:table-cell table:style-name="ce41" table:number-columns-repeated="2"/>
          <table:table-cell table:style-name="ce9" table:number-columns-repeated="2"/>
          <table:table-cell table:number-columns-repeated="10"/>
          <table:table-cell table:formula="of:=[.X31]+3" office:value-type="float" office:value="39">
            <text:p>39</text:p>
          </table:table-cell>
          <table:table-cell table:style-name="ce11" table:formula="of:=[.X32]*7250/80" office:value-type="float" office:value="3534.375">
            <text:p>3534</text:p>
          </table:table-cell>
          <table:table-cell table:style-name="ce28" table:formula="of:=IF([.X32]&lt;[.$Z$13];[.$Y$13];IF([.X32]&lt;[.$Z$14];[.$Y$13]+[.$AA$14]*([.X32]-[.$Z$13]);IF([.X32]&lt;[.$Z$15];[.$Y$14]+[.$AA$15]*([.X32]-[.$Z$14]);IF([.X32]&lt;[.$Z$16];[.$Y$15]+[.$AA$16]*([.X32]-[.$Z$15]);[.$Y$16]))))" office:value-type="float" office:value="0">
            <text:p>0,0</text:p>
          </table:table-cell>
          <table:table-cell table:style-name="ce49" table:formula="of:=[.$C$4]*[.Z32]/100" office:value-type="float" office:value="0">
            <text:p>0,0</text:p>
          </table:table-cell>
          <table:table-cell table:style-name="ce26" table:formula="of:=[.AA32]*[.Y32]/[.$B$7]*[.$I$2]*[.$K$2]" office:value-type="float" office:value="0">
            <text:p>0</text:p>
          </table:table-cell>
          <table:table-cell table:style-name="ce41" table:formula="of:=[.$AA32]*[.J$2]*[.$J$7]*3.6" office:value-type="float" office:value="0">
            <text:p>0,0</text:p>
          </table:table-cell>
          <table:table-cell table:style-name="ce41" table:formula="of:=[.$AA32]*[.K$2]*[.$J$7]*3.6" office:value-type="float" office:value="0">
            <text:p>0,0</text:p>
          </table:table-cell>
          <table:table-cell table:style-name="ce52" table:formula="of:=[.AD32]-[.AC32]" office:value-type="float" office:value="0">
            <text:p>0,0</text:p>
          </table:table-cell>
          <table:table-cell table:style-name="ce53" table:formula="of:=[.AD32]/[.X32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28"/>
          <table:table-cell table:style-name="ce36"/>
          <table:table-cell table:style-name="ce41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32]+3" office:value-type="float" office:value="42">
            <text:p>42</text:p>
          </table:table-cell>
          <table:table-cell table:style-name="ce11" table:formula="of:=[.X33]*7250/80" office:value-type="float" office:value="3806.25">
            <text:p>3806</text:p>
          </table:table-cell>
          <table:table-cell table:style-name="ce28" table:formula="of:=IF([.X33]&lt;[.$Z$13];[.$Y$13];IF([.X33]&lt;[.$Z$14];[.$Y$13]+[.$AA$14]*([.X33]-[.$Z$13]);IF([.X33]&lt;[.$Z$15];[.$Y$14]+[.$AA$15]*([.X33]-[.$Z$14]);IF([.X33]&lt;[.$Z$16];[.$Y$15]+[.$AA$16]*([.X33]-[.$Z$15]);[.$Y$16]))))" office:value-type="float" office:value="0">
            <text:p>0,0</text:p>
          </table:table-cell>
          <table:table-cell table:style-name="ce49" table:formula="of:=[.$C$4]*[.Z33]/100" office:value-type="float" office:value="0">
            <text:p>0,0</text:p>
          </table:table-cell>
          <table:table-cell table:style-name="ce26" table:formula="of:=[.AA33]*[.Y33]/[.$B$7]*[.$I$2]*[.$K$2]" office:value-type="float" office:value="0">
            <text:p>0</text:p>
          </table:table-cell>
          <table:table-cell table:style-name="ce41" table:formula="of:=[.$AA33]*[.J$2]*[.$J$7]*3.6" office:value-type="float" office:value="0">
            <text:p>0,0</text:p>
          </table:table-cell>
          <table:table-cell table:style-name="ce41" table:formula="of:=[.$AA33]*[.K$2]*[.$J$7]*3.6" office:value-type="float" office:value="0">
            <text:p>0,0</text:p>
          </table:table-cell>
          <table:table-cell table:style-name="ce52" table:formula="of:=[.AD33]-[.AC33]" office:value-type="float" office:value="0">
            <text:p>0,0</text:p>
          </table:table-cell>
          <table:table-cell table:style-name="ce53" table:formula="of:=[.AD33]/[.X33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28"/>
          <table:table-cell table:style-name="ce36"/>
          <table:table-cell table:style-name="ce41" table:number-columns-repeated="2"/>
          <table:table-cell table:style-name="ce9" table:number-columns-repeated="2"/>
          <table:table-cell table:number-columns-repeated="10"/>
          <table:table-cell table:formula="of:=[.X33]+3" office:value-type="float" office:value="45">
            <text:p>45</text:p>
          </table:table-cell>
          <table:table-cell table:style-name="ce11" table:formula="of:=[.X34]*7250/80" office:value-type="float" office:value="4078.125">
            <text:p>4078</text:p>
          </table:table-cell>
          <table:table-cell table:style-name="ce28" table:formula="of:=IF([.X34]&lt;[.$Z$13];[.$Y$13];IF([.X34]&lt;[.$Z$14];[.$Y$13]+[.$AA$14]*([.X34]-[.$Z$13]);IF([.X34]&lt;[.$Z$15];[.$Y$14]+[.$AA$15]*([.X34]-[.$Z$14]);IF([.X34]&lt;[.$Z$16];[.$Y$15]+[.$AA$16]*([.X34]-[.$Z$15]);[.$Y$16]))))" office:value-type="float" office:value="0">
            <text:p>0,0</text:p>
          </table:table-cell>
          <table:table-cell table:style-name="ce49" table:formula="of:=[.$C$4]*[.Z34]/100" office:value-type="float" office:value="0">
            <text:p>0,0</text:p>
          </table:table-cell>
          <table:table-cell table:style-name="ce26" table:formula="of:=[.AA34]*[.Y34]/[.$B$7]*[.$I$2]*[.$K$2]" office:value-type="float" office:value="0">
            <text:p>0</text:p>
          </table:table-cell>
          <table:table-cell table:style-name="ce41" table:formula="of:=[.$AA34]*[.J$2]*[.$J$7]*3.6" office:value-type="float" office:value="0">
            <text:p>0,0</text:p>
          </table:table-cell>
          <table:table-cell table:style-name="ce41" table:formula="of:=[.$AA34]*[.K$2]*[.$J$7]*3.6" office:value-type="float" office:value="0">
            <text:p>0,0</text:p>
          </table:table-cell>
          <table:table-cell table:style-name="ce52" table:formula="of:=[.AD34]-[.AC34]" office:value-type="float" office:value="0">
            <text:p>0,0</text:p>
          </table:table-cell>
          <table:table-cell table:style-name="ce53" table:formula="of:=[.AD34]/[.X34]" office:value-type="percentage" office:value="0">
            <text:p>0%</text:p>
          </table:table-cell>
          <table:table-cell/>
        </table:table-row>
        <table:table-row table:style-name="ro2">
          <table:table-cell table:number-columns-repeated="23"/>
          <table:table-cell table:formula="of:=[.X34]+3" office:value-type="float" office:value="48">
            <text:p>48</text:p>
          </table:table-cell>
          <table:table-cell table:style-name="ce11" table:formula="of:=[.X35]*7250/80" office:value-type="float" office:value="4350">
            <text:p>4350</text:p>
          </table:table-cell>
          <table:table-cell table:style-name="ce28" table:formula="of:=IF([.X35]&lt;[.$Z$13];[.$Y$13];IF([.X35]&lt;[.$Z$14];[.$Y$13]+[.$AA$14]*([.X35]-[.$Z$13]);IF([.X35]&lt;[.$Z$15];[.$Y$14]+[.$AA$15]*([.X35]-[.$Z$14]);IF([.X35]&lt;[.$Z$16];[.$Y$15]+[.$AA$16]*([.X35]-[.$Z$15]);[.$Y$16]))))" office:value-type="float" office:value="0">
            <text:p>0,0</text:p>
          </table:table-cell>
          <table:table-cell table:style-name="ce49" table:formula="of:=[.$C$4]*[.Z35]/100" office:value-type="float" office:value="0">
            <text:p>0,0</text:p>
          </table:table-cell>
          <table:table-cell table:style-name="ce26" table:formula="of:=[.AA35]*[.Y35]/[.$B$7]*[.$I$2]*[.$K$2]" office:value-type="float" office:value="0">
            <text:p>0</text:p>
          </table:table-cell>
          <table:table-cell table:style-name="ce41" table:formula="of:=[.$AA35]*[.J$2]*[.$J$7]*3.6" office:value-type="float" office:value="0">
            <text:p>0,0</text:p>
          </table:table-cell>
          <table:table-cell table:style-name="ce41" table:formula="of:=[.$AA35]*[.K$2]*[.$J$7]*3.6" office:value-type="float" office:value="0">
            <text:p>0,0</text:p>
          </table:table-cell>
          <table:table-cell table:style-name="ce52" table:formula="of:=[.AD35]-[.AC35]" office:value-type="float" office:value="0">
            <text:p>0,0</text:p>
          </table:table-cell>
          <table:table-cell table:style-name="ce53" table:formula="of:=[.AD35]/[.X35]" office:value-type="percentage" office:value="0">
            <text:p>0%</text:p>
          </table:table-cell>
          <table:table-cell/>
        </table:table-row>
        <table:table-row table:style-name="ro2">
          <table:table-cell table:number-columns-repeated="23"/>
          <table:table-cell table:formula="of:=[.X35]+3" office:value-type="float" office:value="51">
            <text:p>51</text:p>
          </table:table-cell>
          <table:table-cell table:style-name="ce11" table:formula="of:=[.X36]*7250/80" office:value-type="float" office:value="4621.875">
            <text:p>4622</text:p>
          </table:table-cell>
          <table:table-cell table:style-name="ce28" table:formula="of:=IF([.X36]&lt;[.$Z$13];[.$Y$13];IF([.X36]&lt;[.$Z$14];[.$Y$13]+[.$AA$14]*([.X36]-[.$Z$13]);IF([.X36]&lt;[.$Z$15];[.$Y$14]+[.$AA$15]*([.X36]-[.$Z$14]);IF([.X36]&lt;[.$Z$16];[.$Y$15]+[.$AA$16]*([.X36]-[.$Z$15]);[.$Y$16]))))" office:value-type="float" office:value="0">
            <text:p>0,0</text:p>
          </table:table-cell>
          <table:table-cell table:style-name="ce49" table:formula="of:=[.$C$4]*[.Z36]/100" office:value-type="float" office:value="0">
            <text:p>0,0</text:p>
          </table:table-cell>
          <table:table-cell table:style-name="ce26" table:formula="of:=[.AA36]*[.Y36]/[.$B$7]*[.$I$2]*[.$K$2]" office:value-type="float" office:value="0">
            <text:p>0</text:p>
          </table:table-cell>
          <table:table-cell table:style-name="ce41" table:formula="of:=[.$AA36]*[.J$2]*[.$J$7]*3.6" office:value-type="float" office:value="0">
            <text:p>0,0</text:p>
          </table:table-cell>
          <table:table-cell table:style-name="ce41" table:formula="of:=[.$AA36]*[.K$2]*[.$J$7]*3.6" office:value-type="float" office:value="0">
            <text:p>0,0</text:p>
          </table:table-cell>
          <table:table-cell table:style-name="ce52" table:formula="of:=[.AD36]-[.AC36]" office:value-type="float" office:value="0">
            <text:p>0,0</text:p>
          </table:table-cell>
          <table:table-cell table:style-name="ce53" table:formula="of:=[.AD36]/[.X36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 table:number-columns-repeated="15"/>
          <table:table-cell table:formula="of:=[.X36]+3" office:value-type="float" office:value="54">
            <text:p>54</text:p>
          </table:table-cell>
          <table:table-cell table:style-name="ce11" table:formula="of:=[.X37]*7250/80" office:value-type="float" office:value="4893.75">
            <text:p>4894</text:p>
          </table:table-cell>
          <table:table-cell table:style-name="ce28" table:formula="of:=IF([.X37]&lt;[.$Z$13];[.$Y$13];IF([.X37]&lt;[.$Z$14];[.$Y$13]+[.$AA$14]*([.X37]-[.$Z$13]);IF([.X37]&lt;[.$Z$15];[.$Y$14]+[.$AA$15]*([.X37]-[.$Z$14]);IF([.X37]&lt;[.$Z$16];[.$Y$15]+[.$AA$16]*([.X37]-[.$Z$15]);[.$Y$16]))))" office:value-type="float" office:value="0">
            <text:p>0,0</text:p>
          </table:table-cell>
          <table:table-cell table:style-name="ce49" table:formula="of:=[.$C$4]*[.Z37]/100" office:value-type="float" office:value="0">
            <text:p>0,0</text:p>
          </table:table-cell>
          <table:table-cell table:style-name="ce26" table:formula="of:=[.AA37]*[.Y37]/[.$B$7]*[.$I$2]*[.$K$2]" office:value-type="float" office:value="0">
            <text:p>0</text:p>
          </table:table-cell>
          <table:table-cell table:style-name="ce41" table:formula="of:=[.$AA37]*[.J$2]*[.$J$7]*3.6" office:value-type="float" office:value="0">
            <text:p>0,0</text:p>
          </table:table-cell>
          <table:table-cell table:style-name="ce41" table:formula="of:=[.$AA37]*[.K$2]*[.$J$7]*3.6" office:value-type="float" office:value="0">
            <text:p>0,0</text:p>
          </table:table-cell>
          <table:table-cell table:style-name="ce52" table:formula="of:=[.AD37]-[.AC37]" office:value-type="float" office:value="0">
            <text:p>0,0</text:p>
          </table:table-cell>
          <table:table-cell table:style-name="ce53" table:formula="of:=[.AD37]/[.X37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0" table:number-columns-repeated="5"/>
          <table:table-cell table:number-columns-repeated="11"/>
          <table:table-cell table:formula="of:=[.X37]+3" office:value-type="float" office:value="57">
            <text:p>57</text:p>
          </table:table-cell>
          <table:table-cell table:style-name="ce11" table:formula="of:=[.X38]*7250/80" office:value-type="float" office:value="5165.625">
            <text:p>5166</text:p>
          </table:table-cell>
          <table:table-cell table:style-name="ce28" table:formula="of:=IF([.X38]&lt;[.$Z$13];[.$Y$13];IF([.X38]&lt;[.$Z$14];[.$Y$13]+[.$AA$14]*([.X38]-[.$Z$13]);IF([.X38]&lt;[.$Z$15];[.$Y$14]+[.$AA$15]*([.X38]-[.$Z$14]);IF([.X38]&lt;[.$Z$16];[.$Y$15]+[.$AA$16]*([.X38]-[.$Z$15]);[.$Y$16]))))" office:value-type="float" office:value="0">
            <text:p>0,0</text:p>
          </table:table-cell>
          <table:table-cell table:style-name="ce49" table:formula="of:=[.$C$4]*[.Z38]/100" office:value-type="float" office:value="0">
            <text:p>0,0</text:p>
          </table:table-cell>
          <table:table-cell table:style-name="ce26" table:formula="of:=[.AA38]*[.Y38]/[.$B$7]*[.$I$2]*[.$K$2]" office:value-type="float" office:value="0">
            <text:p>0</text:p>
          </table:table-cell>
          <table:table-cell table:style-name="ce41" table:formula="of:=[.$AA38]*[.J$2]*[.$J$7]*3.6" office:value-type="float" office:value="0">
            <text:p>0,0</text:p>
          </table:table-cell>
          <table:table-cell table:style-name="ce41" table:formula="of:=[.$AA38]*[.K$2]*[.$J$7]*3.6" office:value-type="float" office:value="0">
            <text:p>0,0</text:p>
          </table:table-cell>
          <table:table-cell table:style-name="ce52" table:formula="of:=[.AD38]-[.AC38]" office:value-type="float" office:value="0">
            <text:p>0,0</text:p>
          </table:table-cell>
          <table:table-cell table:style-name="ce53" table:formula="of:=[.AD38]/[.X38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1"/>
          <table:table-cell table:style-name="ce33"/>
          <table:table-cell table:style-name="ce42" table:number-columns-repeated="3"/>
          <table:table-cell table:number-columns-repeated="11"/>
          <table:table-cell table:formula="of:=[.X38]+3" office:value-type="float" office:value="60">
            <text:p>60</text:p>
          </table:table-cell>
          <table:table-cell table:style-name="ce11" table:formula="of:=[.X39]*7250/80" office:value-type="float" office:value="5437.5">
            <text:p>5438</text:p>
          </table:table-cell>
          <table:table-cell table:style-name="ce28" table:formula="of:=IF([.X39]&lt;[.$Z$13];[.$Y$13];IF([.X39]&lt;[.$Z$14];[.$Y$13]+[.$AA$14]*([.X39]-[.$Z$13]);IF([.X39]&lt;[.$Z$15];[.$Y$14]+[.$AA$15]*([.X39]-[.$Z$14]);IF([.X39]&lt;[.$Z$16];[.$Y$15]+[.$AA$16]*([.X39]-[.$Z$15]);[.$Y$16]))))" office:value-type="float" office:value="0">
            <text:p>0,0</text:p>
          </table:table-cell>
          <table:table-cell table:style-name="ce49" table:formula="of:=[.$C$4]*[.Z39]/100" office:value-type="float" office:value="0">
            <text:p>0,0</text:p>
          </table:table-cell>
          <table:table-cell table:style-name="ce26" table:formula="of:=[.AA39]*[.Y39]/[.$B$7]*[.$I$2]*[.$K$2]" office:value-type="float" office:value="0">
            <text:p>0</text:p>
          </table:table-cell>
          <table:table-cell table:style-name="ce41" table:formula="of:=[.$AA39]*[.J$2]*[.$J$7]*3.6" office:value-type="float" office:value="0">
            <text:p>0,0</text:p>
          </table:table-cell>
          <table:table-cell table:style-name="ce41" table:formula="of:=[.$AA39]*[.K$2]*[.$J$7]*3.6" office:value-type="float" office:value="0">
            <text:p>0,0</text:p>
          </table:table-cell>
          <table:table-cell table:style-name="ce52" table:formula="of:=[.AD39]-[.AC39]" office:value-type="float" office:value="0">
            <text:p>0,0</text:p>
          </table:table-cell>
          <table:table-cell table:style-name="ce53" table:formula="of:=[.AD39]/[.X39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2"/>
          <table:table-cell table:style-name="ce33"/>
          <table:table-cell table:style-name="ce42" table:number-columns-repeated="3"/>
          <table:table-cell table:number-columns-repeated="11"/>
          <table:table-cell table:formula="of:=[.X39]+3" office:value-type="float" office:value="63">
            <text:p>63</text:p>
          </table:table-cell>
          <table:table-cell table:style-name="ce11" table:formula="of:=[.X40]*7250/80" office:value-type="float" office:value="5709.375">
            <text:p>5709</text:p>
          </table:table-cell>
          <table:table-cell table:style-name="ce28" table:formula="of:=IF([.X40]&lt;[.$Z$13];[.$Y$13];IF([.X40]&lt;[.$Z$14];[.$Y$13]+[.$AA$14]*([.X40]-[.$Z$13]);IF([.X40]&lt;[.$Z$15];[.$Y$14]+[.$AA$15]*([.X40]-[.$Z$14]);IF([.X40]&lt;[.$Z$16];[.$Y$15]+[.$AA$16]*([.X40]-[.$Z$15]);[.$Y$16]))))" office:value-type="float" office:value="0">
            <text:p>0,0</text:p>
          </table:table-cell>
          <table:table-cell table:style-name="ce49" table:formula="of:=[.$C$4]*[.Z40]/100" office:value-type="float" office:value="0">
            <text:p>0,0</text:p>
          </table:table-cell>
          <table:table-cell table:style-name="ce26" table:formula="of:=[.AA40]*[.Y40]/[.$B$7]*[.$I$2]*[.$K$2]" office:value-type="float" office:value="0">
            <text:p>0</text:p>
          </table:table-cell>
          <table:table-cell table:style-name="ce41" table:formula="of:=[.$AA40]*[.J$2]*[.$J$7]*3.6" office:value-type="float" office:value="0">
            <text:p>0,0</text:p>
          </table:table-cell>
          <table:table-cell table:style-name="ce41" table:formula="of:=[.$AA40]*[.K$2]*[.$J$7]*3.6" office:value-type="float" office:value="0">
            <text:p>0,0</text:p>
          </table:table-cell>
          <table:table-cell table:style-name="ce52" table:formula="of:=[.AD40]-[.AC40]" office:value-type="float" office:value="0">
            <text:p>0,0</text:p>
          </table:table-cell>
          <table:table-cell table:style-name="ce53" table:formula="of:=[.AD40]/[.X40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3" table:number-columns-repeated="2"/>
          <table:table-cell table:style-name="ce42" table:number-columns-repeated="3"/>
          <table:table-cell table:number-columns-repeated="11"/>
          <table:table-cell table:formula="of:=[.X40]+3" office:value-type="float" office:value="66">
            <text:p>66</text:p>
          </table:table-cell>
          <table:table-cell table:style-name="ce11" table:formula="of:=[.X41]*7250/80" office:value-type="float" office:value="5981.25">
            <text:p>5981</text:p>
          </table:table-cell>
          <table:table-cell table:style-name="ce28" table:formula="of:=IF([.X41]&lt;[.$Z$13];[.$Y$13];IF([.X41]&lt;[.$Z$14];[.$Y$13]+[.$AA$14]*([.X41]-[.$Z$13]);IF([.X41]&lt;[.$Z$15];[.$Y$14]+[.$AA$15]*([.X41]-[.$Z$14]);IF([.X41]&lt;[.$Z$16];[.$Y$15]+[.$AA$16]*([.X41]-[.$Z$15]);[.$Y$16]))))" office:value-type="float" office:value="0">
            <text:p>0,0</text:p>
          </table:table-cell>
          <table:table-cell table:style-name="ce49" table:formula="of:=[.$C$4]*[.Z41]/100" office:value-type="float" office:value="0">
            <text:p>0,0</text:p>
          </table:table-cell>
          <table:table-cell table:style-name="ce26" table:formula="of:=[.AA41]*[.Y41]/[.$B$7]*[.$I$2]*[.$K$2]" office:value-type="float" office:value="0">
            <text:p>0</text:p>
          </table:table-cell>
          <table:table-cell table:style-name="ce41" table:formula="of:=[.$AA41]*[.J$2]*[.$J$7]*3.6" office:value-type="float" office:value="0">
            <text:p>0,0</text:p>
          </table:table-cell>
          <table:table-cell table:style-name="ce41" table:formula="of:=[.$AA41]*[.K$2]*[.$J$7]*3.6" office:value-type="float" office:value="0">
            <text:p>0,0</text:p>
          </table:table-cell>
          <table:table-cell table:style-name="ce52" table:formula="of:=[.AD41]-[.AC41]" office:value-type="float" office:value="0">
            <text:p>0,0</text:p>
          </table:table-cell>
          <table:table-cell table:style-name="ce53" table:formula="of:=[.AD41]/[.X41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2"/>
          <table:table-cell table:style-name="ce33"/>
          <table:table-cell table:style-name="ce42" table:number-columns-repeated="3"/>
          <table:table-cell table:number-columns-repeated="11"/>
          <table:table-cell table:formula="of:=[.X41]+3" office:value-type="float" office:value="69">
            <text:p>69</text:p>
          </table:table-cell>
          <table:table-cell table:style-name="ce11" table:formula="of:=[.X42]*7250/80" office:value-type="float" office:value="6253.125">
            <text:p>6253</text:p>
          </table:table-cell>
          <table:table-cell table:style-name="ce28" table:formula="of:=IF([.X42]&lt;[.$Z$13];[.$Y$13];IF([.X42]&lt;[.$Z$14];[.$Y$13]+[.$AA$14]*([.X42]-[.$Z$13]);IF([.X42]&lt;[.$Z$15];[.$Y$14]+[.$AA$15]*([.X42]-[.$Z$14]);IF([.X42]&lt;[.$Z$16];[.$Y$15]+[.$AA$16]*([.X42]-[.$Z$15]);[.$Y$16]))))" office:value-type="float" office:value="0">
            <text:p>0,0</text:p>
          </table:table-cell>
          <table:table-cell table:style-name="ce49" table:formula="of:=[.$C$4]*[.Z42]/100" office:value-type="float" office:value="0">
            <text:p>0,0</text:p>
          </table:table-cell>
          <table:table-cell table:style-name="ce26" table:formula="of:=[.AA42]*[.Y42]/[.$B$7]*[.$I$2]*[.$K$2]" office:value-type="float" office:value="0">
            <text:p>0</text:p>
          </table:table-cell>
          <table:table-cell table:style-name="ce41" table:formula="of:=[.$AA42]*[.J$2]*[.$J$7]*3.6" office:value-type="float" office:value="0">
            <text:p>0,0</text:p>
          </table:table-cell>
          <table:table-cell table:style-name="ce41" table:formula="of:=[.$AA42]*[.K$2]*[.$J$7]*3.6" office:value-type="float" office:value="0">
            <text:p>0,0</text:p>
          </table:table-cell>
          <table:table-cell table:style-name="ce52" table:formula="of:=[.AD42]-[.AC42]" office:value-type="float" office:value="0">
            <text:p>0,0</text:p>
          </table:table-cell>
          <table:table-cell table:style-name="ce53" table:formula="of:=[.AD42]/[.X42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3" table:number-columns-repeated="2"/>
          <table:table-cell table:style-name="ce42" table:number-columns-repeated="3"/>
          <table:table-cell table:number-columns-repeated="11"/>
          <table:table-cell table:formula="of:=[.X42]+3" office:value-type="float" office:value="72">
            <text:p>72</text:p>
          </table:table-cell>
          <table:table-cell table:style-name="ce11" table:formula="of:=[.X43]*7250/80" office:value-type="float" office:value="6525">
            <text:p>6525</text:p>
          </table:table-cell>
          <table:table-cell table:style-name="ce28" table:formula="of:=IF([.X43]&lt;[.$Z$13];[.$Y$13];IF([.X43]&lt;[.$Z$14];[.$Y$13]+[.$AA$14]*([.X43]-[.$Z$13]);IF([.X43]&lt;[.$Z$15];[.$Y$14]+[.$AA$15]*([.X43]-[.$Z$14]);IF([.X43]&lt;[.$Z$16];[.$Y$15]+[.$AA$16]*([.X43]-[.$Z$15]);[.$Y$16]))))" office:value-type="float" office:value="0">
            <text:p>0,0</text:p>
          </table:table-cell>
          <table:table-cell table:style-name="ce49" table:formula="of:=[.$C$4]*[.Z43]/100" office:value-type="float" office:value="0">
            <text:p>0,0</text:p>
          </table:table-cell>
          <table:table-cell table:style-name="ce26" table:formula="of:=[.AA43]*[.Y43]/[.$B$7]*[.$I$2]*[.$K$2]" office:value-type="float" office:value="0">
            <text:p>0</text:p>
          </table:table-cell>
          <table:table-cell table:style-name="ce41" table:formula="of:=[.$AA43]*[.J$2]*[.$J$7]*3.6" office:value-type="float" office:value="0">
            <text:p>0,0</text:p>
          </table:table-cell>
          <table:table-cell table:style-name="ce41" table:formula="of:=[.$AA43]*[.K$2]*[.$J$7]*3.6" office:value-type="float" office:value="0">
            <text:p>0,0</text:p>
          </table:table-cell>
          <table:table-cell table:style-name="ce52" table:formula="of:=[.AD43]-[.AC43]" office:value-type="float" office:value="0">
            <text:p>0,0</text:p>
          </table:table-cell>
          <table:table-cell table:style-name="ce53" table:formula="of:=[.AD43]/[.X43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2"/>
          <table:table-cell table:style-name="ce33"/>
          <table:table-cell table:style-name="ce42" table:number-columns-repeated="3"/>
          <table:table-cell table:number-columns-repeated="7"/>
          <table:table-cell table:style-name="ce11"/>
          <table:table-cell table:style-name="ce46"/>
          <table:table-cell table:style-name="ce11" table:number-columns-repeated="2"/>
          <table:table-cell table:formula="of:=[.X43]+3" office:value-type="float" office:value="75">
            <text:p>75</text:p>
          </table:table-cell>
          <table:table-cell table:style-name="ce11" table:formula="of:=[.X44]*7250/80" office:value-type="float" office:value="6796.875">
            <text:p>6797</text:p>
          </table:table-cell>
          <table:table-cell table:style-name="ce28" table:formula="of:=IF([.X44]&lt;[.$Z$13];[.$Y$13];IF([.X44]&lt;[.$Z$14];[.$Y$13]+[.$AA$14]*([.X44]-[.$Z$13]);IF([.X44]&lt;[.$Z$15];[.$Y$14]+[.$AA$15]*([.X44]-[.$Z$14]);IF([.X44]&lt;[.$Z$16];[.$Y$15]+[.$AA$16]*([.X44]-[.$Z$15]);[.$Y$16]))))" office:value-type="float" office:value="0">
            <text:p>0,0</text:p>
          </table:table-cell>
          <table:table-cell table:style-name="ce49" table:formula="of:=[.$C$4]*[.Z44]/100" office:value-type="float" office:value="0">
            <text:p>0,0</text:p>
          </table:table-cell>
          <table:table-cell table:style-name="ce26" table:formula="of:=[.AA44]*[.Y44]/[.$B$7]*[.$I$2]*[.$K$2]" office:value-type="float" office:value="0">
            <text:p>0</text:p>
          </table:table-cell>
          <table:table-cell table:style-name="ce41" table:formula="of:=[.$AA44]*[.J$2]*[.$J$7]*3.6" office:value-type="float" office:value="0">
            <text:p>0,0</text:p>
          </table:table-cell>
          <table:table-cell table:style-name="ce41" table:formula="of:=[.$AA44]*[.K$2]*[.$J$7]*3.6" office:value-type="float" office:value="0">
            <text:p>0,0</text:p>
          </table:table-cell>
          <table:table-cell table:style-name="ce52" table:formula="of:=[.AD44]-[.AC44]" office:value-type="float" office:value="0">
            <text:p>0,0</text:p>
          </table:table-cell>
          <table:table-cell table:style-name="ce53" table:formula="of:=[.AD44]/[.X44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3" table:number-columns-repeated="2"/>
          <table:table-cell table:style-name="ce42" table:number-columns-repeated="3"/>
          <table:table-cell table:number-columns-repeated="11"/>
          <table:table-cell table:formula="of:=[.X44]+3" office:value-type="float" office:value="78">
            <text:p>78</text:p>
          </table:table-cell>
          <table:table-cell table:style-name="ce11" table:formula="of:=[.X45]*7250/80" office:value-type="float" office:value="7068.75">
            <text:p>7069</text:p>
          </table:table-cell>
          <table:table-cell table:style-name="ce28" table:formula="of:=IF([.X45]&lt;[.$Z$13];[.$Y$13];IF([.X45]&lt;[.$Z$14];[.$Y$13]+[.$AA$14]*([.X45]-[.$Z$13]);IF([.X45]&lt;[.$Z$15];[.$Y$14]+[.$AA$15]*([.X45]-[.$Z$14]);IF([.X45]&lt;[.$Z$16];[.$Y$15]+[.$AA$16]*([.X45]-[.$Z$15]);[.$Y$16]))))" office:value-type="float" office:value="0">
            <text:p>0,0</text:p>
          </table:table-cell>
          <table:table-cell table:style-name="ce49" table:formula="of:=[.$C$4]*[.Z45]/100" office:value-type="float" office:value="0">
            <text:p>0,0</text:p>
          </table:table-cell>
          <table:table-cell table:style-name="ce26" table:formula="of:=[.AA45]*[.Y45]/[.$B$7]*[.$I$2]*[.$K$2]" office:value-type="float" office:value="0">
            <text:p>0</text:p>
          </table:table-cell>
          <table:table-cell table:style-name="ce41" table:formula="of:=[.$AA45]*[.J$2]*[.$J$7]*3.6" office:value-type="float" office:value="0">
            <text:p>0,0</text:p>
          </table:table-cell>
          <table:table-cell table:style-name="ce41" table:formula="of:=[.$AA45]*[.K$2]*[.$J$7]*3.6" office:value-type="float" office:value="0">
            <text:p>0,0</text:p>
          </table:table-cell>
          <table:table-cell table:style-name="ce52" table:formula="of:=[.AD45]-[.AC45]" office:value-type="float" office:value="0">
            <text:p>0,0</text:p>
          </table:table-cell>
          <table:table-cell table:style-name="ce53" table:formula="of:=[.AD45]/[.X45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2"/>
          <table:table-cell table:style-name="ce33"/>
          <table:table-cell table:style-name="ce42" table:number-columns-repeated="3"/>
          <table:table-cell table:number-columns-repeated="11"/>
          <table:table-cell table:formula="of:=[.X45]+3" office:value-type="float" office:value="81">
            <text:p>81</text:p>
          </table:table-cell>
          <table:table-cell table:style-name="ce11" table:formula="of:=[.X46]*7250/80" office:value-type="float" office:value="7340.625">
            <text:p>7341</text:p>
          </table:table-cell>
          <table:table-cell table:style-name="ce28" table:formula="of:=IF([.X46]&lt;[.$Z$13];[.$Y$13];IF([.X46]&lt;[.$Z$14];[.$Y$13]+[.$AA$14]*([.X46]-[.$Z$13]);IF([.X46]&lt;[.$Z$15];[.$Y$14]+[.$AA$15]*([.X46]-[.$Z$14]);IF([.X46]&lt;[.$Z$16];[.$Y$15]+[.$AA$16]*([.X46]-[.$Z$15]);[.$Y$16]))))" office:value-type="float" office:value="0">
            <text:p>0,0</text:p>
          </table:table-cell>
          <table:table-cell table:style-name="ce49" table:formula="of:=[.$C$4]*[.Z46]/100" office:value-type="float" office:value="0">
            <text:p>0,0</text:p>
          </table:table-cell>
          <table:table-cell table:style-name="ce26" table:formula="of:=[.AA46]*[.Y46]/[.$B$7]*[.$I$2]*[.$K$2]" office:value-type="float" office:value="0">
            <text:p>0</text:p>
          </table:table-cell>
          <table:table-cell table:style-name="ce41" table:formula="of:=[.$AA46]*[.J$2]*[.$J$7]*3.6" office:value-type="float" office:value="0">
            <text:p>0,0</text:p>
          </table:table-cell>
          <table:table-cell table:style-name="ce41" table:formula="of:=[.$AA46]*[.K$2]*[.$J$7]*3.6" office:value-type="float" office:value="0">
            <text:p>0,0</text:p>
          </table:table-cell>
          <table:table-cell table:style-name="ce52" table:formula="of:=[.AD46]-[.AC46]" office:value-type="float" office:value="0">
            <text:p>0,0</text:p>
          </table:table-cell>
          <table:table-cell table:style-name="ce53" table:formula="of:=[.AD46]/[.X46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3" table:number-columns-repeated="2"/>
          <table:table-cell table:style-name="ce42" table:number-columns-repeated="3"/>
          <table:table-cell table:number-columns-repeated="11"/>
          <table:table-cell table:formula="of:=[.X46]+3" office:value-type="float" office:value="84">
            <text:p>84</text:p>
          </table:table-cell>
          <table:table-cell table:style-name="ce11" table:formula="of:=[.X47]*7250/80" office:value-type="float" office:value="7612.5">
            <text:p>7613</text:p>
          </table:table-cell>
          <table:table-cell table:style-name="ce28" table:formula="of:=IF([.X47]&lt;[.$Z$13];[.$Y$13];IF([.X47]&lt;[.$Z$14];[.$Y$13]+[.$AA$14]*([.X47]-[.$Z$13]);IF([.X47]&lt;[.$Z$15];[.$Y$14]+[.$AA$15]*([.X47]-[.$Z$14]);IF([.X47]&lt;[.$Z$16];[.$Y$15]+[.$AA$16]*([.X47]-[.$Z$15]);[.$Y$16]))))" office:value-type="float" office:value="0">
            <text:p>0,0</text:p>
          </table:table-cell>
          <table:table-cell table:style-name="ce49" table:formula="of:=[.$C$4]*[.Z47]/100" office:value-type="float" office:value="0">
            <text:p>0,0</text:p>
          </table:table-cell>
          <table:table-cell table:style-name="ce26" table:formula="of:=[.AA47]*[.Y47]/[.$B$7]*[.$I$2]*[.$K$2]" office:value-type="float" office:value="0">
            <text:p>0</text:p>
          </table:table-cell>
          <table:table-cell table:style-name="ce41" table:formula="of:=[.$AA47]*[.J$2]*[.$J$7]*3.6" office:value-type="float" office:value="0">
            <text:p>0,0</text:p>
          </table:table-cell>
          <table:table-cell table:style-name="ce41" table:formula="of:=[.$AA47]*[.K$2]*[.$J$7]*3.6" office:value-type="float" office:value="0">
            <text:p>0,0</text:p>
          </table:table-cell>
          <table:table-cell table:style-name="ce52" table:formula="of:=[.AD47]-[.AC47]" office:value-type="float" office:value="0">
            <text:p>0,0</text:p>
          </table:table-cell>
          <table:table-cell table:style-name="ce53" table:formula="of:=[.AD47]/[.X47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2"/>
          <table:table-cell table:style-name="ce33"/>
          <table:table-cell table:style-name="ce42" table:number-columns-repeated="3"/>
          <table:table-cell table:number-columns-repeated="4"/>
          <table:table-cell table:style-name="ce45"/>
          <table:table-cell table:number-columns-repeated="2"/>
          <table:table-cell table:style-name="ce11"/>
          <table:table-cell table:style-name="ce46"/>
          <table:table-cell table:style-name="ce11" table:number-columns-repeated="2"/>
          <table:table-cell table:formula="of:=[.X47]+3" office:value-type="float" office:value="87">
            <text:p>87</text:p>
          </table:table-cell>
          <table:table-cell table:style-name="ce11" table:formula="of:=[.X48]*7250/80" office:value-type="float" office:value="7884.375">
            <text:p>7884</text:p>
          </table:table-cell>
          <table:table-cell table:style-name="ce28" table:formula="of:=IF([.X48]&lt;[.$Z$13];[.$Y$13];IF([.X48]&lt;[.$Z$14];[.$Y$13]+[.$AA$14]*([.X48]-[.$Z$13]);IF([.X48]&lt;[.$Z$15];[.$Y$14]+[.$AA$15]*([.X48]-[.$Z$14]);IF([.X48]&lt;[.$Z$16];[.$Y$15]+[.$AA$16]*([.X48]-[.$Z$15]);[.$Y$16]))))" office:value-type="float" office:value="0">
            <text:p>0,0</text:p>
          </table:table-cell>
          <table:table-cell table:style-name="ce49" table:formula="of:=[.$C$4]*[.Z48]/100" office:value-type="float" office:value="0">
            <text:p>0,0</text:p>
          </table:table-cell>
          <table:table-cell table:style-name="ce26" table:formula="of:=[.AA48]*[.Y48]/[.$B$7]*[.$I$2]*[.$K$2]" office:value-type="float" office:value="0">
            <text:p>0</text:p>
          </table:table-cell>
          <table:table-cell table:style-name="ce41" table:formula="of:=[.$AA48]*[.J$2]*[.$J$7]*3.6" office:value-type="float" office:value="0">
            <text:p>0,0</text:p>
          </table:table-cell>
          <table:table-cell table:style-name="ce41" table:formula="of:=[.$AA48]*[.K$2]*[.$J$7]*3.6" office:value-type="float" office:value="0">
            <text:p>0,0</text:p>
          </table:table-cell>
          <table:table-cell table:style-name="ce52" table:formula="of:=[.AD48]-[.AC48]" office:value-type="float" office:value="0">
            <text:p>0,0</text:p>
          </table:table-cell>
          <table:table-cell table:style-name="ce53" table:formula="of:=[.AD48]/[.X48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3" table:number-columns-repeated="2"/>
          <table:table-cell table:style-name="ce42" table:number-columns-repeated="3"/>
          <table:table-cell table:number-columns-repeated="4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formula="of:=[.X48]+3" office:value-type="float" office:value="90">
            <text:p>90</text:p>
          </table:table-cell>
          <table:table-cell table:style-name="ce11" table:formula="of:=[.X49]*7250/80" office:value-type="float" office:value="8156.25">
            <text:p>8156</text:p>
          </table:table-cell>
          <table:table-cell table:style-name="ce28" table:formula="of:=IF([.X49]&lt;[.$Z$13];[.$Y$13];IF([.X49]&lt;[.$Z$14];[.$Y$13]+[.$AA$14]*([.X49]-[.$Z$13]);IF([.X49]&lt;[.$Z$15];[.$Y$14]+[.$AA$15]*([.X49]-[.$Z$14]);IF([.X49]&lt;[.$Z$16];[.$Y$15]+[.$AA$16]*([.X49]-[.$Z$15]);[.$Y$16]))))" office:value-type="float" office:value="0">
            <text:p>0,0</text:p>
          </table:table-cell>
          <table:table-cell table:style-name="ce49" table:formula="of:=[.$C$4]*[.Z49]/100" office:value-type="float" office:value="0">
            <text:p>0,0</text:p>
          </table:table-cell>
          <table:table-cell table:style-name="ce26" table:formula="of:=[.AA49]*[.Y49]/[.$B$7]*[.$I$2]*[.$K$2]" office:value-type="float" office:value="0">
            <text:p>0</text:p>
          </table:table-cell>
          <table:table-cell table:style-name="ce41" table:formula="of:=[.$AA49]*[.J$2]*[.$J$7]*3.6" office:value-type="float" office:value="0">
            <text:p>0,0</text:p>
          </table:table-cell>
          <table:table-cell table:style-name="ce41" table:formula="of:=[.$AA49]*[.K$2]*[.$J$7]*3.6" office:value-type="float" office:value="0">
            <text:p>0,0</text:p>
          </table:table-cell>
          <table:table-cell table:style-name="ce52" table:formula="of:=[.AD49]-[.AC49]" office:value-type="float" office:value="0">
            <text:p>0,0</text:p>
          </table:table-cell>
          <table:table-cell table:style-name="ce53" table:formula="of:=[.AD49]/[.X49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2"/>
          <table:table-cell table:style-name="ce33"/>
          <table:table-cell table:style-name="ce42" table:number-columns-repeated="3"/>
          <table:table-cell table:number-columns-repeated="4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formula="of:=[.X49]+3" office:value-type="float" office:value="93">
            <text:p>93</text:p>
          </table:table-cell>
          <table:table-cell table:style-name="ce11" table:formula="of:=[.X50]*7250/80" office:value-type="float" office:value="8428.125">
            <text:p>8428</text:p>
          </table:table-cell>
          <table:table-cell table:style-name="ce28" table:formula="of:=IF([.X50]&lt;[.$Z$13];[.$Y$13];IF([.X50]&lt;[.$Z$14];[.$Y$13]+[.$AA$14]*([.X50]-[.$Z$13]);IF([.X50]&lt;[.$Z$15];[.$Y$14]+[.$AA$15]*([.X50]-[.$Z$14]);IF([.X50]&lt;[.$Z$16];[.$Y$15]+[.$AA$16]*([.X50]-[.$Z$15]);[.$Y$16]))))" office:value-type="float" office:value="0">
            <text:p>0,0</text:p>
          </table:table-cell>
          <table:table-cell table:style-name="ce49" table:formula="of:=[.$C$4]*[.Z50]/100" office:value-type="float" office:value="0">
            <text:p>0,0</text:p>
          </table:table-cell>
          <table:table-cell table:style-name="ce26" table:formula="of:=[.AA50]*[.Y50]/[.$B$7]*[.$I$2]*[.$K$2]" office:value-type="float" office:value="0">
            <text:p>0</text:p>
          </table:table-cell>
          <table:table-cell table:style-name="ce41" table:formula="of:=[.$AA50]*[.J$2]*[.$J$7]*3.6" office:value-type="float" office:value="0">
            <text:p>0,0</text:p>
          </table:table-cell>
          <table:table-cell table:style-name="ce41" table:formula="of:=[.$AA50]*[.K$2]*[.$J$7]*3.6" office:value-type="float" office:value="0">
            <text:p>0,0</text:p>
          </table:table-cell>
          <table:table-cell table:style-name="ce52" table:formula="of:=[.AD50]-[.AC50]" office:value-type="float" office:value="0">
            <text:p>0,0</text:p>
          </table:table-cell>
          <table:table-cell table:style-name="ce53" table:formula="of:=[.AD50]/[.X50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3" table:number-columns-repeated="2"/>
          <table:table-cell table:style-name="ce42" table:number-columns-repeated="3"/>
          <table:table-cell table:number-columns-repeated="4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formula="of:=[.X50]+3" office:value-type="float" office:value="96">
            <text:p>96</text:p>
          </table:table-cell>
          <table:table-cell table:style-name="ce11" table:formula="of:=[.X51]*7250/80" office:value-type="float" office:value="8700">
            <text:p>8700</text:p>
          </table:table-cell>
          <table:table-cell table:style-name="ce28" table:formula="of:=IF([.X51]&lt;[.$Z$13];[.$Y$13];IF([.X51]&lt;[.$Z$14];[.$Y$13]+[.$AA$14]*([.X51]-[.$Z$13]);IF([.X51]&lt;[.$Z$15];[.$Y$14]+[.$AA$15]*([.X51]-[.$Z$14]);IF([.X51]&lt;[.$Z$16];[.$Y$15]+[.$AA$16]*([.X51]-[.$Z$15]);[.$Y$16]))))" office:value-type="float" office:value="0">
            <text:p>0,0</text:p>
          </table:table-cell>
          <table:table-cell table:style-name="ce49" table:formula="of:=[.$C$4]*[.Z51]/100" office:value-type="float" office:value="0">
            <text:p>0,0</text:p>
          </table:table-cell>
          <table:table-cell table:style-name="ce26" table:formula="of:=[.AA51]*[.Y51]/[.$B$7]*[.$I$2]*[.$K$2]" office:value-type="float" office:value="0">
            <text:p>0</text:p>
          </table:table-cell>
          <table:table-cell table:style-name="ce41" table:formula="of:=[.$AA51]*[.J$2]*[.$J$7]*3.6" office:value-type="float" office:value="0">
            <text:p>0,0</text:p>
          </table:table-cell>
          <table:table-cell table:style-name="ce41" table:formula="of:=[.$AA51]*[.K$2]*[.$J$7]*3.6" office:value-type="float" office:value="0">
            <text:p>0,0</text:p>
          </table:table-cell>
          <table:table-cell table:style-name="ce52" table:formula="of:=[.AD51]-[.AC51]" office:value-type="float" office:value="0">
            <text:p>0,0</text:p>
          </table:table-cell>
          <table:table-cell table:style-name="ce53" table:formula="of:=[.AD51]/[.X51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2"/>
          <table:table-cell table:style-name="ce33"/>
          <table:table-cell table:style-name="ce42" table:number-columns-repeated="3"/>
          <table:table-cell table:number-columns-repeated="4"/>
          <table:table-cell table:style-name="ce45"/>
          <table:table-cell table:number-columns-repeated="6"/>
          <table:table-cell table:formula="of:=[.X51]+3" office:value-type="float" office:value="99">
            <text:p>99</text:p>
          </table:table-cell>
          <table:table-cell table:style-name="ce11" table:formula="of:=[.X52]*7250/80" office:value-type="float" office:value="8971.875">
            <text:p>8972</text:p>
          </table:table-cell>
          <table:table-cell table:style-name="ce28" table:formula="of:=IF([.X52]&lt;[.$Z$13];[.$Y$13];IF([.X52]&lt;[.$Z$14];[.$Y$13]+[.$AA$14]*([.X52]-[.$Z$13]);IF([.X52]&lt;[.$Z$15];[.$Y$14]+[.$AA$15]*([.X52]-[.$Z$14]);IF([.X52]&lt;[.$Z$16];[.$Y$15]+[.$AA$16]*([.X52]-[.$Z$15]);[.$Y$16]))))" office:value-type="float" office:value="0">
            <text:p>0,0</text:p>
          </table:table-cell>
          <table:table-cell table:style-name="ce49" table:formula="of:=[.$C$4]*[.Z52]/100" office:value-type="float" office:value="0">
            <text:p>0,0</text:p>
          </table:table-cell>
          <table:table-cell table:style-name="ce26" table:formula="of:=[.AA52]*[.Y52]/[.$B$7]*[.$I$2]*[.$K$2]" office:value-type="float" office:value="0">
            <text:p>0</text:p>
          </table:table-cell>
          <table:table-cell table:style-name="ce41" table:formula="of:=[.$AA52]*[.J$2]*[.$J$7]*3.6" office:value-type="float" office:value="0">
            <text:p>0,0</text:p>
          </table:table-cell>
          <table:table-cell table:style-name="ce41" table:formula="of:=[.$AA52]*[.K$2]*[.$J$7]*3.6" office:value-type="float" office:value="0">
            <text:p>0,0</text:p>
          </table:table-cell>
          <table:table-cell table:style-name="ce52" table:formula="of:=[.AD52]-[.AC52]" office:value-type="float" office:value="0">
            <text:p>0,0</text:p>
          </table:table-cell>
          <table:table-cell table:style-name="ce53" table:formula="of:=[.AD52]/[.X52]" office:value-type="percentage" office:value="0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3" table:number-columns-repeated="2"/>
          <table:table-cell table:style-name="ce42" table:number-columns-repeated="3"/>
          <table:table-cell table:number-columns-repeated="11"/>
          <table:table-cell table:formula="of:=[.X52]+3" office:value-type="float" office:value="102">
            <text:p>102</text:p>
          </table:table-cell>
          <table:table-cell table:style-name="ce11" table:formula="of:=[.X53]*7250/80" office:value-type="float" office:value="9243.75">
            <text:p>9244</text:p>
          </table:table-cell>
          <table:table-cell table:style-name="ce28" table:formula="of:=IF([.X53]&lt;[.$Z$13];[.$Y$13];IF([.X53]&lt;[.$Z$14];[.$Y$13]+[.$AA$14]*([.X53]-[.$Z$13]);IF([.X53]&lt;[.$Z$15];[.$Y$14]+[.$AA$15]*([.X53]-[.$Z$14]);IF([.X53]&lt;[.$Z$16];[.$Y$15]+[.$AA$16]*([.X53]-[.$Z$15]);[.$Y$16]))))" office:value-type="float" office:value="0">
            <text:p>0,0</text:p>
          </table:table-cell>
          <table:table-cell table:style-name="ce49" table:formula="of:=[.$C$4]*[.Z53]/100" office:value-type="float" office:value="0">
            <text:p>0,0</text:p>
          </table:table-cell>
          <table:table-cell table:style-name="ce26" table:formula="of:=[.AA53]*[.Y53]/[.$B$7]*[.$I$2]*[.$K$2]" office:value-type="float" office:value="0">
            <text:p>0</text:p>
          </table:table-cell>
          <table:table-cell table:style-name="ce41" table:formula="of:=[.$AA53]*[.J$2]*[.$J$7]*3.6" office:value-type="float" office:value="0">
            <text:p>0,0</text:p>
          </table:table-cell>
          <table:table-cell table:style-name="ce41" table:formula="of:=[.$AA53]*[.K$2]*[.$J$7]*3.6" office:value-type="float" office:value="0">
            <text:p>0,0</text:p>
          </table:table-cell>
          <table:table-cell table:style-name="ce52" table:formula="of:=[.AD53]-[.AC53]" office:value-type="float" office:value="0">
            <text:p>0,0</text:p>
          </table:table-cell>
          <table:table-cell table:style-name="ce53" table:formula="of:=[.AD53]/[.X53]" office:value-type="percentage" office:value="0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32"/>
          <table:table-cell table:style-name="ce33"/>
          <table:table-cell table:style-name="ce42" table:number-columns-repeated="3"/>
          <table:table-cell table:number-columns-repeated="21"/>
        </table:table-row>
        <table:table-row table:style-name="ro2">
          <table:table-cell table:number-columns-repeated="7"/>
          <table:table-cell table:style-name="ce33"/>
          <table:table-cell table:style-name="ce38"/>
          <table:table-cell table:style-name="ce43"/>
          <table:table-cell table:style-name="ce44" table:number-columns-repeated="2"/>
          <table:table-cell table:style-name="ce33" table:number-columns-repeated="2"/>
          <table:table-cell table:number-columns-repeated="12"/>
          <table:table-cell table:style-name="ce29" office:value-type="string">
            <text:p>Max:</text:p>
          </table:table-cell>
          <table:table-cell table:style-name="ce50" table:formula="of:=MAX([.AB19:.AB53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6"/>
          <table:table-cell table:style-name="ce29"/>
          <table:table-cell table:style-name="ce50"/>
          <table:table-cell table:number-columns-repeated="5"/>
        </table:table-row>
        <table:table-row table:style-name="ro2">
          <table:table-cell table:number-columns-repeated="26"/>
          <table:table-cell table:style-name="ce29"/>
          <table:table-cell table:style-name="ce51"/>
          <table:table-cell table:number-columns-repeated="5"/>
        </table:table-row>
        <table:table-row table:style-name="ro2" table:number-rows-repeated="1048517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Recupmap_80_A" table:style-name="ta1">
        <table:shapes>
          <draw:frame draw:z-index="0" draw:style-name="gr1" svg:width="23.079cm" svg:height="14.769cm" svg:x="20.321cm" svg:y="0.001cm">
            <draw:object draw:notify-on-update-of-ranges="Recupmap_80_A.A11:Recupmap_80_A.A45 Recupmap_80_A.G10:Recupmap_80_A.G10 Recupmap_80_A.G11:Recupmap_80_A.G45 Recupmap_80_A.A11:Recupmap_80_A.A45 Recupmap_80_A.D10:Recupmap_80_A.D10 Recupmap_80_A.D11:Recupmap_80_A.D45 Recupmap_80_A.A11:Recupmap_80_A.A45 Recupmap_80_A.H10:Recupmap_80_A.H10 Recupmap_80_A.H11:Recupmap_80_A.H45 Recupmap_80_A.A11:Recupmap_80_A.A45 Recupmap_80_A.E10:Recupmap_80_A.E10 Recupmap_80_A.E11:Recupmap_80_A.E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4">
          <table:table-cell table:style-name="ce5" office:value-type="string">
            <text:p>PeakTrq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Scale</text:p>
          </table:table-cell>
          <table:table-cell table:number-columns-repeated="12"/>
          <table:table-cell table:style-name="ce1" table:number-columns-repeated="2"/>
          <table:table-cell table:number-columns-repeated="1007"/>
        </table:table-row>
        <table:table-row table:style-name="ro4">
          <table:table-cell table:style-name="ce54" table:formula="of:=[$Powermap_80.$C$4]" office:value-type="float" office:value="70.125">
            <text:p>70,125</text:p>
          </table:table-cell>
          <table:table-cell table:number-columns-repeated="2" table:style-name="ce15" office:value-type="percentage" office:value="1">
            <text:p>100%</text:p>
          </table:table-cell>
          <table:table-cell/>
          <table:table-cell table:style-name="ce67" table:formula="of:=30/PI()" office:value-type="float" office:value="9.54929658551372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5" office:value-type="string">
            <text:p>Neutral</text:p>
          </table:table-cell>
          <table:table-cell table:style-name="ce30" office:value-type="string">
            <text:p>Torque%</text:p>
          </table:table-cell>
          <table:table-cell table:style-name="ce30" office:value-type="string">
            <text:p>Speed</text:p>
          </table:table-cell>
          <table:table-cell/>
          <table:table-cell table:style-name="ce68" office:value-type="string">
            <text:p>Brake</text:p>
          </table:table-cell>
          <table:table-cell table:style-name="ce30" office:value-type="string">
            <text:p>Torque%</text:p>
          </table:table-cell>
          <table:table-cell table:style-name="ce30" office:value-type="string">
            <text:p>Speed</text:p>
          </table:table-cell>
          <table:table-cell table:style-name="ce30"/>
          <table:table-cell table:number-columns-repeated="7"/>
          <table:table-cell table:style-name="ce29"/>
          <table:table-cell table:style-name="ce1"/>
          <table:table-cell table:number-columns-repeated="1007"/>
        </table:table-row>
        <table:table-row table:style-name="ro2">
          <table:table-cell table:style-name="ce15" office:value-type="percentage" office:value="0.25">
            <text:p>25%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33">
            <text:p>33</text:p>
          </table:table-cell>
          <table:table-cell/>
          <table:table-cell table:style-name="ce15" office:value-type="percentage" office:value="0.5">
            <text:p>50%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23">
            <text:p>2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56" table:formula="of:=FLOOR([.A5]/180*INT(182*[.$C$2]);0.001)" office:value-type="percentage" office:value="0.252">
            <text:p>25,2%</text:p>
          </table:table-cell>
          <table:table-cell table:style-name="ce48" office:value-type="float" office:value="86">
            <text:p>86</text:p>
          </table:table-cell>
          <table:table-cell table:style-name="ce48" office:value-type="float" office:value="48">
            <text:p>48</text:p>
          </table:table-cell>
          <table:table-cell table:style-name="ce62" table:formula="of:=([.B6]-[.B5])/([.C6]-[.C5])" office:value-type="float" office:value="-0.933333333333333">
            <text:p>-0,93</text:p>
          </table:table-cell>
          <table:table-cell table:style-name="ce56" table:formula="of:=FLOOR([.E5]/180*INT(182*[.$C$2]);0.001)" office:value-type="percentage" office:value="0.505">
            <text:p>50,5%</text:p>
          </table:table-cell>
          <table:table-cell table:style-name="ce48" office:value-type="float" office:value="64">
            <text:p>64</text:p>
          </table:table-cell>
          <table:table-cell table:style-name="ce48" office:value-type="float" office:value="35">
            <text:p>35</text:p>
          </table:table-cell>
          <table:table-cell table:style-name="ce62" table:formula="of:=([.F6]-[.F5])/([.G6]-[.G5])" office:value-type="float" office:value="-3">
            <text:p>-3,00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45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style-name="ce48" office:value-type="float" office:value="66">
            <text:p>66</text:p>
          </table:table-cell>
          <table:table-cell table:style-name="ce48" office:value-type="float" office:value="69">
            <text:p>69</text:p>
          </table:table-cell>
          <table:table-cell table:style-name="ce62" table:formula="of:=([.B7]-[.B6])/([.C7]-[.C6])" office:value-type="float" office:value="-0.952380952380952">
            <text:p>-0,95</text:p>
          </table:table-cell>
          <table:table-cell/>
          <table:table-cell table:style-name="ce48" office:value-type="float" office:value="40">
            <text:p>40</text:p>
          </table:table-cell>
          <table:table-cell table:style-name="ce48" office:value-type="float" office:value="56">
            <text:p>56</text:p>
          </table:table-cell>
          <table:table-cell table:style-name="ce62" table:formula="of:=([.F7]-[.F6])/([.G7]-[.G6])" office:value-type="float" office:value="-1.14285714285714">
            <text:p>-1,14</text:p>
          </table:table-cell>
          <table:table-cell table:number-columns-repeated="6"/>
          <table:table-cell table:style-name="ce1"/>
          <table:table-cell table:style-name="ce80" table:number-columns-repeated="2"/>
          <table:table-cell table:style-name="ce57" table:number-columns-repeated="12"/>
          <table:table-cell table:style-name="ce83"/>
          <table:table-cell table:style-name="ce60" table:number-columns-repeated="3"/>
          <table:table-cell table:style-name="ce57" table:number-columns-repeated="991"/>
        </table:table-row>
        <table:table-row table:style-name="ro1">
          <table:table-cell table:style-name="ce57"/>
          <table:table-cell table:style-name="ce48" office:value-type="float" office:value="50">
            <text:p>50</text:p>
          </table:table-cell>
          <table:table-cell table:style-name="ce48" office:value-type="float" office:value="90">
            <text:p>90</text:p>
          </table:table-cell>
          <table:table-cell table:style-name="ce62" table:formula="of:=([.B8]-[.B7])/([.C8]-[.C7])" office:value-type="float" office:value="-0.761904761904762">
            <text:p>-0,76</text:p>
          </table:table-cell>
          <table:table-cell/>
          <table:table-cell table:style-name="ce48" office:value-type="float" office:value="25">
            <text:p>25</text:p>
          </table:table-cell>
          <table:table-cell table:style-name="ce48" office:value-type="float" office:value="90">
            <text:p>90</text:p>
          </table:table-cell>
          <table:table-cell table:style-name="ce62" table:formula="of:=([.F8]-[.F7])/([.G8]-[.G7])" office:value-type="float" office:value="-0.441176470588235">
            <text:p>-0,44</text:p>
          </table:table-cell>
          <table:table-cell table:number-columns-repeated="6"/>
          <table:table-cell table:style-name="ce78"/>
          <table:table-cell table:style-name="ce80" table:number-columns-repeated="2"/>
          <table:table-cell table:style-name="ce57" table:number-columns-repeated="12"/>
          <table:table-cell table:style-name="ce83"/>
          <table:table-cell table:style-name="ce60" table:number-columns-repeated="3"/>
          <table:table-cell table:style-name="ce57" table:number-columns-repeated="991"/>
        </table:table-row>
        <table:table-row table:style-name="ro5">
          <table:table-cell table:style-name="ce57" table:number-columns-repeated="16"/>
          <table:table-cell table:style-name="ce80"/>
          <table:table-cell table:style-name="ce57" table:number-columns-repeated="1007"/>
        </table:table-row>
        <table:table-row table:style-name="ro5">
          <table:table-cell table:style-name="ce58" office:value-type="string">
            <text:p>kph</text:p>
          </table:table-cell>
          <table:table-cell table:style-name="ce58" office:value-type="string">
            <text:p>rpm</text:p>
          </table:table-cell>
          <table:table-cell table:style-name="ce58" office:value-type="string">
            <text:p>Ntr_Trq_%</text:p>
          </table:table-cell>
          <table:table-cell table:style-name="ce58" office:value-type="string">
            <text:p>Ntr_Trq</text:p>
          </table:table-cell>
          <table:table-cell table:style-name="ce58" office:value-type="string">
            <text:p>Ntr_Pwr</text:p>
          </table:table-cell>
          <table:table-cell table:style-name="ce58" office:value-type="string">
            <text:p>Brk_Trq_%</text:p>
          </table:table-cell>
          <table:table-cell table:style-name="ce58" office:value-type="string">
            <text:p>Brk_Trq</text:p>
          </table:table-cell>
          <table:table-cell table:style-name="ce58" office:value-type="string">
            <text:p>Brk_Pwr</text:p>
          </table:table-cell>
          <table:table-cell table:style-name="ce57" table:number-columns-repeated="6"/>
          <table:table-cell table:style-name="ce58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office:value-type="float" office:value="0">
            <text:p>0</text:p>
          </table:table-cell>
          <table:table-cell table:style-name="ce60" table:formula="of:=[.A11]*7250/80" office:value-type="float" office:value="0">
            <text:p>0</text:p>
          </table:table-cell>
          <table:table-cell table:style-name="ce61" table:formula="of:=IF([.A11]&lt;[.$C$5];[.$B$5];IF([.A11]&lt;[.$C$6];[.$B$5]+[.$D$6]*([.A11]-[.$C$5]);IF([.A11]&lt;[.$C$7];[.$B$6]+[.$D$7]*([.A11]-[.$C$6]);IF([.A11]&lt;[.$C$8];[.$B$7]+[.$D$8]*([.A11]-[.$C$7]);[.$B$8]))))" office:value-type="float" office:value="100">
            <text:p>100,0</text:p>
          </table:table-cell>
          <table:table-cell table:style-name="ce63" table:formula="of:=[.$A$2]*[.C11]/100*[.$A$6]" office:value-type="float" office:value="17.6715">
            <text:p>17,7</text:p>
          </table:table-cell>
          <table:table-cell table:style-name="ce69" table:formula="of:=[.D11]*[.B11]/[.$E$2]*[.$B$2]" office:value-type="float" office:value="0">
            <text:p>0</text:p>
          </table:table-cell>
          <table:table-cell table:style-name="ce61" table:formula="of:=IF([.A11]&lt;[.$G$5];[.$F$5];IF([.A11]&lt;[.$G$6];[.$F$5]+[.$H$6]*([.A11]-[.$G$5]);IF([.A11]&lt;[.$G$7];[.$F$6]+[.$H$7]*([.A11]-[.$G$6]);IF([.A11]&lt;[.$G$8];[.$F$7]+[.$H$8]*([.A11]-[.$G$7]);[.$F$8]))))" office:value-type="float" office:value="100">
            <text:p>100,0</text:p>
          </table:table-cell>
          <table:table-cell table:style-name="ce74" table:formula="of:=[.$A$2]*[.F11]/100*[.$E$6]" office:value-type="float" office:value="35.413125">
            <text:p>35,4</text:p>
          </table:table-cell>
          <table:table-cell table:style-name="ce69" table:formula="of:=[.G11]*[.B11]/[.$E$2]*[.$B$2]" office:value-type="float" office:value="0">
            <text:p>0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1]+3" office:value-type="float" office:value="3">
            <text:p>3</text:p>
          </table:table-cell>
          <table:table-cell table:style-name="ce60" table:formula="of:=[.A12]*7250/80" office:value-type="float" office:value="271.875">
            <text:p>272</text:p>
          </table:table-cell>
          <table:table-cell table:style-name="ce61" table:formula="of:=IF([.A12]&lt;[.$C$5];[.$B$5];IF([.A12]&lt;[.$C$6];[.$B$5]+[.$D$6]*([.A12]-[.$C$5]);IF([.A12]&lt;[.$C$7];[.$B$6]+[.$D$7]*([.A12]-[.$C$6]);IF([.A12]&lt;[.$C$8];[.$B$7]+[.$D$8]*([.A12]-[.$C$7]);[.$B$8]))))" office:value-type="float" office:value="100">
            <text:p>100,0</text:p>
          </table:table-cell>
          <table:table-cell table:style-name="ce63" table:formula="of:=[.$A$2]*[.C12]/100*[.$A$6]" office:value-type="float" office:value="17.6715">
            <text:p>17,7</text:p>
          </table:table-cell>
          <table:table-cell table:style-name="ce69" table:formula="of:=[.D12]*[.B12]/[.$E$2]*[.$B$2]" office:value-type="float" office:value="503.119682112328">
            <text:p>503</text:p>
          </table:table-cell>
          <table:table-cell table:style-name="ce61" table:formula="of:=IF([.A12]&lt;[.$G$5];[.$F$5];IF([.A12]&lt;[.$G$6];[.$F$5]+[.$H$6]*([.A12]-[.$G$5]);IF([.A12]&lt;[.$G$7];[.$F$6]+[.$H$7]*([.A12]-[.$G$6]);IF([.A12]&lt;[.$G$8];[.$F$7]+[.$H$8]*([.A12]-[.$G$7]);[.$F$8]))))" office:value-type="float" office:value="100">
            <text:p>100,0</text:p>
          </table:table-cell>
          <table:table-cell table:style-name="ce63" table:formula="of:=[.$A$2]*[.F12]/100*[.$E$6]" office:value-type="float" office:value="35.413125">
            <text:p>35,4</text:p>
          </table:table-cell>
          <table:table-cell table:style-name="ce69" table:formula="of:=[.G12]*[.B12]/[.$E$2]*[.$B$2]" office:value-type="float" office:value="1008.2358708997">
            <text:p>1.008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2]+3" office:value-type="float" office:value="6">
            <text:p>6</text:p>
          </table:table-cell>
          <table:table-cell table:style-name="ce60" table:formula="of:=[.A13]*7250/80" office:value-type="float" office:value="543.75">
            <text:p>544</text:p>
          </table:table-cell>
          <table:table-cell table:style-name="ce61" table:formula="of:=IF([.A13]&lt;[.$C$5];[.$B$5];IF([.A13]&lt;[.$C$6];[.$B$5]+[.$D$6]*([.A13]-[.$C$5]);IF([.A13]&lt;[.$C$7];[.$B$6]+[.$D$7]*([.A13]-[.$C$6]);IF([.A13]&lt;[.$C$8];[.$B$7]+[.$D$8]*([.A13]-[.$C$7]);[.$B$8]))))" office:value-type="float" office:value="100">
            <text:p>100,0</text:p>
          </table:table-cell>
          <table:table-cell table:style-name="ce63" table:formula="of:=[.$A$2]*[.C13]/100*[.$A$6]" office:value-type="float" office:value="17.6715">
            <text:p>17,7</text:p>
          </table:table-cell>
          <table:table-cell table:style-name="ce69" table:formula="of:=[.D13]*[.B13]/[.$E$2]*[.$B$2]" office:value-type="float" office:value="1006.23936422466">
            <text:p>1.006</text:p>
          </table:table-cell>
          <table:table-cell table:style-name="ce61" table:formula="of:=IF([.A13]&lt;[.$G$5];[.$F$5];IF([.A13]&lt;[.$G$6];[.$F$5]+[.$H$6]*([.A13]-[.$G$5]);IF([.A13]&lt;[.$G$7];[.$F$6]+[.$H$7]*([.A13]-[.$G$6]);IF([.A13]&lt;[.$G$8];[.$F$7]+[.$H$8]*([.A13]-[.$G$7]);[.$F$8]))))" office:value-type="float" office:value="100">
            <text:p>100,0</text:p>
          </table:table-cell>
          <table:table-cell table:style-name="ce63" table:formula="of:=[.$A$2]*[.F13]/100*[.$E$6]" office:value-type="float" office:value="35.413125">
            <text:p>35,4</text:p>
          </table:table-cell>
          <table:table-cell table:style-name="ce69" table:formula="of:=[.G13]*[.B13]/[.$E$2]*[.$B$2]" office:value-type="float" office:value="2016.47174179941">
            <text:p>2.016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3]+3" office:value-type="float" office:value="9">
            <text:p>9</text:p>
          </table:table-cell>
          <table:table-cell table:style-name="ce60" table:formula="of:=[.A14]*7250/80" office:value-type="float" office:value="815.625">
            <text:p>816</text:p>
          </table:table-cell>
          <table:table-cell table:style-name="ce61" table:formula="of:=IF([.A14]&lt;[.$C$5];[.$B$5];IF([.A14]&lt;[.$C$6];[.$B$5]+[.$D$6]*([.A14]-[.$C$5]);IF([.A14]&lt;[.$C$7];[.$B$6]+[.$D$7]*([.A14]-[.$C$6]);IF([.A14]&lt;[.$C$8];[.$B$7]+[.$D$8]*([.A14]-[.$C$7]);[.$B$8]))))" office:value-type="float" office:value="100">
            <text:p>100,0</text:p>
          </table:table-cell>
          <table:table-cell table:style-name="ce63" table:formula="of:=[.$A$2]*[.C14]/100*[.$A$6]" office:value-type="float" office:value="17.6715">
            <text:p>17,7</text:p>
          </table:table-cell>
          <table:table-cell table:style-name="ce69" table:formula="of:=[.D14]*[.B14]/[.$E$2]*[.$B$2]" office:value-type="float" office:value="1509.35904633698">
            <text:p>1.509</text:p>
          </table:table-cell>
          <table:table-cell table:style-name="ce61" table:formula="of:=IF([.A14]&lt;[.$G$5];[.$F$5];IF([.A14]&lt;[.$G$6];[.$F$5]+[.$H$6]*([.A14]-[.$G$5]);IF([.A14]&lt;[.$G$7];[.$F$6]+[.$H$7]*([.A14]-[.$G$6]);IF([.A14]&lt;[.$G$8];[.$F$7]+[.$H$8]*([.A14]-[.$G$7]);[.$F$8]))))" office:value-type="float" office:value="100">
            <text:p>100,0</text:p>
          </table:table-cell>
          <table:table-cell table:style-name="ce63" table:formula="of:=[.$A$2]*[.F14]/100*[.$E$6]" office:value-type="float" office:value="35.413125">
            <text:p>35,4</text:p>
          </table:table-cell>
          <table:table-cell table:style-name="ce69" table:formula="of:=[.G14]*[.B14]/[.$E$2]*[.$B$2]" office:value-type="float" office:value="3024.70761269911">
            <text:p>3.025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4]+3" office:value-type="float" office:value="12">
            <text:p>12</text:p>
          </table:table-cell>
          <table:table-cell table:style-name="ce60" table:formula="of:=[.A15]*7250/80" office:value-type="float" office:value="1087.5">
            <text:p>1088</text:p>
          </table:table-cell>
          <table:table-cell table:style-name="ce61" table:formula="of:=IF([.A15]&lt;[.$C$5];[.$B$5];IF([.A15]&lt;[.$C$6];[.$B$5]+[.$D$6]*([.A15]-[.$C$5]);IF([.A15]&lt;[.$C$7];[.$B$6]+[.$D$7]*([.A15]-[.$C$6]);IF([.A15]&lt;[.$C$8];[.$B$7]+[.$D$8]*([.A15]-[.$C$7]);[.$B$8]))))" office:value-type="float" office:value="100">
            <text:p>100,0</text:p>
          </table:table-cell>
          <table:table-cell table:style-name="ce63" table:formula="of:=[.$A$2]*[.C15]/100*[.$A$6]" office:value-type="float" office:value="17.6715">
            <text:p>17,7</text:p>
          </table:table-cell>
          <table:table-cell table:style-name="ce69" table:formula="of:=[.D15]*[.B15]/[.$E$2]*[.$B$2]" office:value-type="float" office:value="2012.47872844931">
            <text:p>2.012</text:p>
          </table:table-cell>
          <table:table-cell table:style-name="ce61" table:formula="of:=IF([.A15]&lt;[.$G$5];[.$F$5];IF([.A15]&lt;[.$G$6];[.$F$5]+[.$H$6]*([.A15]-[.$G$5]);IF([.A15]&lt;[.$G$7];[.$F$6]+[.$H$7]*([.A15]-[.$G$6]);IF([.A15]&lt;[.$G$8];[.$F$7]+[.$H$8]*([.A15]-[.$G$7]);[.$F$8]))))" office:value-type="float" office:value="100">
            <text:p>100,0</text:p>
          </table:table-cell>
          <table:table-cell table:style-name="ce63" table:formula="of:=[.$A$2]*[.F15]/100*[.$E$6]" office:value-type="float" office:value="35.413125">
            <text:p>35,4</text:p>
          </table:table-cell>
          <table:table-cell table:style-name="ce69" table:formula="of:=[.G15]*[.B15]/[.$E$2]*[.$B$2]" office:value-type="float" office:value="4032.94348359882">
            <text:p>4.033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5]+3" office:value-type="float" office:value="15">
            <text:p>15</text:p>
          </table:table-cell>
          <table:table-cell table:style-name="ce60" table:formula="of:=[.A16]*7250/80" office:value-type="float" office:value="1359.375">
            <text:p>1359</text:p>
          </table:table-cell>
          <table:table-cell table:style-name="ce61" table:formula="of:=IF([.A16]&lt;[.$C$5];[.$B$5];IF([.A16]&lt;[.$C$6];[.$B$5]+[.$D$6]*([.A16]-[.$C$5]);IF([.A16]&lt;[.$C$7];[.$B$6]+[.$D$7]*([.A16]-[.$C$6]);IF([.A16]&lt;[.$C$8];[.$B$7]+[.$D$8]*([.A16]-[.$C$7]);[.$B$8]))))" office:value-type="float" office:value="100">
            <text:p>100,0</text:p>
          </table:table-cell>
          <table:table-cell table:style-name="ce63" table:formula="of:=[.$A$2]*[.C16]/100*[.$A$6]" office:value-type="float" office:value="17.6715">
            <text:p>17,7</text:p>
          </table:table-cell>
          <table:table-cell table:style-name="ce69" table:formula="of:=[.D16]*[.B16]/[.$E$2]*[.$B$2]" office:value-type="float" office:value="2515.59841056164">
            <text:p>2.516</text:p>
          </table:table-cell>
          <table:table-cell table:style-name="ce61" table:formula="of:=IF([.A16]&lt;[.$G$5];[.$F$5];IF([.A16]&lt;[.$G$6];[.$F$5]+[.$H$6]*([.A16]-[.$G$5]);IF([.A16]&lt;[.$G$7];[.$F$6]+[.$H$7]*([.A16]-[.$G$6]);IF([.A16]&lt;[.$G$8];[.$F$7]+[.$H$8]*([.A16]-[.$G$7]);[.$F$8]))))" office:value-type="float" office:value="100">
            <text:p>100,0</text:p>
          </table:table-cell>
          <table:table-cell table:style-name="ce63" table:formula="of:=[.$A$2]*[.F16]/100*[.$E$6]" office:value-type="float" office:value="35.413125">
            <text:p>35,4</text:p>
          </table:table-cell>
          <table:table-cell table:style-name="ce69" table:formula="of:=[.G16]*[.B16]/[.$E$2]*[.$B$2]" office:value-type="float" office:value="5041.17935449852">
            <text:p>5.041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6]+3" office:value-type="float" office:value="18">
            <text:p>18</text:p>
          </table:table-cell>
          <table:table-cell table:style-name="ce60" table:formula="of:=[.A17]*7250/80" office:value-type="float" office:value="1631.25">
            <text:p>1631</text:p>
          </table:table-cell>
          <table:table-cell table:style-name="ce61" table:formula="of:=IF([.A17]&lt;[.$C$5];[.$B$5];IF([.A17]&lt;[.$C$6];[.$B$5]+[.$D$6]*([.A17]-[.$C$5]);IF([.A17]&lt;[.$C$7];[.$B$6]+[.$D$7]*([.A17]-[.$C$6]);IF([.A17]&lt;[.$C$8];[.$B$7]+[.$D$8]*([.A17]-[.$C$7]);[.$B$8]))))" office:value-type="float" office:value="100">
            <text:p>100,0</text:p>
          </table:table-cell>
          <table:table-cell table:style-name="ce63" table:formula="of:=[.$A$2]*[.C17]/100*[.$A$6]" office:value-type="float" office:value="17.6715">
            <text:p>17,7</text:p>
          </table:table-cell>
          <table:table-cell table:style-name="ce69" table:formula="of:=[.D17]*[.B17]/[.$E$2]*[.$B$2]" office:value-type="float" office:value="3018.71809267397">
            <text:p>3.019</text:p>
          </table:table-cell>
          <table:table-cell table:style-name="ce61" table:formula="of:=IF([.A17]&lt;[.$G$5];[.$F$5];IF([.A17]&lt;[.$G$6];[.$F$5]+[.$H$6]*([.A17]-[.$G$5]);IF([.A17]&lt;[.$G$7];[.$F$6]+[.$H$7]*([.A17]-[.$G$6]);IF([.A17]&lt;[.$G$8];[.$F$7]+[.$H$8]*([.A17]-[.$G$7]);[.$F$8]))))" office:value-type="float" office:value="100">
            <text:p>100,0</text:p>
          </table:table-cell>
          <table:table-cell table:style-name="ce63" table:formula="of:=[.$A$2]*[.F17]/100*[.$E$6]" office:value-type="float" office:value="35.413125">
            <text:p>35,4</text:p>
          </table:table-cell>
          <table:table-cell table:style-name="ce69" table:formula="of:=[.G17]*[.B17]/[.$E$2]*[.$B$2]" office:value-type="float" office:value="6049.41522539823">
            <text:p>6.049</text:p>
          </table:table-cell>
          <table:table-cell table:style-name="ce57" table:number-columns-repeated="6"/>
          <table:table-cell table:style-name="ce79"/>
          <table:table-cell table:style-name="ce58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7]+3" office:value-type="float" office:value="21">
            <text:p>21</text:p>
          </table:table-cell>
          <table:table-cell table:style-name="ce60" table:formula="of:=[.A18]*7250/80" office:value-type="float" office:value="1903.125">
            <text:p>1903</text:p>
          </table:table-cell>
          <table:table-cell table:style-name="ce61" table:formula="of:=IF([.A18]&lt;[.$C$5];[.$B$5];IF([.A18]&lt;[.$C$6];[.$B$5]+[.$D$6]*([.A18]-[.$C$5]);IF([.A18]&lt;[.$C$7];[.$B$6]+[.$D$7]*([.A18]-[.$C$6]);IF([.A18]&lt;[.$C$8];[.$B$7]+[.$D$8]*([.A18]-[.$C$7]);[.$B$8]))))" office:value-type="float" office:value="100">
            <text:p>100,0</text:p>
          </table:table-cell>
          <table:table-cell table:style-name="ce63" table:formula="of:=[.$A$2]*[.C18]/100*[.$A$6]" office:value-type="float" office:value="17.6715">
            <text:p>17,7</text:p>
          </table:table-cell>
          <table:table-cell table:style-name="ce69" table:formula="of:=[.D18]*[.B18]/[.$E$2]*[.$B$2]" office:value-type="float" office:value="3521.83777478629">
            <text:p>3.522</text:p>
          </table:table-cell>
          <table:table-cell table:style-name="ce61" table:formula="of:=IF([.A18]&lt;[.$G$5];[.$F$5];IF([.A18]&lt;[.$G$6];[.$F$5]+[.$H$6]*([.A18]-[.$G$5]);IF([.A18]&lt;[.$G$7];[.$F$6]+[.$H$7]*([.A18]-[.$G$6]);IF([.A18]&lt;[.$G$8];[.$F$7]+[.$H$8]*([.A18]-[.$G$7]);[.$F$8]))))" office:value-type="float" office:value="100">
            <text:p>100,0</text:p>
          </table:table-cell>
          <table:table-cell table:style-name="ce63" table:formula="of:=[.$A$2]*[.F18]/100*[.$E$6]" office:value-type="float" office:value="35.413125">
            <text:p>35,4</text:p>
          </table:table-cell>
          <table:table-cell table:style-name="ce69" table:formula="of:=[.G18]*[.B18]/[.$E$2]*[.$B$2]" office:value-type="float" office:value="7057.65109629793">
            <text:p>7.05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8]+3" office:value-type="float" office:value="24">
            <text:p>24</text:p>
          </table:table-cell>
          <table:table-cell table:style-name="ce60" table:formula="of:=[.A19]*7250/80" office:value-type="float" office:value="2175">
            <text:p>2175</text:p>
          </table:table-cell>
          <table:table-cell table:style-name="ce61" table:formula="of:=IF([.A19]&lt;[.$C$5];[.$B$5];IF([.A19]&lt;[.$C$6];[.$B$5]+[.$D$6]*([.A19]-[.$C$5]);IF([.A19]&lt;[.$C$7];[.$B$6]+[.$D$7]*([.A19]-[.$C$6]);IF([.A19]&lt;[.$C$8];[.$B$7]+[.$D$8]*([.A19]-[.$C$7]);[.$B$8]))))" office:value-type="float" office:value="100">
            <text:p>100,0</text:p>
          </table:table-cell>
          <table:table-cell table:style-name="ce63" table:formula="of:=[.$A$2]*[.C19]/100*[.$A$6]" office:value-type="float" office:value="17.6715">
            <text:p>17,7</text:p>
          </table:table-cell>
          <table:table-cell table:style-name="ce69" table:formula="of:=[.D19]*[.B19]/[.$E$2]*[.$B$2]" office:value-type="float" office:value="4024.95745689862">
            <text:p>4.025</text:p>
          </table:table-cell>
          <table:table-cell table:style-name="ce61" table:formula="of:=IF([.A19]&lt;[.$G$5];[.$F$5];IF([.A19]&lt;[.$G$6];[.$F$5]+[.$H$6]*([.A19]-[.$G$5]);IF([.A19]&lt;[.$G$7];[.$F$6]+[.$H$7]*([.A19]-[.$G$6]);IF([.A19]&lt;[.$G$8];[.$F$7]+[.$H$8]*([.A19]-[.$G$7]);[.$F$8]))))" office:value-type="float" office:value="97">
            <text:p>97,0</text:p>
          </table:table-cell>
          <table:table-cell table:style-name="ce63" table:formula="of:=[.$A$2]*[.F19]/100*[.$E$6]" office:value-type="float" office:value="34.35073125">
            <text:p>34,4</text:p>
          </table:table-cell>
          <table:table-cell table:style-name="ce69" table:formula="of:=[.G19]*[.B19]/[.$E$2]*[.$B$2]" office:value-type="float" office:value="7823.9103581817">
            <text:p>7.82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9]+3" office:value-type="float" office:value="27">
            <text:p>27</text:p>
          </table:table-cell>
          <table:table-cell table:style-name="ce60" table:formula="of:=[.A20]*7250/80" office:value-type="float" office:value="2446.875">
            <text:p>2447</text:p>
          </table:table-cell>
          <table:table-cell table:style-name="ce61" table:formula="of:=IF([.A20]&lt;[.$C$5];[.$B$5];IF([.A20]&lt;[.$C$6];[.$B$5]+[.$D$6]*([.A20]-[.$C$5]);IF([.A20]&lt;[.$C$7];[.$B$6]+[.$D$7]*([.A20]-[.$C$6]);IF([.A20]&lt;[.$C$8];[.$B$7]+[.$D$8]*([.A20]-[.$C$7]);[.$B$8]))))" office:value-type="float" office:value="100">
            <text:p>100,0</text:p>
          </table:table-cell>
          <table:table-cell table:style-name="ce63" table:formula="of:=[.$A$2]*[.C20]/100*[.$A$6]" office:value-type="float" office:value="17.6715">
            <text:p>17,7</text:p>
          </table:table-cell>
          <table:table-cell table:style-name="ce69" table:formula="of:=[.D20]*[.B20]/[.$E$2]*[.$B$2]" office:value-type="float" office:value="4528.07713901095">
            <text:p>4.528</text:p>
          </table:table-cell>
          <table:table-cell table:style-name="ce61" table:formula="of:=IF([.A20]&lt;[.$G$5];[.$F$5];IF([.A20]&lt;[.$G$6];[.$F$5]+[.$H$6]*([.A20]-[.$G$5]);IF([.A20]&lt;[.$G$7];[.$F$6]+[.$H$7]*([.A20]-[.$G$6]);IF([.A20]&lt;[.$G$8];[.$F$7]+[.$H$8]*([.A20]-[.$G$7]);[.$F$8]))))" office:value-type="float" office:value="88">
            <text:p>88,0</text:p>
          </table:table-cell>
          <table:table-cell table:style-name="ce63" table:formula="of:=[.$A$2]*[.F20]/100*[.$E$6]" office:value-type="float" office:value="31.16355">
            <text:p>31,2</text:p>
          </table:table-cell>
          <table:table-cell table:style-name="ce69" table:formula="of:=[.G20]*[.B20]/[.$E$2]*[.$B$2]" office:value-type="float" office:value="7985.22809752566">
            <text:p>7.98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9" table:formula="of:=[.A20]+3" office:value-type="float" office:value="30">
            <text:p>30</text:p>
          </table:table-cell>
          <table:table-cell table:style-name="ce60" table:formula="of:=[.A21]*7250/80" office:value-type="float" office:value="2718.75">
            <text:p>2719</text:p>
          </table:table-cell>
          <table:table-cell table:style-name="ce61" table:formula="of:=IF([.A21]&lt;[.$C$5];[.$B$5];IF([.A21]&lt;[.$C$6];[.$B$5]+[.$D$6]*([.A21]-[.$C$5]);IF([.A21]&lt;[.$C$7];[.$B$6]+[.$D$7]*([.A21]-[.$C$6]);IF([.A21]&lt;[.$C$8];[.$B$7]+[.$D$8]*([.A21]-[.$C$7]);[.$B$8]))))" office:value-type="float" office:value="100">
            <text:p>100,0</text:p>
          </table:table-cell>
          <table:table-cell table:style-name="ce64" table:formula="of:=[.$A$2]*[.C21]/100*[.$A$6]" office:value-type="float" office:value="17.6715">
            <text:p>17,7</text:p>
          </table:table-cell>
          <table:table-cell table:style-name="ce69" table:formula="of:=[.D21]*[.B21]/[.$E$2]*[.$B$2]" office:value-type="float" office:value="5031.19682112328">
            <text:p>5.031</text:p>
          </table:table-cell>
          <table:table-cell table:style-name="ce61" table:formula="of:=IF([.A21]&lt;[.$G$5];[.$F$5];IF([.A21]&lt;[.$G$6];[.$F$5]+[.$H$6]*([.A21]-[.$G$5]);IF([.A21]&lt;[.$G$7];[.$F$6]+[.$H$7]*([.A21]-[.$G$6]);IF([.A21]&lt;[.$G$8];[.$F$7]+[.$H$8]*([.A21]-[.$G$7]);[.$F$8]))))" office:value-type="float" office:value="79">
            <text:p>79,0</text:p>
          </table:table-cell>
          <table:table-cell table:style-name="ce64" table:formula="of:=[.$A$2]*[.F21]/100*[.$E$6]" office:value-type="float" office:value="27.97636875">
            <text:p>28,0</text:p>
          </table:table-cell>
          <table:table-cell table:style-name="ce69" table:formula="of:=[.G21]*[.B21]/[.$E$2]*[.$B$2]" office:value-type="float" office:value="7965.06338010766">
            <text:p>7.96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1]+3" office:value-type="float" office:value="33">
            <text:p>33</text:p>
          </table:table-cell>
          <table:table-cell table:style-name="ce60" table:formula="of:=[.A22]*7250/80" office:value-type="float" office:value="2990.625">
            <text:p>2991</text:p>
          </table:table-cell>
          <table:table-cell table:style-name="ce61" table:formula="of:=IF([.A22]&lt;[.$C$5];[.$B$5];IF([.A22]&lt;[.$C$6];[.$B$5]+[.$D$6]*([.A22]-[.$C$5]);IF([.A22]&lt;[.$C$7];[.$B$6]+[.$D$7]*([.A22]-[.$C$6]);IF([.A22]&lt;[.$C$8];[.$B$7]+[.$D$8]*([.A22]-[.$C$7]);[.$B$8]))))" office:value-type="float" office:value="100">
            <text:p>100,0</text:p>
          </table:table-cell>
          <table:table-cell table:style-name="ce63" table:formula="of:=[.$A$2]*[.C22]/100*[.$A$6]" office:value-type="float" office:value="17.6715">
            <text:p>17,7</text:p>
          </table:table-cell>
          <table:table-cell table:style-name="ce69" table:formula="of:=[.D22]*[.B22]/[.$E$2]*[.$B$2]" office:value-type="float" office:value="5534.31650323561">
            <text:p>5.534</text:p>
          </table:table-cell>
          <table:table-cell table:style-name="ce61" table:formula="of:=IF([.A22]&lt;[.$G$5];[.$F$5];IF([.A22]&lt;[.$G$6];[.$F$5]+[.$H$6]*([.A22]-[.$G$5]);IF([.A22]&lt;[.$G$7];[.$F$6]+[.$H$7]*([.A22]-[.$G$6]);IF([.A22]&lt;[.$G$8];[.$F$7]+[.$H$8]*([.A22]-[.$G$7]);[.$F$8]))))" office:value-type="float" office:value="70">
            <text:p>70,0</text:p>
          </table:table-cell>
          <table:table-cell table:style-name="ce63" table:formula="of:=[.$A$2]*[.F22]/100*[.$E$6]" office:value-type="float" office:value="24.7891875">
            <text:p>24,8</text:p>
          </table:table-cell>
          <table:table-cell table:style-name="ce69" table:formula="of:=[.G22]*[.B22]/[.$E$2]*[.$B$2]" office:value-type="float" office:value="7763.41620592772">
            <text:p>7.763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2]+3" office:value-type="float" office:value="36">
            <text:p>36</text:p>
          </table:table-cell>
          <table:table-cell table:style-name="ce60" table:formula="of:=[.A23]*7250/80" office:value-type="float" office:value="3262.5">
            <text:p>3263</text:p>
          </table:table-cell>
          <table:table-cell table:style-name="ce61" table:formula="of:=IF([.A23]&lt;[.$C$5];[.$B$5];IF([.A23]&lt;[.$C$6];[.$B$5]+[.$D$6]*([.A23]-[.$C$5]);IF([.A23]&lt;[.$C$7];[.$B$6]+[.$D$7]*([.A23]-[.$C$6]);IF([.A23]&lt;[.$C$8];[.$B$7]+[.$D$8]*([.A23]-[.$C$7]);[.$B$8]))))" office:value-type="float" office:value="97.2">
            <text:p>97,2</text:p>
          </table:table-cell>
          <table:table-cell table:style-name="ce63" table:formula="of:=[.$A$2]*[.C23]/100*[.$A$6]" office:value-type="float" office:value="17.176698">
            <text:p>17,2</text:p>
          </table:table-cell>
          <table:table-cell table:style-name="ce69" table:formula="of:=[.D23]*[.B23]/[.$E$2]*[.$B$2]" office:value-type="float" office:value="5868.38797215819">
            <text:p>5.868</text:p>
          </table:table-cell>
          <table:table-cell table:style-name="ce61" table:formula="of:=IF([.A23]&lt;[.$G$5];[.$F$5];IF([.A23]&lt;[.$G$6];[.$F$5]+[.$H$6]*([.A23]-[.$G$5]);IF([.A23]&lt;[.$G$7];[.$F$6]+[.$H$7]*([.A23]-[.$G$6]);IF([.A23]&lt;[.$G$8];[.$F$7]+[.$H$8]*([.A23]-[.$G$7]);[.$F$8]))))" office:value-type="float" office:value="62.8571428571429">
            <text:p>62,9</text:p>
          </table:table-cell>
          <table:table-cell table:style-name="ce63" table:formula="of:=[.$A$2]*[.F23]/100*[.$E$6]" office:value-type="float" office:value="22.2596785714286">
            <text:p>22,3</text:p>
          </table:table-cell>
          <table:table-cell table:style-name="ce69" table:formula="of:=[.G23]*[.B23]/[.$E$2]*[.$B$2]" office:value-type="float" office:value="7604.97914050063">
            <text:p>7.60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3]+3" office:value-type="float" office:value="39">
            <text:p>39</text:p>
          </table:table-cell>
          <table:table-cell table:style-name="ce60" table:formula="of:=[.A24]*7250/80" office:value-type="float" office:value="3534.375">
            <text:p>3534</text:p>
          </table:table-cell>
          <table:table-cell table:style-name="ce61" table:formula="of:=IF([.A24]&lt;[.$C$5];[.$B$5];IF([.A24]&lt;[.$C$6];[.$B$5]+[.$D$6]*([.A24]-[.$C$5]);IF([.A24]&lt;[.$C$7];[.$B$6]+[.$D$7]*([.A24]-[.$C$6]);IF([.A24]&lt;[.$C$8];[.$B$7]+[.$D$8]*([.A24]-[.$C$7]);[.$B$8]))))" office:value-type="float" office:value="94.4">
            <text:p>94,4</text:p>
          </table:table-cell>
          <table:table-cell table:style-name="ce63" table:formula="of:=[.$A$2]*[.C24]/100*[.$A$6]" office:value-type="float" office:value="16.681896">
            <text:p>16,7</text:p>
          </table:table-cell>
          <table:table-cell table:style-name="ce69" table:formula="of:=[.D24]*[.B24]/[.$E$2]*[.$B$2]" office:value-type="float" office:value="6174.28473888249">
            <text:p>6.174</text:p>
          </table:table-cell>
          <table:table-cell table:style-name="ce61" table:formula="of:=IF([.A24]&lt;[.$G$5];[.$F$5];IF([.A24]&lt;[.$G$6];[.$F$5]+[.$H$6]*([.A24]-[.$G$5]);IF([.A24]&lt;[.$G$7];[.$F$6]+[.$H$7]*([.A24]-[.$G$6]);IF([.A24]&lt;[.$G$8];[.$F$7]+[.$H$8]*([.A24]-[.$G$7]);[.$F$8]))))" office:value-type="float" office:value="59.4285714285714">
            <text:p>59,4</text:p>
          </table:table-cell>
          <table:table-cell table:style-name="ce63" table:formula="of:=[.$A$2]*[.F24]/100*[.$E$6]" office:value-type="float" office:value="21.0455142857143">
            <text:p>21,0</text:p>
          </table:table-cell>
          <table:table-cell table:style-name="ce69" table:formula="of:=[.G24]*[.B24]/[.$E$2]*[.$B$2]" office:value-type="float" office:value="7789.34227117943">
            <text:p>7.789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4]+3" office:value-type="float" office:value="42">
            <text:p>42</text:p>
          </table:table-cell>
          <table:table-cell table:style-name="ce60" table:formula="of:=[.A25]*7250/80" office:value-type="float" office:value="3806.25">
            <text:p>3806</text:p>
          </table:table-cell>
          <table:table-cell table:style-name="ce61" table:formula="of:=IF([.A25]&lt;[.$C$5];[.$B$5];IF([.A25]&lt;[.$C$6];[.$B$5]+[.$D$6]*([.A25]-[.$C$5]);IF([.A25]&lt;[.$C$7];[.$B$6]+[.$D$7]*([.A25]-[.$C$6]);IF([.A25]&lt;[.$C$8];[.$B$7]+[.$D$8]*([.A25]-[.$C$7]);[.$B$8]))))" office:value-type="float" office:value="91.6">
            <text:p>91,6</text:p>
          </table:table-cell>
          <table:table-cell table:style-name="ce63" table:formula="of:=[.$A$2]*[.C25]/100*[.$A$6]" office:value-type="float" office:value="16.187094">
            <text:p>16,2</text:p>
          </table:table-cell>
          <table:table-cell table:style-name="ce69" table:formula="of:=[.D25]*[.B25]/[.$E$2]*[.$B$2]" office:value-type="float" office:value="6452.00680340849">
            <text:p>6.452</text:p>
          </table:table-cell>
          <table:table-cell table:style-name="ce61" table:formula="of:=IF([.A25]&lt;[.$G$5];[.$F$5];IF([.A25]&lt;[.$G$6];[.$F$5]+[.$H$6]*([.A25]-[.$G$5]);IF([.A25]&lt;[.$G$7];[.$F$6]+[.$H$7]*([.A25]-[.$G$6]);IF([.A25]&lt;[.$G$8];[.$F$7]+[.$H$8]*([.A25]-[.$G$7]);[.$F$8]))))" office:value-type="float" office:value="56">
            <text:p>56,0</text:p>
          </table:table-cell>
          <table:table-cell table:style-name="ce63" table:formula="of:=[.$A$2]*[.F25]/100*[.$E$6]" office:value-type="float" office:value="19.83135">
            <text:p>19,8</text:p>
          </table:table-cell>
          <table:table-cell table:style-name="ce69" table:formula="of:=[.G25]*[.B25]/[.$E$2]*[.$B$2]" office:value-type="float" office:value="7904.56922785368">
            <text:p>7.90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5]+3" office:value-type="float" office:value="45">
            <text:p>45</text:p>
          </table:table-cell>
          <table:table-cell table:style-name="ce60" table:formula="of:=[.A26]*7250/80" office:value-type="float" office:value="4078.125">
            <text:p>4078</text:p>
          </table:table-cell>
          <table:table-cell table:style-name="ce61" table:formula="of:=IF([.A26]&lt;[.$C$5];[.$B$5];IF([.A26]&lt;[.$C$6];[.$B$5]+[.$D$6]*([.A26]-[.$C$5]);IF([.A26]&lt;[.$C$7];[.$B$6]+[.$D$7]*([.A26]-[.$C$6]);IF([.A26]&lt;[.$C$8];[.$B$7]+[.$D$8]*([.A26]-[.$C$7]);[.$B$8]))))" office:value-type="float" office:value="88.8">
            <text:p>88,8</text:p>
          </table:table-cell>
          <table:table-cell table:style-name="ce63" table:formula="of:=[.$A$2]*[.C26]/100*[.$A$6]" office:value-type="float" office:value="15.692292">
            <text:p>15,7</text:p>
          </table:table-cell>
          <table:table-cell table:style-name="ce69" table:formula="of:=[.D26]*[.B26]/[.$E$2]*[.$B$2]" office:value-type="float" office:value="6701.55416573621">
            <text:p>6.702</text:p>
          </table:table-cell>
          <table:table-cell table:style-name="ce61" table:formula="of:=IF([.A26]&lt;[.$G$5];[.$F$5];IF([.A26]&lt;[.$G$6];[.$F$5]+[.$H$6]*([.A26]-[.$G$5]);IF([.A26]&lt;[.$G$7];[.$F$6]+[.$H$7]*([.A26]-[.$G$6]);IF([.A26]&lt;[.$G$8];[.$F$7]+[.$H$8]*([.A26]-[.$G$7]);[.$F$8]))))" office:value-type="float" office:value="52.5714285714286">
            <text:p>52,6</text:p>
          </table:table-cell>
          <table:table-cell table:style-name="ce63" table:formula="of:=[.$A$2]*[.F26]/100*[.$E$6]" office:value-type="float" office:value="18.6171857142857">
            <text:p>18,6</text:p>
          </table:table-cell>
          <table:table-cell table:style-name="ce69" table:formula="of:=[.G26]*[.B26]/[.$E$2]*[.$B$2]" office:value-type="float" office:value="7950.66001052338">
            <text:p>7.951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6]+3" office:value-type="float" office:value="48">
            <text:p>48</text:p>
          </table:table-cell>
          <table:table-cell table:style-name="ce60" table:formula="of:=[.A27]*7250/80" office:value-type="float" office:value="4350">
            <text:p>4350</text:p>
          </table:table-cell>
          <table:table-cell table:style-name="ce61" table:formula="of:=IF([.A27]&lt;[.$C$5];[.$B$5];IF([.A27]&lt;[.$C$6];[.$B$5]+[.$D$6]*([.A27]-[.$C$5]);IF([.A27]&lt;[.$C$7];[.$B$6]+[.$D$7]*([.A27]-[.$C$6]);IF([.A27]&lt;[.$C$8];[.$B$7]+[.$D$8]*([.A27]-[.$C$7]);[.$B$8]))))" office:value-type="float" office:value="86">
            <text:p>86,0</text:p>
          </table:table-cell>
          <table:table-cell table:style-name="ce63" table:formula="of:=[.$A$2]*[.C27]/100*[.$A$6]" office:value-type="float" office:value="15.19749">
            <text:p>15,2</text:p>
          </table:table-cell>
          <table:table-cell table:style-name="ce69" table:formula="of:=[.D27]*[.B27]/[.$E$2]*[.$B$2]" office:value-type="float" office:value="6922.92682586563">
            <text:p>6.923</text:p>
          </table:table-cell>
          <table:table-cell table:style-name="ce61" table:formula="of:=IF([.A27]&lt;[.$G$5];[.$F$5];IF([.A27]&lt;[.$G$6];[.$F$5]+[.$H$6]*([.A27]-[.$G$5]);IF([.A27]&lt;[.$G$7];[.$F$6]+[.$H$7]*([.A27]-[.$G$6]);IF([.A27]&lt;[.$G$8];[.$F$7]+[.$H$8]*([.A27]-[.$G$7]);[.$F$8]))))" office:value-type="float" office:value="49.1428571428571">
            <text:p>49,1</text:p>
          </table:table-cell>
          <table:table-cell table:style-name="ce63" table:formula="of:=[.$A$2]*[.F27]/100*[.$E$6]" office:value-type="float" office:value="17.4030214285714">
            <text:p>17,4</text:p>
          </table:table-cell>
          <table:table-cell table:style-name="ce69" table:formula="of:=[.G27]*[.B27]/[.$E$2]*[.$B$2]" office:value-type="float" office:value="7927.61461918853">
            <text:p>7.92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9" table:formula="of:=[.A27]+3" office:value-type="float" office:value="51">
            <text:p>51</text:p>
          </table:table-cell>
          <table:table-cell table:style-name="ce60" table:formula="of:=[.A28]*7250/80" office:value-type="float" office:value="4621.875">
            <text:p>4622</text:p>
          </table:table-cell>
          <table:table-cell table:style-name="ce61" table:formula="of:=IF([.A28]&lt;[.$C$5];[.$B$5];IF([.A28]&lt;[.$C$6];[.$B$5]+[.$D$6]*([.A28]-[.$C$5]);IF([.A28]&lt;[.$C$7];[.$B$6]+[.$D$7]*([.A28]-[.$C$6]);IF([.A28]&lt;[.$C$8];[.$B$7]+[.$D$8]*([.A28]-[.$C$7]);[.$B$8]))))" office:value-type="float" office:value="83.1428571428571">
            <text:p>83,1</text:p>
          </table:table-cell>
          <table:table-cell table:style-name="ce64" table:formula="of:=[.$A$2]*[.C28]/100*[.$A$6]" office:value-type="float" office:value="14.69259">
            <text:p>14,7</text:p>
          </table:table-cell>
          <table:table-cell table:style-name="ce69" table:formula="of:=[.D28]*[.B28]/[.$E$2]*[.$B$2]" office:value-type="float" office:value="7111.23733545624">
            <text:p>7.111</text:p>
          </table:table-cell>
          <table:table-cell table:style-name="ce61" table:formula="of:=IF([.A28]&lt;[.$G$5];[.$F$5];IF([.A28]&lt;[.$G$6];[.$F$5]+[.$H$6]*([.A28]-[.$G$5]);IF([.A28]&lt;[.$G$7];[.$F$6]+[.$H$7]*([.A28]-[.$G$6]);IF([.A28]&lt;[.$G$8];[.$F$7]+[.$H$8]*([.A28]-[.$G$7]);[.$F$8]))))" office:value-type="float" office:value="45.7142857142857">
            <text:p>45,7</text:p>
          </table:table-cell>
          <table:table-cell table:style-name="ce64" table:formula="of:=[.$A$2]*[.F28]/100*[.$E$6]" office:value-type="float" office:value="16.1888571428571">
            <text:p>16,2</text:p>
          </table:table-cell>
          <table:table-cell table:style-name="ce69" table:formula="of:=[.G28]*[.B28]/[.$E$2]*[.$B$2]" office:value-type="float" office:value="7835.43305384913">
            <text:p>7.83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8]+3" office:value-type="float" office:value="54">
            <text:p>54</text:p>
          </table:table-cell>
          <table:table-cell table:style-name="ce60" table:formula="of:=[.A29]*7250/80" office:value-type="float" office:value="4893.75">
            <text:p>4894</text:p>
          </table:table-cell>
          <table:table-cell table:style-name="ce61" table:formula="of:=IF([.A29]&lt;[.$C$5];[.$B$5];IF([.A29]&lt;[.$C$6];[.$B$5]+[.$D$6]*([.A29]-[.$C$5]);IF([.A29]&lt;[.$C$7];[.$B$6]+[.$D$7]*([.A29]-[.$C$6]);IF([.A29]&lt;[.$C$8];[.$B$7]+[.$D$8]*([.A29]-[.$C$7]);[.$B$8]))))" office:value-type="float" office:value="80.2857142857143">
            <text:p>80,3</text:p>
          </table:table-cell>
          <table:table-cell table:style-name="ce63" table:formula="of:=[.$A$2]*[.C29]/100*[.$A$6]" office:value-type="float" office:value="14.18769">
            <text:p>14,2</text:p>
          </table:table-cell>
          <table:table-cell table:style-name="ce69" table:formula="of:=[.D29]*[.B29]/[.$E$2]*[.$B$2]" office:value-type="float" office:value="7270.79814892615">
            <text:p>7.271</text:p>
          </table:table-cell>
          <table:table-cell table:style-name="ce61" table:formula="of:=IF([.A29]&lt;[.$G$5];[.$F$5];IF([.A29]&lt;[.$G$6];[.$F$5]+[.$H$6]*([.A29]-[.$G$5]);IF([.A29]&lt;[.$G$7];[.$F$6]+[.$H$7]*([.A29]-[.$G$6]);IF([.A29]&lt;[.$G$8];[.$F$7]+[.$H$8]*([.A29]-[.$G$7]);[.$F$8]))))" office:value-type="float" office:value="42.2857142857143">
            <text:p>42,3</text:p>
          </table:table-cell>
          <table:table-cell table:style-name="ce63" table:formula="of:=[.$A$2]*[.F29]/100*[.$E$6]" office:value-type="float" office:value="14.9746928571429">
            <text:p>15,0</text:p>
          </table:table-cell>
          <table:table-cell table:style-name="ce69" table:formula="of:=[.G29]*[.B29]/[.$E$2]*[.$B$2]" office:value-type="float" office:value="7674.11531450518">
            <text:p>7.67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9]+3" office:value-type="float" office:value="57">
            <text:p>57</text:p>
          </table:table-cell>
          <table:table-cell table:style-name="ce60" table:formula="of:=[.A30]*7250/80" office:value-type="float" office:value="5165.625">
            <text:p>5166</text:p>
          </table:table-cell>
          <table:table-cell table:style-name="ce61" table:formula="of:=IF([.A30]&lt;[.$C$5];[.$B$5];IF([.A30]&lt;[.$C$6];[.$B$5]+[.$D$6]*([.A30]-[.$C$5]);IF([.A30]&lt;[.$C$7];[.$B$6]+[.$D$7]*([.A30]-[.$C$6]);IF([.A30]&lt;[.$C$8];[.$B$7]+[.$D$8]*([.A30]-[.$C$7]);[.$B$8]))))" office:value-type="float" office:value="77.4285714285714">
            <text:p>77,4</text:p>
          </table:table-cell>
          <table:table-cell table:style-name="ce63" table:formula="of:=[.$A$2]*[.C30]/100*[.$A$6]" office:value-type="float" office:value="13.68279">
            <text:p>13,7</text:p>
          </table:table-cell>
          <table:table-cell table:style-name="ce69" table:formula="of:=[.D30]*[.B30]/[.$E$2]*[.$B$2]" office:value-type="float" office:value="7401.60926627536">
            <text:p>7.402</text:p>
          </table:table-cell>
          <table:table-cell table:style-name="ce61" table:formula="of:=IF([.A30]&lt;[.$G$5];[.$F$5];IF([.A30]&lt;[.$G$6];[.$F$5]+[.$H$6]*([.A30]-[.$G$5]);IF([.A30]&lt;[.$G$7];[.$F$6]+[.$H$7]*([.A30]-[.$G$6]);IF([.A30]&lt;[.$G$8];[.$F$7]+[.$H$8]*([.A30]-[.$G$7]);[.$F$8]))))" office:value-type="float" office:value="39.5588235294118">
            <text:p>39,6</text:p>
          </table:table-cell>
          <table:table-cell table:style-name="ce63" table:formula="of:=[.$A$2]*[.F30]/100*[.$E$6]" office:value-type="float" office:value="14.009015625">
            <text:p>14,0</text:p>
          </table:table-cell>
          <table:table-cell table:style-name="ce69" table:formula="of:=[.G30]*[.B30]/[.$E$2]*[.$B$2]" office:value-type="float" office:value="7578.0787296594">
            <text:p>7.57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0]+3" office:value-type="float" office:value="60">
            <text:p>60</text:p>
          </table:table-cell>
          <table:table-cell table:style-name="ce60" table:formula="of:=[.A31]*7250/80" office:value-type="float" office:value="5437.5">
            <text:p>5438</text:p>
          </table:table-cell>
          <table:table-cell table:style-name="ce61" table:formula="of:=IF([.A31]&lt;[.$C$5];[.$B$5];IF([.A31]&lt;[.$C$6];[.$B$5]+[.$D$6]*([.A31]-[.$C$5]);IF([.A31]&lt;[.$C$7];[.$B$6]+[.$D$7]*([.A31]-[.$C$6]);IF([.A31]&lt;[.$C$8];[.$B$7]+[.$D$8]*([.A31]-[.$C$7]);[.$B$8]))))" office:value-type="float" office:value="74.5714285714286">
            <text:p>74,6</text:p>
          </table:table-cell>
          <table:table-cell table:style-name="ce63" table:formula="of:=[.$A$2]*[.C31]/100*[.$A$6]" office:value-type="float" office:value="13.17789">
            <text:p>13,2</text:p>
          </table:table-cell>
          <table:table-cell table:style-name="ce69" table:formula="of:=[.D31]*[.B31]/[.$E$2]*[.$B$2]" office:value-type="float" office:value="7503.67068750386">
            <text:p>7.504</text:p>
          </table:table-cell>
          <table:table-cell table:style-name="ce61" table:formula="of:=IF([.A31]&lt;[.$G$5];[.$F$5];IF([.A31]&lt;[.$G$6];[.$F$5]+[.$H$6]*([.A31]-[.$G$5]);IF([.A31]&lt;[.$G$7];[.$F$6]+[.$H$7]*([.A31]-[.$G$6]);IF([.A31]&lt;[.$G$8];[.$F$7]+[.$H$8]*([.A31]-[.$G$7]);[.$F$8]))))" office:value-type="float" office:value="38.2352941176471">
            <text:p>38,2</text:p>
          </table:table-cell>
          <table:table-cell table:style-name="ce63" table:formula="of:=[.$A$2]*[.F31]/100*[.$E$6]" office:value-type="float" office:value="13.5403125">
            <text:p>13,5</text:p>
          </table:table-cell>
          <table:table-cell table:style-name="ce69" table:formula="of:=[.G31]*[.B31]/[.$E$2]*[.$B$2]" office:value-type="float" office:value="7710.03901276245">
            <text:p>7.71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1]+3" office:value-type="float" office:value="63">
            <text:p>63</text:p>
          </table:table-cell>
          <table:table-cell table:style-name="ce60" table:formula="of:=[.A32]*7250/80" office:value-type="float" office:value="5709.375">
            <text:p>5709</text:p>
          </table:table-cell>
          <table:table-cell table:style-name="ce61" table:formula="of:=IF([.A32]&lt;[.$C$5];[.$B$5];IF([.A32]&lt;[.$C$6];[.$B$5]+[.$D$6]*([.A32]-[.$C$5]);IF([.A32]&lt;[.$C$7];[.$B$6]+[.$D$7]*([.A32]-[.$C$6]);IF([.A32]&lt;[.$C$8];[.$B$7]+[.$D$8]*([.A32]-[.$C$7]);[.$B$8]))))" office:value-type="float" office:value="71.7142857142857">
            <text:p>71,7</text:p>
          </table:table-cell>
          <table:table-cell table:style-name="ce63" table:formula="of:=[.$A$2]*[.C32]/100*[.$A$6]" office:value-type="float" office:value="12.67299">
            <text:p>12,7</text:p>
          </table:table-cell>
          <table:table-cell table:style-name="ce69" table:formula="of:=[.D32]*[.B32]/[.$E$2]*[.$B$2]" office:value-type="float" office:value="7576.98241261166">
            <text:p>7.577</text:p>
          </table:table-cell>
          <table:table-cell table:style-name="ce61" table:formula="of:=IF([.A32]&lt;[.$G$5];[.$F$5];IF([.A32]&lt;[.$G$6];[.$F$5]+[.$H$6]*([.A32]-[.$G$5]);IF([.A32]&lt;[.$G$7];[.$F$6]+[.$H$7]*([.A32]-[.$G$6]);IF([.A32]&lt;[.$G$8];[.$F$7]+[.$H$8]*([.A32]-[.$G$7]);[.$F$8]))))" office:value-type="float" office:value="36.9117647058824">
            <text:p>36,9</text:p>
          </table:table-cell>
          <table:table-cell table:style-name="ce63" table:formula="of:=[.$A$2]*[.F32]/100*[.$E$6]" office:value-type="float" office:value="13.071609375">
            <text:p>13,1</text:p>
          </table:table-cell>
          <table:table-cell table:style-name="ce69" table:formula="of:=[.G32]*[.B32]/[.$E$2]*[.$B$2]" office:value-type="float" office:value="7815.31069928286">
            <text:p>7.81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2]+3" office:value-type="float" office:value="66">
            <text:p>66</text:p>
          </table:table-cell>
          <table:table-cell table:style-name="ce60" table:formula="of:=[.A33]*7250/80" office:value-type="float" office:value="5981.25">
            <text:p>5981</text:p>
          </table:table-cell>
          <table:table-cell table:style-name="ce61" table:formula="of:=IF([.A33]&lt;[.$C$5];[.$B$5];IF([.A33]&lt;[.$C$6];[.$B$5]+[.$D$6]*([.A33]-[.$C$5]);IF([.A33]&lt;[.$C$7];[.$B$6]+[.$D$7]*([.A33]-[.$C$6]);IF([.A33]&lt;[.$C$8];[.$B$7]+[.$D$8]*([.A33]-[.$C$7]);[.$B$8]))))" office:value-type="float" office:value="68.8571428571429">
            <text:p>68,9</text:p>
          </table:table-cell>
          <table:table-cell table:style-name="ce63" table:formula="of:=[.$A$2]*[.C33]/100*[.$A$6]" office:value-type="float" office:value="12.16809">
            <text:p>12,2</text:p>
          </table:table-cell>
          <table:table-cell table:style-name="ce69" table:formula="of:=[.D33]*[.B33]/[.$E$2]*[.$B$2]" office:value-type="float" office:value="7621.54444159875">
            <text:p>7.622</text:p>
          </table:table-cell>
          <table:table-cell table:style-name="ce61" table:formula="of:=IF([.A33]&lt;[.$G$5];[.$F$5];IF([.A33]&lt;[.$G$6];[.$F$5]+[.$H$6]*([.A33]-[.$G$5]);IF([.A33]&lt;[.$G$7];[.$F$6]+[.$H$7]*([.A33]-[.$G$6]);IF([.A33]&lt;[.$G$8];[.$F$7]+[.$H$8]*([.A33]-[.$G$7]);[.$F$8]))))" office:value-type="float" office:value="35.5882352941176">
            <text:p>35,6</text:p>
          </table:table-cell>
          <table:table-cell table:style-name="ce63" table:formula="of:=[.$A$2]*[.F33]/100*[.$E$6]" office:value-type="float" office:value="12.60290625">
            <text:p>12,6</text:p>
          </table:table-cell>
          <table:table-cell table:style-name="ce69" table:formula="of:=[.G33]*[.B33]/[.$E$2]*[.$B$2]" office:value-type="float" office:value="7893.89378922063">
            <text:p>7.89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33]+3" office:value-type="float" office:value="69">
            <text:p>69</text:p>
          </table:table-cell>
          <table:table-cell table:style-name="ce60" table:formula="of:=[.A34]*7250/80" office:value-type="float" office:value="6253.125">
            <text:p>6253</text:p>
          </table:table-cell>
          <table:table-cell table:style-name="ce61" table:formula="of:=IF([.A34]&lt;[.$C$5];[.$B$5];IF([.A34]&lt;[.$C$6];[.$B$5]+[.$D$6]*([.A34]-[.$C$5]);IF([.A34]&lt;[.$C$7];[.$B$6]+[.$D$7]*([.A34]-[.$C$6]);IF([.A34]&lt;[.$C$8];[.$B$7]+[.$D$8]*([.A34]-[.$C$7]);[.$B$8]))))" office:value-type="float" office:value="66">
            <text:p>66,0</text:p>
          </table:table-cell>
          <table:table-cell table:style-name="ce63" table:formula="of:=[.$A$2]*[.C34]/100*[.$A$6]" office:value-type="float" office:value="11.66319">
            <text:p>11,7</text:p>
          </table:table-cell>
          <table:table-cell table:style-name="ce69" table:formula="of:=[.D34]*[.B34]/[.$E$2]*[.$B$2]" office:value-type="float" office:value="7637.35677446514">
            <text:p>7.637</text:p>
          </table:table-cell>
          <table:table-cell table:style-name="ce61" table:formula="of:=IF([.A34]&lt;[.$G$5];[.$F$5];IF([.A34]&lt;[.$G$6];[.$F$5]+[.$H$6]*([.A34]-[.$G$5]);IF([.A34]&lt;[.$G$7];[.$F$6]+[.$H$7]*([.A34]-[.$G$6]);IF([.A34]&lt;[.$G$8];[.$F$7]+[.$H$8]*([.A34]-[.$G$7]);[.$F$8]))))" office:value-type="float" office:value="34.2647058823529">
            <text:p>34,3</text:p>
          </table:table-cell>
          <table:table-cell table:style-name="ce63" table:formula="of:=[.$A$2]*[.F34]/100*[.$E$6]" office:value-type="float" office:value="12.134203125">
            <text:p>12,1</text:p>
          </table:table-cell>
          <table:table-cell table:style-name="ce69" table:formula="of:=[.G34]*[.B34]/[.$E$2]*[.$B$2]" office:value-type="float" office:value="7945.78828257576">
            <text:p>7.946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9" table:formula="of:=[.A34]+3" office:value-type="float" office:value="72">
            <text:p>72</text:p>
          </table:table-cell>
          <table:table-cell table:style-name="ce60" table:formula="of:=[.A35]*7250/80" office:value-type="float" office:value="6525">
            <text:p>6525</text:p>
          </table:table-cell>
          <table:table-cell table:style-name="ce61" table:formula="of:=IF([.A35]&lt;[.$C$5];[.$B$5];IF([.A35]&lt;[.$C$6];[.$B$5]+[.$D$6]*([.A35]-[.$C$5]);IF([.A35]&lt;[.$C$7];[.$B$6]+[.$D$7]*([.A35]-[.$C$6]);IF([.A35]&lt;[.$C$8];[.$B$7]+[.$D$8]*([.A35]-[.$C$7]);[.$B$8]))))" office:value-type="float" office:value="63.7142857142857">
            <text:p>63,7</text:p>
          </table:table-cell>
          <table:table-cell table:style-name="ce64" table:formula="of:=[.$A$2]*[.C35]/100*[.$A$6]" office:value-type="float" office:value="11.25927">
            <text:p>11,3</text:p>
          </table:table-cell>
          <table:table-cell table:style-name="ce69" table:formula="of:=[.D35]*[.B35]/[.$E$2]*[.$B$2]" office:value-type="float" office:value="7693.41868190051">
            <text:p>7.693</text:p>
          </table:table-cell>
          <table:table-cell table:style-name="ce61" table:formula="of:=IF([.A35]&lt;[.$G$5];[.$F$5];IF([.A35]&lt;[.$G$6];[.$F$5]+[.$H$6]*([.A35]-[.$G$5]);IF([.A35]&lt;[.$G$7];[.$F$6]+[.$H$7]*([.A35]-[.$G$6]);IF([.A35]&lt;[.$G$8];[.$F$7]+[.$H$8]*([.A35]-[.$G$7]);[.$F$8]))))" office:value-type="float" office:value="32.9411764705882">
            <text:p>32,9</text:p>
          </table:table-cell>
          <table:table-cell table:style-name="ce64" table:formula="of:=[.$A$2]*[.F35]/100*[.$E$6]" office:value-type="float" office:value="11.6655">
            <text:p>11,7</text:p>
          </table:table-cell>
          <table:table-cell table:style-name="ce69" table:formula="of:=[.G35]*[.B35]/[.$E$2]*[.$B$2]" office:value-type="float" office:value="7970.99417934825">
            <text:p>7.971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5]+3" office:value-type="float" office:value="75">
            <text:p>75</text:p>
          </table:table-cell>
          <table:table-cell table:style-name="ce60" table:formula="of:=[.A36]*7250/80" office:value-type="float" office:value="6796.875">
            <text:p>6797</text:p>
          </table:table-cell>
          <table:table-cell table:style-name="ce61" table:formula="of:=IF([.A36]&lt;[.$C$5];[.$B$5];IF([.A36]&lt;[.$C$6];[.$B$5]+[.$D$6]*([.A36]-[.$C$5]);IF([.A36]&lt;[.$C$7];[.$B$6]+[.$D$7]*([.A36]-[.$C$6]);IF([.A36]&lt;[.$C$8];[.$B$7]+[.$D$8]*([.A36]-[.$C$7]);[.$B$8]))))" office:value-type="float" office:value="61.4285714285714">
            <text:p>61,4</text:p>
          </table:table-cell>
          <table:table-cell table:style-name="ce63" table:formula="of:=[.$A$2]*[.C36]/100*[.$A$6]" office:value-type="float" office:value="10.85535">
            <text:p>10,9</text:p>
          </table:table-cell>
          <table:table-cell table:style-name="ce69" table:formula="of:=[.D36]*[.B36]/[.$E$2]*[.$B$2]" office:value-type="float" office:value="7726.48083243932">
            <text:p>7.726</text:p>
          </table:table-cell>
          <table:table-cell table:style-name="ce61" table:formula="of:=IF([.A36]&lt;[.$G$5];[.$F$5];IF([.A36]&lt;[.$G$6];[.$F$5]+[.$H$6]*([.A36]-[.$G$5]);IF([.A36]&lt;[.$G$7];[.$F$6]+[.$H$7]*([.A36]-[.$G$6]);IF([.A36]&lt;[.$G$8];[.$F$7]+[.$H$8]*([.A36]-[.$G$7]);[.$F$8]))))" office:value-type="float" office:value="31.6176470588235">
            <text:p>31,6</text:p>
          </table:table-cell>
          <table:table-cell table:style-name="ce63" table:formula="of:=[.$A$2]*[.F36]/100*[.$E$6]" office:value-type="float" office:value="11.196796875">
            <text:p>11,2</text:p>
          </table:table-cell>
          <table:table-cell table:style-name="ce69" table:formula="of:=[.G36]*[.B36]/[.$E$2]*[.$B$2]" office:value-type="float" office:value="7969.5114795381">
            <text:p>7.97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6]+3" office:value-type="float" office:value="78">
            <text:p>78</text:p>
          </table:table-cell>
          <table:table-cell table:style-name="ce60" table:formula="of:=[.A37]*7250/80" office:value-type="float" office:value="7068.75">
            <text:p>7069</text:p>
          </table:table-cell>
          <table:table-cell table:style-name="ce61" table:formula="of:=IF([.A37]&lt;[.$C$5];[.$B$5];IF([.A37]&lt;[.$C$6];[.$B$5]+[.$D$6]*([.A37]-[.$C$5]);IF([.A37]&lt;[.$C$7];[.$B$6]+[.$D$7]*([.A37]-[.$C$6]);IF([.A37]&lt;[.$C$8];[.$B$7]+[.$D$8]*([.A37]-[.$C$7]);[.$B$8]))))" office:value-type="float" office:value="59.1428571428571">
            <text:p>59,1</text:p>
          </table:table-cell>
          <table:table-cell table:style-name="ce63" table:formula="of:=[.$A$2]*[.C37]/100*[.$A$6]" office:value-type="float" office:value="10.45143">
            <text:p>10,5</text:p>
          </table:table-cell>
          <table:table-cell table:style-name="ce69" table:formula="of:=[.D37]*[.B37]/[.$E$2]*[.$B$2]" office:value-type="float" office:value="7736.54322608157">
            <text:p>7.737</text:p>
          </table:table-cell>
          <table:table-cell table:style-name="ce61" table:formula="of:=IF([.A37]&lt;[.$G$5];[.$F$5];IF([.A37]&lt;[.$G$6];[.$F$5]+[.$H$6]*([.A37]-[.$G$5]);IF([.A37]&lt;[.$G$7];[.$F$6]+[.$H$7]*([.A37]-[.$G$6]);IF([.A37]&lt;[.$G$8];[.$F$7]+[.$H$8]*([.A37]-[.$G$7]);[.$F$8]))))" office:value-type="float" office:value="30.2941176470588">
            <text:p>30,3</text:p>
          </table:table-cell>
          <table:table-cell table:style-name="ce63" table:formula="of:=[.$A$2]*[.F37]/100*[.$E$6]" office:value-type="float" office:value="10.72809375">
            <text:p>10,7</text:p>
          </table:table-cell>
          <table:table-cell table:style-name="ce69" table:formula="of:=[.G37]*[.B37]/[.$E$2]*[.$B$2]" office:value-type="float" office:value="7941.34018314532">
            <text:p>7.941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7]+3" office:value-type="float" office:value="81">
            <text:p>81</text:p>
          </table:table-cell>
          <table:table-cell table:style-name="ce60" table:formula="of:=[.A38]*7250/80" office:value-type="float" office:value="7340.625">
            <text:p>7341</text:p>
          </table:table-cell>
          <table:table-cell table:style-name="ce61" table:formula="of:=IF([.A38]&lt;[.$C$5];[.$B$5];IF([.A38]&lt;[.$C$6];[.$B$5]+[.$D$6]*([.A38]-[.$C$5]);IF([.A38]&lt;[.$C$7];[.$B$6]+[.$D$7]*([.A38]-[.$C$6]);IF([.A38]&lt;[.$C$8];[.$B$7]+[.$D$8]*([.A38]-[.$C$7]);[.$B$8]))))" office:value-type="float" office:value="56.8571428571429">
            <text:p>56,9</text:p>
          </table:table-cell>
          <table:table-cell table:style-name="ce63" table:formula="of:=[.$A$2]*[.C38]/100*[.$A$6]" office:value-type="float" office:value="10.04751">
            <text:p>10,0</text:p>
          </table:table-cell>
          <table:table-cell table:style-name="ce69" table:formula="of:=[.D38]*[.B38]/[.$E$2]*[.$B$2]" office:value-type="float" office:value="7723.60586282725">
            <text:p>7.724</text:p>
          </table:table-cell>
          <table:table-cell table:style-name="ce61" table:formula="of:=IF([.A38]&lt;[.$G$5];[.$F$5];IF([.A38]&lt;[.$G$6];[.$F$5]+[.$H$6]*([.A38]-[.$G$5]);IF([.A38]&lt;[.$G$7];[.$F$6]+[.$H$7]*([.A38]-[.$G$6]);IF([.A38]&lt;[.$G$8];[.$F$7]+[.$H$8]*([.A38]-[.$G$7]);[.$F$8]))))" office:value-type="float" office:value="28.9705882352941">
            <text:p>29,0</text:p>
          </table:table-cell>
          <table:table-cell table:style-name="ce63" table:formula="of:=[.$A$2]*[.F38]/100*[.$E$6]" office:value-type="float" office:value="10.259390625">
            <text:p>10,3</text:p>
          </table:table-cell>
          <table:table-cell table:style-name="ce69" table:formula="of:=[.G38]*[.B38]/[.$E$2]*[.$B$2]" office:value-type="float" office:value="7886.48029016989">
            <text:p>7.886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8]+3" office:value-type="float" office:value="84">
            <text:p>84</text:p>
          </table:table-cell>
          <table:table-cell table:style-name="ce60" table:formula="of:=[.A39]*7250/80" office:value-type="float" office:value="7612.5">
            <text:p>7613</text:p>
          </table:table-cell>
          <table:table-cell table:style-name="ce61" table:formula="of:=IF([.A39]&lt;[.$C$5];[.$B$5];IF([.A39]&lt;[.$C$6];[.$B$5]+[.$D$6]*([.A39]-[.$C$5]);IF([.A39]&lt;[.$C$7];[.$B$6]+[.$D$7]*([.A39]-[.$C$6]);IF([.A39]&lt;[.$C$8];[.$B$7]+[.$D$8]*([.A39]-[.$C$7]);[.$B$8]))))" office:value-type="float" office:value="54.5714285714286">
            <text:p>54,6</text:p>
          </table:table-cell>
          <table:table-cell table:style-name="ce63" table:formula="of:=[.$A$2]*[.C39]/100*[.$A$6]" office:value-type="float" office:value="9.64359">
            <text:p>9,6</text:p>
          </table:table-cell>
          <table:table-cell table:style-name="ce69" table:formula="of:=[.D39]*[.B39]/[.$E$2]*[.$B$2]" office:value-type="float" office:value="7687.66874267637">
            <text:p>7.688</text:p>
          </table:table-cell>
          <table:table-cell table:style-name="ce61" table:formula="of:=IF([.A39]&lt;[.$G$5];[.$F$5];IF([.A39]&lt;[.$G$6];[.$F$5]+[.$H$6]*([.A39]-[.$G$5]);IF([.A39]&lt;[.$G$7];[.$F$6]+[.$H$7]*([.A39]-[.$G$6]);IF([.A39]&lt;[.$G$8];[.$F$7]+[.$H$8]*([.A39]-[.$G$7]);[.$F$8]))))" office:value-type="float" office:value="27.6470588235294">
            <text:p>27,6</text:p>
          </table:table-cell>
          <table:table-cell table:style-name="ce63" table:formula="of:=[.$A$2]*[.F39]/100*[.$E$6]" office:value-type="float" office:value="9.7906875">
            <text:p>9,8</text:p>
          </table:table-cell>
          <table:table-cell table:style-name="ce69" table:formula="of:=[.G39]*[.B39]/[.$E$2]*[.$B$2]" office:value-type="float" office:value="7804.93180061183">
            <text:p>7.80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9]+3" office:value-type="float" office:value="87">
            <text:p>87</text:p>
          </table:table-cell>
          <table:table-cell table:style-name="ce60" table:formula="of:=[.A40]*7250/80" office:value-type="float" office:value="7884.375">
            <text:p>7884</text:p>
          </table:table-cell>
          <table:table-cell table:style-name="ce61" table:formula="of:=IF([.A40]&lt;[.$C$5];[.$B$5];IF([.A40]&lt;[.$C$6];[.$B$5]+[.$D$6]*([.A40]-[.$C$5]);IF([.A40]&lt;[.$C$7];[.$B$6]+[.$D$7]*([.A40]-[.$C$6]);IF([.A40]&lt;[.$C$8];[.$B$7]+[.$D$8]*([.A40]-[.$C$7]);[.$B$8]))))" office:value-type="float" office:value="52.2857142857143">
            <text:p>52,3</text:p>
          </table:table-cell>
          <table:table-cell table:style-name="ce63" table:formula="of:=[.$A$2]*[.C40]/100*[.$A$6]" office:value-type="float" office:value="9.23967">
            <text:p>9,2</text:p>
          </table:table-cell>
          <table:table-cell table:style-name="ce69" table:formula="of:=[.D40]*[.B40]/[.$E$2]*[.$B$2]" office:value-type="float" office:value="7628.73186562892">
            <text:p>7.629</text:p>
          </table:table-cell>
          <table:table-cell table:style-name="ce61" table:formula="of:=IF([.A40]&lt;[.$G$5];[.$F$5];IF([.A40]&lt;[.$G$6];[.$F$5]+[.$H$6]*([.A40]-[.$G$5]);IF([.A40]&lt;[.$G$7];[.$F$6]+[.$H$7]*([.A40]-[.$G$6]);IF([.A40]&lt;[.$G$8];[.$F$7]+[.$H$8]*([.A40]-[.$G$7]);[.$F$8]))))" office:value-type="float" office:value="26.3235294117647">
            <text:p>26,3</text:p>
          </table:table-cell>
          <table:table-cell table:style-name="ce63" table:formula="of:=[.$A$2]*[.F40]/100*[.$E$6]" office:value-type="float" office:value="9.321984375">
            <text:p>9,3</text:p>
          </table:table-cell>
          <table:table-cell table:style-name="ce69" table:formula="of:=[.G40]*[.B40]/[.$E$2]*[.$B$2]" office:value-type="float" office:value="7696.69471447113">
            <text:p>7.697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0]+3" office:value-type="float" office:value="90">
            <text:p>90</text:p>
          </table:table-cell>
          <table:table-cell table:style-name="ce60" table:formula="of:=[.A41]*7250/80" office:value-type="float" office:value="8156.25">
            <text:p>8156</text:p>
          </table:table-cell>
          <table:table-cell table:style-name="ce61" table:formula="of:=IF([.A41]&lt;[.$C$5];[.$B$5];IF([.A41]&lt;[.$C$6];[.$B$5]+[.$D$6]*([.A41]-[.$C$5]);IF([.A41]&lt;[.$C$7];[.$B$6]+[.$D$7]*([.A41]-[.$C$6]);IF([.A41]&lt;[.$C$8];[.$B$7]+[.$D$8]*([.A41]-[.$C$7]);[.$B$8]))))" office:value-type="float" office:value="50">
            <text:p>50,0</text:p>
          </table:table-cell>
          <table:table-cell table:style-name="ce63" table:formula="of:=[.$A$2]*[.C41]/100*[.$A$6]" office:value-type="float" office:value="8.83575">
            <text:p>8,8</text:p>
          </table:table-cell>
          <table:table-cell table:style-name="ce69" table:formula="of:=[.D41]*[.B41]/[.$E$2]*[.$B$2]" office:value-type="float" office:value="7546.79523168492">
            <text:p>7.547</text:p>
          </table:table-cell>
          <table:table-cell table:style-name="ce61" table:formula="of:=IF([.A41]&lt;[.$G$5];[.$F$5];IF([.A41]&lt;[.$G$6];[.$F$5]+[.$H$6]*([.A41]-[.$G$5]);IF([.A41]&lt;[.$G$7];[.$F$6]+[.$H$7]*([.A41]-[.$G$6]);IF([.A41]&lt;[.$G$8];[.$F$7]+[.$H$8]*([.A41]-[.$G$7]);[.$F$8]))))" office:value-type="float" office:value="25">
            <text:p>25,0</text:p>
          </table:table-cell>
          <table:table-cell table:style-name="ce63" table:formula="of:=[.$A$2]*[.F41]/100*[.$E$6]" office:value-type="float" office:value="8.85328125">
            <text:p>8,9</text:p>
          </table:table-cell>
          <table:table-cell table:style-name="ce69" table:formula="of:=[.G41]*[.B41]/[.$E$2]*[.$B$2]" office:value-type="float" office:value="7561.76903174778">
            <text:p>7.562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1]+3" office:value-type="float" office:value="93">
            <text:p>93</text:p>
          </table:table-cell>
          <table:table-cell table:style-name="ce60" table:formula="of:=[.A42]*7250/80" office:value-type="float" office:value="8428.125">
            <text:p>8428</text:p>
          </table:table-cell>
          <table:table-cell table:style-name="ce61" table:formula="of:=IF([.A42]&lt;[.$C$5];[.$B$5];IF([.A42]&lt;[.$C$6];[.$B$5]+[.$D$6]*([.A42]-[.$C$5]);IF([.A42]&lt;[.$C$7];[.$B$6]+[.$D$7]*([.A42]-[.$C$6]);IF([.A42]&lt;[.$C$8];[.$B$7]+[.$D$8]*([.A42]-[.$C$7]);[.$B$8]))))" office:value-type="float" office:value="50">
            <text:p>50,0</text:p>
          </table:table-cell>
          <table:table-cell table:style-name="ce63" table:formula="of:=[.$A$2]*[.C42]/100*[.$A$6]" office:value-type="float" office:value="8.83575">
            <text:p>8,8</text:p>
          </table:table-cell>
          <table:table-cell table:style-name="ce69" table:formula="of:=[.D42]*[.B42]/[.$E$2]*[.$B$2]" office:value-type="float" office:value="7798.35507274108">
            <text:p>7.798</text:p>
          </table:table-cell>
          <table:table-cell table:style-name="ce61" table:formula="of:=IF([.A42]&lt;[.$G$5];[.$F$5];IF([.A42]&lt;[.$G$6];[.$F$5]+[.$H$6]*([.A42]-[.$G$5]);IF([.A42]&lt;[.$G$7];[.$F$6]+[.$H$7]*([.A42]-[.$G$6]);IF([.A42]&lt;[.$G$8];[.$F$7]+[.$H$8]*([.A42]-[.$G$7]);[.$F$8]))))" office:value-type="float" office:value="25">
            <text:p>25,0</text:p>
          </table:table-cell>
          <table:table-cell table:style-name="ce63" table:formula="of:=[.$A$2]*[.F42]/100*[.$E$6]" office:value-type="float" office:value="8.85328125">
            <text:p>8,9</text:p>
          </table:table-cell>
          <table:table-cell table:style-name="ce69" table:formula="of:=[.G42]*[.B42]/[.$E$2]*[.$B$2]" office:value-type="float" office:value="7813.82799947271">
            <text:p>7.81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2]+3" office:value-type="float" office:value="96">
            <text:p>96</text:p>
          </table:table-cell>
          <table:table-cell table:style-name="ce60" table:formula="of:=[.A43]*7250/80" office:value-type="float" office:value="8700">
            <text:p>8700</text:p>
          </table:table-cell>
          <table:table-cell table:style-name="ce61" table:formula="of:=IF([.A43]&lt;[.$C$5];[.$B$5];IF([.A43]&lt;[.$C$6];[.$B$5]+[.$D$6]*([.A43]-[.$C$5]);IF([.A43]&lt;[.$C$7];[.$B$6]+[.$D$7]*([.A43]-[.$C$6]);IF([.A43]&lt;[.$C$8];[.$B$7]+[.$D$8]*([.A43]-[.$C$7]);[.$B$8]))))" office:value-type="float" office:value="50">
            <text:p>50,0</text:p>
          </table:table-cell>
          <table:table-cell table:style-name="ce63" table:formula="of:=[.$A$2]*[.C43]/100*[.$A$6]" office:value-type="float" office:value="8.83575">
            <text:p>8,8</text:p>
          </table:table-cell>
          <table:table-cell table:style-name="ce69" table:formula="of:=[.D43]*[.B43]/[.$E$2]*[.$B$2]" office:value-type="float" office:value="8049.91491379725">
            <text:p>8.050</text:p>
          </table:table-cell>
          <table:table-cell table:style-name="ce61" table:formula="of:=IF([.A43]&lt;[.$G$5];[.$F$5];IF([.A43]&lt;[.$G$6];[.$F$5]+[.$H$6]*([.A43]-[.$G$5]);IF([.A43]&lt;[.$G$7];[.$F$6]+[.$H$7]*([.A43]-[.$G$6]);IF([.A43]&lt;[.$G$8];[.$F$7]+[.$H$8]*([.A43]-[.$G$7]);[.$F$8]))))" office:value-type="float" office:value="25">
            <text:p>25,0</text:p>
          </table:table-cell>
          <table:table-cell table:style-name="ce63" table:formula="of:=[.$A$2]*[.F43]/100*[.$E$6]" office:value-type="float" office:value="8.85328125">
            <text:p>8,9</text:p>
          </table:table-cell>
          <table:table-cell table:style-name="ce69" table:formula="of:=[.G43]*[.B43]/[.$E$2]*[.$B$2]" office:value-type="float" office:value="8065.88696719764">
            <text:p>8.066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3]+3" office:value-type="float" office:value="99">
            <text:p>99</text:p>
          </table:table-cell>
          <table:table-cell table:style-name="ce60" table:formula="of:=[.A44]*7250/80" office:value-type="float" office:value="8971.875">
            <text:p>8972</text:p>
          </table:table-cell>
          <table:table-cell table:style-name="ce61" table:formula="of:=IF([.A44]&lt;[.$C$5];[.$B$5];IF([.A44]&lt;[.$C$6];[.$B$5]+[.$D$6]*([.A44]-[.$C$5]);IF([.A44]&lt;[.$C$7];[.$B$6]+[.$D$7]*([.A44]-[.$C$6]);IF([.A44]&lt;[.$C$8];[.$B$7]+[.$D$8]*([.A44]-[.$C$7]);[.$B$8]))))" office:value-type="float" office:value="50">
            <text:p>50,0</text:p>
          </table:table-cell>
          <table:table-cell table:style-name="ce63" table:formula="of:=[.$A$2]*[.C44]/100*[.$A$6]" office:value-type="float" office:value="8.83575">
            <text:p>8,8</text:p>
          </table:table-cell>
          <table:table-cell table:style-name="ce69" table:formula="of:=[.D44]*[.B44]/[.$E$2]*[.$B$2]" office:value-type="float" office:value="8301.47475485341">
            <text:p>8.301</text:p>
          </table:table-cell>
          <table:table-cell table:style-name="ce61" table:formula="of:=IF([.A44]&lt;[.$G$5];[.$F$5];IF([.A44]&lt;[.$G$6];[.$F$5]+[.$H$6]*([.A44]-[.$G$5]);IF([.A44]&lt;[.$G$7];[.$F$6]+[.$H$7]*([.A44]-[.$G$6]);IF([.A44]&lt;[.$G$8];[.$F$7]+[.$H$8]*([.A44]-[.$G$7]);[.$F$8]))))" office:value-type="float" office:value="25">
            <text:p>25,0</text:p>
          </table:table-cell>
          <table:table-cell table:style-name="ce63" table:formula="of:=[.$A$2]*[.F44]/100*[.$E$6]" office:value-type="float" office:value="8.85328125">
            <text:p>8,9</text:p>
          </table:table-cell>
          <table:table-cell table:style-name="ce69" table:formula="of:=[.G44]*[.B44]/[.$E$2]*[.$B$2]" office:value-type="float" office:value="8317.94593492256">
            <text:p>8.31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3"/>
          <table:table-cell table:style-name="ce60"/>
          <table:table-cell table:style-name="ce82"/>
          <table:table-cell table:style-name="ce60" table:number-columns-repeated="2"/>
          <table:table-cell table:style-name="ce57" table:number-columns-repeated="1001"/>
        </table:table-row>
        <table:table-row table:style-name="ro6">
          <table:table-cell table:style-name="ce57" table:formula="of:=[.A44]+3" office:value-type="float" office:value="102">
            <text:p>102</text:p>
          </table:table-cell>
          <table:table-cell table:style-name="ce60" table:formula="of:=[.A45]*7250/80" office:value-type="float" office:value="9243.75">
            <text:p>9244</text:p>
          </table:table-cell>
          <table:table-cell table:style-name="ce61" table:formula="of:=IF([.A45]&lt;[.$C$5];[.$B$5];IF([.A45]&lt;[.$C$6];[.$B$5]+[.$D$6]*([.A45]-[.$C$5]);IF([.A45]&lt;[.$C$7];[.$B$6]+[.$D$7]*([.A45]-[.$C$6]);IF([.A45]&lt;[.$C$8];[.$B$7]+[.$D$8]*([.A45]-[.$C$7]);[.$B$8]))))" office:value-type="float" office:value="50">
            <text:p>50,0</text:p>
          </table:table-cell>
          <table:table-cell table:style-name="ce63" table:formula="of:=[.$A$2]*[.C45]/100*[.$A$6]" office:value-type="float" office:value="8.83575">
            <text:p>8,8</text:p>
          </table:table-cell>
          <table:table-cell table:style-name="ce69" table:formula="of:=[.D45]*[.B45]/[.$E$2]*[.$B$2]" office:value-type="float" office:value="8553.03459590957">
            <text:p>8.553</text:p>
          </table:table-cell>
          <table:table-cell table:style-name="ce61" table:formula="of:=IF([.A45]&lt;[.$G$5];[.$F$5];IF([.A45]&lt;[.$G$6];[.$F$5]+[.$H$6]*([.A45]-[.$G$5]);IF([.A45]&lt;[.$G$7];[.$F$6]+[.$H$7]*([.A45]-[.$G$6]);IF([.A45]&lt;[.$G$8];[.$F$7]+[.$H$8]*([.A45]-[.$G$7]);[.$F$8]))))" office:value-type="float" office:value="25">
            <text:p>25,0</text:p>
          </table:table-cell>
          <table:table-cell table:style-name="ce63" table:formula="of:=[.$A$2]*[.F45]/100*[.$E$6]" office:value-type="float" office:value="8.85328125">
            <text:p>8,9</text:p>
          </table:table-cell>
          <table:table-cell table:style-name="ce69" table:formula="of:=[.G45]*[.B45]/[.$E$2]*[.$B$2]" office:value-type="float" office:value="8570.00490264749">
            <text:p>8.57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2">
          <table:table-cell table:style-name="ce57" table:number-columns-repeated="3"/>
          <table:table-cell table:number-columns-repeated="5"/>
          <table:table-cell table:style-name="ce57" table:number-columns-repeated="7"/>
          <table:table-cell table:style-name="ce81"/>
          <table:table-cell table:style-name="ce57" table:number-columns-repeated="1008"/>
        </table:table-row>
        <table:table-row table:style-name="ro2">
          <table:table-cell table:number-columns-repeated="3"/>
          <table:table-cell table:style-name="ce65" office:value-type="string">
            <text:p>Sum:</text:p>
          </table:table-cell>
          <table:table-cell table:style-name="ce70" table:formula="of:=SUM([.E12:.E41])" office:value-type="float" office:value="171191.503035541">
            <text:p>171.192</text:p>
          </table:table-cell>
          <table:table-cell/>
          <table:table-cell table:style-name="ce65" office:value-type="string">
            <text:p>Sum:</text:p>
          </table:table-cell>
          <table:table-cell table:style-name="ce75" table:formula="of:=SUM([.H12:.H41])" office:value-type="float" office:value="208229.768257068">
            <text:p>208.230</text:p>
          </table:table-cell>
          <table:table-cell table:number-columns-repeated="7"/>
          <table:table-cell table:style-name="ce53"/>
          <table:table-cell table:number-columns-repeated="1008"/>
        </table:table-row>
        <table:table-row table:style-name="ro2">
          <table:table-cell table:style-name="ce33"/>
          <table:table-cell table:style-name="ce38"/>
          <table:table-cell table:style-name="ce43"/>
          <table:table-cell table:style-name="ce66"/>
          <table:table-cell table:style-name="ce71" table:formula="of:=[.E47]/(30*8000)" office:value-type="percentage" office:value="0.713297929314753">
            <text:p>71,3%</text:p>
          </table:table-cell>
          <table:table-cell/>
          <table:table-cell table:style-name="ce66"/>
          <table:table-cell table:style-name="ce76" table:formula="of:=[.H47]/(30*8000)" office:value-type="percentage" office:value="0.867624034404449">
            <text:p>86,8%</text:p>
          </table:table-cell>
          <table:table-cell table:number-columns-repeated="6"/>
          <table:table-cell table:style-name="ce33"/>
          <table:table-cell table:style-name="ce53"/>
          <table:table-cell table:style-name="ce45"/>
          <table:table-cell table:number-columns-repeated="2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33"/>
          <table:table-cell table:style-name="ce38"/>
          <table:table-cell table:style-name="ce43"/>
          <table:table-cell table:style-name="ce66"/>
          <table:table-cell table:style-name="ce71"/>
          <table:table-cell/>
          <table:table-cell table:style-name="ce66"/>
          <table:table-cell table:style-name="ce76"/>
          <table:table-cell table:number-columns-repeated="6"/>
          <table:table-cell table:style-name="ce33"/>
          <table:table-cell table:style-name="ce53"/>
          <table:table-cell table:style-name="ce45"/>
          <table:table-cell table:number-columns-repeated="2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65" office:value-type="string">
            <text:p>Peak:</text:p>
          </table:table-cell>
          <table:table-cell table:style-name="ce72" table:formula="of:=MAX([.E12:.E41])" office:value-type="float" office:value="7736.54322608157">
            <text:p>7.737</text:p>
          </table:table-cell>
          <table:table-cell/>
          <table:table-cell table:style-name="ce65" office:value-type="string">
            <text:p>Peak:</text:p>
          </table:table-cell>
          <table:table-cell table:style-name="ce77" table:formula="of:=MAX([.H12:.H41])" office:value-type="float" office:value="7985.22809752566">
            <text:p>7.985</text:p>
          </table:table-cell>
          <table:table-cell table:number-columns-repeated="7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66"/>
          <table:table-cell table:style-name="ce73" table:formula="of:=[.E50]/8000" office:value-type="percentage" office:value="0.967067903260196">
            <text:p>96,7%</text:p>
          </table:table-cell>
          <table:table-cell table:style-name="ce43"/>
          <table:table-cell table:style-name="ce66"/>
          <table:table-cell table:style-name="ce76" table:formula="of:=[.H50]/8000" office:value-type="percentage" office:value="0.998153512190707">
            <text:p>99,8%</text:p>
          </table:table-cell>
          <table:table-cell table:number-columns-repeated="7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15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33"/>
          <table:table-cell table:style-name="ce38"/>
          <table:table-cell table:number-columns-repeated="4"/>
          <table:table-cell table:style-name="ce53"/>
          <table:table-cell table:style-name="ce45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29"/>
          <table:table-cell table:style-name="ce50"/>
          <table:table-cell table:number-columns-repeated="996"/>
        </table:table-row>
        <table:table-row table:style-name="ro2">
          <table:table-cell table:number-columns-repeated="26"/>
          <table:table-cell table:style-name="ce29"/>
          <table:table-cell table:style-name="ce51"/>
          <table:table-cell table:number-columns-repeated="99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A.E11:Recupmap_80_A.E45 Recupmap_80_A.H11:Recupmap_80_A.H45">
            <calcext:condition calcext:apply-style-name="Warnung" calcext:value="&gt;8000" calcext:base-cell-address="Recupmap_80_A.E11"/>
          </calcext:conditional-format>
          <calcext:conditional-format calcext:target-range-address="Recupmap_80_A.G11:Recupmap_80_A.G11">
            <calcext:condition calcext:apply-style-name="Warnung" calcext:value="&lt;[.D11]" calcext:base-cell-address="Powermap_80.G11"/>
          </calcext:conditional-format>
        </calcext:conditional-formats>
      </table:table>
      <table:table table:name="Recupmap_80_B" table:style-name="ta1">
        <table:shapes>
          <draw:frame draw:z-index="0" draw:style-name="gr1" svg:width="23.079cm" svg:height="14.769cm" svg:x="20.321cm" svg:y="0.001cm">
            <draw:object draw:notify-on-update-of-ranges="Recupmap_80_B.A11:Recupmap_80_B.A45 Recupmap_80_B.G10:Recupmap_80_B.G10 Recupmap_80_B.G11:Recupmap_80_B.G45 Recupmap_80_B.A11:Recupmap_80_B.A45 Recupmap_80_B.D10:Recupmap_80_B.D10 Recupmap_80_B.D11:Recupmap_80_B.D45 Recupmap_80_B.A11:Recupmap_80_B.A45 Recupmap_80_B.H10:Recupmap_80_B.H10 Recupmap_80_B.H11:Recupmap_80_B.H45 Recupmap_80_B.A11:Recupmap_80_B.A45 Recupmap_80_B.E10:Recupmap_80_B.E10 Recupmap_80_B.E11:Recupmap_80_B.E4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4">
          <table:table-cell table:style-name="ce5" office:value-type="string">
            <text:p>PeakTrq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Scale</text:p>
          </table:table-cell>
          <table:table-cell table:number-columns-repeated="12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4" table:formula="of:=[$Powermap_80.$C$4]" office:value-type="float" office:value="70.125">
            <text:p>70,125</text:p>
          </table:table-cell>
          <table:table-cell table:number-columns-repeated="2" table:style-name="ce15" office:value-type="percentage" office:value="1">
            <text:p>100%</text:p>
          </table:table-cell>
          <table:table-cell/>
          <table:table-cell table:style-name="ce67" table:formula="of:=30/PI()" office:value-type="float" office:value="9.54929658551372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5" office:value-type="string">
            <text:p>Neutral</text:p>
          </table:table-cell>
          <table:table-cell table:style-name="ce30" office:value-type="string">
            <text:p>Torque%</text:p>
          </table:table-cell>
          <table:table-cell table:style-name="ce30" office:value-type="string">
            <text:p>Speed</text:p>
          </table:table-cell>
          <table:table-cell/>
          <table:table-cell table:style-name="ce68" office:value-type="string">
            <text:p>Brake</text:p>
          </table:table-cell>
          <table:table-cell table:style-name="ce30" office:value-type="string">
            <text:p>Torque%</text:p>
          </table:table-cell>
          <table:table-cell table:style-name="ce30" office:value-type="string">
            <text:p>Speed</text:p>
          </table:table-cell>
          <table:table-cell table:style-name="ce30"/>
          <table:table-cell table:number-columns-repeated="7"/>
          <table:table-cell table:style-name="ce29"/>
          <table:table-cell table:style-name="ce1"/>
          <table:table-cell table:number-columns-repeated="1007"/>
        </table:table-row>
        <table:table-row table:style-name="ro4">
          <table:table-cell table:style-name="ce15" office:value-type="percentage" office:value="0.25">
            <text:p>25%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45">
            <text:p>45</text:p>
          </table:table-cell>
          <table:table-cell/>
          <table:table-cell table:style-name="ce15" office:value-type="percentage" office:value="0.5">
            <text:p>50%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20">
            <text:p>20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56" table:formula="of:=FLOOR([.A5]/180*INT(182*[.$C$2]);0.001)" office:value-type="percentage" office:value="0.252">
            <text:p>25,2%</text:p>
          </table:table-cell>
          <table:table-cell table:style-name="ce48" office:value-type="float" office:value="82">
            <text:p>82</text:p>
          </table:table-cell>
          <table:table-cell table:style-name="ce48" office:value-type="float" office:value="57">
            <text:p>57</text:p>
          </table:table-cell>
          <table:table-cell table:style-name="ce62" table:formula="of:=([.B6]-[.B5])/([.C6]-[.C5])" office:value-type="float" office:value="-1.5">
            <text:p>-1,50</text:p>
          </table:table-cell>
          <table:table-cell table:style-name="ce56" table:formula="of:=FLOOR([.E5]/180*INT(182*[.$C$2]);0.001)" office:value-type="percentage" office:value="0.505">
            <text:p>50,5%</text:p>
          </table:table-cell>
          <table:table-cell table:style-name="ce48" office:value-type="float" office:value="52">
            <text:p>52</text:p>
          </table:table-cell>
          <table:table-cell table:style-name="ce48" office:value-type="float" office:value="42">
            <text:p>42</text:p>
          </table:table-cell>
          <table:table-cell table:style-name="ce62" table:formula="of:=([.F6]-[.F5])/([.G6]-[.G5])" office:value-type="float" office:value="-2.18181818181818">
            <text:p>-2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45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number-columns-repeated="2" table:style-name="ce48" office:value-type="float" office:value="68">
            <text:p>68</text:p>
          </table:table-cell>
          <table:table-cell table:style-name="ce62" table:formula="of:=([.B7]-[.B6])/([.C7]-[.C6])" office:value-type="float" office:value="-1.27272727272727">
            <text:p>-1,27</text:p>
          </table:table-cell>
          <table:table-cell/>
          <table:table-cell table:style-name="ce48" office:value-type="float" office:value="34">
            <text:p>34</text:p>
          </table:table-cell>
          <table:table-cell table:style-name="ce48" office:value-type="float" office:value="68">
            <text:p>68</text:p>
          </table:table-cell>
          <table:table-cell table:style-name="ce62" table:formula="of:=([.F7]-[.F6])/([.G7]-[.G6])" office:value-type="float" office:value="-0.692307692307692">
            <text:p>-0,69</text:p>
          </table:table-cell>
          <table:table-cell table:number-columns-repeated="6"/>
          <table:table-cell table:style-name="ce1"/>
          <table:table-cell table:style-name="ce80" table:number-columns-repeated="2"/>
          <table:table-cell table:style-name="ce57" table:number-columns-repeated="12"/>
          <table:table-cell table:style-name="ce83"/>
          <table:table-cell table:style-name="ce60" table:number-columns-repeated="3"/>
          <table:table-cell table:style-name="ce57" table:number-columns-repeated="991"/>
        </table:table-row>
        <table:table-row table:style-name="ro1">
          <table:table-cell table:style-name="ce57"/>
          <table:table-cell table:style-name="ce48" office:value-type="float" office:value="52">
            <text:p>52</text:p>
          </table:table-cell>
          <table:table-cell table:style-name="ce48" office:value-type="float" office:value="90">
            <text:p>90</text:p>
          </table:table-cell>
          <table:table-cell table:style-name="ce62" table:formula="of:=([.B8]-[.B7])/([.C8]-[.C7])" office:value-type="float" office:value="-0.727272727272727">
            <text:p>-0,73</text:p>
          </table:table-cell>
          <table:table-cell/>
          <table:table-cell table:style-name="ce48" office:value-type="float" office:value="26">
            <text:p>26</text:p>
          </table:table-cell>
          <table:table-cell table:style-name="ce48" office:value-type="float" office:value="90">
            <text:p>90</text:p>
          </table:table-cell>
          <table:table-cell table:style-name="ce62" table:formula="of:=([.F8]-[.F7])/([.G8]-[.G7])" office:value-type="float" office:value="-0.363636363636364">
            <text:p>-0,36</text:p>
          </table:table-cell>
          <table:table-cell table:number-columns-repeated="6"/>
          <table:table-cell table:style-name="ce78"/>
          <table:table-cell table:style-name="ce80" table:number-columns-repeated="2"/>
          <table:table-cell table:style-name="ce57" table:number-columns-repeated="12"/>
          <table:table-cell table:style-name="ce83"/>
          <table:table-cell table:style-name="ce60" table:number-columns-repeated="3"/>
          <table:table-cell table:style-name="ce57" table:number-columns-repeated="991"/>
        </table:table-row>
        <table:table-row table:style-name="ro5">
          <table:table-cell table:style-name="ce57" table:number-columns-repeated="16"/>
          <table:table-cell table:style-name="ce80"/>
          <table:table-cell table:style-name="ce57" table:number-columns-repeated="1007"/>
        </table:table-row>
        <table:table-row table:style-name="ro5">
          <table:table-cell table:style-name="ce58" office:value-type="string">
            <text:p>kph</text:p>
          </table:table-cell>
          <table:table-cell table:style-name="ce58" office:value-type="string">
            <text:p>rpm</text:p>
          </table:table-cell>
          <table:table-cell table:style-name="ce58" office:value-type="string">
            <text:p>Ntr_Trq_%</text:p>
          </table:table-cell>
          <table:table-cell table:style-name="ce58" office:value-type="string">
            <text:p>Ntr_Trq</text:p>
          </table:table-cell>
          <table:table-cell table:style-name="ce58" office:value-type="string">
            <text:p>Ntr_Pwr</text:p>
          </table:table-cell>
          <table:table-cell table:style-name="ce58" office:value-type="string">
            <text:p>Brk_Trq_%</text:p>
          </table:table-cell>
          <table:table-cell table:style-name="ce58" office:value-type="string">
            <text:p>Brk_Trq</text:p>
          </table:table-cell>
          <table:table-cell table:style-name="ce58" office:value-type="string">
            <text:p>Brk_Pwr</text:p>
          </table:table-cell>
          <table:table-cell table:style-name="ce57" table:number-columns-repeated="6"/>
          <table:table-cell table:style-name="ce58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office:value-type="float" office:value="0">
            <text:p>0</text:p>
          </table:table-cell>
          <table:table-cell table:style-name="ce60" table:formula="of:=[.A11]*7250/80" office:value-type="float" office:value="0">
            <text:p>0</text:p>
          </table:table-cell>
          <table:table-cell table:style-name="ce61" table:formula="of:=IF([.A11]&lt;[.$C$5];[.$B$5];IF([.A11]&lt;[.$C$6];[.$B$5]+[.$D$6]*([.A11]-[.$C$5]);IF([.A11]&lt;[.$C$7];[.$B$6]+[.$D$7]*([.A11]-[.$C$6]);IF([.A11]&lt;[.$C$8];[.$B$7]+[.$D$8]*([.A11]-[.$C$7]);[.$B$8]))))" office:value-type="float" office:value="100">
            <text:p>100,0</text:p>
          </table:table-cell>
          <table:table-cell table:style-name="ce63" table:formula="of:=[.$A$2]*[.C11]/100*[.$A$6]" office:value-type="float" office:value="17.6715">
            <text:p>17,7</text:p>
          </table:table-cell>
          <table:table-cell table:style-name="ce84" table:formula="of:=[.D11]*[.B11]/[.$E$2]*[.$B$2]" office:value-type="float" office:value="0">
            <text:p>0</text:p>
          </table:table-cell>
          <table:table-cell table:style-name="ce61" table:formula="of:=IF([.A11]&lt;[.$G$5];[.$F$5];IF([.A11]&lt;[.$G$6];[.$F$5]+[.$H$6]*([.A11]-[.$G$5]);IF([.A11]&lt;[.$G$7];[.$F$6]+[.$H$7]*([.A11]-[.$G$6]);IF([.A11]&lt;[.$G$8];[.$F$7]+[.$H$8]*([.A11]-[.$G$7]);[.$F$8]))))" office:value-type="float" office:value="100">
            <text:p>100,0</text:p>
          </table:table-cell>
          <table:table-cell table:style-name="ce85" table:formula="of:=[.$A$2]*[.F11]/100*[.$E$6]" office:value-type="float" office:value="35.413125">
            <text:p>35,4</text:p>
          </table:table-cell>
          <table:table-cell table:style-name="ce84" table:formula="of:=[.G11]*[.B11]/[.$E$2]*[.$B$2]" office:value-type="float" office:value="0">
            <text:p>0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1]+3" office:value-type="float" office:value="3">
            <text:p>3</text:p>
          </table:table-cell>
          <table:table-cell table:style-name="ce60" table:formula="of:=[.A12]*7250/80" office:value-type="float" office:value="271.875">
            <text:p>272</text:p>
          </table:table-cell>
          <table:table-cell table:style-name="ce61" table:formula="of:=IF([.A12]&lt;[.$C$5];[.$B$5];IF([.A12]&lt;[.$C$6];[.$B$5]+[.$D$6]*([.A12]-[.$C$5]);IF([.A12]&lt;[.$C$7];[.$B$6]+[.$D$7]*([.A12]-[.$C$6]);IF([.A12]&lt;[.$C$8];[.$B$7]+[.$D$8]*([.A12]-[.$C$7]);[.$B$8]))))" office:value-type="float" office:value="100">
            <text:p>100,0</text:p>
          </table:table-cell>
          <table:table-cell table:style-name="ce63" table:formula="of:=[.$A$2]*[.C12]/100*[.$A$6]" office:value-type="float" office:value="17.6715">
            <text:p>17,7</text:p>
          </table:table-cell>
          <table:table-cell table:style-name="ce84" table:formula="of:=[.D12]*[.B12]/[.$E$2]*[.$B$2]" office:value-type="float" office:value="503.119682112328">
            <text:p>503</text:p>
          </table:table-cell>
          <table:table-cell table:style-name="ce61" table:formula="of:=IF([.A12]&lt;[.$G$5];[.$F$5];IF([.A12]&lt;[.$G$6];[.$F$5]+[.$H$6]*([.A12]-[.$G$5]);IF([.A12]&lt;[.$G$7];[.$F$6]+[.$H$7]*([.A12]-[.$G$6]);IF([.A12]&lt;[.$G$8];[.$F$7]+[.$H$8]*([.A12]-[.$G$7]);[.$F$8]))))" office:value-type="float" office:value="100">
            <text:p>100,0</text:p>
          </table:table-cell>
          <table:table-cell table:style-name="ce86" table:formula="of:=[.$A$2]*[.F12]/100*[.$E$6]" office:value-type="float" office:value="35.413125">
            <text:p>35,4</text:p>
          </table:table-cell>
          <table:table-cell table:style-name="ce84" table:formula="of:=[.G12]*[.B12]/[.$E$2]*[.$B$2]" office:value-type="float" office:value="1008.2358708997">
            <text:p>1.008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2]+3" office:value-type="float" office:value="6">
            <text:p>6</text:p>
          </table:table-cell>
          <table:table-cell table:style-name="ce60" table:formula="of:=[.A13]*7250/80" office:value-type="float" office:value="543.75">
            <text:p>544</text:p>
          </table:table-cell>
          <table:table-cell table:style-name="ce61" table:formula="of:=IF([.A13]&lt;[.$C$5];[.$B$5];IF([.A13]&lt;[.$C$6];[.$B$5]+[.$D$6]*([.A13]-[.$C$5]);IF([.A13]&lt;[.$C$7];[.$B$6]+[.$D$7]*([.A13]-[.$C$6]);IF([.A13]&lt;[.$C$8];[.$B$7]+[.$D$8]*([.A13]-[.$C$7]);[.$B$8]))))" office:value-type="float" office:value="100">
            <text:p>100,0</text:p>
          </table:table-cell>
          <table:table-cell table:style-name="ce63" table:formula="of:=[.$A$2]*[.C13]/100*[.$A$6]" office:value-type="float" office:value="17.6715">
            <text:p>17,7</text:p>
          </table:table-cell>
          <table:table-cell table:style-name="ce84" table:formula="of:=[.D13]*[.B13]/[.$E$2]*[.$B$2]" office:value-type="float" office:value="1006.23936422466">
            <text:p>1.006</text:p>
          </table:table-cell>
          <table:table-cell table:style-name="ce61" table:formula="of:=IF([.A13]&lt;[.$G$5];[.$F$5];IF([.A13]&lt;[.$G$6];[.$F$5]+[.$H$6]*([.A13]-[.$G$5]);IF([.A13]&lt;[.$G$7];[.$F$6]+[.$H$7]*([.A13]-[.$G$6]);IF([.A13]&lt;[.$G$8];[.$F$7]+[.$H$8]*([.A13]-[.$G$7]);[.$F$8]))))" office:value-type="float" office:value="100">
            <text:p>100,0</text:p>
          </table:table-cell>
          <table:table-cell table:style-name="ce87" table:formula="of:=[.$A$2]*[.F13]/100*[.$E$6]" office:value-type="float" office:value="35.413125">
            <text:p>35,4</text:p>
          </table:table-cell>
          <table:table-cell table:style-name="ce84" table:formula="of:=[.G13]*[.B13]/[.$E$2]*[.$B$2]" office:value-type="float" office:value="2016.47174179941">
            <text:p>2.016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3]+3" office:value-type="float" office:value="9">
            <text:p>9</text:p>
          </table:table-cell>
          <table:table-cell table:style-name="ce60" table:formula="of:=[.A14]*7250/80" office:value-type="float" office:value="815.625">
            <text:p>816</text:p>
          </table:table-cell>
          <table:table-cell table:style-name="ce61" table:formula="of:=IF([.A14]&lt;[.$C$5];[.$B$5];IF([.A14]&lt;[.$C$6];[.$B$5]+[.$D$6]*([.A14]-[.$C$5]);IF([.A14]&lt;[.$C$7];[.$B$6]+[.$D$7]*([.A14]-[.$C$6]);IF([.A14]&lt;[.$C$8];[.$B$7]+[.$D$8]*([.A14]-[.$C$7]);[.$B$8]))))" office:value-type="float" office:value="100">
            <text:p>100,0</text:p>
          </table:table-cell>
          <table:table-cell table:style-name="ce63" table:formula="of:=[.$A$2]*[.C14]/100*[.$A$6]" office:value-type="float" office:value="17.6715">
            <text:p>17,7</text:p>
          </table:table-cell>
          <table:table-cell table:style-name="ce84" table:formula="of:=[.D14]*[.B14]/[.$E$2]*[.$B$2]" office:value-type="float" office:value="1509.35904633698">
            <text:p>1.509</text:p>
          </table:table-cell>
          <table:table-cell table:style-name="ce61" table:formula="of:=IF([.A14]&lt;[.$G$5];[.$F$5];IF([.A14]&lt;[.$G$6];[.$F$5]+[.$H$6]*([.A14]-[.$G$5]);IF([.A14]&lt;[.$G$7];[.$F$6]+[.$H$7]*([.A14]-[.$G$6]);IF([.A14]&lt;[.$G$8];[.$F$7]+[.$H$8]*([.A14]-[.$G$7]);[.$F$8]))))" office:value-type="float" office:value="100">
            <text:p>100,0</text:p>
          </table:table-cell>
          <table:table-cell table:style-name="ce88" table:formula="of:=[.$A$2]*[.F14]/100*[.$E$6]" office:value-type="float" office:value="35.413125">
            <text:p>35,4</text:p>
          </table:table-cell>
          <table:table-cell table:style-name="ce84" table:formula="of:=[.G14]*[.B14]/[.$E$2]*[.$B$2]" office:value-type="float" office:value="3024.70761269911">
            <text:p>3.025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4]+3" office:value-type="float" office:value="12">
            <text:p>12</text:p>
          </table:table-cell>
          <table:table-cell table:style-name="ce60" table:formula="of:=[.A15]*7250/80" office:value-type="float" office:value="1087.5">
            <text:p>1088</text:p>
          </table:table-cell>
          <table:table-cell table:style-name="ce61" table:formula="of:=IF([.A15]&lt;[.$C$5];[.$B$5];IF([.A15]&lt;[.$C$6];[.$B$5]+[.$D$6]*([.A15]-[.$C$5]);IF([.A15]&lt;[.$C$7];[.$B$6]+[.$D$7]*([.A15]-[.$C$6]);IF([.A15]&lt;[.$C$8];[.$B$7]+[.$D$8]*([.A15]-[.$C$7]);[.$B$8]))))" office:value-type="float" office:value="100">
            <text:p>100,0</text:p>
          </table:table-cell>
          <table:table-cell table:style-name="ce63" table:formula="of:=[.$A$2]*[.C15]/100*[.$A$6]" office:value-type="float" office:value="17.6715">
            <text:p>17,7</text:p>
          </table:table-cell>
          <table:table-cell table:style-name="ce84" table:formula="of:=[.D15]*[.B15]/[.$E$2]*[.$B$2]" office:value-type="float" office:value="2012.47872844931">
            <text:p>2.012</text:p>
          </table:table-cell>
          <table:table-cell table:style-name="ce61" table:formula="of:=IF([.A15]&lt;[.$G$5];[.$F$5];IF([.A15]&lt;[.$G$6];[.$F$5]+[.$H$6]*([.A15]-[.$G$5]);IF([.A15]&lt;[.$G$7];[.$F$6]+[.$H$7]*([.A15]-[.$G$6]);IF([.A15]&lt;[.$G$8];[.$F$7]+[.$H$8]*([.A15]-[.$G$7]);[.$F$8]))))" office:value-type="float" office:value="100">
            <text:p>100,0</text:p>
          </table:table-cell>
          <table:table-cell table:style-name="ce89" table:formula="of:=[.$A$2]*[.F15]/100*[.$E$6]" office:value-type="float" office:value="35.413125">
            <text:p>35,4</text:p>
          </table:table-cell>
          <table:table-cell table:style-name="ce84" table:formula="of:=[.G15]*[.B15]/[.$E$2]*[.$B$2]" office:value-type="float" office:value="4032.94348359882">
            <text:p>4.033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5]+3" office:value-type="float" office:value="15">
            <text:p>15</text:p>
          </table:table-cell>
          <table:table-cell table:style-name="ce60" table:formula="of:=[.A16]*7250/80" office:value-type="float" office:value="1359.375">
            <text:p>1359</text:p>
          </table:table-cell>
          <table:table-cell table:style-name="ce61" table:formula="of:=IF([.A16]&lt;[.$C$5];[.$B$5];IF([.A16]&lt;[.$C$6];[.$B$5]+[.$D$6]*([.A16]-[.$C$5]);IF([.A16]&lt;[.$C$7];[.$B$6]+[.$D$7]*([.A16]-[.$C$6]);IF([.A16]&lt;[.$C$8];[.$B$7]+[.$D$8]*([.A16]-[.$C$7]);[.$B$8]))))" office:value-type="float" office:value="100">
            <text:p>100,0</text:p>
          </table:table-cell>
          <table:table-cell table:style-name="ce63" table:formula="of:=[.$A$2]*[.C16]/100*[.$A$6]" office:value-type="float" office:value="17.6715">
            <text:p>17,7</text:p>
          </table:table-cell>
          <table:table-cell table:style-name="ce84" table:formula="of:=[.D16]*[.B16]/[.$E$2]*[.$B$2]" office:value-type="float" office:value="2515.59841056164">
            <text:p>2.516</text:p>
          </table:table-cell>
          <table:table-cell table:style-name="ce61" table:formula="of:=IF([.A16]&lt;[.$G$5];[.$F$5];IF([.A16]&lt;[.$G$6];[.$F$5]+[.$H$6]*([.A16]-[.$G$5]);IF([.A16]&lt;[.$G$7];[.$F$6]+[.$H$7]*([.A16]-[.$G$6]);IF([.A16]&lt;[.$G$8];[.$F$7]+[.$H$8]*([.A16]-[.$G$7]);[.$F$8]))))" office:value-type="float" office:value="100">
            <text:p>100,0</text:p>
          </table:table-cell>
          <table:table-cell table:style-name="ce90" table:formula="of:=[.$A$2]*[.F16]/100*[.$E$6]" office:value-type="float" office:value="35.413125">
            <text:p>35,4</text:p>
          </table:table-cell>
          <table:table-cell table:style-name="ce84" table:formula="of:=[.G16]*[.B16]/[.$E$2]*[.$B$2]" office:value-type="float" office:value="5041.17935449852">
            <text:p>5.041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6]+3" office:value-type="float" office:value="18">
            <text:p>18</text:p>
          </table:table-cell>
          <table:table-cell table:style-name="ce60" table:formula="of:=[.A17]*7250/80" office:value-type="float" office:value="1631.25">
            <text:p>1631</text:p>
          </table:table-cell>
          <table:table-cell table:style-name="ce61" table:formula="of:=IF([.A17]&lt;[.$C$5];[.$B$5];IF([.A17]&lt;[.$C$6];[.$B$5]+[.$D$6]*([.A17]-[.$C$5]);IF([.A17]&lt;[.$C$7];[.$B$6]+[.$D$7]*([.A17]-[.$C$6]);IF([.A17]&lt;[.$C$8];[.$B$7]+[.$D$8]*([.A17]-[.$C$7]);[.$B$8]))))" office:value-type="float" office:value="100">
            <text:p>100,0</text:p>
          </table:table-cell>
          <table:table-cell table:style-name="ce63" table:formula="of:=[.$A$2]*[.C17]/100*[.$A$6]" office:value-type="float" office:value="17.6715">
            <text:p>17,7</text:p>
          </table:table-cell>
          <table:table-cell table:style-name="ce84" table:formula="of:=[.D17]*[.B17]/[.$E$2]*[.$B$2]" office:value-type="float" office:value="3018.71809267397">
            <text:p>3.019</text:p>
          </table:table-cell>
          <table:table-cell table:style-name="ce61" table:formula="of:=IF([.A17]&lt;[.$G$5];[.$F$5];IF([.A17]&lt;[.$G$6];[.$F$5]+[.$H$6]*([.A17]-[.$G$5]);IF([.A17]&lt;[.$G$7];[.$F$6]+[.$H$7]*([.A17]-[.$G$6]);IF([.A17]&lt;[.$G$8];[.$F$7]+[.$H$8]*([.A17]-[.$G$7]);[.$F$8]))))" office:value-type="float" office:value="100">
            <text:p>100,0</text:p>
          </table:table-cell>
          <table:table-cell table:style-name="ce91" table:formula="of:=[.$A$2]*[.F17]/100*[.$E$6]" office:value-type="float" office:value="35.413125">
            <text:p>35,4</text:p>
          </table:table-cell>
          <table:table-cell table:style-name="ce84" table:formula="of:=[.G17]*[.B17]/[.$E$2]*[.$B$2]" office:value-type="float" office:value="6049.41522539823">
            <text:p>6.049</text:p>
          </table:table-cell>
          <table:table-cell table:style-name="ce57" table:number-columns-repeated="6"/>
          <table:table-cell table:style-name="ce79"/>
          <table:table-cell table:style-name="ce58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7]+3" office:value-type="float" office:value="21">
            <text:p>21</text:p>
          </table:table-cell>
          <table:table-cell table:style-name="ce60" table:formula="of:=[.A18]*7250/80" office:value-type="float" office:value="1903.125">
            <text:p>1903</text:p>
          </table:table-cell>
          <table:table-cell table:style-name="ce61" table:formula="of:=IF([.A18]&lt;[.$C$5];[.$B$5];IF([.A18]&lt;[.$C$6];[.$B$5]+[.$D$6]*([.A18]-[.$C$5]);IF([.A18]&lt;[.$C$7];[.$B$6]+[.$D$7]*([.A18]-[.$C$6]);IF([.A18]&lt;[.$C$8];[.$B$7]+[.$D$8]*([.A18]-[.$C$7]);[.$B$8]))))" office:value-type="float" office:value="100">
            <text:p>100,0</text:p>
          </table:table-cell>
          <table:table-cell table:style-name="ce63" table:formula="of:=[.$A$2]*[.C18]/100*[.$A$6]" office:value-type="float" office:value="17.6715">
            <text:p>17,7</text:p>
          </table:table-cell>
          <table:table-cell table:style-name="ce84" table:formula="of:=[.D18]*[.B18]/[.$E$2]*[.$B$2]" office:value-type="float" office:value="3521.83777478629">
            <text:p>3.522</text:p>
          </table:table-cell>
          <table:table-cell table:style-name="ce61" table:formula="of:=IF([.A18]&lt;[.$G$5];[.$F$5];IF([.A18]&lt;[.$G$6];[.$F$5]+[.$H$6]*([.A18]-[.$G$5]);IF([.A18]&lt;[.$G$7];[.$F$6]+[.$H$7]*([.A18]-[.$G$6]);IF([.A18]&lt;[.$G$8];[.$F$7]+[.$H$8]*([.A18]-[.$G$7]);[.$F$8]))))" office:value-type="float" office:value="97.8181818181818">
            <text:p>97,8</text:p>
          </table:table-cell>
          <table:table-cell table:style-name="ce92" table:formula="of:=[.$A$2]*[.F18]/100*[.$E$6]" office:value-type="float" office:value="34.640475">
            <text:p>34,6</text:p>
          </table:table-cell>
          <table:table-cell table:style-name="ce84" table:formula="of:=[.G18]*[.B18]/[.$E$2]*[.$B$2]" office:value-type="float" office:value="6903.66598146961">
            <text:p>6.90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8]+3" office:value-type="float" office:value="24">
            <text:p>24</text:p>
          </table:table-cell>
          <table:table-cell table:style-name="ce60" table:formula="of:=[.A19]*7250/80" office:value-type="float" office:value="2175">
            <text:p>2175</text:p>
          </table:table-cell>
          <table:table-cell table:style-name="ce61" table:formula="of:=IF([.A19]&lt;[.$C$5];[.$B$5];IF([.A19]&lt;[.$C$6];[.$B$5]+[.$D$6]*([.A19]-[.$C$5]);IF([.A19]&lt;[.$C$7];[.$B$6]+[.$D$7]*([.A19]-[.$C$6]);IF([.A19]&lt;[.$C$8];[.$B$7]+[.$D$8]*([.A19]-[.$C$7]);[.$B$8]))))" office:value-type="float" office:value="100">
            <text:p>100,0</text:p>
          </table:table-cell>
          <table:table-cell table:style-name="ce63" table:formula="of:=[.$A$2]*[.C19]/100*[.$A$6]" office:value-type="float" office:value="17.6715">
            <text:p>17,7</text:p>
          </table:table-cell>
          <table:table-cell table:style-name="ce84" table:formula="of:=[.D19]*[.B19]/[.$E$2]*[.$B$2]" office:value-type="float" office:value="4024.95745689862">
            <text:p>4.025</text:p>
          </table:table-cell>
          <table:table-cell table:style-name="ce61" table:formula="of:=IF([.A19]&lt;[.$G$5];[.$F$5];IF([.A19]&lt;[.$G$6];[.$F$5]+[.$H$6]*([.A19]-[.$G$5]);IF([.A19]&lt;[.$G$7];[.$F$6]+[.$H$7]*([.A19]-[.$G$6]);IF([.A19]&lt;[.$G$8];[.$F$7]+[.$H$8]*([.A19]-[.$G$7]);[.$F$8]))))" office:value-type="float" office:value="91.2727272727273">
            <text:p>91,3</text:p>
          </table:table-cell>
          <table:table-cell table:style-name="ce93" table:formula="of:=[.$A$2]*[.F19]/100*[.$E$6]" office:value-type="float" office:value="32.322525">
            <text:p>32,3</text:p>
          </table:table-cell>
          <table:table-cell table:style-name="ce84" table:formula="of:=[.G19]*[.B19]/[.$E$2]*[.$B$2]" office:value-type="float" office:value="7361.95501369675">
            <text:p>7.362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9]+3" office:value-type="float" office:value="27">
            <text:p>27</text:p>
          </table:table-cell>
          <table:table-cell table:style-name="ce60" table:formula="of:=[.A20]*7250/80" office:value-type="float" office:value="2446.875">
            <text:p>2447</text:p>
          </table:table-cell>
          <table:table-cell table:style-name="ce61" table:formula="of:=IF([.A20]&lt;[.$C$5];[.$B$5];IF([.A20]&lt;[.$C$6];[.$B$5]+[.$D$6]*([.A20]-[.$C$5]);IF([.A20]&lt;[.$C$7];[.$B$6]+[.$D$7]*([.A20]-[.$C$6]);IF([.A20]&lt;[.$C$8];[.$B$7]+[.$D$8]*([.A20]-[.$C$7]);[.$B$8]))))" office:value-type="float" office:value="100">
            <text:p>100,0</text:p>
          </table:table-cell>
          <table:table-cell table:style-name="ce63" table:formula="of:=[.$A$2]*[.C20]/100*[.$A$6]" office:value-type="float" office:value="17.6715">
            <text:p>17,7</text:p>
          </table:table-cell>
          <table:table-cell table:style-name="ce84" table:formula="of:=[.D20]*[.B20]/[.$E$2]*[.$B$2]" office:value-type="float" office:value="4528.07713901095">
            <text:p>4.528</text:p>
          </table:table-cell>
          <table:table-cell table:style-name="ce61" table:formula="of:=IF([.A20]&lt;[.$G$5];[.$F$5];IF([.A20]&lt;[.$G$6];[.$F$5]+[.$H$6]*([.A20]-[.$G$5]);IF([.A20]&lt;[.$G$7];[.$F$6]+[.$H$7]*([.A20]-[.$G$6]);IF([.A20]&lt;[.$G$8];[.$F$7]+[.$H$8]*([.A20]-[.$G$7]);[.$F$8]))))" office:value-type="float" office:value="84.7272727272727">
            <text:p>84,7</text:p>
          </table:table-cell>
          <table:table-cell table:style-name="ce94" table:formula="of:=[.$A$2]*[.F20]/100*[.$E$6]" office:value-type="float" office:value="30.004575">
            <text:p>30,0</text:p>
          </table:table-cell>
          <table:table-cell table:style-name="ce84" table:formula="of:=[.G20]*[.B20]/[.$E$2]*[.$B$2]" office:value-type="float" office:value="7688.25680464247">
            <text:p>7.68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9" table:formula="of:=[.A20]+3" office:value-type="float" office:value="30">
            <text:p>30</text:p>
          </table:table-cell>
          <table:table-cell table:style-name="ce60" table:formula="of:=[.A21]*7250/80" office:value-type="float" office:value="2718.75">
            <text:p>2719</text:p>
          </table:table-cell>
          <table:table-cell table:style-name="ce61" table:formula="of:=IF([.A21]&lt;[.$C$5];[.$B$5];IF([.A21]&lt;[.$C$6];[.$B$5]+[.$D$6]*([.A21]-[.$C$5]);IF([.A21]&lt;[.$C$7];[.$B$6]+[.$D$7]*([.A21]-[.$C$6]);IF([.A21]&lt;[.$C$8];[.$B$7]+[.$D$8]*([.A21]-[.$C$7]);[.$B$8]))))" office:value-type="float" office:value="100">
            <text:p>100,0</text:p>
          </table:table-cell>
          <table:table-cell table:style-name="ce64" table:formula="of:=[.$A$2]*[.C21]/100*[.$A$6]" office:value-type="float" office:value="17.6715">
            <text:p>17,7</text:p>
          </table:table-cell>
          <table:table-cell table:style-name="ce84" table:formula="of:=[.D21]*[.B21]/[.$E$2]*[.$B$2]" office:value-type="float" office:value="5031.19682112328">
            <text:p>5.031</text:p>
          </table:table-cell>
          <table:table-cell table:style-name="ce61" table:formula="of:=IF([.A21]&lt;[.$G$5];[.$F$5];IF([.A21]&lt;[.$G$6];[.$F$5]+[.$H$6]*([.A21]-[.$G$5]);IF([.A21]&lt;[.$G$7];[.$F$6]+[.$H$7]*([.A21]-[.$G$6]);IF([.A21]&lt;[.$G$8];[.$F$7]+[.$H$8]*([.A21]-[.$G$7]);[.$F$8]))))" office:value-type="float" office:value="78.1818181818182">
            <text:p>78,2</text:p>
          </table:table-cell>
          <table:table-cell table:style-name="ce95" table:formula="of:=[.$A$2]*[.F21]/100*[.$E$6]" office:value-type="float" office:value="27.686625">
            <text:p>27,7</text:p>
          </table:table-cell>
          <table:table-cell table:style-name="ce84" table:formula="of:=[.G21]*[.B21]/[.$E$2]*[.$B$2]" office:value-type="float" office:value="7882.57135430678">
            <text:p>7.883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1]+3" office:value-type="float" office:value="33">
            <text:p>33</text:p>
          </table:table-cell>
          <table:table-cell table:style-name="ce60" table:formula="of:=[.A22]*7250/80" office:value-type="float" office:value="2990.625">
            <text:p>2991</text:p>
          </table:table-cell>
          <table:table-cell table:style-name="ce61" table:formula="of:=IF([.A22]&lt;[.$C$5];[.$B$5];IF([.A22]&lt;[.$C$6];[.$B$5]+[.$D$6]*([.A22]-[.$C$5]);IF([.A22]&lt;[.$C$7];[.$B$6]+[.$D$7]*([.A22]-[.$C$6]);IF([.A22]&lt;[.$C$8];[.$B$7]+[.$D$8]*([.A22]-[.$C$7]);[.$B$8]))))" office:value-type="float" office:value="100">
            <text:p>100,0</text:p>
          </table:table-cell>
          <table:table-cell table:style-name="ce63" table:formula="of:=[.$A$2]*[.C22]/100*[.$A$6]" office:value-type="float" office:value="17.6715">
            <text:p>17,7</text:p>
          </table:table-cell>
          <table:table-cell table:style-name="ce84" table:formula="of:=[.D22]*[.B22]/[.$E$2]*[.$B$2]" office:value-type="float" office:value="5534.31650323561">
            <text:p>5.534</text:p>
          </table:table-cell>
          <table:table-cell table:style-name="ce61" table:formula="of:=IF([.A22]&lt;[.$G$5];[.$F$5];IF([.A22]&lt;[.$G$6];[.$F$5]+[.$H$6]*([.A22]-[.$G$5]);IF([.A22]&lt;[.$G$7];[.$F$6]+[.$H$7]*([.A22]-[.$G$6]);IF([.A22]&lt;[.$G$8];[.$F$7]+[.$H$8]*([.A22]-[.$G$7]);[.$F$8]))))" office:value-type="float" office:value="71.6363636363636">
            <text:p>71,6</text:p>
          </table:table-cell>
          <table:table-cell table:style-name="ce96" table:formula="of:=[.$A$2]*[.F22]/100*[.$E$6]" office:value-type="float" office:value="25.368675">
            <text:p>25,4</text:p>
          </table:table-cell>
          <table:table-cell table:style-name="ce84" table:formula="of:=[.G22]*[.B22]/[.$E$2]*[.$B$2]" office:value-type="float" office:value="7944.89866268967">
            <text:p>7.94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2]+3" office:value-type="float" office:value="36">
            <text:p>36</text:p>
          </table:table-cell>
          <table:table-cell table:style-name="ce60" table:formula="of:=[.A23]*7250/80" office:value-type="float" office:value="3262.5">
            <text:p>3263</text:p>
          </table:table-cell>
          <table:table-cell table:style-name="ce61" table:formula="of:=IF([.A23]&lt;[.$C$5];[.$B$5];IF([.A23]&lt;[.$C$6];[.$B$5]+[.$D$6]*([.A23]-[.$C$5]);IF([.A23]&lt;[.$C$7];[.$B$6]+[.$D$7]*([.A23]-[.$C$6]);IF([.A23]&lt;[.$C$8];[.$B$7]+[.$D$8]*([.A23]-[.$C$7]);[.$B$8]))))" office:value-type="float" office:value="100">
            <text:p>100,0</text:p>
          </table:table-cell>
          <table:table-cell table:style-name="ce63" table:formula="of:=[.$A$2]*[.C23]/100*[.$A$6]" office:value-type="float" office:value="17.6715">
            <text:p>17,7</text:p>
          </table:table-cell>
          <table:table-cell table:style-name="ce84" table:formula="of:=[.D23]*[.B23]/[.$E$2]*[.$B$2]" office:value-type="float" office:value="6037.43618534793">
            <text:p>6.037</text:p>
          </table:table-cell>
          <table:table-cell table:style-name="ce61" table:formula="of:=IF([.A23]&lt;[.$G$5];[.$F$5];IF([.A23]&lt;[.$G$6];[.$F$5]+[.$H$6]*([.A23]-[.$G$5]);IF([.A23]&lt;[.$G$7];[.$F$6]+[.$H$7]*([.A23]-[.$G$6]);IF([.A23]&lt;[.$G$8];[.$F$7]+[.$H$8]*([.A23]-[.$G$7]);[.$F$8]))))" office:value-type="float" office:value="65.0909090909091">
            <text:p>65,1</text:p>
          </table:table-cell>
          <table:table-cell table:style-name="ce97" table:formula="of:=[.$A$2]*[.F23]/100*[.$E$6]" office:value-type="float" office:value="23.050725">
            <text:p>23,1</text:p>
          </table:table-cell>
          <table:table-cell table:style-name="ce84" table:formula="of:=[.G23]*[.B23]/[.$E$2]*[.$B$2]" office:value-type="float" office:value="7875.23872979115">
            <text:p>7.87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3]+3" office:value-type="float" office:value="39">
            <text:p>39</text:p>
          </table:table-cell>
          <table:table-cell table:style-name="ce60" table:formula="of:=[.A24]*7250/80" office:value-type="float" office:value="3534.375">
            <text:p>3534</text:p>
          </table:table-cell>
          <table:table-cell table:style-name="ce61" table:formula="of:=IF([.A24]&lt;[.$C$5];[.$B$5];IF([.A24]&lt;[.$C$6];[.$B$5]+[.$D$6]*([.A24]-[.$C$5]);IF([.A24]&lt;[.$C$7];[.$B$6]+[.$D$7]*([.A24]-[.$C$6]);IF([.A24]&lt;[.$C$8];[.$B$7]+[.$D$8]*([.A24]-[.$C$7]);[.$B$8]))))" office:value-type="float" office:value="100">
            <text:p>100,0</text:p>
          </table:table-cell>
          <table:table-cell table:style-name="ce63" table:formula="of:=[.$A$2]*[.C24]/100*[.$A$6]" office:value-type="float" office:value="17.6715">
            <text:p>17,7</text:p>
          </table:table-cell>
          <table:table-cell table:style-name="ce84" table:formula="of:=[.D24]*[.B24]/[.$E$2]*[.$B$2]" office:value-type="float" office:value="6540.55586746026">
            <text:p>6.541</text:p>
          </table:table-cell>
          <table:table-cell table:style-name="ce61" table:formula="of:=IF([.A24]&lt;[.$G$5];[.$F$5];IF([.A24]&lt;[.$G$6];[.$F$5]+[.$H$6]*([.A24]-[.$G$5]);IF([.A24]&lt;[.$G$7];[.$F$6]+[.$H$7]*([.A24]-[.$G$6]);IF([.A24]&lt;[.$G$8];[.$F$7]+[.$H$8]*([.A24]-[.$G$7]);[.$F$8]))))" office:value-type="float" office:value="58.5454545454545">
            <text:p>58,5</text:p>
          </table:table-cell>
          <table:table-cell table:style-name="ce98" table:formula="of:=[.$A$2]*[.F24]/100*[.$E$6]" office:value-type="float" office:value="20.732775">
            <text:p>20,7</text:p>
          </table:table-cell>
          <table:table-cell table:style-name="ce84" table:formula="of:=[.G24]*[.B24]/[.$E$2]*[.$B$2]" office:value-type="float" office:value="7673.59155561121">
            <text:p>7.67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4]+3" office:value-type="float" office:value="42">
            <text:p>42</text:p>
          </table:table-cell>
          <table:table-cell table:style-name="ce60" table:formula="of:=[.A25]*7250/80" office:value-type="float" office:value="3806.25">
            <text:p>3806</text:p>
          </table:table-cell>
          <table:table-cell table:style-name="ce61" table:formula="of:=IF([.A25]&lt;[.$C$5];[.$B$5];IF([.A25]&lt;[.$C$6];[.$B$5]+[.$D$6]*([.A25]-[.$C$5]);IF([.A25]&lt;[.$C$7];[.$B$6]+[.$D$7]*([.A25]-[.$C$6]);IF([.A25]&lt;[.$C$8];[.$B$7]+[.$D$8]*([.A25]-[.$C$7]);[.$B$8]))))" office:value-type="float" office:value="100">
            <text:p>100,0</text:p>
          </table:table-cell>
          <table:table-cell table:style-name="ce63" table:formula="of:=[.$A$2]*[.C25]/100*[.$A$6]" office:value-type="float" office:value="17.6715">
            <text:p>17,7</text:p>
          </table:table-cell>
          <table:table-cell table:style-name="ce84" table:formula="of:=[.D25]*[.B25]/[.$E$2]*[.$B$2]" office:value-type="float" office:value="7043.67554957259">
            <text:p>7.044</text:p>
          </table:table-cell>
          <table:table-cell table:style-name="ce61" table:formula="of:=IF([.A25]&lt;[.$G$5];[.$F$5];IF([.A25]&lt;[.$G$6];[.$F$5]+[.$H$6]*([.A25]-[.$G$5]);IF([.A25]&lt;[.$G$7];[.$F$6]+[.$H$7]*([.A25]-[.$G$6]);IF([.A25]&lt;[.$G$8];[.$F$7]+[.$H$8]*([.A25]-[.$G$7]);[.$F$8]))))" office:value-type="float" office:value="52">
            <text:p>52,0</text:p>
          </table:table-cell>
          <table:table-cell table:style-name="ce99" table:formula="of:=[.$A$2]*[.F25]/100*[.$E$6]" office:value-type="float" office:value="18.414825">
            <text:p>18,4</text:p>
          </table:table-cell>
          <table:table-cell table:style-name="ce84" table:formula="of:=[.G25]*[.B25]/[.$E$2]*[.$B$2]" office:value-type="float" office:value="7339.95714014985">
            <text:p>7.34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5]+3" office:value-type="float" office:value="45">
            <text:p>45</text:p>
          </table:table-cell>
          <table:table-cell table:style-name="ce60" table:formula="of:=[.A26]*7250/80" office:value-type="float" office:value="4078.125">
            <text:p>4078</text:p>
          </table:table-cell>
          <table:table-cell table:style-name="ce61" table:formula="of:=IF([.A26]&lt;[.$C$5];[.$B$5];IF([.A26]&lt;[.$C$6];[.$B$5]+[.$D$6]*([.A26]-[.$C$5]);IF([.A26]&lt;[.$C$7];[.$B$6]+[.$D$7]*([.A26]-[.$C$6]);IF([.A26]&lt;[.$C$8];[.$B$7]+[.$D$8]*([.A26]-[.$C$7]);[.$B$8]))))" office:value-type="float" office:value="100">
            <text:p>100,0</text:p>
          </table:table-cell>
          <table:table-cell table:style-name="ce63" table:formula="of:=[.$A$2]*[.C26]/100*[.$A$6]" office:value-type="float" office:value="17.6715">
            <text:p>17,7</text:p>
          </table:table-cell>
          <table:table-cell table:style-name="ce84" table:formula="of:=[.D26]*[.B26]/[.$E$2]*[.$B$2]" office:value-type="float" office:value="7546.79523168492">
            <text:p>7.547</text:p>
          </table:table-cell>
          <table:table-cell table:style-name="ce61" table:formula="of:=IF([.A26]&lt;[.$G$5];[.$F$5];IF([.A26]&lt;[.$G$6];[.$F$5]+[.$H$6]*([.A26]-[.$G$5]);IF([.A26]&lt;[.$G$7];[.$F$6]+[.$H$7]*([.A26]-[.$G$6]);IF([.A26]&lt;[.$G$8];[.$F$7]+[.$H$8]*([.A26]-[.$G$7]);[.$F$8]))))" office:value-type="float" office:value="49.9230769230769">
            <text:p>49,9</text:p>
          </table:table-cell>
          <table:table-cell table:style-name="ce100" table:formula="of:=[.$A$2]*[.F26]/100*[.$E$6]" office:value-type="float" office:value="17.6793216346154">
            <text:p>17,7</text:p>
          </table:table-cell>
          <table:table-cell table:style-name="ce84" table:formula="of:=[.G26]*[.B26]/[.$E$2]*[.$B$2]" office:value-type="float" office:value="7550.13554092971">
            <text:p>7.55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6]+3" office:value-type="float" office:value="48">
            <text:p>48</text:p>
          </table:table-cell>
          <table:table-cell table:style-name="ce60" table:formula="of:=[.A27]*7250/80" office:value-type="float" office:value="4350">
            <text:p>4350</text:p>
          </table:table-cell>
          <table:table-cell table:style-name="ce61" table:formula="of:=IF([.A27]&lt;[.$C$5];[.$B$5];IF([.A27]&lt;[.$C$6];[.$B$5]+[.$D$6]*([.A27]-[.$C$5]);IF([.A27]&lt;[.$C$7];[.$B$6]+[.$D$7]*([.A27]-[.$C$6]);IF([.A27]&lt;[.$C$8];[.$B$7]+[.$D$8]*([.A27]-[.$C$7]);[.$B$8]))))" office:value-type="float" office:value="95.5">
            <text:p>95,5</text:p>
          </table:table-cell>
          <table:table-cell table:style-name="ce63" table:formula="of:=[.$A$2]*[.C27]/100*[.$A$6]" office:value-type="float" office:value="16.8762825">
            <text:p>16,9</text:p>
          </table:table-cell>
          <table:table-cell table:style-name="ce84" table:formula="of:=[.D27]*[.B27]/[.$E$2]*[.$B$2]" office:value-type="float" office:value="7687.66874267637">
            <text:p>7.688</text:p>
          </table:table-cell>
          <table:table-cell table:style-name="ce61" table:formula="of:=IF([.A27]&lt;[.$G$5];[.$F$5];IF([.A27]&lt;[.$G$6];[.$F$5]+[.$H$6]*([.A27]-[.$G$5]);IF([.A27]&lt;[.$G$7];[.$F$6]+[.$H$7]*([.A27]-[.$G$6]);IF([.A27]&lt;[.$G$8];[.$F$7]+[.$H$8]*([.A27]-[.$G$7]);[.$F$8]))))" office:value-type="float" office:value="47.8461538461538">
            <text:p>47,8</text:p>
          </table:table-cell>
          <table:table-cell table:style-name="ce101" table:formula="of:=[.$A$2]*[.F27]/100*[.$E$6]" office:value-type="float" office:value="16.9438182692308">
            <text:p>16,9</text:p>
          </table:table-cell>
          <table:table-cell table:style-name="ce84" table:formula="of:=[.G27]*[.B27]/[.$E$2]*[.$B$2]" office:value-type="float" office:value="7718.43337476451">
            <text:p>7.71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9" table:formula="of:=[.A27]+3" office:value-type="float" office:value="51">
            <text:p>51</text:p>
          </table:table-cell>
          <table:table-cell table:style-name="ce60" table:formula="of:=[.A28]*7250/80" office:value-type="float" office:value="4621.875">
            <text:p>4622</text:p>
          </table:table-cell>
          <table:table-cell table:style-name="ce61" table:formula="of:=IF([.A28]&lt;[.$C$5];[.$B$5];IF([.A28]&lt;[.$C$6];[.$B$5]+[.$D$6]*([.A28]-[.$C$5]);IF([.A28]&lt;[.$C$7];[.$B$6]+[.$D$7]*([.A28]-[.$C$6]);IF([.A28]&lt;[.$C$8];[.$B$7]+[.$D$8]*([.A28]-[.$C$7]);[.$B$8]))))" office:value-type="float" office:value="91">
            <text:p>91,0</text:p>
          </table:table-cell>
          <table:table-cell table:style-name="ce64" table:formula="of:=[.$A$2]*[.C28]/100*[.$A$6]" office:value-type="float" office:value="16.081065">
            <text:p>16,1</text:p>
          </table:table-cell>
          <table:table-cell table:style-name="ce84" table:formula="of:=[.D28]*[.B28]/[.$E$2]*[.$B$2]" office:value-type="float" office:value="7783.26148227771">
            <text:p>7.783</text:p>
          </table:table-cell>
          <table:table-cell table:style-name="ce61" table:formula="of:=IF([.A28]&lt;[.$G$5];[.$F$5];IF([.A28]&lt;[.$G$6];[.$F$5]+[.$H$6]*([.A28]-[.$G$5]);IF([.A28]&lt;[.$G$7];[.$F$6]+[.$H$7]*([.A28]-[.$G$6]);IF([.A28]&lt;[.$G$8];[.$F$7]+[.$H$8]*([.A28]-[.$G$7]);[.$F$8]))))" office:value-type="float" office:value="45.7692307692308">
            <text:p>45,8</text:p>
          </table:table-cell>
          <table:table-cell table:style-name="ce102" table:formula="of:=[.$A$2]*[.F28]/100*[.$E$6]" office:value-type="float" office:value="16.2083149038462">
            <text:p>16,2</text:p>
          </table:table-cell>
          <table:table-cell table:style-name="ce84" table:formula="of:=[.G28]*[.B28]/[.$E$2]*[.$B$2]" office:value-type="float" office:value="7844.85064165424">
            <text:p>7.84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8]+3" office:value-type="float" office:value="54">
            <text:p>54</text:p>
          </table:table-cell>
          <table:table-cell table:style-name="ce60" table:formula="of:=[.A29]*7250/80" office:value-type="float" office:value="4893.75">
            <text:p>4894</text:p>
          </table:table-cell>
          <table:table-cell table:style-name="ce61" table:formula="of:=IF([.A29]&lt;[.$C$5];[.$B$5];IF([.A29]&lt;[.$C$6];[.$B$5]+[.$D$6]*([.A29]-[.$C$5]);IF([.A29]&lt;[.$C$7];[.$B$6]+[.$D$7]*([.A29]-[.$C$6]);IF([.A29]&lt;[.$C$8];[.$B$7]+[.$D$8]*([.A29]-[.$C$7]);[.$B$8]))))" office:value-type="float" office:value="86.5">
            <text:p>86,5</text:p>
          </table:table-cell>
          <table:table-cell table:style-name="ce63" table:formula="of:=[.$A$2]*[.C29]/100*[.$A$6]" office:value-type="float" office:value="15.2858475">
            <text:p>15,3</text:p>
          </table:table-cell>
          <table:table-cell table:style-name="ce84" table:formula="of:=[.D29]*[.B29]/[.$E$2]*[.$B$2]" office:value-type="float" office:value="7833.57345048894">
            <text:p>7.834</text:p>
          </table:table-cell>
          <table:table-cell table:style-name="ce61" table:formula="of:=IF([.A29]&lt;[.$G$5];[.$F$5];IF([.A29]&lt;[.$G$6];[.$F$5]+[.$H$6]*([.A29]-[.$G$5]);IF([.A29]&lt;[.$G$7];[.$F$6]+[.$H$7]*([.A29]-[.$G$6]);IF([.A29]&lt;[.$G$8];[.$F$7]+[.$H$8]*([.A29]-[.$G$7]);[.$F$8]))))" office:value-type="float" office:value="43.6923076923077">
            <text:p>43,7</text:p>
          </table:table-cell>
          <table:table-cell table:style-name="ce103" table:formula="of:=[.$A$2]*[.F29]/100*[.$E$6]" office:value-type="float" office:value="15.4728115384615">
            <text:p>15,5</text:p>
          </table:table-cell>
          <table:table-cell table:style-name="ce84" table:formula="of:=[.G29]*[.B29]/[.$E$2]*[.$B$2]" office:value-type="float" office:value="7929.38734159891">
            <text:p>7.929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9]+3" office:value-type="float" office:value="57">
            <text:p>57</text:p>
          </table:table-cell>
          <table:table-cell table:style-name="ce60" table:formula="of:=[.A30]*7250/80" office:value-type="float" office:value="5165.625">
            <text:p>5166</text:p>
          </table:table-cell>
          <table:table-cell table:style-name="ce61" table:formula="of:=IF([.A30]&lt;[.$C$5];[.$B$5];IF([.A30]&lt;[.$C$6];[.$B$5]+[.$D$6]*([.A30]-[.$C$5]);IF([.A30]&lt;[.$C$7];[.$B$6]+[.$D$7]*([.A30]-[.$C$6]);IF([.A30]&lt;[.$C$8];[.$B$7]+[.$D$8]*([.A30]-[.$C$7]);[.$B$8]))))" office:value-type="float" office:value="82">
            <text:p>82,0</text:p>
          </table:table-cell>
          <table:table-cell table:style-name="ce63" table:formula="of:=[.$A$2]*[.C30]/100*[.$A$6]" office:value-type="float" office:value="14.49063">
            <text:p>14,5</text:p>
          </table:table-cell>
          <table:table-cell table:style-name="ce84" table:formula="of:=[.D30]*[.B30]/[.$E$2]*[.$B$2]" office:value-type="float" office:value="7838.60464731007">
            <text:p>7.839</text:p>
          </table:table-cell>
          <table:table-cell table:style-name="ce61" table:formula="of:=IF([.A30]&lt;[.$G$5];[.$F$5];IF([.A30]&lt;[.$G$6];[.$F$5]+[.$H$6]*([.A30]-[.$G$5]);IF([.A30]&lt;[.$G$7];[.$F$6]+[.$H$7]*([.A30]-[.$G$6]);IF([.A30]&lt;[.$G$8];[.$F$7]+[.$H$8]*([.A30]-[.$G$7]);[.$F$8]))))" office:value-type="float" office:value="41.6153846153846">
            <text:p>41,6</text:p>
          </table:table-cell>
          <table:table-cell table:style-name="ce104" table:formula="of:=[.$A$2]*[.F30]/100*[.$E$6]" office:value-type="float" office:value="14.7373081730769">
            <text:p>14,7</text:p>
          </table:table-cell>
          <table:table-cell table:style-name="ce84" table:formula="of:=[.G30]*[.B30]/[.$E$2]*[.$B$2]" office:value-type="float" office:value="7972.04347459851">
            <text:p>7.972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0]+3" office:value-type="float" office:value="60">
            <text:p>60</text:p>
          </table:table-cell>
          <table:table-cell table:style-name="ce60" table:formula="of:=[.A31]*7250/80" office:value-type="float" office:value="5437.5">
            <text:p>5438</text:p>
          </table:table-cell>
          <table:table-cell table:style-name="ce61" table:formula="of:=IF([.A31]&lt;[.$C$5];[.$B$5];IF([.A31]&lt;[.$C$6];[.$B$5]+[.$D$6]*([.A31]-[.$C$5]);IF([.A31]&lt;[.$C$7];[.$B$6]+[.$D$7]*([.A31]-[.$C$6]);IF([.A31]&lt;[.$C$8];[.$B$7]+[.$D$8]*([.A31]-[.$C$7]);[.$B$8]))))" office:value-type="float" office:value="78.1818181818182">
            <text:p>78,2</text:p>
          </table:table-cell>
          <table:table-cell table:style-name="ce63" table:formula="of:=[.$A$2]*[.C31]/100*[.$A$6]" office:value-type="float" office:value="13.8159">
            <text:p>13,8</text:p>
          </table:table-cell>
          <table:table-cell table:style-name="ce84" table:formula="of:=[.D31]*[.B31]/[.$E$2]*[.$B$2]" office:value-type="float" office:value="7866.96230212003">
            <text:p>7.867</text:p>
          </table:table-cell>
          <table:table-cell table:style-name="ce61" table:formula="of:=IF([.A31]&lt;[.$G$5];[.$F$5];IF([.A31]&lt;[.$G$6];[.$F$5]+[.$H$6]*([.A31]-[.$G$5]);IF([.A31]&lt;[.$G$7];[.$F$6]+[.$H$7]*([.A31]-[.$G$6]);IF([.A31]&lt;[.$G$8];[.$F$7]+[.$H$8]*([.A31]-[.$G$7]);[.$F$8]))))" office:value-type="float" office:value="39.5384615384615">
            <text:p>39,5</text:p>
          </table:table-cell>
          <table:table-cell table:style-name="ce105" table:formula="of:=[.$A$2]*[.F31]/100*[.$E$6]" office:value-type="float" office:value="14.0018048076923">
            <text:p>14,0</text:p>
          </table:table-cell>
          <table:table-cell table:style-name="ce84" table:formula="of:=[.G31]*[.B31]/[.$E$2]*[.$B$2]" office:value-type="float" office:value="7972.81904065305">
            <text:p>7.973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1]+3" office:value-type="float" office:value="63">
            <text:p>63</text:p>
          </table:table-cell>
          <table:table-cell table:style-name="ce60" table:formula="of:=[.A32]*7250/80" office:value-type="float" office:value="5709.375">
            <text:p>5709</text:p>
          </table:table-cell>
          <table:table-cell table:style-name="ce61" table:formula="of:=IF([.A32]&lt;[.$C$5];[.$B$5];IF([.A32]&lt;[.$C$6];[.$B$5]+[.$D$6]*([.A32]-[.$C$5]);IF([.A32]&lt;[.$C$7];[.$B$6]+[.$D$7]*([.A32]-[.$C$6]);IF([.A32]&lt;[.$C$8];[.$B$7]+[.$D$8]*([.A32]-[.$C$7]);[.$B$8]))))" office:value-type="float" office:value="74.3636363636364">
            <text:p>74,4</text:p>
          </table:table-cell>
          <table:table-cell table:style-name="ce63" table:formula="of:=[.$A$2]*[.C32]/100*[.$A$6]" office:value-type="float" office:value="13.14117">
            <text:p>13,1</text:p>
          </table:table-cell>
          <table:table-cell table:style-name="ce84" table:formula="of:=[.D32]*[.B32]/[.$E$2]*[.$B$2]" office:value-type="float" office:value="7856.89990847779">
            <text:p>7.857</text:p>
          </table:table-cell>
          <table:table-cell table:style-name="ce61" table:formula="of:=IF([.A32]&lt;[.$G$5];[.$F$5];IF([.A32]&lt;[.$G$6];[.$F$5]+[.$H$6]*([.A32]-[.$G$5]);IF([.A32]&lt;[.$G$7];[.$F$6]+[.$H$7]*([.A32]-[.$G$6]);IF([.A32]&lt;[.$G$8];[.$F$7]+[.$H$8]*([.A32]-[.$G$7]);[.$F$8]))))" office:value-type="float" office:value="37.4615384615385">
            <text:p>37,5</text:p>
          </table:table-cell>
          <table:table-cell table:style-name="ce106" table:formula="of:=[.$A$2]*[.F32]/100*[.$E$6]" office:value-type="float" office:value="13.2663014423077">
            <text:p>13,3</text:p>
          </table:table-cell>
          <table:table-cell table:style-name="ce84" table:formula="of:=[.G32]*[.B32]/[.$E$2]*[.$B$2]" office:value-type="float" office:value="7931.71403976252">
            <text:p>7.932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2]+3" office:value-type="float" office:value="66">
            <text:p>66</text:p>
          </table:table-cell>
          <table:table-cell table:style-name="ce60" table:formula="of:=[.A33]*7250/80" office:value-type="float" office:value="5981.25">
            <text:p>5981</text:p>
          </table:table-cell>
          <table:table-cell table:style-name="ce61" table:formula="of:=IF([.A33]&lt;[.$C$5];[.$B$5];IF([.A33]&lt;[.$C$6];[.$B$5]+[.$D$6]*([.A33]-[.$C$5]);IF([.A33]&lt;[.$C$7];[.$B$6]+[.$D$7]*([.A33]-[.$C$6]);IF([.A33]&lt;[.$C$8];[.$B$7]+[.$D$8]*([.A33]-[.$C$7]);[.$B$8]))))" office:value-type="float" office:value="70.5454545454546">
            <text:p>70,5</text:p>
          </table:table-cell>
          <table:table-cell table:style-name="ce63" table:formula="of:=[.$A$2]*[.C33]/100*[.$A$6]" office:value-type="float" office:value="12.46644">
            <text:p>12,5</text:p>
          </table:table-cell>
          <table:table-cell table:style-name="ce84" table:formula="of:=[.D33]*[.B33]/[.$E$2]*[.$B$2]" office:value-type="float" office:value="7808.41746638333">
            <text:p>7.808</text:p>
          </table:table-cell>
          <table:table-cell table:style-name="ce61" table:formula="of:=IF([.A33]&lt;[.$G$5];[.$F$5];IF([.A33]&lt;[.$G$6];[.$F$5]+[.$H$6]*([.A33]-[.$G$5]);IF([.A33]&lt;[.$G$7];[.$F$6]+[.$H$7]*([.A33]-[.$G$6]);IF([.A33]&lt;[.$G$8];[.$F$7]+[.$H$8]*([.A33]-[.$G$7]);[.$F$8]))))" office:value-type="float" office:value="35.3846153846154">
            <text:p>35,4</text:p>
          </table:table-cell>
          <table:table-cell table:style-name="ce107" table:formula="of:=[.$A$2]*[.F33]/100*[.$E$6]" office:value-type="float" office:value="12.5307980769231">
            <text:p>12,5</text:p>
          </table:table-cell>
          <table:table-cell table:style-name="ce84" table:formula="of:=[.G33]*[.B33]/[.$E$2]*[.$B$2]" office:value-type="float" office:value="7848.72847192693">
            <text:p>7.849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33]+3" office:value-type="float" office:value="69">
            <text:p>69</text:p>
          </table:table-cell>
          <table:table-cell table:style-name="ce60" table:formula="of:=[.A34]*7250/80" office:value-type="float" office:value="6253.125">
            <text:p>6253</text:p>
          </table:table-cell>
          <table:table-cell table:style-name="ce61" table:formula="of:=IF([.A34]&lt;[.$C$5];[.$B$5];IF([.A34]&lt;[.$C$6];[.$B$5]+[.$D$6]*([.A34]-[.$C$5]);IF([.A34]&lt;[.$C$7];[.$B$6]+[.$D$7]*([.A34]-[.$C$6]);IF([.A34]&lt;[.$C$8];[.$B$7]+[.$D$8]*([.A34]-[.$C$7]);[.$B$8]))))" office:value-type="float" office:value="67.2727272727273">
            <text:p>67,3</text:p>
          </table:table-cell>
          <table:table-cell table:style-name="ce63" table:formula="of:=[.$A$2]*[.C34]/100*[.$A$6]" office:value-type="float" office:value="11.8881">
            <text:p>11,9</text:p>
          </table:table-cell>
          <table:table-cell table:style-name="ce84" table:formula="of:=[.D34]*[.B34]/[.$E$2]*[.$B$2]" office:value-type="float" office:value="7784.63362686529">
            <text:p>7.785</text:p>
          </table:table-cell>
          <table:table-cell table:style-name="ce61" table:formula="of:=IF([.A34]&lt;[.$G$5];[.$F$5];IF([.A34]&lt;[.$G$6];[.$F$5]+[.$H$6]*([.A34]-[.$G$5]);IF([.A34]&lt;[.$G$7];[.$F$6]+[.$H$7]*([.A34]-[.$G$6]);IF([.A34]&lt;[.$G$8];[.$F$7]+[.$H$8]*([.A34]-[.$G$7]);[.$F$8]))))" office:value-type="float" office:value="33.6363636363636">
            <text:p>33,6</text:p>
          </table:table-cell>
          <table:table-cell table:style-name="ce108" table:formula="of:=[.$A$2]*[.F34]/100*[.$E$6]" office:value-type="float" office:value="11.9116875">
            <text:p>11,9</text:p>
          </table:table-cell>
          <table:table-cell table:style-name="ce84" table:formula="of:=[.G34]*[.B34]/[.$E$2]*[.$B$2]" office:value-type="float" office:value="7800.07932850589">
            <text:p>7.80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9" table:formula="of:=[.A34]+3" office:value-type="float" office:value="72">
            <text:p>72</text:p>
          </table:table-cell>
          <table:table-cell table:style-name="ce60" table:formula="of:=[.A35]*7250/80" office:value-type="float" office:value="6525">
            <text:p>6525</text:p>
          </table:table-cell>
          <table:table-cell table:style-name="ce61" table:formula="of:=IF([.A35]&lt;[.$C$5];[.$B$5];IF([.A35]&lt;[.$C$6];[.$B$5]+[.$D$6]*([.A35]-[.$C$5]);IF([.A35]&lt;[.$C$7];[.$B$6]+[.$D$7]*([.A35]-[.$C$6]);IF([.A35]&lt;[.$C$8];[.$B$7]+[.$D$8]*([.A35]-[.$C$7]);[.$B$8]))))" office:value-type="float" office:value="65.0909090909091">
            <text:p>65,1</text:p>
          </table:table-cell>
          <table:table-cell table:style-name="ce64" table:formula="of:=[.$A$2]*[.C35]/100*[.$A$6]" office:value-type="float" office:value="11.50254">
            <text:p>11,5</text:p>
          </table:table-cell>
          <table:table-cell table:style-name="ce84" table:formula="of:=[.D35]*[.B35]/[.$E$2]*[.$B$2]" office:value-type="float" office:value="7859.64419765295">
            <text:p>7.860</text:p>
          </table:table-cell>
          <table:table-cell table:style-name="ce61" table:formula="of:=IF([.A35]&lt;[.$G$5];[.$F$5];IF([.A35]&lt;[.$G$6];[.$F$5]+[.$H$6]*([.A35]-[.$G$5]);IF([.A35]&lt;[.$G$7];[.$F$6]+[.$H$7]*([.A35]-[.$G$6]);IF([.A35]&lt;[.$G$8];[.$F$7]+[.$H$8]*([.A35]-[.$G$7]);[.$F$8]))))" office:value-type="float" office:value="32.5454545454545">
            <text:p>32,5</text:p>
          </table:table-cell>
          <table:table-cell table:style-name="ce109" table:formula="of:=[.$A$2]*[.F35]/100*[.$E$6]" office:value-type="float" office:value="11.5253625">
            <text:p>11,5</text:p>
          </table:table-cell>
          <table:table-cell table:style-name="ce84" table:formula="of:=[.G35]*[.B35]/[.$E$2]*[.$B$2]" office:value-type="float" office:value="7875.23872979115">
            <text:p>7.87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5]+3" office:value-type="float" office:value="75">
            <text:p>75</text:p>
          </table:table-cell>
          <table:table-cell table:style-name="ce60" table:formula="of:=[.A36]*7250/80" office:value-type="float" office:value="6796.875">
            <text:p>6797</text:p>
          </table:table-cell>
          <table:table-cell table:style-name="ce61" table:formula="of:=IF([.A36]&lt;[.$C$5];[.$B$5];IF([.A36]&lt;[.$C$6];[.$B$5]+[.$D$6]*([.A36]-[.$C$5]);IF([.A36]&lt;[.$C$7];[.$B$6]+[.$D$7]*([.A36]-[.$C$6]);IF([.A36]&lt;[.$C$8];[.$B$7]+[.$D$8]*([.A36]-[.$C$7]);[.$B$8]))))" office:value-type="float" office:value="62.9090909090909">
            <text:p>62,9</text:p>
          </table:table-cell>
          <table:table-cell table:style-name="ce63" table:formula="of:=[.$A$2]*[.C36]/100*[.$A$6]" office:value-type="float" office:value="11.11698">
            <text:p>11,1</text:p>
          </table:table-cell>
          <table:table-cell table:style-name="ce84" table:formula="of:=[.D36]*[.B36]/[.$E$2]*[.$B$2]" office:value-type="float" office:value="7912.70045503934">
            <text:p>7.913</text:p>
          </table:table-cell>
          <table:table-cell table:style-name="ce61" table:formula="of:=IF([.A36]&lt;[.$G$5];[.$F$5];IF([.A36]&lt;[.$G$6];[.$F$5]+[.$H$6]*([.A36]-[.$G$5]);IF([.A36]&lt;[.$G$7];[.$F$6]+[.$H$7]*([.A36]-[.$G$6]);IF([.A36]&lt;[.$G$8];[.$F$7]+[.$H$8]*([.A36]-[.$G$7]);[.$F$8]))))" office:value-type="float" office:value="31.4545454545455">
            <text:p>31,5</text:p>
          </table:table-cell>
          <table:table-cell table:style-name="ce110" table:formula="of:=[.$A$2]*[.F36]/100*[.$E$6]" office:value-type="float" office:value="11.1390375">
            <text:p>11,1</text:p>
          </table:table-cell>
          <table:table-cell table:style-name="ce84" table:formula="of:=[.G36]*[.B36]/[.$E$2]*[.$B$2]" office:value-type="float" office:value="7928.40025752949">
            <text:p>7.92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6]+3" office:value-type="float" office:value="78">
            <text:p>78</text:p>
          </table:table-cell>
          <table:table-cell table:style-name="ce60" table:formula="of:=[.A37]*7250/80" office:value-type="float" office:value="7068.75">
            <text:p>7069</text:p>
          </table:table-cell>
          <table:table-cell table:style-name="ce61" table:formula="of:=IF([.A37]&lt;[.$C$5];[.$B$5];IF([.A37]&lt;[.$C$6];[.$B$5]+[.$D$6]*([.A37]-[.$C$5]);IF([.A37]&lt;[.$C$7];[.$B$6]+[.$D$7]*([.A37]-[.$C$6]);IF([.A37]&lt;[.$C$8];[.$B$7]+[.$D$8]*([.A37]-[.$C$7]);[.$B$8]))))" office:value-type="float" office:value="60.7272727272727">
            <text:p>60,7</text:p>
          </table:table-cell>
          <table:table-cell table:style-name="ce63" table:formula="of:=[.$A$2]*[.C37]/100*[.$A$6]" office:value-type="float" office:value="10.73142">
            <text:p>10,7</text:p>
          </table:table-cell>
          <table:table-cell table:style-name="ce84" table:formula="of:=[.D37]*[.B37]/[.$E$2]*[.$B$2]" office:value-type="float" office:value="7943.80239902446">
            <text:p>7.944</text:p>
          </table:table-cell>
          <table:table-cell table:style-name="ce61" table:formula="of:=IF([.A37]&lt;[.$G$5];[.$F$5];IF([.A37]&lt;[.$G$6];[.$F$5]+[.$H$6]*([.A37]-[.$G$5]);IF([.A37]&lt;[.$G$7];[.$F$6]+[.$H$7]*([.A37]-[.$G$6]);IF([.A37]&lt;[.$G$8];[.$F$7]+[.$H$8]*([.A37]-[.$G$7]);[.$F$8]))))" office:value-type="float" office:value="30.3636363636364">
            <text:p>30,4</text:p>
          </table:table-cell>
          <table:table-cell table:style-name="ce111" table:formula="of:=[.$A$2]*[.F37]/100*[.$E$6]" office:value-type="float" office:value="10.7527125">
            <text:p>10,8</text:p>
          </table:table-cell>
          <table:table-cell table:style-name="ce84" table:formula="of:=[.G37]*[.B37]/[.$E$2]*[.$B$2]" office:value-type="float" office:value="7959.56391172094">
            <text:p>7.96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7]+3" office:value-type="float" office:value="81">
            <text:p>81</text:p>
          </table:table-cell>
          <table:table-cell table:style-name="ce60" table:formula="of:=[.A38]*7250/80" office:value-type="float" office:value="7340.625">
            <text:p>7341</text:p>
          </table:table-cell>
          <table:table-cell table:style-name="ce61" table:formula="of:=IF([.A38]&lt;[.$C$5];[.$B$5];IF([.A38]&lt;[.$C$6];[.$B$5]+[.$D$6]*([.A38]-[.$C$5]);IF([.A38]&lt;[.$C$7];[.$B$6]+[.$D$7]*([.A38]-[.$C$6]);IF([.A38]&lt;[.$C$8];[.$B$7]+[.$D$8]*([.A38]-[.$C$7]);[.$B$8]))))" office:value-type="float" office:value="58.5454545454545">
            <text:p>58,5</text:p>
          </table:table-cell>
          <table:table-cell table:style-name="ce63" table:formula="of:=[.$A$2]*[.C38]/100*[.$A$6]" office:value-type="float" office:value="10.34586">
            <text:p>10,3</text:p>
          </table:table-cell>
          <table:table-cell table:style-name="ce84" table:formula="of:=[.D38]*[.B38]/[.$E$2]*[.$B$2]" office:value-type="float" office:value="7952.95002960832">
            <text:p>7.953</text:p>
          </table:table-cell>
          <table:table-cell table:style-name="ce61" table:formula="of:=IF([.A38]&lt;[.$G$5];[.$F$5];IF([.A38]&lt;[.$G$6];[.$F$5]+[.$H$6]*([.A38]-[.$G$5]);IF([.A38]&lt;[.$G$7];[.$F$6]+[.$H$7]*([.A38]-[.$G$6]);IF([.A38]&lt;[.$G$8];[.$F$7]+[.$H$8]*([.A38]-[.$G$7]);[.$F$8]))))" office:value-type="float" office:value="29.2727272727273">
            <text:p>29,3</text:p>
          </table:table-cell>
          <table:table-cell table:style-name="ce112" table:formula="of:=[.$A$2]*[.F38]/100*[.$E$6]" office:value-type="float" office:value="10.3663875">
            <text:p>10,4</text:p>
          </table:table-cell>
          <table:table-cell table:style-name="ce84" table:formula="of:=[.G38]*[.B38]/[.$E$2]*[.$B$2]" office:value-type="float" office:value="7968.72969236548">
            <text:p>7.969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8]+3" office:value-type="float" office:value="84">
            <text:p>84</text:p>
          </table:table-cell>
          <table:table-cell table:style-name="ce60" table:formula="of:=[.A39]*7250/80" office:value-type="float" office:value="7612.5">
            <text:p>7613</text:p>
          </table:table-cell>
          <table:table-cell table:style-name="ce61" table:formula="of:=IF([.A39]&lt;[.$C$5];[.$B$5];IF([.A39]&lt;[.$C$6];[.$B$5]+[.$D$6]*([.A39]-[.$C$5]);IF([.A39]&lt;[.$C$7];[.$B$6]+[.$D$7]*([.A39]-[.$C$6]);IF([.A39]&lt;[.$C$8];[.$B$7]+[.$D$8]*([.A39]-[.$C$7]);[.$B$8]))))" office:value-type="float" office:value="56.3636363636364">
            <text:p>56,4</text:p>
          </table:table-cell>
          <table:table-cell table:style-name="ce63" table:formula="of:=[.$A$2]*[.C39]/100*[.$A$6]" office:value-type="float" office:value="9.9603">
            <text:p>10,0</text:p>
          </table:table-cell>
          <table:table-cell table:style-name="ce84" table:formula="of:=[.D39]*[.B39]/[.$E$2]*[.$B$2]" office:value-type="float" office:value="7940.14334679092">
            <text:p>7.940</text:p>
          </table:table-cell>
          <table:table-cell table:style-name="ce61" table:formula="of:=IF([.A39]&lt;[.$G$5];[.$F$5];IF([.A39]&lt;[.$G$6];[.$F$5]+[.$H$6]*([.A39]-[.$G$5]);IF([.A39]&lt;[.$G$7];[.$F$6]+[.$H$7]*([.A39]-[.$G$6]);IF([.A39]&lt;[.$G$8];[.$F$7]+[.$H$8]*([.A39]-[.$G$7]);[.$F$8]))))" office:value-type="float" office:value="28.1818181818182">
            <text:p>28,2</text:p>
          </table:table-cell>
          <table:table-cell table:style-name="ce113" table:formula="of:=[.$A$2]*[.F39]/100*[.$E$6]" office:value-type="float" office:value="9.9800625">
            <text:p>10,0</text:p>
          </table:table-cell>
          <table:table-cell table:style-name="ce84" table:formula="of:=[.G39]*[.B39]/[.$E$2]*[.$B$2]" office:value-type="float" office:value="7955.89759946312">
            <text:p>7.956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9]+3" office:value-type="float" office:value="87">
            <text:p>87</text:p>
          </table:table-cell>
          <table:table-cell table:style-name="ce60" table:formula="of:=[.A40]*7250/80" office:value-type="float" office:value="7884.375">
            <text:p>7884</text:p>
          </table:table-cell>
          <table:table-cell table:style-name="ce61" table:formula="of:=IF([.A40]&lt;[.$C$5];[.$B$5];IF([.A40]&lt;[.$C$6];[.$B$5]+[.$D$6]*([.A40]-[.$C$5]);IF([.A40]&lt;[.$C$7];[.$B$6]+[.$D$7]*([.A40]-[.$C$6]);IF([.A40]&lt;[.$C$8];[.$B$7]+[.$D$8]*([.A40]-[.$C$7]);[.$B$8]))))" office:value-type="float" office:value="54.1818181818182">
            <text:p>54,2</text:p>
          </table:table-cell>
          <table:table-cell table:style-name="ce63" table:formula="of:=[.$A$2]*[.C40]/100*[.$A$6]" office:value-type="float" office:value="9.57474">
            <text:p>9,6</text:p>
          </table:table-cell>
          <table:table-cell table:style-name="ce84" table:formula="of:=[.D40]*[.B40]/[.$E$2]*[.$B$2]" office:value-type="float" office:value="7905.38235057225">
            <text:p>7.905</text:p>
          </table:table-cell>
          <table:table-cell table:style-name="ce61" table:formula="of:=IF([.A40]&lt;[.$G$5];[.$F$5];IF([.A40]&lt;[.$G$6];[.$F$5]+[.$H$6]*([.A40]-[.$G$5]);IF([.A40]&lt;[.$G$7];[.$F$6]+[.$H$7]*([.A40]-[.$G$6]);IF([.A40]&lt;[.$G$8];[.$F$7]+[.$H$8]*([.A40]-[.$G$7]);[.$F$8]))))" office:value-type="float" office:value="27.0909090909091">
            <text:p>27,1</text:p>
          </table:table-cell>
          <table:table-cell table:style-name="ce114" table:formula="of:=[.$A$2]*[.F40]/100*[.$E$6]" office:value-type="float" office:value="9.5937375">
            <text:p>9,6</text:p>
          </table:table-cell>
          <table:table-cell table:style-name="ce84" table:formula="of:=[.G40]*[.B40]/[.$E$2]*[.$B$2]" office:value-type="float" office:value="7921.06763301386">
            <text:p>7.921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0]+3" office:value-type="float" office:value="90">
            <text:p>90</text:p>
          </table:table-cell>
          <table:table-cell table:style-name="ce60" table:formula="of:=[.A41]*7250/80" office:value-type="float" office:value="8156.25">
            <text:p>8156</text:p>
          </table:table-cell>
          <table:table-cell table:style-name="ce61" table:formula="of:=IF([.A41]&lt;[.$C$5];[.$B$5];IF([.A41]&lt;[.$C$6];[.$B$5]+[.$D$6]*([.A41]-[.$C$5]);IF([.A41]&lt;[.$C$7];[.$B$6]+[.$D$7]*([.A41]-[.$C$6]);IF([.A41]&lt;[.$C$8];[.$B$7]+[.$D$8]*([.A41]-[.$C$7]);[.$B$8]))))" office:value-type="float" office:value="52">
            <text:p>52,0</text:p>
          </table:table-cell>
          <table:table-cell table:style-name="ce63" table:formula="of:=[.$A$2]*[.C41]/100*[.$A$6]" office:value-type="float" office:value="9.18918">
            <text:p>9,2</text:p>
          </table:table-cell>
          <table:table-cell table:style-name="ce84" table:formula="of:=[.D41]*[.B41]/[.$E$2]*[.$B$2]" office:value-type="float" office:value="7848.66704095231">
            <text:p>7.849</text:p>
          </table:table-cell>
          <table:table-cell table:style-name="ce61" table:formula="of:=IF([.A41]&lt;[.$G$5];[.$F$5];IF([.A41]&lt;[.$G$6];[.$F$5]+[.$H$6]*([.A41]-[.$G$5]);IF([.A41]&lt;[.$G$7];[.$F$6]+[.$H$7]*([.A41]-[.$G$6]);IF([.A41]&lt;[.$G$8];[.$F$7]+[.$H$8]*([.A41]-[.$G$7]);[.$F$8]))))" office:value-type="float" office:value="26">
            <text:p>26,0</text:p>
          </table:table-cell>
          <table:table-cell table:style-name="ce115" table:formula="of:=[.$A$2]*[.F41]/100*[.$E$6]" office:value-type="float" office:value="9.2074125">
            <text:p>9,2</text:p>
          </table:table-cell>
          <table:table-cell table:style-name="ce84" table:formula="of:=[.G41]*[.B41]/[.$E$2]*[.$B$2]" office:value-type="float" office:value="7864.23979301769">
            <text:p>7.86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1]+3" office:value-type="float" office:value="93">
            <text:p>93</text:p>
          </table:table-cell>
          <table:table-cell table:style-name="ce60" table:formula="of:=[.A42]*7250/80" office:value-type="float" office:value="8428.125">
            <text:p>8428</text:p>
          </table:table-cell>
          <table:table-cell table:style-name="ce61" table:formula="of:=IF([.A42]&lt;[.$C$5];[.$B$5];IF([.A42]&lt;[.$C$6];[.$B$5]+[.$D$6]*([.A42]-[.$C$5]);IF([.A42]&lt;[.$C$7];[.$B$6]+[.$D$7]*([.A42]-[.$C$6]);IF([.A42]&lt;[.$C$8];[.$B$7]+[.$D$8]*([.A42]-[.$C$7]);[.$B$8]))))" office:value-type="float" office:value="52">
            <text:p>52,0</text:p>
          </table:table-cell>
          <table:table-cell table:style-name="ce63" table:formula="of:=[.$A$2]*[.C42]/100*[.$A$6]" office:value-type="float" office:value="9.18918">
            <text:p>9,2</text:p>
          </table:table-cell>
          <table:table-cell table:style-name="ce84" table:formula="of:=[.D42]*[.B42]/[.$E$2]*[.$B$2]" office:value-type="float" office:value="8110.28927565072">
            <text:p>8.110</text:p>
          </table:table-cell>
          <table:table-cell table:style-name="ce61" table:formula="of:=IF([.A42]&lt;[.$G$5];[.$F$5];IF([.A42]&lt;[.$G$6];[.$F$5]+[.$H$6]*([.A42]-[.$G$5]);IF([.A42]&lt;[.$G$7];[.$F$6]+[.$H$7]*([.A42]-[.$G$6]);IF([.A42]&lt;[.$G$8];[.$F$7]+[.$H$8]*([.A42]-[.$G$7]);[.$F$8]))))" office:value-type="float" office:value="26">
            <text:p>26,0</text:p>
          </table:table-cell>
          <table:table-cell table:style-name="ce116" table:formula="of:=[.$A$2]*[.F42]/100*[.$E$6]" office:value-type="float" office:value="9.2074125">
            <text:p>9,2</text:p>
          </table:table-cell>
          <table:table-cell table:style-name="ce84" table:formula="of:=[.G42]*[.B42]/[.$E$2]*[.$B$2]" office:value-type="float" office:value="8126.38111945162">
            <text:p>8.126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2]+3" office:value-type="float" office:value="96">
            <text:p>96</text:p>
          </table:table-cell>
          <table:table-cell table:style-name="ce60" table:formula="of:=[.A43]*7250/80" office:value-type="float" office:value="8700">
            <text:p>8700</text:p>
          </table:table-cell>
          <table:table-cell table:style-name="ce61" table:formula="of:=IF([.A43]&lt;[.$C$5];[.$B$5];IF([.A43]&lt;[.$C$6];[.$B$5]+[.$D$6]*([.A43]-[.$C$5]);IF([.A43]&lt;[.$C$7];[.$B$6]+[.$D$7]*([.A43]-[.$C$6]);IF([.A43]&lt;[.$C$8];[.$B$7]+[.$D$8]*([.A43]-[.$C$7]);[.$B$8]))))" office:value-type="float" office:value="52">
            <text:p>52,0</text:p>
          </table:table-cell>
          <table:table-cell table:style-name="ce63" table:formula="of:=[.$A$2]*[.C43]/100*[.$A$6]" office:value-type="float" office:value="9.18918">
            <text:p>9,2</text:p>
          </table:table-cell>
          <table:table-cell table:style-name="ce84" table:formula="of:=[.D43]*[.B43]/[.$E$2]*[.$B$2]" office:value-type="float" office:value="8371.91151034913">
            <text:p>8.372</text:p>
          </table:table-cell>
          <table:table-cell table:style-name="ce61" table:formula="of:=IF([.A43]&lt;[.$G$5];[.$F$5];IF([.A43]&lt;[.$G$6];[.$F$5]+[.$H$6]*([.A43]-[.$G$5]);IF([.A43]&lt;[.$G$7];[.$F$6]+[.$H$7]*([.A43]-[.$G$6]);IF([.A43]&lt;[.$G$8];[.$F$7]+[.$H$8]*([.A43]-[.$G$7]);[.$F$8]))))" office:value-type="float" office:value="26">
            <text:p>26,0</text:p>
          </table:table-cell>
          <table:table-cell table:style-name="ce117" table:formula="of:=[.$A$2]*[.F43]/100*[.$E$6]" office:value-type="float" office:value="9.2074125">
            <text:p>9,2</text:p>
          </table:table-cell>
          <table:table-cell table:style-name="ce84" table:formula="of:=[.G43]*[.B43]/[.$E$2]*[.$B$2]" office:value-type="float" office:value="8388.52244588554">
            <text:p>8.389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3]+3" office:value-type="float" office:value="99">
            <text:p>99</text:p>
          </table:table-cell>
          <table:table-cell table:style-name="ce60" table:formula="of:=[.A44]*7250/80" office:value-type="float" office:value="8971.875">
            <text:p>8972</text:p>
          </table:table-cell>
          <table:table-cell table:style-name="ce61" table:formula="of:=IF([.A44]&lt;[.$C$5];[.$B$5];IF([.A44]&lt;[.$C$6];[.$B$5]+[.$D$6]*([.A44]-[.$C$5]);IF([.A44]&lt;[.$C$7];[.$B$6]+[.$D$7]*([.A44]-[.$C$6]);IF([.A44]&lt;[.$C$8];[.$B$7]+[.$D$8]*([.A44]-[.$C$7]);[.$B$8]))))" office:value-type="float" office:value="52">
            <text:p>52,0</text:p>
          </table:table-cell>
          <table:table-cell table:style-name="ce63" table:formula="of:=[.$A$2]*[.C44]/100*[.$A$6]" office:value-type="float" office:value="9.18918">
            <text:p>9,2</text:p>
          </table:table-cell>
          <table:table-cell table:style-name="ce84" table:formula="of:=[.D44]*[.B44]/[.$E$2]*[.$B$2]" office:value-type="float" office:value="8633.53374504755">
            <text:p>8.634</text:p>
          </table:table-cell>
          <table:table-cell table:style-name="ce61" table:formula="of:=IF([.A44]&lt;[.$G$5];[.$F$5];IF([.A44]&lt;[.$G$6];[.$F$5]+[.$H$6]*([.A44]-[.$G$5]);IF([.A44]&lt;[.$G$7];[.$F$6]+[.$H$7]*([.A44]-[.$G$6]);IF([.A44]&lt;[.$G$8];[.$F$7]+[.$H$8]*([.A44]-[.$G$7]);[.$F$8]))))" office:value-type="float" office:value="26">
            <text:p>26,0</text:p>
          </table:table-cell>
          <table:table-cell table:style-name="ce118" table:formula="of:=[.$A$2]*[.F44]/100*[.$E$6]" office:value-type="float" office:value="9.2074125">
            <text:p>9,2</text:p>
          </table:table-cell>
          <table:table-cell table:style-name="ce84" table:formula="of:=[.G44]*[.B44]/[.$E$2]*[.$B$2]" office:value-type="float" office:value="8650.66377231946">
            <text:p>8.651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3"/>
          <table:table-cell table:style-name="ce60"/>
          <table:table-cell table:style-name="ce82"/>
          <table:table-cell table:style-name="ce60" table:number-columns-repeated="2"/>
          <table:table-cell table:style-name="ce57" table:number-columns-repeated="1001"/>
        </table:table-row>
        <table:table-row table:style-name="ro6">
          <table:table-cell table:style-name="ce57" table:formula="of:=[.A44]+3" office:value-type="float" office:value="102">
            <text:p>102</text:p>
          </table:table-cell>
          <table:table-cell table:style-name="ce60" table:formula="of:=[.A45]*7250/80" office:value-type="float" office:value="9243.75">
            <text:p>9244</text:p>
          </table:table-cell>
          <table:table-cell table:style-name="ce61" table:formula="of:=IF([.A45]&lt;[.$C$5];[.$B$5];IF([.A45]&lt;[.$C$6];[.$B$5]+[.$D$6]*([.A45]-[.$C$5]);IF([.A45]&lt;[.$C$7];[.$B$6]+[.$D$7]*([.A45]-[.$C$6]);IF([.A45]&lt;[.$C$8];[.$B$7]+[.$D$8]*([.A45]-[.$C$7]);[.$B$8]))))" office:value-type="float" office:value="52">
            <text:p>52,0</text:p>
          </table:table-cell>
          <table:table-cell table:style-name="ce63" table:formula="of:=[.$A$2]*[.C45]/100*[.$A$6]" office:value-type="float" office:value="9.18918">
            <text:p>9,2</text:p>
          </table:table-cell>
          <table:table-cell table:style-name="ce84" table:formula="of:=[.D45]*[.B45]/[.$E$2]*[.$B$2]" office:value-type="float" office:value="8895.15597974595">
            <text:p>8.895</text:p>
          </table:table-cell>
          <table:table-cell table:style-name="ce61" table:formula="of:=IF([.A45]&lt;[.$G$5];[.$F$5];IF([.A45]&lt;[.$G$6];[.$F$5]+[.$H$6]*([.A45]-[.$G$5]);IF([.A45]&lt;[.$G$7];[.$F$6]+[.$H$7]*([.A45]-[.$G$6]);IF([.A45]&lt;[.$G$8];[.$F$7]+[.$H$8]*([.A45]-[.$G$7]);[.$F$8]))))" office:value-type="float" office:value="26">
            <text:p>26,0</text:p>
          </table:table-cell>
          <table:table-cell table:style-name="ce119" table:formula="of:=[.$A$2]*[.F45]/100*[.$E$6]" office:value-type="float" office:value="9.2074125">
            <text:p>9,2</text:p>
          </table:table-cell>
          <table:table-cell table:style-name="ce84" table:formula="of:=[.G45]*[.B45]/[.$E$2]*[.$B$2]" office:value-type="float" office:value="8912.80509875339">
            <text:p>8.913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2">
          <table:table-cell table:style-name="ce57" table:number-columns-repeated="3"/>
          <table:table-cell table:number-columns-repeated="5"/>
          <table:table-cell table:style-name="ce57" table:number-columns-repeated="7"/>
          <table:table-cell table:style-name="ce81"/>
          <table:table-cell table:style-name="ce57" table:number-columns-repeated="1008"/>
        </table:table-row>
        <table:table-row table:style-name="ro2">
          <table:table-cell table:number-columns-repeated="3"/>
          <table:table-cell table:style-name="ce65" office:value-type="string">
            <text:p>Sum:</text:p>
          </table:table-cell>
          <table:table-cell table:style-name="ce70" table:formula="of:=SUM([.E12:.E41])" office:value-type="float" office:value="178197.673299719">
            <text:p>178.198</text:p>
          </table:table-cell>
          <table:table-cell/>
          <table:table-cell table:style-name="ce65" office:value-type="string">
            <text:p>Sum:</text:p>
          </table:table-cell>
          <table:table-cell table:style-name="ce75" table:formula="of:=SUM([.H12:.H41])" office:value-type="float" office:value="207884.417402547">
            <text:p>207.884</text:p>
          </table:table-cell>
          <table:table-cell table:number-columns-repeated="7"/>
          <table:table-cell table:style-name="ce53"/>
          <table:table-cell table:number-columns-repeated="1008"/>
        </table:table-row>
        <table:table-row table:style-name="ro2">
          <table:table-cell table:style-name="ce33"/>
          <table:table-cell table:style-name="ce38"/>
          <table:table-cell table:style-name="ce43"/>
          <table:table-cell table:style-name="ce66"/>
          <table:table-cell table:style-name="ce71" table:formula="of:=[.E47]/(30*8000)" office:value-type="percentage" office:value="0.742490305415498">
            <text:p>74,2%</text:p>
          </table:table-cell>
          <table:table-cell/>
          <table:table-cell table:style-name="ce66"/>
          <table:table-cell table:style-name="ce76" table:formula="of:=[.H47]/(30*8000)" office:value-type="percentage" office:value="0.866185072510613">
            <text:p>86,6%</text:p>
          </table:table-cell>
          <table:table-cell table:number-columns-repeated="6"/>
          <table:table-cell table:style-name="ce33"/>
          <table:table-cell table:style-name="ce53"/>
          <table:table-cell table:style-name="ce45"/>
          <table:table-cell table:number-columns-repeated="2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33"/>
          <table:table-cell table:style-name="ce38"/>
          <table:table-cell table:style-name="ce43"/>
          <table:table-cell table:style-name="ce66"/>
          <table:table-cell table:style-name="ce71"/>
          <table:table-cell/>
          <table:table-cell table:style-name="ce66"/>
          <table:table-cell table:style-name="ce76"/>
          <table:table-cell table:number-columns-repeated="6"/>
          <table:table-cell table:style-name="ce33"/>
          <table:table-cell table:style-name="ce53"/>
          <table:table-cell table:style-name="ce45"/>
          <table:table-cell table:number-columns-repeated="2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65" office:value-type="string">
            <text:p>Peak:</text:p>
          </table:table-cell>
          <table:table-cell table:style-name="ce72" table:formula="of:=MAX([.E12:.E41])" office:value-type="float" office:value="7952.95002960832">
            <text:p>7.953</text:p>
          </table:table-cell>
          <table:table-cell/>
          <table:table-cell table:style-name="ce65" office:value-type="string">
            <text:p>Peak:</text:p>
          </table:table-cell>
          <table:table-cell table:style-name="ce77" table:formula="of:=MAX([.H12:.H41])" office:value-type="float" office:value="7972.81904065305">
            <text:p>7.973</text:p>
          </table:table-cell>
          <table:table-cell table:number-columns-repeated="7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66"/>
          <table:table-cell table:style-name="ce73" table:formula="of:=[.E50]/8000" office:value-type="percentage" office:value="0.99411875370104">
            <text:p>99,4%</text:p>
          </table:table-cell>
          <table:table-cell table:style-name="ce43"/>
          <table:table-cell table:style-name="ce66"/>
          <table:table-cell table:style-name="ce76" table:formula="of:=[.H50]/8000" office:value-type="percentage" office:value="0.996602380081631">
            <text:p>99,7%</text:p>
          </table:table-cell>
          <table:table-cell table:number-columns-repeated="7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15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33"/>
          <table:table-cell table:style-name="ce38"/>
          <table:table-cell table:number-columns-repeated="4"/>
          <table:table-cell table:style-name="ce53"/>
          <table:table-cell table:style-name="ce45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29"/>
          <table:table-cell table:style-name="ce50"/>
          <table:table-cell table:number-columns-repeated="996"/>
        </table:table-row>
        <table:table-row table:style-name="ro2">
          <table:table-cell table:number-columns-repeated="26"/>
          <table:table-cell table:style-name="ce29"/>
          <table:table-cell table:style-name="ce51"/>
          <table:table-cell table:number-columns-repeated="99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B.E11:Recupmap_80_B.E45 Recupmap_80_B.H11:Recupmap_80_B.H45">
            <calcext:condition calcext:apply-style-name="Warnung" calcext:value="&gt;8000" calcext:base-cell-address="Recupmap_80_B.E11"/>
          </calcext:conditional-format>
          <calcext:conditional-format calcext:target-range-address="Recupmap_80_B.G11:Recupmap_80_B.G11">
            <calcext:condition calcext:apply-style-name="Warnung" calcext:value="&lt;[.D11]" calcext:base-cell-address="Recupmap_80_B.G11"/>
          </calcext:conditional-format>
          <calcext:conditional-format calcext:target-range-address="Recupmap_80_B.G12:Recupmap_80_B.G12">
            <calcext:condition calcext:apply-style-name="Warnung" calcext:value="&lt;[.D11]" calcext:base-cell-address="Recupmap_80_B.G11"/>
          </calcext:conditional-format>
          <calcext:conditional-format calcext:target-range-address="Recupmap_80_B.G13:Recupmap_80_B.G13">
            <calcext:condition calcext:apply-style-name="Warnung" calcext:value="&lt;[.D11]" calcext:base-cell-address="Recupmap_80_B.G11"/>
          </calcext:conditional-format>
          <calcext:conditional-format calcext:target-range-address="Recupmap_80_B.G14:Recupmap_80_B.G14">
            <calcext:condition calcext:apply-style-name="Warnung" calcext:value="&lt;[.D11]" calcext:base-cell-address="Recupmap_80_B.G11"/>
          </calcext:conditional-format>
          <calcext:conditional-format calcext:target-range-address="Recupmap_80_B.G15:Recupmap_80_B.G15">
            <calcext:condition calcext:apply-style-name="Warnung" calcext:value="&lt;[.D11]" calcext:base-cell-address="Recupmap_80_B.G11"/>
          </calcext:conditional-format>
          <calcext:conditional-format calcext:target-range-address="Recupmap_80_B.G16:Recupmap_80_B.G16">
            <calcext:condition calcext:apply-style-name="Warnung" calcext:value="&lt;[.D11]" calcext:base-cell-address="Recupmap_80_B.G11"/>
          </calcext:conditional-format>
          <calcext:conditional-format calcext:target-range-address="Recupmap_80_B.G17:Recupmap_80_B.G17">
            <calcext:condition calcext:apply-style-name="Warnung" calcext:value="&lt;[.D11]" calcext:base-cell-address="Recupmap_80_B.G11"/>
          </calcext:conditional-format>
          <calcext:conditional-format calcext:target-range-address="Recupmap_80_B.G18:Recupmap_80_B.G18">
            <calcext:condition calcext:apply-style-name="Warnung" calcext:value="&lt;[.D11]" calcext:base-cell-address="Recupmap_80_B.G11"/>
          </calcext:conditional-format>
          <calcext:conditional-format calcext:target-range-address="Recupmap_80_B.G19:Recupmap_80_B.G19">
            <calcext:condition calcext:apply-style-name="Warnung" calcext:value="&lt;[.D11]" calcext:base-cell-address="Recupmap_80_B.G11"/>
          </calcext:conditional-format>
          <calcext:conditional-format calcext:target-range-address="Recupmap_80_B.G20:Recupmap_80_B.G20">
            <calcext:condition calcext:apply-style-name="Warnung" calcext:value="&lt;[.D11]" calcext:base-cell-address="Recupmap_80_B.G11"/>
          </calcext:conditional-format>
          <calcext:conditional-format calcext:target-range-address="Recupmap_80_B.G21:Recupmap_80_B.G21">
            <calcext:condition calcext:apply-style-name="Warnung" calcext:value="&lt;[.D11]" calcext:base-cell-address="Recupmap_80_B.G11"/>
          </calcext:conditional-format>
          <calcext:conditional-format calcext:target-range-address="Recupmap_80_B.G22:Recupmap_80_B.G22">
            <calcext:condition calcext:apply-style-name="Warnung" calcext:value="&lt;[.D11]" calcext:base-cell-address="Recupmap_80_B.G11"/>
          </calcext:conditional-format>
          <calcext:conditional-format calcext:target-range-address="Recupmap_80_B.G23:Recupmap_80_B.G23">
            <calcext:condition calcext:apply-style-name="Warnung" calcext:value="&lt;[.D11]" calcext:base-cell-address="Recupmap_80_B.G11"/>
          </calcext:conditional-format>
          <calcext:conditional-format calcext:target-range-address="Recupmap_80_B.G24:Recupmap_80_B.G24">
            <calcext:condition calcext:apply-style-name="Warnung" calcext:value="&lt;[.D11]" calcext:base-cell-address="Recupmap_80_B.G11"/>
          </calcext:conditional-format>
          <calcext:conditional-format calcext:target-range-address="Recupmap_80_B.G25:Recupmap_80_B.G25">
            <calcext:condition calcext:apply-style-name="Warnung" calcext:value="&lt;[.D11]" calcext:base-cell-address="Recupmap_80_B.G11"/>
          </calcext:conditional-format>
          <calcext:conditional-format calcext:target-range-address="Recupmap_80_B.G26:Recupmap_80_B.G26">
            <calcext:condition calcext:apply-style-name="Warnung" calcext:value="&lt;[.D11]" calcext:base-cell-address="Recupmap_80_B.G11"/>
          </calcext:conditional-format>
          <calcext:conditional-format calcext:target-range-address="Recupmap_80_B.G27:Recupmap_80_B.G27">
            <calcext:condition calcext:apply-style-name="Warnung" calcext:value="&lt;[.D11]" calcext:base-cell-address="Recupmap_80_B.G11"/>
          </calcext:conditional-format>
          <calcext:conditional-format calcext:target-range-address="Recupmap_80_B.G28:Recupmap_80_B.G28">
            <calcext:condition calcext:apply-style-name="Warnung" calcext:value="&lt;[.D11]" calcext:base-cell-address="Recupmap_80_B.G11"/>
          </calcext:conditional-format>
          <calcext:conditional-format calcext:target-range-address="Recupmap_80_B.G29:Recupmap_80_B.G29">
            <calcext:condition calcext:apply-style-name="Warnung" calcext:value="&lt;[.D11]" calcext:base-cell-address="Recupmap_80_B.G11"/>
          </calcext:conditional-format>
          <calcext:conditional-format calcext:target-range-address="Recupmap_80_B.G30:Recupmap_80_B.G30">
            <calcext:condition calcext:apply-style-name="Warnung" calcext:value="&lt;[.D11]" calcext:base-cell-address="Recupmap_80_B.G11"/>
          </calcext:conditional-format>
          <calcext:conditional-format calcext:target-range-address="Recupmap_80_B.G31:Recupmap_80_B.G31">
            <calcext:condition calcext:apply-style-name="Warnung" calcext:value="&lt;[.D11]" calcext:base-cell-address="Recupmap_80_B.G11"/>
          </calcext:conditional-format>
          <calcext:conditional-format calcext:target-range-address="Recupmap_80_B.G32:Recupmap_80_B.G32">
            <calcext:condition calcext:apply-style-name="Warnung" calcext:value="&lt;[.D11]" calcext:base-cell-address="Recupmap_80_B.G11"/>
          </calcext:conditional-format>
          <calcext:conditional-format calcext:target-range-address="Recupmap_80_B.G33:Recupmap_80_B.G33">
            <calcext:condition calcext:apply-style-name="Warnung" calcext:value="&lt;[.D11]" calcext:base-cell-address="Recupmap_80_B.G11"/>
          </calcext:conditional-format>
          <calcext:conditional-format calcext:target-range-address="Recupmap_80_B.G34:Recupmap_80_B.G34">
            <calcext:condition calcext:apply-style-name="Warnung" calcext:value="&lt;[.D11]" calcext:base-cell-address="Recupmap_80_B.G11"/>
          </calcext:conditional-format>
          <calcext:conditional-format calcext:target-range-address="Recupmap_80_B.G35:Recupmap_80_B.G35">
            <calcext:condition calcext:apply-style-name="Warnung" calcext:value="&lt;[.D11]" calcext:base-cell-address="Recupmap_80_B.G11"/>
          </calcext:conditional-format>
          <calcext:conditional-format calcext:target-range-address="Recupmap_80_B.G36:Recupmap_80_B.G36">
            <calcext:condition calcext:apply-style-name="Warnung" calcext:value="&lt;[.D11]" calcext:base-cell-address="Recupmap_80_B.G11"/>
          </calcext:conditional-format>
          <calcext:conditional-format calcext:target-range-address="Recupmap_80_B.G37:Recupmap_80_B.G37">
            <calcext:condition calcext:apply-style-name="Warnung" calcext:value="&lt;[.D11]" calcext:base-cell-address="Recupmap_80_B.G11"/>
          </calcext:conditional-format>
          <calcext:conditional-format calcext:target-range-address="Recupmap_80_B.G38:Recupmap_80_B.G38">
            <calcext:condition calcext:apply-style-name="Warnung" calcext:value="&lt;[.D11]" calcext:base-cell-address="Recupmap_80_B.G11"/>
          </calcext:conditional-format>
          <calcext:conditional-format calcext:target-range-address="Recupmap_80_B.G39:Recupmap_80_B.G39">
            <calcext:condition calcext:apply-style-name="Warnung" calcext:value="&lt;[.D11]" calcext:base-cell-address="Recupmap_80_B.G11"/>
          </calcext:conditional-format>
          <calcext:conditional-format calcext:target-range-address="Recupmap_80_B.G40:Recupmap_80_B.G40">
            <calcext:condition calcext:apply-style-name="Warnung" calcext:value="&lt;[.D11]" calcext:base-cell-address="Recupmap_80_B.G11"/>
          </calcext:conditional-format>
          <calcext:conditional-format calcext:target-range-address="Recupmap_80_B.G41:Recupmap_80_B.G41">
            <calcext:condition calcext:apply-style-name="Warnung" calcext:value="&lt;[.D11]" calcext:base-cell-address="Recupmap_80_B.G11"/>
          </calcext:conditional-format>
          <calcext:conditional-format calcext:target-range-address="Recupmap_80_B.G42:Recupmap_80_B.G42">
            <calcext:condition calcext:apply-style-name="Warnung" calcext:value="&lt;[.D11]" calcext:base-cell-address="Recupmap_80_B.G11"/>
          </calcext:conditional-format>
          <calcext:conditional-format calcext:target-range-address="Recupmap_80_B.G43:Recupmap_80_B.G43">
            <calcext:condition calcext:apply-style-name="Warnung" calcext:value="&lt;[.D11]" calcext:base-cell-address="Recupmap_80_B.G11"/>
          </calcext:conditional-format>
          <calcext:conditional-format calcext:target-range-address="Recupmap_80_B.G44:Recupmap_80_B.G44">
            <calcext:condition calcext:apply-style-name="Warnung" calcext:value="&lt;[.D11]" calcext:base-cell-address="Recupmap_80_B.G11"/>
          </calcext:conditional-format>
          <calcext:conditional-format calcext:target-range-address="Recupmap_80_B.G45:Recupmap_80_B.G45">
            <calcext:condition calcext:apply-style-name="Warnung" calcext:value="&lt;[.D11]" calcext:base-cell-address="Recupmap_80_B.G11"/>
          </calcext:conditional-format>
        </calcext:conditional-formats>
      </table:table>
      <table:table table:name="Recupmap_80_org" table:style-name="ta1">
        <table:shapes>
          <draw:frame draw:z-index="0" draw:style-name="gr1" svg:width="23.079cm" svg:height="14.769cm" svg:x="20.321cm" svg:y="0.001cm">
            <draw:object draw:notify-on-update-of-ranges="Recupmap_80_org.A11:Recupmap_80_org.A45 Recupmap_80_org.G10:Recupmap_80_org.G10 Recupmap_80_org.G11:Recupmap_80_org.G45 Recupmap_80_org.A11:Recupmap_80_org.A45 Recupmap_80_org.D10:Recupmap_80_org.D10 Recupmap_80_org.D11:Recupmap_80_org.D45 Recupmap_80_org.A11:Recupmap_80_org.A45 Recupmap_80_org.H10:Recupmap_80_org.H10 Recupmap_80_org.H11:Recupmap_80_org.H45 Recupmap_80_org.A11:Recupmap_80_org.A45 Recupmap_80_org.E10:Recupmap_80_org.E10 Recupmap_80_org.E11:Recupmap_80_org.E4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4">
          <table:table-cell table:style-name="ce5" office:value-type="string">
            <text:p>PeakTrq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Scale</text:p>
          </table:table-cell>
          <table:table-cell table:number-columns-repeated="12"/>
          <table:table-cell table:style-name="ce1" table:number-columns-repeated="2"/>
          <table:table-cell table:number-columns-repeated="1007"/>
        </table:table-row>
        <table:table-row table:style-name="ro4">
          <table:table-cell table:style-name="ce54" table:formula="of:=[$Powermap_80.$C$4]" office:value-type="float" office:value="70.125">
            <text:p>70,125</text:p>
          </table:table-cell>
          <table:table-cell table:number-columns-repeated="2" table:style-name="ce15" office:value-type="percentage" office:value="1">
            <text:p>100%</text:p>
          </table:table-cell>
          <table:table-cell/>
          <table:table-cell table:style-name="ce67" table:formula="of:=30/PI()" office:value-type="float" office:value="9.54929658551372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5" office:value-type="string">
            <text:p>Neutral</text:p>
          </table:table-cell>
          <table:table-cell table:style-name="ce30" office:value-type="string">
            <text:p>Torque%</text:p>
          </table:table-cell>
          <table:table-cell table:style-name="ce30" office:value-type="string">
            <text:p>Speed</text:p>
          </table:table-cell>
          <table:table-cell/>
          <table:table-cell table:style-name="ce68" office:value-type="string">
            <text:p>Brake</text:p>
          </table:table-cell>
          <table:table-cell table:style-name="ce30" office:value-type="string">
            <text:p>Torque%</text:p>
          </table:table-cell>
          <table:table-cell table:style-name="ce30" office:value-type="string">
            <text:p>Speed</text:p>
          </table:table-cell>
          <table:table-cell table:style-name="ce30"/>
          <table:table-cell table:number-columns-repeated="7"/>
          <table:table-cell table:style-name="ce29"/>
          <table:table-cell table:style-name="ce1"/>
          <table:table-cell table:number-columns-repeated="1007"/>
        </table:table-row>
        <table:table-row table:style-name="ro2">
          <table:table-cell table:style-name="ce15" office:value-type="percentage" office:value="0.18">
            <text:p>18%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33">
            <text:p>33</text:p>
          </table:table-cell>
          <table:table-cell/>
          <table:table-cell table:style-name="ce15" office:value-type="percentage" office:value="0.18">
            <text:p>18%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33">
            <text:p>3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56" table:formula="of:=FLOOR([.A5]/180*INT(182*[.$C$2]);0.001)" office:value-type="percentage" office:value="0.182">
            <text:p>18,2%</text:p>
          </table:table-cell>
          <table:table-cell table:style-name="ce48" office:value-type="float" office:value="80">
            <text:p>80</text:p>
          </table:table-cell>
          <table:table-cell table:style-name="ce48" office:value-type="float" office:value="39">
            <text:p>39</text:p>
          </table:table-cell>
          <table:table-cell table:style-name="ce62" table:formula="of:=([.B6]-[.B5])/([.C6]-[.C5])" office:value-type="float" office:value="-3.33333333333333">
            <text:p>-3,33</text:p>
          </table:table-cell>
          <table:table-cell table:style-name="ce56" table:formula="of:=FLOOR([.E5]/180*INT(182*[.$C$2]);0.001)" office:value-type="percentage" office:value="0.182">
            <text:p>18,2%</text:p>
          </table:table-cell>
          <table:table-cell table:style-name="ce48" office:value-type="float" office:value="80">
            <text:p>80</text:p>
          </table:table-cell>
          <table:table-cell table:style-name="ce48" office:value-type="float" office:value="39">
            <text:p>39</text:p>
          </table:table-cell>
          <table:table-cell table:style-name="ce62" table:formula="of:=([.F6]-[.F5])/([.G6]-[.G5])" office:value-type="float" office:value="-3.33333333333333">
            <text:p>-3,33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45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number-columns-repeated="2" table:style-name="ce48" office:value-type="float" office:value="50">
            <text:p>50</text:p>
          </table:table-cell>
          <table:table-cell table:style-name="ce62" table:formula="of:=([.B7]-[.B6])/([.C7]-[.C6])" office:value-type="float" office:value="-2.72727272727273">
            <text:p>-2,73</text:p>
          </table:table-cell>
          <table:table-cell/>
          <table:table-cell table:number-columns-repeated="2" table:style-name="ce48" office:value-type="float" office:value="50">
            <text:p>50</text:p>
          </table:table-cell>
          <table:table-cell table:style-name="ce62" table:formula="of:=([.F7]-[.F6])/([.G7]-[.G6])" office:value-type="float" office:value="-2.72727272727273">
            <text:p>-2,73</text:p>
          </table:table-cell>
          <table:table-cell table:number-columns-repeated="6"/>
          <table:table-cell table:style-name="ce1"/>
          <table:table-cell table:style-name="ce80" table:number-columns-repeated="2"/>
          <table:table-cell table:style-name="ce57" table:number-columns-repeated="12"/>
          <table:table-cell table:style-name="ce83"/>
          <table:table-cell table:style-name="ce60" table:number-columns-repeated="3"/>
          <table:table-cell table:style-name="ce57" table:number-columns-repeated="991"/>
        </table:table-row>
        <table:table-row table:style-name="ro1">
          <table:table-cell table:style-name="ce57"/>
          <table:table-cell table:style-name="ce48" office:value-type="float" office:value="20">
            <text:p>20</text:p>
          </table:table-cell>
          <table:table-cell table:style-name="ce48" office:value-type="float" office:value="66">
            <text:p>66</text:p>
          </table:table-cell>
          <table:table-cell table:style-name="ce62" table:formula="of:=([.B8]-[.B7])/([.C8]-[.C7])" office:value-type="float" office:value="-1.875">
            <text:p>-1,88</text:p>
          </table:table-cell>
          <table:table-cell/>
          <table:table-cell table:style-name="ce48" office:value-type="float" office:value="20">
            <text:p>20</text:p>
          </table:table-cell>
          <table:table-cell table:style-name="ce48" office:value-type="float" office:value="66">
            <text:p>66</text:p>
          </table:table-cell>
          <table:table-cell table:style-name="ce62" table:formula="of:=([.F8]-[.F7])/([.G8]-[.G7])" office:value-type="float" office:value="-1.875">
            <text:p>-1,88</text:p>
          </table:table-cell>
          <table:table-cell table:number-columns-repeated="6"/>
          <table:table-cell table:style-name="ce78"/>
          <table:table-cell table:style-name="ce80" table:number-columns-repeated="2"/>
          <table:table-cell table:style-name="ce57" table:number-columns-repeated="12"/>
          <table:table-cell table:style-name="ce83"/>
          <table:table-cell table:style-name="ce60" table:number-columns-repeated="3"/>
          <table:table-cell table:style-name="ce57" table:number-columns-repeated="991"/>
        </table:table-row>
        <table:table-row table:style-name="ro5">
          <table:table-cell table:style-name="ce57" table:number-columns-repeated="16"/>
          <table:table-cell table:style-name="ce80"/>
          <table:table-cell table:style-name="ce57" table:number-columns-repeated="1007"/>
        </table:table-row>
        <table:table-row table:style-name="ro5">
          <table:table-cell table:style-name="ce58" office:value-type="string">
            <text:p>kph</text:p>
          </table:table-cell>
          <table:table-cell table:style-name="ce58" office:value-type="string">
            <text:p>rpm</text:p>
          </table:table-cell>
          <table:table-cell table:style-name="ce58" office:value-type="string">
            <text:p>Ntr_Trq_%</text:p>
          </table:table-cell>
          <table:table-cell table:style-name="ce58" office:value-type="string">
            <text:p>Ntr_Trq</text:p>
          </table:table-cell>
          <table:table-cell table:style-name="ce58" office:value-type="string">
            <text:p>Ntr_Pwr</text:p>
          </table:table-cell>
          <table:table-cell table:style-name="ce58" office:value-type="string">
            <text:p>Brk_Trq_%</text:p>
          </table:table-cell>
          <table:table-cell table:style-name="ce58" office:value-type="string">
            <text:p>Brk_Trq</text:p>
          </table:table-cell>
          <table:table-cell table:style-name="ce58" office:value-type="string">
            <text:p>Brk_Pwr</text:p>
          </table:table-cell>
          <table:table-cell table:style-name="ce57" table:number-columns-repeated="6"/>
          <table:table-cell table:style-name="ce58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office:value-type="float" office:value="0">
            <text:p>0</text:p>
          </table:table-cell>
          <table:table-cell table:style-name="ce60" table:formula="of:=[.A11]*7250/80" office:value-type="float" office:value="0">
            <text:p>0</text:p>
          </table:table-cell>
          <table:table-cell table:style-name="ce61" table:formula="of:=IF([.A11]&lt;[.$C$5];[.$B$5];IF([.A11]&lt;[.$C$6];[.$B$5]+[.$D$6]*([.A11]-[.$C$5]);IF([.A11]&lt;[.$C$7];[.$B$6]+[.$D$7]*([.A11]-[.$C$6]);IF([.A11]&lt;[.$C$8];[.$B$7]+[.$D$8]*([.A11]-[.$C$7]);[.$B$8]))))" office:value-type="float" office:value="100">
            <text:p>100,0</text:p>
          </table:table-cell>
          <table:table-cell table:style-name="ce63" table:formula="of:=[.$A$2]*[.C11]/100*[.$A$6]" office:value-type="float" office:value="12.76275">
            <text:p>12,8</text:p>
          </table:table-cell>
          <table:table-cell table:style-name="ce120" table:formula="of:=[.D11]*[.B11]/[.$E$2]*[.$B$2]" office:value-type="float" office:value="0">
            <text:p>0</text:p>
          </table:table-cell>
          <table:table-cell table:style-name="ce61" table:formula="of:=IF([.A11]&lt;[.$G$5];[.$F$5];IF([.A11]&lt;[.$G$6];[.$F$5]+[.$H$6]*([.A11]-[.$G$5]);IF([.A11]&lt;[.$G$7];[.$F$6]+[.$H$7]*([.A11]-[.$G$6]);IF([.A11]&lt;[.$G$8];[.$F$7]+[.$H$8]*([.A11]-[.$G$7]);[.$F$8]))))" office:value-type="float" office:value="100">
            <text:p>100,0</text:p>
          </table:table-cell>
          <table:table-cell table:style-name="ce63" table:formula="of:=[.$A$2]*[.F11]/100*[.$E$6]" office:value-type="float" office:value="12.76275">
            <text:p>12,8</text:p>
          </table:table-cell>
          <table:table-cell table:style-name="ce120" table:formula="of:=[.G11]*[.B11]/[.$E$2]*[.$B$2]" office:value-type="float" office:value="0">
            <text:p>0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1]+3" office:value-type="float" office:value="3">
            <text:p>3</text:p>
          </table:table-cell>
          <table:table-cell table:style-name="ce60" table:formula="of:=[.A12]*7250/80" office:value-type="float" office:value="271.875">
            <text:p>272</text:p>
          </table:table-cell>
          <table:table-cell table:style-name="ce61" table:formula="of:=IF([.A12]&lt;[.$C$5];[.$B$5];IF([.A12]&lt;[.$C$6];[.$B$5]+[.$D$6]*([.A12]-[.$C$5]);IF([.A12]&lt;[.$C$7];[.$B$6]+[.$D$7]*([.A12]-[.$C$6]);IF([.A12]&lt;[.$C$8];[.$B$7]+[.$D$8]*([.A12]-[.$C$7]);[.$B$8]))))" office:value-type="float" office:value="100">
            <text:p>100,0</text:p>
          </table:table-cell>
          <table:table-cell table:style-name="ce63" table:formula="of:=[.$A$2]*[.C12]/100*[.$A$6]" office:value-type="float" office:value="12.76275">
            <text:p>12,8</text:p>
          </table:table-cell>
          <table:table-cell table:style-name="ce120" table:formula="of:=[.D12]*[.B12]/[.$E$2]*[.$B$2]" office:value-type="float" office:value="363.364214858903">
            <text:p>363</text:p>
          </table:table-cell>
          <table:table-cell table:style-name="ce61" table:formula="of:=IF([.A12]&lt;[.$G$5];[.$F$5];IF([.A12]&lt;[.$G$6];[.$F$5]+[.$H$6]*([.A12]-[.$G$5]);IF([.A12]&lt;[.$G$7];[.$F$6]+[.$H$7]*([.A12]-[.$G$6]);IF([.A12]&lt;[.$G$8];[.$F$7]+[.$H$8]*([.A12]-[.$G$7]);[.$F$8]))))" office:value-type="float" office:value="100">
            <text:p>100,0</text:p>
          </table:table-cell>
          <table:table-cell table:style-name="ce63" table:formula="of:=[.$A$2]*[.F12]/100*[.$E$6]" office:value-type="float" office:value="12.76275">
            <text:p>12,8</text:p>
          </table:table-cell>
          <table:table-cell table:style-name="ce120" table:formula="of:=[.G12]*[.B12]/[.$E$2]*[.$B$2]" office:value-type="float" office:value="363.364214858903">
            <text:p>363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2]+3" office:value-type="float" office:value="6">
            <text:p>6</text:p>
          </table:table-cell>
          <table:table-cell table:style-name="ce60" table:formula="of:=[.A13]*7250/80" office:value-type="float" office:value="543.75">
            <text:p>544</text:p>
          </table:table-cell>
          <table:table-cell table:style-name="ce61" table:formula="of:=IF([.A13]&lt;[.$C$5];[.$B$5];IF([.A13]&lt;[.$C$6];[.$B$5]+[.$D$6]*([.A13]-[.$C$5]);IF([.A13]&lt;[.$C$7];[.$B$6]+[.$D$7]*([.A13]-[.$C$6]);IF([.A13]&lt;[.$C$8];[.$B$7]+[.$D$8]*([.A13]-[.$C$7]);[.$B$8]))))" office:value-type="float" office:value="100">
            <text:p>100,0</text:p>
          </table:table-cell>
          <table:table-cell table:style-name="ce63" table:formula="of:=[.$A$2]*[.C13]/100*[.$A$6]" office:value-type="float" office:value="12.76275">
            <text:p>12,8</text:p>
          </table:table-cell>
          <table:table-cell table:style-name="ce120" table:formula="of:=[.D13]*[.B13]/[.$E$2]*[.$B$2]" office:value-type="float" office:value="726.728429717807">
            <text:p>727</text:p>
          </table:table-cell>
          <table:table-cell table:style-name="ce61" table:formula="of:=IF([.A13]&lt;[.$G$5];[.$F$5];IF([.A13]&lt;[.$G$6];[.$F$5]+[.$H$6]*([.A13]-[.$G$5]);IF([.A13]&lt;[.$G$7];[.$F$6]+[.$H$7]*([.A13]-[.$G$6]);IF([.A13]&lt;[.$G$8];[.$F$7]+[.$H$8]*([.A13]-[.$G$7]);[.$F$8]))))" office:value-type="float" office:value="100">
            <text:p>100,0</text:p>
          </table:table-cell>
          <table:table-cell table:style-name="ce63" table:formula="of:=[.$A$2]*[.F13]/100*[.$E$6]" office:value-type="float" office:value="12.76275">
            <text:p>12,8</text:p>
          </table:table-cell>
          <table:table-cell table:style-name="ce120" table:formula="of:=[.G13]*[.B13]/[.$E$2]*[.$B$2]" office:value-type="float" office:value="726.728429717807">
            <text:p>727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3]+3" office:value-type="float" office:value="9">
            <text:p>9</text:p>
          </table:table-cell>
          <table:table-cell table:style-name="ce60" table:formula="of:=[.A14]*7250/80" office:value-type="float" office:value="815.625">
            <text:p>816</text:p>
          </table:table-cell>
          <table:table-cell table:style-name="ce61" table:formula="of:=IF([.A14]&lt;[.$C$5];[.$B$5];IF([.A14]&lt;[.$C$6];[.$B$5]+[.$D$6]*([.A14]-[.$C$5]);IF([.A14]&lt;[.$C$7];[.$B$6]+[.$D$7]*([.A14]-[.$C$6]);IF([.A14]&lt;[.$C$8];[.$B$7]+[.$D$8]*([.A14]-[.$C$7]);[.$B$8]))))" office:value-type="float" office:value="100">
            <text:p>100,0</text:p>
          </table:table-cell>
          <table:table-cell table:style-name="ce63" table:formula="of:=[.$A$2]*[.C14]/100*[.$A$6]" office:value-type="float" office:value="12.76275">
            <text:p>12,8</text:p>
          </table:table-cell>
          <table:table-cell table:style-name="ce120" table:formula="of:=[.D14]*[.B14]/[.$E$2]*[.$B$2]" office:value-type="float" office:value="1090.09264457671">
            <text:p>1.090</text:p>
          </table:table-cell>
          <table:table-cell table:style-name="ce61" table:formula="of:=IF([.A14]&lt;[.$G$5];[.$F$5];IF([.A14]&lt;[.$G$6];[.$F$5]+[.$H$6]*([.A14]-[.$G$5]);IF([.A14]&lt;[.$G$7];[.$F$6]+[.$H$7]*([.A14]-[.$G$6]);IF([.A14]&lt;[.$G$8];[.$F$7]+[.$H$8]*([.A14]-[.$G$7]);[.$F$8]))))" office:value-type="float" office:value="100">
            <text:p>100,0</text:p>
          </table:table-cell>
          <table:table-cell table:style-name="ce63" table:formula="of:=[.$A$2]*[.F14]/100*[.$E$6]" office:value-type="float" office:value="12.76275">
            <text:p>12,8</text:p>
          </table:table-cell>
          <table:table-cell table:style-name="ce120" table:formula="of:=[.G14]*[.B14]/[.$E$2]*[.$B$2]" office:value-type="float" office:value="1090.09264457671">
            <text:p>1.090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4]+3" office:value-type="float" office:value="12">
            <text:p>12</text:p>
          </table:table-cell>
          <table:table-cell table:style-name="ce60" table:formula="of:=[.A15]*7250/80" office:value-type="float" office:value="1087.5">
            <text:p>1088</text:p>
          </table:table-cell>
          <table:table-cell table:style-name="ce61" table:formula="of:=IF([.A15]&lt;[.$C$5];[.$B$5];IF([.A15]&lt;[.$C$6];[.$B$5]+[.$D$6]*([.A15]-[.$C$5]);IF([.A15]&lt;[.$C$7];[.$B$6]+[.$D$7]*([.A15]-[.$C$6]);IF([.A15]&lt;[.$C$8];[.$B$7]+[.$D$8]*([.A15]-[.$C$7]);[.$B$8]))))" office:value-type="float" office:value="100">
            <text:p>100,0</text:p>
          </table:table-cell>
          <table:table-cell table:style-name="ce63" table:formula="of:=[.$A$2]*[.C15]/100*[.$A$6]" office:value-type="float" office:value="12.76275">
            <text:p>12,8</text:p>
          </table:table-cell>
          <table:table-cell table:style-name="ce120" table:formula="of:=[.D15]*[.B15]/[.$E$2]*[.$B$2]" office:value-type="float" office:value="1453.45685943561">
            <text:p>1.453</text:p>
          </table:table-cell>
          <table:table-cell table:style-name="ce61" table:formula="of:=IF([.A15]&lt;[.$G$5];[.$F$5];IF([.A15]&lt;[.$G$6];[.$F$5]+[.$H$6]*([.A15]-[.$G$5]);IF([.A15]&lt;[.$G$7];[.$F$6]+[.$H$7]*([.A15]-[.$G$6]);IF([.A15]&lt;[.$G$8];[.$F$7]+[.$H$8]*([.A15]-[.$G$7]);[.$F$8]))))" office:value-type="float" office:value="100">
            <text:p>100,0</text:p>
          </table:table-cell>
          <table:table-cell table:style-name="ce63" table:formula="of:=[.$A$2]*[.F15]/100*[.$E$6]" office:value-type="float" office:value="12.76275">
            <text:p>12,8</text:p>
          </table:table-cell>
          <table:table-cell table:style-name="ce120" table:formula="of:=[.G15]*[.B15]/[.$E$2]*[.$B$2]" office:value-type="float" office:value="1453.45685943561">
            <text:p>1.453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5]+3" office:value-type="float" office:value="15">
            <text:p>15</text:p>
          </table:table-cell>
          <table:table-cell table:style-name="ce60" table:formula="of:=[.A16]*7250/80" office:value-type="float" office:value="1359.375">
            <text:p>1359</text:p>
          </table:table-cell>
          <table:table-cell table:style-name="ce61" table:formula="of:=IF([.A16]&lt;[.$C$5];[.$B$5];IF([.A16]&lt;[.$C$6];[.$B$5]+[.$D$6]*([.A16]-[.$C$5]);IF([.A16]&lt;[.$C$7];[.$B$6]+[.$D$7]*([.A16]-[.$C$6]);IF([.A16]&lt;[.$C$8];[.$B$7]+[.$D$8]*([.A16]-[.$C$7]);[.$B$8]))))" office:value-type="float" office:value="100">
            <text:p>100,0</text:p>
          </table:table-cell>
          <table:table-cell table:style-name="ce63" table:formula="of:=[.$A$2]*[.C16]/100*[.$A$6]" office:value-type="float" office:value="12.76275">
            <text:p>12,8</text:p>
          </table:table-cell>
          <table:table-cell table:style-name="ce120" table:formula="of:=[.D16]*[.B16]/[.$E$2]*[.$B$2]" office:value-type="float" office:value="1816.82107429452">
            <text:p>1.817</text:p>
          </table:table-cell>
          <table:table-cell table:style-name="ce61" table:formula="of:=IF([.A16]&lt;[.$G$5];[.$F$5];IF([.A16]&lt;[.$G$6];[.$F$5]+[.$H$6]*([.A16]-[.$G$5]);IF([.A16]&lt;[.$G$7];[.$F$6]+[.$H$7]*([.A16]-[.$G$6]);IF([.A16]&lt;[.$G$8];[.$F$7]+[.$H$8]*([.A16]-[.$G$7]);[.$F$8]))))" office:value-type="float" office:value="100">
            <text:p>100,0</text:p>
          </table:table-cell>
          <table:table-cell table:style-name="ce63" table:formula="of:=[.$A$2]*[.F16]/100*[.$E$6]" office:value-type="float" office:value="12.76275">
            <text:p>12,8</text:p>
          </table:table-cell>
          <table:table-cell table:style-name="ce120" table:formula="of:=[.G16]*[.B16]/[.$E$2]*[.$B$2]" office:value-type="float" office:value="1816.82107429452">
            <text:p>1.817</text:p>
          </table:table-cell>
          <table:table-cell table:style-name="ce57" table:number-columns-repeated="6"/>
          <table:table-cell table:style-name="ce79"/>
          <table:table-cell table:style-name="ce57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6]+3" office:value-type="float" office:value="18">
            <text:p>18</text:p>
          </table:table-cell>
          <table:table-cell table:style-name="ce60" table:formula="of:=[.A17]*7250/80" office:value-type="float" office:value="1631.25">
            <text:p>1631</text:p>
          </table:table-cell>
          <table:table-cell table:style-name="ce61" table:formula="of:=IF([.A17]&lt;[.$C$5];[.$B$5];IF([.A17]&lt;[.$C$6];[.$B$5]+[.$D$6]*([.A17]-[.$C$5]);IF([.A17]&lt;[.$C$7];[.$B$6]+[.$D$7]*([.A17]-[.$C$6]);IF([.A17]&lt;[.$C$8];[.$B$7]+[.$D$8]*([.A17]-[.$C$7]);[.$B$8]))))" office:value-type="float" office:value="100">
            <text:p>100,0</text:p>
          </table:table-cell>
          <table:table-cell table:style-name="ce63" table:formula="of:=[.$A$2]*[.C17]/100*[.$A$6]" office:value-type="float" office:value="12.76275">
            <text:p>12,8</text:p>
          </table:table-cell>
          <table:table-cell table:style-name="ce120" table:formula="of:=[.D17]*[.B17]/[.$E$2]*[.$B$2]" office:value-type="float" office:value="2180.18528915342">
            <text:p>2.180</text:p>
          </table:table-cell>
          <table:table-cell table:style-name="ce61" table:formula="of:=IF([.A17]&lt;[.$G$5];[.$F$5];IF([.A17]&lt;[.$G$6];[.$F$5]+[.$H$6]*([.A17]-[.$G$5]);IF([.A17]&lt;[.$G$7];[.$F$6]+[.$H$7]*([.A17]-[.$G$6]);IF([.A17]&lt;[.$G$8];[.$F$7]+[.$H$8]*([.A17]-[.$G$7]);[.$F$8]))))" office:value-type="float" office:value="100">
            <text:p>100,0</text:p>
          </table:table-cell>
          <table:table-cell table:style-name="ce63" table:formula="of:=[.$A$2]*[.F17]/100*[.$E$6]" office:value-type="float" office:value="12.76275">
            <text:p>12,8</text:p>
          </table:table-cell>
          <table:table-cell table:style-name="ce120" table:formula="of:=[.G17]*[.B17]/[.$E$2]*[.$B$2]" office:value-type="float" office:value="2180.18528915342">
            <text:p>2.180</text:p>
          </table:table-cell>
          <table:table-cell table:style-name="ce57" table:number-columns-repeated="6"/>
          <table:table-cell table:style-name="ce79"/>
          <table:table-cell table:style-name="ce58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7]+3" office:value-type="float" office:value="21">
            <text:p>21</text:p>
          </table:table-cell>
          <table:table-cell table:style-name="ce60" table:formula="of:=[.A18]*7250/80" office:value-type="float" office:value="1903.125">
            <text:p>1903</text:p>
          </table:table-cell>
          <table:table-cell table:style-name="ce61" table:formula="of:=IF([.A18]&lt;[.$C$5];[.$B$5];IF([.A18]&lt;[.$C$6];[.$B$5]+[.$D$6]*([.A18]-[.$C$5]);IF([.A18]&lt;[.$C$7];[.$B$6]+[.$D$7]*([.A18]-[.$C$6]);IF([.A18]&lt;[.$C$8];[.$B$7]+[.$D$8]*([.A18]-[.$C$7]);[.$B$8]))))" office:value-type="float" office:value="100">
            <text:p>100,0</text:p>
          </table:table-cell>
          <table:table-cell table:style-name="ce63" table:formula="of:=[.$A$2]*[.C18]/100*[.$A$6]" office:value-type="float" office:value="12.76275">
            <text:p>12,8</text:p>
          </table:table-cell>
          <table:table-cell table:style-name="ce120" table:formula="of:=[.D18]*[.B18]/[.$E$2]*[.$B$2]" office:value-type="float" office:value="2543.54950401232">
            <text:p>2.544</text:p>
          </table:table-cell>
          <table:table-cell table:style-name="ce61" table:formula="of:=IF([.A18]&lt;[.$G$5];[.$F$5];IF([.A18]&lt;[.$G$6];[.$F$5]+[.$H$6]*([.A18]-[.$G$5]);IF([.A18]&lt;[.$G$7];[.$F$6]+[.$H$7]*([.A18]-[.$G$6]);IF([.A18]&lt;[.$G$8];[.$F$7]+[.$H$8]*([.A18]-[.$G$7]);[.$F$8]))))" office:value-type="float" office:value="100">
            <text:p>100,0</text:p>
          </table:table-cell>
          <table:table-cell table:style-name="ce63" table:formula="of:=[.$A$2]*[.F18]/100*[.$E$6]" office:value-type="float" office:value="12.76275">
            <text:p>12,8</text:p>
          </table:table-cell>
          <table:table-cell table:style-name="ce120" table:formula="of:=[.G18]*[.B18]/[.$E$2]*[.$B$2]" office:value-type="float" office:value="2543.54950401232">
            <text:p>2.54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8]+3" office:value-type="float" office:value="24">
            <text:p>24</text:p>
          </table:table-cell>
          <table:table-cell table:style-name="ce60" table:formula="of:=[.A19]*7250/80" office:value-type="float" office:value="2175">
            <text:p>2175</text:p>
          </table:table-cell>
          <table:table-cell table:style-name="ce61" table:formula="of:=IF([.A19]&lt;[.$C$5];[.$B$5];IF([.A19]&lt;[.$C$6];[.$B$5]+[.$D$6]*([.A19]-[.$C$5]);IF([.A19]&lt;[.$C$7];[.$B$6]+[.$D$7]*([.A19]-[.$C$6]);IF([.A19]&lt;[.$C$8];[.$B$7]+[.$D$8]*([.A19]-[.$C$7]);[.$B$8]))))" office:value-type="float" office:value="100">
            <text:p>100,0</text:p>
          </table:table-cell>
          <table:table-cell table:style-name="ce63" table:formula="of:=[.$A$2]*[.C19]/100*[.$A$6]" office:value-type="float" office:value="12.76275">
            <text:p>12,8</text:p>
          </table:table-cell>
          <table:table-cell table:style-name="ce120" table:formula="of:=[.D19]*[.B19]/[.$E$2]*[.$B$2]" office:value-type="float" office:value="2906.91371887123">
            <text:p>2.907</text:p>
          </table:table-cell>
          <table:table-cell table:style-name="ce61" table:formula="of:=IF([.A19]&lt;[.$G$5];[.$F$5];IF([.A19]&lt;[.$G$6];[.$F$5]+[.$H$6]*([.A19]-[.$G$5]);IF([.A19]&lt;[.$G$7];[.$F$6]+[.$H$7]*([.A19]-[.$G$6]);IF([.A19]&lt;[.$G$8];[.$F$7]+[.$H$8]*([.A19]-[.$G$7]);[.$F$8]))))" office:value-type="float" office:value="100">
            <text:p>100,0</text:p>
          </table:table-cell>
          <table:table-cell table:style-name="ce63" table:formula="of:=[.$A$2]*[.F19]/100*[.$E$6]" office:value-type="float" office:value="12.76275">
            <text:p>12,8</text:p>
          </table:table-cell>
          <table:table-cell table:style-name="ce120" table:formula="of:=[.G19]*[.B19]/[.$E$2]*[.$B$2]" office:value-type="float" office:value="2906.91371887123">
            <text:p>2.907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19]+3" office:value-type="float" office:value="27">
            <text:p>27</text:p>
          </table:table-cell>
          <table:table-cell table:style-name="ce60" table:formula="of:=[.A20]*7250/80" office:value-type="float" office:value="2446.875">
            <text:p>2447</text:p>
          </table:table-cell>
          <table:table-cell table:style-name="ce61" table:formula="of:=IF([.A20]&lt;[.$C$5];[.$B$5];IF([.A20]&lt;[.$C$6];[.$B$5]+[.$D$6]*([.A20]-[.$C$5]);IF([.A20]&lt;[.$C$7];[.$B$6]+[.$D$7]*([.A20]-[.$C$6]);IF([.A20]&lt;[.$C$8];[.$B$7]+[.$D$8]*([.A20]-[.$C$7]);[.$B$8]))))" office:value-type="float" office:value="100">
            <text:p>100,0</text:p>
          </table:table-cell>
          <table:table-cell table:style-name="ce63" table:formula="of:=[.$A$2]*[.C20]/100*[.$A$6]" office:value-type="float" office:value="12.76275">
            <text:p>12,8</text:p>
          </table:table-cell>
          <table:table-cell table:style-name="ce120" table:formula="of:=[.D20]*[.B20]/[.$E$2]*[.$B$2]" office:value-type="float" office:value="3270.27793373013">
            <text:p>3.270</text:p>
          </table:table-cell>
          <table:table-cell table:style-name="ce61" table:formula="of:=IF([.A20]&lt;[.$G$5];[.$F$5];IF([.A20]&lt;[.$G$6];[.$F$5]+[.$H$6]*([.A20]-[.$G$5]);IF([.A20]&lt;[.$G$7];[.$F$6]+[.$H$7]*([.A20]-[.$G$6]);IF([.A20]&lt;[.$G$8];[.$F$7]+[.$H$8]*([.A20]-[.$G$7]);[.$F$8]))))" office:value-type="float" office:value="100">
            <text:p>100,0</text:p>
          </table:table-cell>
          <table:table-cell table:style-name="ce63" table:formula="of:=[.$A$2]*[.F20]/100*[.$E$6]" office:value-type="float" office:value="12.76275">
            <text:p>12,8</text:p>
          </table:table-cell>
          <table:table-cell table:style-name="ce120" table:formula="of:=[.G20]*[.B20]/[.$E$2]*[.$B$2]" office:value-type="float" office:value="3270.27793373013">
            <text:p>3.27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9" table:formula="of:=[.A20]+3" office:value-type="float" office:value="30">
            <text:p>30</text:p>
          </table:table-cell>
          <table:table-cell table:style-name="ce60" table:formula="of:=[.A21]*7250/80" office:value-type="float" office:value="2718.75">
            <text:p>2719</text:p>
          </table:table-cell>
          <table:table-cell table:style-name="ce61" table:formula="of:=IF([.A21]&lt;[.$C$5];[.$B$5];IF([.A21]&lt;[.$C$6];[.$B$5]+[.$D$6]*([.A21]-[.$C$5]);IF([.A21]&lt;[.$C$7];[.$B$6]+[.$D$7]*([.A21]-[.$C$6]);IF([.A21]&lt;[.$C$8];[.$B$7]+[.$D$8]*([.A21]-[.$C$7]);[.$B$8]))))" office:value-type="float" office:value="100">
            <text:p>100,0</text:p>
          </table:table-cell>
          <table:table-cell table:style-name="ce64" table:formula="of:=[.$A$2]*[.C21]/100*[.$A$6]" office:value-type="float" office:value="12.76275">
            <text:p>12,8</text:p>
          </table:table-cell>
          <table:table-cell table:style-name="ce120" table:formula="of:=[.D21]*[.B21]/[.$E$2]*[.$B$2]" office:value-type="float" office:value="3633.64214858903">
            <text:p>3.634</text:p>
          </table:table-cell>
          <table:table-cell table:style-name="ce61" table:formula="of:=IF([.A21]&lt;[.$G$5];[.$F$5];IF([.A21]&lt;[.$G$6];[.$F$5]+[.$H$6]*([.A21]-[.$G$5]);IF([.A21]&lt;[.$G$7];[.$F$6]+[.$H$7]*([.A21]-[.$G$6]);IF([.A21]&lt;[.$G$8];[.$F$7]+[.$H$8]*([.A21]-[.$G$7]);[.$F$8]))))" office:value-type="float" office:value="100">
            <text:p>100,0</text:p>
          </table:table-cell>
          <table:table-cell table:style-name="ce64" table:formula="of:=[.$A$2]*[.F21]/100*[.$E$6]" office:value-type="float" office:value="12.76275">
            <text:p>12,8</text:p>
          </table:table-cell>
          <table:table-cell table:style-name="ce120" table:formula="of:=[.G21]*[.B21]/[.$E$2]*[.$B$2]" office:value-type="float" office:value="3633.64214858903">
            <text:p>3.63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1]+3" office:value-type="float" office:value="33">
            <text:p>33</text:p>
          </table:table-cell>
          <table:table-cell table:style-name="ce60" table:formula="of:=[.A22]*7250/80" office:value-type="float" office:value="2990.625">
            <text:p>2991</text:p>
          </table:table-cell>
          <table:table-cell table:style-name="ce61" table:formula="of:=IF([.A22]&lt;[.$C$5];[.$B$5];IF([.A22]&lt;[.$C$6];[.$B$5]+[.$D$6]*([.A22]-[.$C$5]);IF([.A22]&lt;[.$C$7];[.$B$6]+[.$D$7]*([.A22]-[.$C$6]);IF([.A22]&lt;[.$C$8];[.$B$7]+[.$D$8]*([.A22]-[.$C$7]);[.$B$8]))))" office:value-type="float" office:value="100">
            <text:p>100,0</text:p>
          </table:table-cell>
          <table:table-cell table:style-name="ce63" table:formula="of:=[.$A$2]*[.C22]/100*[.$A$6]" office:value-type="float" office:value="12.76275">
            <text:p>12,8</text:p>
          </table:table-cell>
          <table:table-cell table:style-name="ce120" table:formula="of:=[.D22]*[.B22]/[.$E$2]*[.$B$2]" office:value-type="float" office:value="3997.00636344794">
            <text:p>3.997</text:p>
          </table:table-cell>
          <table:table-cell table:style-name="ce61" table:formula="of:=IF([.A22]&lt;[.$G$5];[.$F$5];IF([.A22]&lt;[.$G$6];[.$F$5]+[.$H$6]*([.A22]-[.$G$5]);IF([.A22]&lt;[.$G$7];[.$F$6]+[.$H$7]*([.A22]-[.$G$6]);IF([.A22]&lt;[.$G$8];[.$F$7]+[.$H$8]*([.A22]-[.$G$7]);[.$F$8]))))" office:value-type="float" office:value="100">
            <text:p>100,0</text:p>
          </table:table-cell>
          <table:table-cell table:style-name="ce63" table:formula="of:=[.$A$2]*[.F22]/100*[.$E$6]" office:value-type="float" office:value="12.76275">
            <text:p>12,8</text:p>
          </table:table-cell>
          <table:table-cell table:style-name="ce120" table:formula="of:=[.G22]*[.B22]/[.$E$2]*[.$B$2]" office:value-type="float" office:value="3997.00636344794">
            <text:p>3.997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2]+3" office:value-type="float" office:value="36">
            <text:p>36</text:p>
          </table:table-cell>
          <table:table-cell table:style-name="ce60" table:formula="of:=[.A23]*7250/80" office:value-type="float" office:value="3262.5">
            <text:p>3263</text:p>
          </table:table-cell>
          <table:table-cell table:style-name="ce61" table:formula="of:=IF([.A23]&lt;[.$C$5];[.$B$5];IF([.A23]&lt;[.$C$6];[.$B$5]+[.$D$6]*([.A23]-[.$C$5]);IF([.A23]&lt;[.$C$7];[.$B$6]+[.$D$7]*([.A23]-[.$C$6]);IF([.A23]&lt;[.$C$8];[.$B$7]+[.$D$8]*([.A23]-[.$C$7]);[.$B$8]))))" office:value-type="float" office:value="90">
            <text:p>90,0</text:p>
          </table:table-cell>
          <table:table-cell table:style-name="ce63" table:formula="of:=[.$A$2]*[.C23]/100*[.$A$6]" office:value-type="float" office:value="11.486475">
            <text:p>11,5</text:p>
          </table:table-cell>
          <table:table-cell table:style-name="ce120" table:formula="of:=[.D23]*[.B23]/[.$E$2]*[.$B$2]" office:value-type="float" office:value="3924.33352047616">
            <text:p>3.924</text:p>
          </table:table-cell>
          <table:table-cell table:style-name="ce61" table:formula="of:=IF([.A23]&lt;[.$G$5];[.$F$5];IF([.A23]&lt;[.$G$6];[.$F$5]+[.$H$6]*([.A23]-[.$G$5]);IF([.A23]&lt;[.$G$7];[.$F$6]+[.$H$7]*([.A23]-[.$G$6]);IF([.A23]&lt;[.$G$8];[.$F$7]+[.$H$8]*([.A23]-[.$G$7]);[.$F$8]))))" office:value-type="float" office:value="90">
            <text:p>90,0</text:p>
          </table:table-cell>
          <table:table-cell table:style-name="ce63" table:formula="of:=[.$A$2]*[.F23]/100*[.$E$6]" office:value-type="float" office:value="11.486475">
            <text:p>11,5</text:p>
          </table:table-cell>
          <table:table-cell table:style-name="ce120" table:formula="of:=[.G23]*[.B23]/[.$E$2]*[.$B$2]" office:value-type="float" office:value="3924.33352047616">
            <text:p>3.92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3]+3" office:value-type="float" office:value="39">
            <text:p>39</text:p>
          </table:table-cell>
          <table:table-cell table:style-name="ce60" table:formula="of:=[.A24]*7250/80" office:value-type="float" office:value="3534.375">
            <text:p>3534</text:p>
          </table:table-cell>
          <table:table-cell table:style-name="ce61" table:formula="of:=IF([.A24]&lt;[.$C$5];[.$B$5];IF([.A24]&lt;[.$C$6];[.$B$5]+[.$D$6]*([.A24]-[.$C$5]);IF([.A24]&lt;[.$C$7];[.$B$6]+[.$D$7]*([.A24]-[.$C$6]);IF([.A24]&lt;[.$C$8];[.$B$7]+[.$D$8]*([.A24]-[.$C$7]);[.$B$8]))))" office:value-type="float" office:value="80">
            <text:p>80,0</text:p>
          </table:table-cell>
          <table:table-cell table:style-name="ce63" table:formula="of:=[.$A$2]*[.C24]/100*[.$A$6]" office:value-type="float" office:value="10.2102">
            <text:p>10,2</text:p>
          </table:table-cell>
          <table:table-cell table:style-name="ce120" table:formula="of:=[.D24]*[.B24]/[.$E$2]*[.$B$2]" office:value-type="float" office:value="3778.9878345326">
            <text:p>3.779</text:p>
          </table:table-cell>
          <table:table-cell table:style-name="ce61" table:formula="of:=IF([.A24]&lt;[.$G$5];[.$F$5];IF([.A24]&lt;[.$G$6];[.$F$5]+[.$H$6]*([.A24]-[.$G$5]);IF([.A24]&lt;[.$G$7];[.$F$6]+[.$H$7]*([.A24]-[.$G$6]);IF([.A24]&lt;[.$G$8];[.$F$7]+[.$H$8]*([.A24]-[.$G$7]);[.$F$8]))))" office:value-type="float" office:value="80">
            <text:p>80,0</text:p>
          </table:table-cell>
          <table:table-cell table:style-name="ce63" table:formula="of:=[.$A$2]*[.F24]/100*[.$E$6]" office:value-type="float" office:value="10.2102">
            <text:p>10,2</text:p>
          </table:table-cell>
          <table:table-cell table:style-name="ce120" table:formula="of:=[.G24]*[.B24]/[.$E$2]*[.$B$2]" office:value-type="float" office:value="3778.9878345326">
            <text:p>3.779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4]+3" office:value-type="float" office:value="42">
            <text:p>42</text:p>
          </table:table-cell>
          <table:table-cell table:style-name="ce60" table:formula="of:=[.A25]*7250/80" office:value-type="float" office:value="3806.25">
            <text:p>3806</text:p>
          </table:table-cell>
          <table:table-cell table:style-name="ce61" table:formula="of:=IF([.A25]&lt;[.$C$5];[.$B$5];IF([.A25]&lt;[.$C$6];[.$B$5]+[.$D$6]*([.A25]-[.$C$5]);IF([.A25]&lt;[.$C$7];[.$B$6]+[.$D$7]*([.A25]-[.$C$6]);IF([.A25]&lt;[.$C$8];[.$B$7]+[.$D$8]*([.A25]-[.$C$7]);[.$B$8]))))" office:value-type="float" office:value="71.8181818181818">
            <text:p>71,8</text:p>
          </table:table-cell>
          <table:table-cell table:style-name="ce63" table:formula="of:=[.$A$2]*[.C25]/100*[.$A$6]" office:value-type="float" office:value="9.165975">
            <text:p>9,2</text:p>
          </table:table-cell>
          <table:table-cell table:style-name="ce120" table:formula="of:=[.D25]*[.B25]/[.$E$2]*[.$B$2]" office:value-type="float" office:value="3653.46201485406">
            <text:p>3.653</text:p>
          </table:table-cell>
          <table:table-cell table:style-name="ce61" table:formula="of:=IF([.A25]&lt;[.$G$5];[.$F$5];IF([.A25]&lt;[.$G$6];[.$F$5]+[.$H$6]*([.A25]-[.$G$5]);IF([.A25]&lt;[.$G$7];[.$F$6]+[.$H$7]*([.A25]-[.$G$6]);IF([.A25]&lt;[.$G$8];[.$F$7]+[.$H$8]*([.A25]-[.$G$7]);[.$F$8]))))" office:value-type="float" office:value="71.8181818181818">
            <text:p>71,8</text:p>
          </table:table-cell>
          <table:table-cell table:style-name="ce63" table:formula="of:=[.$A$2]*[.F25]/100*[.$E$6]" office:value-type="float" office:value="9.165975">
            <text:p>9,2</text:p>
          </table:table-cell>
          <table:table-cell table:style-name="ce120" table:formula="of:=[.G25]*[.B25]/[.$E$2]*[.$B$2]" office:value-type="float" office:value="3653.46201485406">
            <text:p>3.653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5]+3" office:value-type="float" office:value="45">
            <text:p>45</text:p>
          </table:table-cell>
          <table:table-cell table:style-name="ce60" table:formula="of:=[.A26]*7250/80" office:value-type="float" office:value="4078.125">
            <text:p>4078</text:p>
          </table:table-cell>
          <table:table-cell table:style-name="ce61" table:formula="of:=IF([.A26]&lt;[.$C$5];[.$B$5];IF([.A26]&lt;[.$C$6];[.$B$5]+[.$D$6]*([.A26]-[.$C$5]);IF([.A26]&lt;[.$C$7];[.$B$6]+[.$D$7]*([.A26]-[.$C$6]);IF([.A26]&lt;[.$C$8];[.$B$7]+[.$D$8]*([.A26]-[.$C$7]);[.$B$8]))))" office:value-type="float" office:value="63.6363636363636">
            <text:p>63,6</text:p>
          </table:table-cell>
          <table:table-cell table:style-name="ce63" table:formula="of:=[.$A$2]*[.C26]/100*[.$A$6]" office:value-type="float" office:value="8.12175">
            <text:p>8,1</text:p>
          </table:table-cell>
          <table:table-cell table:style-name="ce120" table:formula="of:=[.D26]*[.B26]/[.$E$2]*[.$B$2]" office:value-type="float" office:value="3468.47659638044">
            <text:p>3.468</text:p>
          </table:table-cell>
          <table:table-cell table:style-name="ce61" table:formula="of:=IF([.A26]&lt;[.$G$5];[.$F$5];IF([.A26]&lt;[.$G$6];[.$F$5]+[.$H$6]*([.A26]-[.$G$5]);IF([.A26]&lt;[.$G$7];[.$F$6]+[.$H$7]*([.A26]-[.$G$6]);IF([.A26]&lt;[.$G$8];[.$F$7]+[.$H$8]*([.A26]-[.$G$7]);[.$F$8]))))" office:value-type="float" office:value="63.6363636363636">
            <text:p>63,6</text:p>
          </table:table-cell>
          <table:table-cell table:style-name="ce63" table:formula="of:=[.$A$2]*[.F26]/100*[.$E$6]" office:value-type="float" office:value="8.12175">
            <text:p>8,1</text:p>
          </table:table-cell>
          <table:table-cell table:style-name="ce120" table:formula="of:=[.G26]*[.B26]/[.$E$2]*[.$B$2]" office:value-type="float" office:value="3468.47659638044">
            <text:p>3.46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6]+3" office:value-type="float" office:value="48">
            <text:p>48</text:p>
          </table:table-cell>
          <table:table-cell table:style-name="ce60" table:formula="of:=[.A27]*7250/80" office:value-type="float" office:value="4350">
            <text:p>4350</text:p>
          </table:table-cell>
          <table:table-cell table:style-name="ce61" table:formula="of:=IF([.A27]&lt;[.$C$5];[.$B$5];IF([.A27]&lt;[.$C$6];[.$B$5]+[.$D$6]*([.A27]-[.$C$5]);IF([.A27]&lt;[.$C$7];[.$B$6]+[.$D$7]*([.A27]-[.$C$6]);IF([.A27]&lt;[.$C$8];[.$B$7]+[.$D$8]*([.A27]-[.$C$7]);[.$B$8]))))" office:value-type="float" office:value="55.4545454545455">
            <text:p>55,5</text:p>
          </table:table-cell>
          <table:table-cell table:style-name="ce63" table:formula="of:=[.$A$2]*[.C27]/100*[.$A$6]" office:value-type="float" office:value="7.077525">
            <text:p>7,1</text:p>
          </table:table-cell>
          <table:table-cell table:style-name="ce120" table:formula="of:=[.D27]*[.B27]/[.$E$2]*[.$B$2]" office:value-type="float" office:value="3224.03157911172">
            <text:p>3.224</text:p>
          </table:table-cell>
          <table:table-cell table:style-name="ce61" table:formula="of:=IF([.A27]&lt;[.$G$5];[.$F$5];IF([.A27]&lt;[.$G$6];[.$F$5]+[.$H$6]*([.A27]-[.$G$5]);IF([.A27]&lt;[.$G$7];[.$F$6]+[.$H$7]*([.A27]-[.$G$6]);IF([.A27]&lt;[.$G$8];[.$F$7]+[.$H$8]*([.A27]-[.$G$7]);[.$F$8]))))" office:value-type="float" office:value="55.4545454545455">
            <text:p>55,5</text:p>
          </table:table-cell>
          <table:table-cell table:style-name="ce63" table:formula="of:=[.$A$2]*[.F27]/100*[.$E$6]" office:value-type="float" office:value="7.077525">
            <text:p>7,1</text:p>
          </table:table-cell>
          <table:table-cell table:style-name="ce120" table:formula="of:=[.G27]*[.B27]/[.$E$2]*[.$B$2]" office:value-type="float" office:value="3224.03157911172">
            <text:p>3.22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9" table:formula="of:=[.A27]+3" office:value-type="float" office:value="51">
            <text:p>51</text:p>
          </table:table-cell>
          <table:table-cell table:style-name="ce60" table:formula="of:=[.A28]*7250/80" office:value-type="float" office:value="4621.875">
            <text:p>4622</text:p>
          </table:table-cell>
          <table:table-cell table:style-name="ce61" table:formula="of:=IF([.A28]&lt;[.$C$5];[.$B$5];IF([.A28]&lt;[.$C$6];[.$B$5]+[.$D$6]*([.A28]-[.$C$5]);IF([.A28]&lt;[.$C$7];[.$B$6]+[.$D$7]*([.A28]-[.$C$6]);IF([.A28]&lt;[.$C$8];[.$B$7]+[.$D$8]*([.A28]-[.$C$7]);[.$B$8]))))" office:value-type="float" office:value="48.125">
            <text:p>48,1</text:p>
          </table:table-cell>
          <table:table-cell table:style-name="ce64" table:formula="of:=[.$A$2]*[.C28]/100*[.$A$6]" office:value-type="float" office:value="6.1420734375">
            <text:p>6,1</text:p>
          </table:table-cell>
          <table:table-cell table:style-name="ce120" table:formula="of:=[.D28]*[.B28]/[.$E$2]*[.$B$2]" office:value-type="float" office:value="2972.7734828144">
            <text:p>2.973</text:p>
          </table:table-cell>
          <table:table-cell table:style-name="ce61" table:formula="of:=IF([.A28]&lt;[.$G$5];[.$F$5];IF([.A28]&lt;[.$G$6];[.$F$5]+[.$H$6]*([.A28]-[.$G$5]);IF([.A28]&lt;[.$G$7];[.$F$6]+[.$H$7]*([.A28]-[.$G$6]);IF([.A28]&lt;[.$G$8];[.$F$7]+[.$H$8]*([.A28]-[.$G$7]);[.$F$8]))))" office:value-type="float" office:value="48.125">
            <text:p>48,1</text:p>
          </table:table-cell>
          <table:table-cell table:style-name="ce64" table:formula="of:=[.$A$2]*[.F28]/100*[.$E$6]" office:value-type="float" office:value="6.1420734375">
            <text:p>6,1</text:p>
          </table:table-cell>
          <table:table-cell table:style-name="ce120" table:formula="of:=[.G28]*[.B28]/[.$E$2]*[.$B$2]" office:value-type="float" office:value="2972.7734828144">
            <text:p>2.973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8]+3" office:value-type="float" office:value="54">
            <text:p>54</text:p>
          </table:table-cell>
          <table:table-cell table:style-name="ce60" table:formula="of:=[.A29]*7250/80" office:value-type="float" office:value="4893.75">
            <text:p>4894</text:p>
          </table:table-cell>
          <table:table-cell table:style-name="ce61" table:formula="of:=IF([.A29]&lt;[.$C$5];[.$B$5];IF([.A29]&lt;[.$C$6];[.$B$5]+[.$D$6]*([.A29]-[.$C$5]);IF([.A29]&lt;[.$C$7];[.$B$6]+[.$D$7]*([.A29]-[.$C$6]);IF([.A29]&lt;[.$C$8];[.$B$7]+[.$D$8]*([.A29]-[.$C$7]);[.$B$8]))))" office:value-type="float" office:value="42.5">
            <text:p>42,5</text:p>
          </table:table-cell>
          <table:table-cell table:style-name="ce63" table:formula="of:=[.$A$2]*[.C29]/100*[.$A$6]" office:value-type="float" office:value="5.42416875">
            <text:p>5,4</text:p>
          </table:table-cell>
          <table:table-cell table:style-name="ce120" table:formula="of:=[.D29]*[.B29]/[.$E$2]*[.$B$2]" office:value-type="float" office:value="2779.73624367061">
            <text:p>2.780</text:p>
          </table:table-cell>
          <table:table-cell table:style-name="ce61" table:formula="of:=IF([.A29]&lt;[.$G$5];[.$F$5];IF([.A29]&lt;[.$G$6];[.$F$5]+[.$H$6]*([.A29]-[.$G$5]);IF([.A29]&lt;[.$G$7];[.$F$6]+[.$H$7]*([.A29]-[.$G$6]);IF([.A29]&lt;[.$G$8];[.$F$7]+[.$H$8]*([.A29]-[.$G$7]);[.$F$8]))))" office:value-type="float" office:value="42.5">
            <text:p>42,5</text:p>
          </table:table-cell>
          <table:table-cell table:style-name="ce63" table:formula="of:=[.$A$2]*[.F29]/100*[.$E$6]" office:value-type="float" office:value="5.42416875">
            <text:p>5,4</text:p>
          </table:table-cell>
          <table:table-cell table:style-name="ce120" table:formula="of:=[.G29]*[.B29]/[.$E$2]*[.$B$2]" office:value-type="float" office:value="2779.73624367061">
            <text:p>2.78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29]+3" office:value-type="float" office:value="57">
            <text:p>57</text:p>
          </table:table-cell>
          <table:table-cell table:style-name="ce60" table:formula="of:=[.A30]*7250/80" office:value-type="float" office:value="5165.625">
            <text:p>5166</text:p>
          </table:table-cell>
          <table:table-cell table:style-name="ce61" table:formula="of:=IF([.A30]&lt;[.$C$5];[.$B$5];IF([.A30]&lt;[.$C$6];[.$B$5]+[.$D$6]*([.A30]-[.$C$5]);IF([.A30]&lt;[.$C$7];[.$B$6]+[.$D$7]*([.A30]-[.$C$6]);IF([.A30]&lt;[.$C$8];[.$B$7]+[.$D$8]*([.A30]-[.$C$7]);[.$B$8]))))" office:value-type="float" office:value="36.875">
            <text:p>36,9</text:p>
          </table:table-cell>
          <table:table-cell table:style-name="ce63" table:formula="of:=[.$A$2]*[.C30]/100*[.$A$6]" office:value-type="float" office:value="4.7062640625">
            <text:p>4,7</text:p>
          </table:table-cell>
          <table:table-cell table:style-name="ce120" table:formula="of:=[.D30]*[.B30]/[.$E$2]*[.$B$2]" office:value-type="float" office:value="2545.82053035519">
            <text:p>2.546</text:p>
          </table:table-cell>
          <table:table-cell table:style-name="ce61" table:formula="of:=IF([.A30]&lt;[.$G$5];[.$F$5];IF([.A30]&lt;[.$G$6];[.$F$5]+[.$H$6]*([.A30]-[.$G$5]);IF([.A30]&lt;[.$G$7];[.$F$6]+[.$H$7]*([.A30]-[.$G$6]);IF([.A30]&lt;[.$G$8];[.$F$7]+[.$H$8]*([.A30]-[.$G$7]);[.$F$8]))))" office:value-type="float" office:value="36.875">
            <text:p>36,9</text:p>
          </table:table-cell>
          <table:table-cell table:style-name="ce63" table:formula="of:=[.$A$2]*[.F30]/100*[.$E$6]" office:value-type="float" office:value="4.7062640625">
            <text:p>4,7</text:p>
          </table:table-cell>
          <table:table-cell table:style-name="ce120" table:formula="of:=[.G30]*[.B30]/[.$E$2]*[.$B$2]" office:value-type="float" office:value="2545.82053035519">
            <text:p>2.546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0]+3" office:value-type="float" office:value="60">
            <text:p>60</text:p>
          </table:table-cell>
          <table:table-cell table:style-name="ce60" table:formula="of:=[.A31]*7250/80" office:value-type="float" office:value="5437.5">
            <text:p>5438</text:p>
          </table:table-cell>
          <table:table-cell table:style-name="ce61" table:formula="of:=IF([.A31]&lt;[.$C$5];[.$B$5];IF([.A31]&lt;[.$C$6];[.$B$5]+[.$D$6]*([.A31]-[.$C$5]);IF([.A31]&lt;[.$C$7];[.$B$6]+[.$D$7]*([.A31]-[.$C$6]);IF([.A31]&lt;[.$C$8];[.$B$7]+[.$D$8]*([.A31]-[.$C$7]);[.$B$8]))))" office:value-type="float" office:value="31.25">
            <text:p>31,3</text:p>
          </table:table-cell>
          <table:table-cell table:style-name="ce63" table:formula="of:=[.$A$2]*[.C31]/100*[.$A$6]" office:value-type="float" office:value="3.988359375">
            <text:p>4,0</text:p>
          </table:table-cell>
          <table:table-cell table:style-name="ce120" table:formula="of:=[.D31]*[.B31]/[.$E$2]*[.$B$2]" office:value-type="float" office:value="2271.02634286815">
            <text:p>2.271</text:p>
          </table:table-cell>
          <table:table-cell table:style-name="ce61" table:formula="of:=IF([.A31]&lt;[.$G$5];[.$F$5];IF([.A31]&lt;[.$G$6];[.$F$5]+[.$H$6]*([.A31]-[.$G$5]);IF([.A31]&lt;[.$G$7];[.$F$6]+[.$H$7]*([.A31]-[.$G$6]);IF([.A31]&lt;[.$G$8];[.$F$7]+[.$H$8]*([.A31]-[.$G$7]);[.$F$8]))))" office:value-type="float" office:value="31.25">
            <text:p>31,3</text:p>
          </table:table-cell>
          <table:table-cell table:style-name="ce63" table:formula="of:=[.$A$2]*[.F31]/100*[.$E$6]" office:value-type="float" office:value="3.988359375">
            <text:p>4,0</text:p>
          </table:table-cell>
          <table:table-cell table:style-name="ce120" table:formula="of:=[.G31]*[.B31]/[.$E$2]*[.$B$2]" office:value-type="float" office:value="2271.02634286815">
            <text:p>2.271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1]+3" office:value-type="float" office:value="63">
            <text:p>63</text:p>
          </table:table-cell>
          <table:table-cell table:style-name="ce60" table:formula="of:=[.A32]*7250/80" office:value-type="float" office:value="5709.375">
            <text:p>5709</text:p>
          </table:table-cell>
          <table:table-cell table:style-name="ce61" table:formula="of:=IF([.A32]&lt;[.$C$5];[.$B$5];IF([.A32]&lt;[.$C$6];[.$B$5]+[.$D$6]*([.A32]-[.$C$5]);IF([.A32]&lt;[.$C$7];[.$B$6]+[.$D$7]*([.A32]-[.$C$6]);IF([.A32]&lt;[.$C$8];[.$B$7]+[.$D$8]*([.A32]-[.$C$7]);[.$B$8]))))" office:value-type="float" office:value="25.625">
            <text:p>25,6</text:p>
          </table:table-cell>
          <table:table-cell table:style-name="ce63" table:formula="of:=[.$A$2]*[.C32]/100*[.$A$6]" office:value-type="float" office:value="3.2704546875">
            <text:p>3,3</text:p>
          </table:table-cell>
          <table:table-cell table:style-name="ce120" table:formula="of:=[.D32]*[.B32]/[.$E$2]*[.$B$2]" office:value-type="float" office:value="1955.35368120947">
            <text:p>1.955</text:p>
          </table:table-cell>
          <table:table-cell table:style-name="ce61" table:formula="of:=IF([.A32]&lt;[.$G$5];[.$F$5];IF([.A32]&lt;[.$G$6];[.$F$5]+[.$H$6]*([.A32]-[.$G$5]);IF([.A32]&lt;[.$G$7];[.$F$6]+[.$H$7]*([.A32]-[.$G$6]);IF([.A32]&lt;[.$G$8];[.$F$7]+[.$H$8]*([.A32]-[.$G$7]);[.$F$8]))))" office:value-type="float" office:value="25.625">
            <text:p>25,6</text:p>
          </table:table-cell>
          <table:table-cell table:style-name="ce63" table:formula="of:=[.$A$2]*[.F32]/100*[.$E$6]" office:value-type="float" office:value="3.2704546875">
            <text:p>3,3</text:p>
          </table:table-cell>
          <table:table-cell table:style-name="ce120" table:formula="of:=[.G32]*[.B32]/[.$E$2]*[.$B$2]" office:value-type="float" office:value="1955.35368120947">
            <text:p>1.95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2]+3" office:value-type="float" office:value="66">
            <text:p>66</text:p>
          </table:table-cell>
          <table:table-cell table:style-name="ce60" table:formula="of:=[.A33]*7250/80" office:value-type="float" office:value="5981.25">
            <text:p>5981</text:p>
          </table:table-cell>
          <table:table-cell table:style-name="ce61" table:formula="of:=IF([.A33]&lt;[.$C$5];[.$B$5];IF([.A33]&lt;[.$C$6];[.$B$5]+[.$D$6]*([.A33]-[.$C$5]);IF([.A33]&lt;[.$C$7];[.$B$6]+[.$D$7]*([.A33]-[.$C$6]);IF([.A33]&lt;[.$C$8];[.$B$7]+[.$D$8]*([.A33]-[.$C$7]);[.$B$8]))))" office:value-type="float" office:value="20">
            <text:p>20,0</text:p>
          </table:table-cell>
          <table:table-cell table:style-name="ce63" table:formula="of:=[.$A$2]*[.C33]/100*[.$A$6]" office:value-type="float" office:value="2.55255">
            <text:p>2,6</text:p>
          </table:table-cell>
          <table:table-cell table:style-name="ce120" table:formula="of:=[.D33]*[.B33]/[.$E$2]*[.$B$2]" office:value-type="float" office:value="1598.80254537917">
            <text:p>1.599</text:p>
          </table:table-cell>
          <table:table-cell table:style-name="ce61" table:formula="of:=IF([.A33]&lt;[.$G$5];[.$F$5];IF([.A33]&lt;[.$G$6];[.$F$5]+[.$H$6]*([.A33]-[.$G$5]);IF([.A33]&lt;[.$G$7];[.$F$6]+[.$H$7]*([.A33]-[.$G$6]);IF([.A33]&lt;[.$G$8];[.$F$7]+[.$H$8]*([.A33]-[.$G$7]);[.$F$8]))))" office:value-type="float" office:value="20">
            <text:p>20,0</text:p>
          </table:table-cell>
          <table:table-cell table:style-name="ce63" table:formula="of:=[.$A$2]*[.F33]/100*[.$E$6]" office:value-type="float" office:value="2.55255">
            <text:p>2,6</text:p>
          </table:table-cell>
          <table:table-cell table:style-name="ce120" table:formula="of:=[.G33]*[.B33]/[.$E$2]*[.$B$2]" office:value-type="float" office:value="1598.80254537917">
            <text:p>1.599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80"/>
          <table:table-cell table:style-name="ce57" table:number-columns-repeated="1007"/>
        </table:table-row>
        <table:table-row table:style-name="ro6">
          <table:table-cell table:style-name="ce57" table:formula="of:=[.A33]+3" office:value-type="float" office:value="69">
            <text:p>69</text:p>
          </table:table-cell>
          <table:table-cell table:style-name="ce60" table:formula="of:=[.A34]*7250/80" office:value-type="float" office:value="6253.125">
            <text:p>6253</text:p>
          </table:table-cell>
          <table:table-cell table:style-name="ce61" table:formula="of:=IF([.A34]&lt;[.$C$5];[.$B$5];IF([.A34]&lt;[.$C$6];[.$B$5]+[.$D$6]*([.A34]-[.$C$5]);IF([.A34]&lt;[.$C$7];[.$B$6]+[.$D$7]*([.A34]-[.$C$6]);IF([.A34]&lt;[.$C$8];[.$B$7]+[.$D$8]*([.A34]-[.$C$7]);[.$B$8]))))" office:value-type="float" office:value="20">
            <text:p>20,0</text:p>
          </table:table-cell>
          <table:table-cell table:style-name="ce63" table:formula="of:=[.$A$2]*[.C34]/100*[.$A$6]" office:value-type="float" office:value="2.55255">
            <text:p>2,6</text:p>
          </table:table-cell>
          <table:table-cell table:style-name="ce120" table:formula="of:=[.D34]*[.B34]/[.$E$2]*[.$B$2]" office:value-type="float" office:value="1671.47538835096">
            <text:p>1.671</text:p>
          </table:table-cell>
          <table:table-cell table:style-name="ce61" table:formula="of:=IF([.A34]&lt;[.$G$5];[.$F$5];IF([.A34]&lt;[.$G$6];[.$F$5]+[.$H$6]*([.A34]-[.$G$5]);IF([.A34]&lt;[.$G$7];[.$F$6]+[.$H$7]*([.A34]-[.$G$6]);IF([.A34]&lt;[.$G$8];[.$F$7]+[.$H$8]*([.A34]-[.$G$7]);[.$F$8]))))" office:value-type="float" office:value="20">
            <text:p>20,0</text:p>
          </table:table-cell>
          <table:table-cell table:style-name="ce63" table:formula="of:=[.$A$2]*[.F34]/100*[.$E$6]" office:value-type="float" office:value="2.55255">
            <text:p>2,6</text:p>
          </table:table-cell>
          <table:table-cell table:style-name="ce120" table:formula="of:=[.G34]*[.B34]/[.$E$2]*[.$B$2]" office:value-type="float" office:value="1671.47538835096">
            <text:p>1.671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9" table:formula="of:=[.A34]+3" office:value-type="float" office:value="72">
            <text:p>72</text:p>
          </table:table-cell>
          <table:table-cell table:style-name="ce60" table:formula="of:=[.A35]*7250/80" office:value-type="float" office:value="6525">
            <text:p>6525</text:p>
          </table:table-cell>
          <table:table-cell table:style-name="ce61" table:formula="of:=IF([.A35]&lt;[.$C$5];[.$B$5];IF([.A35]&lt;[.$C$6];[.$B$5]+[.$D$6]*([.A35]-[.$C$5]);IF([.A35]&lt;[.$C$7];[.$B$6]+[.$D$7]*([.A35]-[.$C$6]);IF([.A35]&lt;[.$C$8];[.$B$7]+[.$D$8]*([.A35]-[.$C$7]);[.$B$8]))))" office:value-type="float" office:value="20">
            <text:p>20,0</text:p>
          </table:table-cell>
          <table:table-cell table:style-name="ce64" table:formula="of:=[.$A$2]*[.C35]/100*[.$A$6]" office:value-type="float" office:value="2.55255">
            <text:p>2,6</text:p>
          </table:table-cell>
          <table:table-cell table:style-name="ce120" table:formula="of:=[.D35]*[.B35]/[.$E$2]*[.$B$2]" office:value-type="float" office:value="1744.14823132274">
            <text:p>1.744</text:p>
          </table:table-cell>
          <table:table-cell table:style-name="ce61" table:formula="of:=IF([.A35]&lt;[.$G$5];[.$F$5];IF([.A35]&lt;[.$G$6];[.$F$5]+[.$H$6]*([.A35]-[.$G$5]);IF([.A35]&lt;[.$G$7];[.$F$6]+[.$H$7]*([.A35]-[.$G$6]);IF([.A35]&lt;[.$G$8];[.$F$7]+[.$H$8]*([.A35]-[.$G$7]);[.$F$8]))))" office:value-type="float" office:value="20">
            <text:p>20,0</text:p>
          </table:table-cell>
          <table:table-cell table:style-name="ce64" table:formula="of:=[.$A$2]*[.F35]/100*[.$E$6]" office:value-type="float" office:value="2.55255">
            <text:p>2,6</text:p>
          </table:table-cell>
          <table:table-cell table:style-name="ce120" table:formula="of:=[.G35]*[.B35]/[.$E$2]*[.$B$2]" office:value-type="float" office:value="1744.14823132274">
            <text:p>1.744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5]+3" office:value-type="float" office:value="75">
            <text:p>75</text:p>
          </table:table-cell>
          <table:table-cell table:style-name="ce60" table:formula="of:=[.A36]*7250/80" office:value-type="float" office:value="6796.875">
            <text:p>6797</text:p>
          </table:table-cell>
          <table:table-cell table:style-name="ce61" table:formula="of:=IF([.A36]&lt;[.$C$5];[.$B$5];IF([.A36]&lt;[.$C$6];[.$B$5]+[.$D$6]*([.A36]-[.$C$5]);IF([.A36]&lt;[.$C$7];[.$B$6]+[.$D$7]*([.A36]-[.$C$6]);IF([.A36]&lt;[.$C$8];[.$B$7]+[.$D$8]*([.A36]-[.$C$7]);[.$B$8]))))" office:value-type="float" office:value="20">
            <text:p>20,0</text:p>
          </table:table-cell>
          <table:table-cell table:style-name="ce63" table:formula="of:=[.$A$2]*[.C36]/100*[.$A$6]" office:value-type="float" office:value="2.55255">
            <text:p>2,6</text:p>
          </table:table-cell>
          <table:table-cell table:style-name="ce120" table:formula="of:=[.D36]*[.B36]/[.$E$2]*[.$B$2]" office:value-type="float" office:value="1816.82107429452">
            <text:p>1.817</text:p>
          </table:table-cell>
          <table:table-cell table:style-name="ce61" table:formula="of:=IF([.A36]&lt;[.$G$5];[.$F$5];IF([.A36]&lt;[.$G$6];[.$F$5]+[.$H$6]*([.A36]-[.$G$5]);IF([.A36]&lt;[.$G$7];[.$F$6]+[.$H$7]*([.A36]-[.$G$6]);IF([.A36]&lt;[.$G$8];[.$F$7]+[.$H$8]*([.A36]-[.$G$7]);[.$F$8]))))" office:value-type="float" office:value="20">
            <text:p>20,0</text:p>
          </table:table-cell>
          <table:table-cell table:style-name="ce63" table:formula="of:=[.$A$2]*[.F36]/100*[.$E$6]" office:value-type="float" office:value="2.55255">
            <text:p>2,6</text:p>
          </table:table-cell>
          <table:table-cell table:style-name="ce120" table:formula="of:=[.G36]*[.B36]/[.$E$2]*[.$B$2]" office:value-type="float" office:value="1816.82107429452">
            <text:p>1.817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6]+3" office:value-type="float" office:value="78">
            <text:p>78</text:p>
          </table:table-cell>
          <table:table-cell table:style-name="ce60" table:formula="of:=[.A37]*7250/80" office:value-type="float" office:value="7068.75">
            <text:p>7069</text:p>
          </table:table-cell>
          <table:table-cell table:style-name="ce61" table:formula="of:=IF([.A37]&lt;[.$C$5];[.$B$5];IF([.A37]&lt;[.$C$6];[.$B$5]+[.$D$6]*([.A37]-[.$C$5]);IF([.A37]&lt;[.$C$7];[.$B$6]+[.$D$7]*([.A37]-[.$C$6]);IF([.A37]&lt;[.$C$8];[.$B$7]+[.$D$8]*([.A37]-[.$C$7]);[.$B$8]))))" office:value-type="float" office:value="20">
            <text:p>20,0</text:p>
          </table:table-cell>
          <table:table-cell table:style-name="ce63" table:formula="of:=[.$A$2]*[.C37]/100*[.$A$6]" office:value-type="float" office:value="2.55255">
            <text:p>2,6</text:p>
          </table:table-cell>
          <table:table-cell table:style-name="ce120" table:formula="of:=[.D37]*[.B37]/[.$E$2]*[.$B$2]" office:value-type="float" office:value="1889.4939172663">
            <text:p>1.889</text:p>
          </table:table-cell>
          <table:table-cell table:style-name="ce61" table:formula="of:=IF([.A37]&lt;[.$G$5];[.$F$5];IF([.A37]&lt;[.$G$6];[.$F$5]+[.$H$6]*([.A37]-[.$G$5]);IF([.A37]&lt;[.$G$7];[.$F$6]+[.$H$7]*([.A37]-[.$G$6]);IF([.A37]&lt;[.$G$8];[.$F$7]+[.$H$8]*([.A37]-[.$G$7]);[.$F$8]))))" office:value-type="float" office:value="20">
            <text:p>20,0</text:p>
          </table:table-cell>
          <table:table-cell table:style-name="ce63" table:formula="of:=[.$A$2]*[.F37]/100*[.$E$6]" office:value-type="float" office:value="2.55255">
            <text:p>2,6</text:p>
          </table:table-cell>
          <table:table-cell table:style-name="ce120" table:formula="of:=[.G37]*[.B37]/[.$E$2]*[.$B$2]" office:value-type="float" office:value="1889.4939172663">
            <text:p>1.889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7]+3" office:value-type="float" office:value="81">
            <text:p>81</text:p>
          </table:table-cell>
          <table:table-cell table:style-name="ce60" table:formula="of:=[.A38]*7250/80" office:value-type="float" office:value="7340.625">
            <text:p>7341</text:p>
          </table:table-cell>
          <table:table-cell table:style-name="ce61" table:formula="of:=IF([.A38]&lt;[.$C$5];[.$B$5];IF([.A38]&lt;[.$C$6];[.$B$5]+[.$D$6]*([.A38]-[.$C$5]);IF([.A38]&lt;[.$C$7];[.$B$6]+[.$D$7]*([.A38]-[.$C$6]);IF([.A38]&lt;[.$C$8];[.$B$7]+[.$D$8]*([.A38]-[.$C$7]);[.$B$8]))))" office:value-type="float" office:value="20">
            <text:p>20,0</text:p>
          </table:table-cell>
          <table:table-cell table:style-name="ce63" table:formula="of:=[.$A$2]*[.C38]/100*[.$A$6]" office:value-type="float" office:value="2.55255">
            <text:p>2,6</text:p>
          </table:table-cell>
          <table:table-cell table:style-name="ce120" table:formula="of:=[.D38]*[.B38]/[.$E$2]*[.$B$2]" office:value-type="float" office:value="1962.16676023808">
            <text:p>1.962</text:p>
          </table:table-cell>
          <table:table-cell table:style-name="ce61" table:formula="of:=IF([.A38]&lt;[.$G$5];[.$F$5];IF([.A38]&lt;[.$G$6];[.$F$5]+[.$H$6]*([.A38]-[.$G$5]);IF([.A38]&lt;[.$G$7];[.$F$6]+[.$H$7]*([.A38]-[.$G$6]);IF([.A38]&lt;[.$G$8];[.$F$7]+[.$H$8]*([.A38]-[.$G$7]);[.$F$8]))))" office:value-type="float" office:value="20">
            <text:p>20,0</text:p>
          </table:table-cell>
          <table:table-cell table:style-name="ce63" table:formula="of:=[.$A$2]*[.F38]/100*[.$E$6]" office:value-type="float" office:value="2.55255">
            <text:p>2,6</text:p>
          </table:table-cell>
          <table:table-cell table:style-name="ce120" table:formula="of:=[.G38]*[.B38]/[.$E$2]*[.$B$2]" office:value-type="float" office:value="1962.16676023808">
            <text:p>1.962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8]+3" office:value-type="float" office:value="84">
            <text:p>84</text:p>
          </table:table-cell>
          <table:table-cell table:style-name="ce60" table:formula="of:=[.A39]*7250/80" office:value-type="float" office:value="7612.5">
            <text:p>7613</text:p>
          </table:table-cell>
          <table:table-cell table:style-name="ce61" table:formula="of:=IF([.A39]&lt;[.$C$5];[.$B$5];IF([.A39]&lt;[.$C$6];[.$B$5]+[.$D$6]*([.A39]-[.$C$5]);IF([.A39]&lt;[.$C$7];[.$B$6]+[.$D$7]*([.A39]-[.$C$6]);IF([.A39]&lt;[.$C$8];[.$B$7]+[.$D$8]*([.A39]-[.$C$7]);[.$B$8]))))" office:value-type="float" office:value="20">
            <text:p>20,0</text:p>
          </table:table-cell>
          <table:table-cell table:style-name="ce63" table:formula="of:=[.$A$2]*[.C39]/100*[.$A$6]" office:value-type="float" office:value="2.55255">
            <text:p>2,6</text:p>
          </table:table-cell>
          <table:table-cell table:style-name="ce120" table:formula="of:=[.D39]*[.B39]/[.$E$2]*[.$B$2]" office:value-type="float" office:value="2034.83960320986">
            <text:p>2.035</text:p>
          </table:table-cell>
          <table:table-cell table:style-name="ce61" table:formula="of:=IF([.A39]&lt;[.$G$5];[.$F$5];IF([.A39]&lt;[.$G$6];[.$F$5]+[.$H$6]*([.A39]-[.$G$5]);IF([.A39]&lt;[.$G$7];[.$F$6]+[.$H$7]*([.A39]-[.$G$6]);IF([.A39]&lt;[.$G$8];[.$F$7]+[.$H$8]*([.A39]-[.$G$7]);[.$F$8]))))" office:value-type="float" office:value="20">
            <text:p>20,0</text:p>
          </table:table-cell>
          <table:table-cell table:style-name="ce63" table:formula="of:=[.$A$2]*[.F39]/100*[.$E$6]" office:value-type="float" office:value="2.55255">
            <text:p>2,6</text:p>
          </table:table-cell>
          <table:table-cell table:style-name="ce120" table:formula="of:=[.G39]*[.B39]/[.$E$2]*[.$B$2]" office:value-type="float" office:value="2034.83960320986">
            <text:p>2.035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39]+3" office:value-type="float" office:value="87">
            <text:p>87</text:p>
          </table:table-cell>
          <table:table-cell table:style-name="ce60" table:formula="of:=[.A40]*7250/80" office:value-type="float" office:value="7884.375">
            <text:p>7884</text:p>
          </table:table-cell>
          <table:table-cell table:style-name="ce61" table:formula="of:=IF([.A40]&lt;[.$C$5];[.$B$5];IF([.A40]&lt;[.$C$6];[.$B$5]+[.$D$6]*([.A40]-[.$C$5]);IF([.A40]&lt;[.$C$7];[.$B$6]+[.$D$7]*([.A40]-[.$C$6]);IF([.A40]&lt;[.$C$8];[.$B$7]+[.$D$8]*([.A40]-[.$C$7]);[.$B$8]))))" office:value-type="float" office:value="20">
            <text:p>20,0</text:p>
          </table:table-cell>
          <table:table-cell table:style-name="ce63" table:formula="of:=[.$A$2]*[.C40]/100*[.$A$6]" office:value-type="float" office:value="2.55255">
            <text:p>2,6</text:p>
          </table:table-cell>
          <table:table-cell table:style-name="ce120" table:formula="of:=[.D40]*[.B40]/[.$E$2]*[.$B$2]" office:value-type="float" office:value="2107.51244618164">
            <text:p>2.108</text:p>
          </table:table-cell>
          <table:table-cell table:style-name="ce61" table:formula="of:=IF([.A40]&lt;[.$G$5];[.$F$5];IF([.A40]&lt;[.$G$6];[.$F$5]+[.$H$6]*([.A40]-[.$G$5]);IF([.A40]&lt;[.$G$7];[.$F$6]+[.$H$7]*([.A40]-[.$G$6]);IF([.A40]&lt;[.$G$8];[.$F$7]+[.$H$8]*([.A40]-[.$G$7]);[.$F$8]))))" office:value-type="float" office:value="20">
            <text:p>20,0</text:p>
          </table:table-cell>
          <table:table-cell table:style-name="ce63" table:formula="of:=[.$A$2]*[.F40]/100*[.$E$6]" office:value-type="float" office:value="2.55255">
            <text:p>2,6</text:p>
          </table:table-cell>
          <table:table-cell table:style-name="ce120" table:formula="of:=[.G40]*[.B40]/[.$E$2]*[.$B$2]" office:value-type="float" office:value="2107.51244618164">
            <text:p>2.10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0]+3" office:value-type="float" office:value="90">
            <text:p>90</text:p>
          </table:table-cell>
          <table:table-cell table:style-name="ce60" table:formula="of:=[.A41]*7250/80" office:value-type="float" office:value="8156.25">
            <text:p>8156</text:p>
          </table:table-cell>
          <table:table-cell table:style-name="ce61" table:formula="of:=IF([.A41]&lt;[.$C$5];[.$B$5];IF([.A41]&lt;[.$C$6];[.$B$5]+[.$D$6]*([.A41]-[.$C$5]);IF([.A41]&lt;[.$C$7];[.$B$6]+[.$D$7]*([.A41]-[.$C$6]);IF([.A41]&lt;[.$C$8];[.$B$7]+[.$D$8]*([.A41]-[.$C$7]);[.$B$8]))))" office:value-type="float" office:value="20">
            <text:p>20,0</text:p>
          </table:table-cell>
          <table:table-cell table:style-name="ce63" table:formula="of:=[.$A$2]*[.C41]/100*[.$A$6]" office:value-type="float" office:value="2.55255">
            <text:p>2,6</text:p>
          </table:table-cell>
          <table:table-cell table:style-name="ce120" table:formula="of:=[.D41]*[.B41]/[.$E$2]*[.$B$2]" office:value-type="float" office:value="2180.18528915342">
            <text:p>2.180</text:p>
          </table:table-cell>
          <table:table-cell table:style-name="ce61" table:formula="of:=IF([.A41]&lt;[.$G$5];[.$F$5];IF([.A41]&lt;[.$G$6];[.$F$5]+[.$H$6]*([.A41]-[.$G$5]);IF([.A41]&lt;[.$G$7];[.$F$6]+[.$H$7]*([.A41]-[.$G$6]);IF([.A41]&lt;[.$G$8];[.$F$7]+[.$H$8]*([.A41]-[.$G$7]);[.$F$8]))))" office:value-type="float" office:value="20">
            <text:p>20,0</text:p>
          </table:table-cell>
          <table:table-cell table:style-name="ce63" table:formula="of:=[.$A$2]*[.F41]/100*[.$E$6]" office:value-type="float" office:value="2.55255">
            <text:p>2,6</text:p>
          </table:table-cell>
          <table:table-cell table:style-name="ce120" table:formula="of:=[.G41]*[.B41]/[.$E$2]*[.$B$2]" office:value-type="float" office:value="2180.18528915342">
            <text:p>2.180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1]+3" office:value-type="float" office:value="93">
            <text:p>93</text:p>
          </table:table-cell>
          <table:table-cell table:style-name="ce60" table:formula="of:=[.A42]*7250/80" office:value-type="float" office:value="8428.125">
            <text:p>8428</text:p>
          </table:table-cell>
          <table:table-cell table:style-name="ce61" table:formula="of:=IF([.A42]&lt;[.$C$5];[.$B$5];IF([.A42]&lt;[.$C$6];[.$B$5]+[.$D$6]*([.A42]-[.$C$5]);IF([.A42]&lt;[.$C$7];[.$B$6]+[.$D$7]*([.A42]-[.$C$6]);IF([.A42]&lt;[.$C$8];[.$B$7]+[.$D$8]*([.A42]-[.$C$7]);[.$B$8]))))" office:value-type="float" office:value="20">
            <text:p>20,0</text:p>
          </table:table-cell>
          <table:table-cell table:style-name="ce63" table:formula="of:=[.$A$2]*[.C42]/100*[.$A$6]" office:value-type="float" office:value="2.55255">
            <text:p>2,6</text:p>
          </table:table-cell>
          <table:table-cell table:style-name="ce120" table:formula="of:=[.D42]*[.B42]/[.$E$2]*[.$B$2]" office:value-type="float" office:value="2252.8581321252">
            <text:p>2.253</text:p>
          </table:table-cell>
          <table:table-cell table:style-name="ce61" table:formula="of:=IF([.A42]&lt;[.$G$5];[.$F$5];IF([.A42]&lt;[.$G$6];[.$F$5]+[.$H$6]*([.A42]-[.$G$5]);IF([.A42]&lt;[.$G$7];[.$F$6]+[.$H$7]*([.A42]-[.$G$6]);IF([.A42]&lt;[.$G$8];[.$F$7]+[.$H$8]*([.A42]-[.$G$7]);[.$F$8]))))" office:value-type="float" office:value="20">
            <text:p>20,0</text:p>
          </table:table-cell>
          <table:table-cell table:style-name="ce63" table:formula="of:=[.$A$2]*[.F42]/100*[.$E$6]" office:value-type="float" office:value="2.55255">
            <text:p>2,6</text:p>
          </table:table-cell>
          <table:table-cell table:style-name="ce120" table:formula="of:=[.G42]*[.B42]/[.$E$2]*[.$B$2]" office:value-type="float" office:value="2252.8581321252">
            <text:p>2.253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2]+3" office:value-type="float" office:value="96">
            <text:p>96</text:p>
          </table:table-cell>
          <table:table-cell table:style-name="ce60" table:formula="of:=[.A43]*7250/80" office:value-type="float" office:value="8700">
            <text:p>8700</text:p>
          </table:table-cell>
          <table:table-cell table:style-name="ce61" table:formula="of:=IF([.A43]&lt;[.$C$5];[.$B$5];IF([.A43]&lt;[.$C$6];[.$B$5]+[.$D$6]*([.A43]-[.$C$5]);IF([.A43]&lt;[.$C$7];[.$B$6]+[.$D$7]*([.A43]-[.$C$6]);IF([.A43]&lt;[.$C$8];[.$B$7]+[.$D$8]*([.A43]-[.$C$7]);[.$B$8]))))" office:value-type="float" office:value="20">
            <text:p>20,0</text:p>
          </table:table-cell>
          <table:table-cell table:style-name="ce63" table:formula="of:=[.$A$2]*[.C43]/100*[.$A$6]" office:value-type="float" office:value="2.55255">
            <text:p>2,6</text:p>
          </table:table-cell>
          <table:table-cell table:style-name="ce120" table:formula="of:=[.D43]*[.B43]/[.$E$2]*[.$B$2]" office:value-type="float" office:value="2325.53097509698">
            <text:p>2.326</text:p>
          </table:table-cell>
          <table:table-cell table:style-name="ce61" table:formula="of:=IF([.A43]&lt;[.$G$5];[.$F$5];IF([.A43]&lt;[.$G$6];[.$F$5]+[.$H$6]*([.A43]-[.$G$5]);IF([.A43]&lt;[.$G$7];[.$F$6]+[.$H$7]*([.A43]-[.$G$6]);IF([.A43]&lt;[.$G$8];[.$F$7]+[.$H$8]*([.A43]-[.$G$7]);[.$F$8]))))" office:value-type="float" office:value="20">
            <text:p>20,0</text:p>
          </table:table-cell>
          <table:table-cell table:style-name="ce63" table:formula="of:=[.$A$2]*[.F43]/100*[.$E$6]" office:value-type="float" office:value="2.55255">
            <text:p>2,6</text:p>
          </table:table-cell>
          <table:table-cell table:style-name="ce120" table:formula="of:=[.G43]*[.B43]/[.$E$2]*[.$B$2]" office:value-type="float" office:value="2325.53097509698">
            <text:p>2.326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6">
          <table:table-cell table:style-name="ce57" table:formula="of:=[.A43]+3" office:value-type="float" office:value="99">
            <text:p>99</text:p>
          </table:table-cell>
          <table:table-cell table:style-name="ce60" table:formula="of:=[.A44]*7250/80" office:value-type="float" office:value="8971.875">
            <text:p>8972</text:p>
          </table:table-cell>
          <table:table-cell table:style-name="ce61" table:formula="of:=IF([.A44]&lt;[.$C$5];[.$B$5];IF([.A44]&lt;[.$C$6];[.$B$5]+[.$D$6]*([.A44]-[.$C$5]);IF([.A44]&lt;[.$C$7];[.$B$6]+[.$D$7]*([.A44]-[.$C$6]);IF([.A44]&lt;[.$C$8];[.$B$7]+[.$D$8]*([.A44]-[.$C$7]);[.$B$8]))))" office:value-type="float" office:value="20">
            <text:p>20,0</text:p>
          </table:table-cell>
          <table:table-cell table:style-name="ce63" table:formula="of:=[.$A$2]*[.C44]/100*[.$A$6]" office:value-type="float" office:value="2.55255">
            <text:p>2,6</text:p>
          </table:table-cell>
          <table:table-cell table:style-name="ce120" table:formula="of:=[.D44]*[.B44]/[.$E$2]*[.$B$2]" office:value-type="float" office:value="2398.20381806876">
            <text:p>2.398</text:p>
          </table:table-cell>
          <table:table-cell table:style-name="ce61" table:formula="of:=IF([.A44]&lt;[.$G$5];[.$F$5];IF([.A44]&lt;[.$G$6];[.$F$5]+[.$H$6]*([.A44]-[.$G$5]);IF([.A44]&lt;[.$G$7];[.$F$6]+[.$H$7]*([.A44]-[.$G$6]);IF([.A44]&lt;[.$G$8];[.$F$7]+[.$H$8]*([.A44]-[.$G$7]);[.$F$8]))))" office:value-type="float" office:value="20">
            <text:p>20,0</text:p>
          </table:table-cell>
          <table:table-cell table:style-name="ce63" table:formula="of:=[.$A$2]*[.F44]/100*[.$E$6]" office:value-type="float" office:value="2.55255">
            <text:p>2,6</text:p>
          </table:table-cell>
          <table:table-cell table:style-name="ce120" table:formula="of:=[.G44]*[.B44]/[.$E$2]*[.$B$2]" office:value-type="float" office:value="2398.20381806876">
            <text:p>2.398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3"/>
          <table:table-cell table:style-name="ce60"/>
          <table:table-cell table:style-name="ce82"/>
          <table:table-cell table:style-name="ce60" table:number-columns-repeated="2"/>
          <table:table-cell table:style-name="ce57" table:number-columns-repeated="1001"/>
        </table:table-row>
        <table:table-row table:style-name="ro6">
          <table:table-cell table:style-name="ce57" table:formula="of:=[.A44]+3" office:value-type="float" office:value="102">
            <text:p>102</text:p>
          </table:table-cell>
          <table:table-cell table:style-name="ce60" table:formula="of:=[.A45]*7250/80" office:value-type="float" office:value="9243.75">
            <text:p>9244</text:p>
          </table:table-cell>
          <table:table-cell table:style-name="ce61" table:formula="of:=IF([.A45]&lt;[.$C$5];[.$B$5];IF([.A45]&lt;[.$C$6];[.$B$5]+[.$D$6]*([.A45]-[.$C$5]);IF([.A45]&lt;[.$C$7];[.$B$6]+[.$D$7]*([.A45]-[.$C$6]);IF([.A45]&lt;[.$C$8];[.$B$7]+[.$D$8]*([.A45]-[.$C$7]);[.$B$8]))))" office:value-type="float" office:value="20">
            <text:p>20,0</text:p>
          </table:table-cell>
          <table:table-cell table:style-name="ce63" table:formula="of:=[.$A$2]*[.C45]/100*[.$A$6]" office:value-type="float" office:value="2.55255">
            <text:p>2,6</text:p>
          </table:table-cell>
          <table:table-cell table:style-name="ce120" table:formula="of:=[.D45]*[.B45]/[.$E$2]*[.$B$2]" office:value-type="float" office:value="2470.87666104054">
            <text:p>2.471</text:p>
          </table:table-cell>
          <table:table-cell table:style-name="ce61" table:formula="of:=IF([.A45]&lt;[.$G$5];[.$F$5];IF([.A45]&lt;[.$G$6];[.$F$5]+[.$H$6]*([.A45]-[.$G$5]);IF([.A45]&lt;[.$G$7];[.$F$6]+[.$H$7]*([.A45]-[.$G$6]);IF([.A45]&lt;[.$G$8];[.$F$7]+[.$H$8]*([.A45]-[.$G$7]);[.$F$8]))))" office:value-type="float" office:value="20">
            <text:p>20,0</text:p>
          </table:table-cell>
          <table:table-cell table:style-name="ce63" table:formula="of:=[.$A$2]*[.F45]/100*[.$E$6]" office:value-type="float" office:value="2.55255">
            <text:p>2,6</text:p>
          </table:table-cell>
          <table:table-cell table:style-name="ce120" table:formula="of:=[.G45]*[.B45]/[.$E$2]*[.$B$2]" office:value-type="float" office:value="2470.87666104054">
            <text:p>2.471</text:p>
          </table:table-cell>
          <table:table-cell table:style-name="ce57" table:number-columns-repeated="6"/>
          <table:table-cell table:style-name="ce79"/>
          <table:table-cell table:style-name="ce81"/>
          <table:table-cell table:style-name="ce57" table:number-columns-repeated="1008"/>
        </table:table-row>
        <table:table-row table:style-name="ro2">
          <table:table-cell table:style-name="ce57" table:number-columns-repeated="3"/>
          <table:table-cell table:number-columns-repeated="5"/>
          <table:table-cell table:style-name="ce57" table:number-columns-repeated="7"/>
          <table:table-cell table:style-name="ce81"/>
          <table:table-cell table:style-name="ce57" table:number-columns-repeated="1008"/>
        </table:table-row>
        <table:table-row table:style-name="ro2">
          <table:table-cell table:number-columns-repeated="3"/>
          <table:table-cell table:style-name="ce65" office:value-type="string">
            <text:p>Sum:</text:p>
          </table:table-cell>
          <table:table-cell table:style-name="ce70" table:formula="of:=SUM([.E12:.E41])" office:value-type="float" office:value="71561.4852623571">
            <text:p>71.561</text:p>
          </table:table-cell>
          <table:table-cell/>
          <table:table-cell table:style-name="ce65" office:value-type="string">
            <text:p>Sum:</text:p>
          </table:table-cell>
          <table:table-cell table:style-name="ce75" table:formula="of:=SUM([.H12:.H41])" office:value-type="float" office:value="71561.4852623571">
            <text:p>71.561</text:p>
          </table:table-cell>
          <table:table-cell table:number-columns-repeated="7"/>
          <table:table-cell table:style-name="ce53"/>
          <table:table-cell table:number-columns-repeated="1008"/>
        </table:table-row>
        <table:table-row table:style-name="ro2">
          <table:table-cell table:style-name="ce33"/>
          <table:table-cell table:style-name="ce38"/>
          <table:table-cell table:style-name="ce43"/>
          <table:table-cell table:style-name="ce66"/>
          <table:table-cell table:style-name="ce71" table:formula="of:=[.E47]/(30*8000)" office:value-type="percentage" office:value="0.298172855259821">
            <text:p>29,8%</text:p>
          </table:table-cell>
          <table:table-cell/>
          <table:table-cell table:style-name="ce66"/>
          <table:table-cell table:style-name="ce76" table:formula="of:=[.H47]/(30*8000)" office:value-type="percentage" office:value="0.298172855259821">
            <text:p>29,8%</text:p>
          </table:table-cell>
          <table:table-cell table:number-columns-repeated="6"/>
          <table:table-cell table:style-name="ce33"/>
          <table:table-cell table:style-name="ce53"/>
          <table:table-cell table:style-name="ce45"/>
          <table:table-cell table:number-columns-repeated="2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33"/>
          <table:table-cell table:style-name="ce38"/>
          <table:table-cell table:style-name="ce43"/>
          <table:table-cell table:style-name="ce66"/>
          <table:table-cell table:style-name="ce71"/>
          <table:table-cell/>
          <table:table-cell table:style-name="ce66"/>
          <table:table-cell table:style-name="ce76"/>
          <table:table-cell table:number-columns-repeated="6"/>
          <table:table-cell table:style-name="ce33"/>
          <table:table-cell table:style-name="ce53"/>
          <table:table-cell table:style-name="ce45"/>
          <table:table-cell table:number-columns-repeated="2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65" office:value-type="string">
            <text:p>Peak:</text:p>
          </table:table-cell>
          <table:table-cell table:style-name="ce72" table:formula="of:=MAX([.E12:.E41])" office:value-type="float" office:value="3997.00636344794">
            <text:p>3.997</text:p>
          </table:table-cell>
          <table:table-cell/>
          <table:table-cell table:style-name="ce65" office:value-type="string">
            <text:p>Peak:</text:p>
          </table:table-cell>
          <table:table-cell table:style-name="ce77" table:formula="of:=MAX([.H12:.H41])" office:value-type="float" office:value="3997.00636344794">
            <text:p>3.997</text:p>
          </table:table-cell>
          <table:table-cell table:number-columns-repeated="7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66"/>
          <table:table-cell table:style-name="ce73" table:formula="of:=[.E50]/8000" office:value-type="percentage" office:value="0.499625795430992">
            <text:p>50,0%</text:p>
          </table:table-cell>
          <table:table-cell table:style-name="ce43"/>
          <table:table-cell table:style-name="ce66"/>
          <table:table-cell table:style-name="ce76" table:formula="of:=[.H50]/8000" office:value-type="percentage" office:value="0.499625795430992">
            <text:p>50,0%</text:p>
          </table:table-cell>
          <table:table-cell table:number-columns-repeated="7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15"/>
          <table:table-cell table:style-name="ce53"/>
          <table:table-cell table:style-name="ce45" table:number-columns-repeated="3"/>
          <table:table-cell table:style-name="ce11"/>
          <table:table-cell table:style-name="ce46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33"/>
          <table:table-cell table:style-name="ce38"/>
          <table:table-cell table:number-columns-repeated="4"/>
          <table:table-cell table:style-name="ce53"/>
          <table:table-cell table:style-name="ce45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29"/>
          <table:table-cell table:style-name="ce50"/>
          <table:table-cell table:number-columns-repeated="996"/>
        </table:table-row>
        <table:table-row table:style-name="ro2">
          <table:table-cell table:number-columns-repeated="26"/>
          <table:table-cell table:style-name="ce29"/>
          <table:table-cell table:style-name="ce51"/>
          <table:table-cell table:number-columns-repeated="99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org.E11:Recupmap_80_org.E45 Recupmap_80_org.H11:Recupmap_80_org.H45">
            <calcext:condition calcext:apply-style-name="Warnung" calcext:value="&gt;8000" calcext:base-cell-address="Recupmap_80_org.E11"/>
          </calcext:conditional-format>
        </calcext:conditional-formats>
      </table:table>
      <table:table table:name="Powermap_45" table:style-name="ta1">
        <table:shapes>
          <draw:frame draw:z-index="0" draw:style-name="gr1" svg:width="19.288cm" svg:height="12.37cm" svg:x="14.328cm" svg:y="0.333cm">
            <draw:object draw:notify-on-update-of-ranges="Powermap_45.C23:Powermap_45.C31 Powermap_45.A21:Powermap_45.A21 Powermap_45.D23:Powermap_45.D31 Powermap_45.C11:Powermap_45.C19 Powermap_45.A9:Powermap_45.A9 Powermap_45.D11:Powermap_45.D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4"/>
        <table:table-column table:style-name="co1" table:default-cell-style-name="ce9"/>
        <table:table-column table:style-name="co1" table:default-cell-style-name="Default"/>
        <table:table-column table:style-name="co1" table:number-columns-repeated="9" table:default-cell-style-name="ce1"/>
        <table:table-row table:style-name="ro2">
          <table:table-cell table:style-name="ce1"/>
          <table:table-cell table:style-name="ce5" office:value-type="string">
            <text:p>Speed max</text:p>
          </table:table-cell>
          <table:table-cell table:style-name="ce5" office:value-type="string">
            <text:p>Torque max</text:p>
          </table:table-cell>
          <table:table-cell table:style-name="ce5" office:value-type="string">
            <text:p>Power max1</text:p>
          </table:table-cell>
          <table:table-cell table:style-name="ce5" office:value-type="string">
            <text:p>Power max2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Params</text:p>
          </table:table-cell>
          <table:table-cell table:style-name="ce6" office:value-type="float" office:value="70">
            <text:p>70,0</text:p>
          </table:table-cell>
          <table:table-cell table:style-name="ce15" office:value-type="percentage" office:value="1.11">
            <text:p>111%</text:p>
          </table:table-cell>
          <table:table-cell table:style-name="ce15" office:value-type="percentage" office:value="1.3">
            <text:p>130%</text:p>
          </table:table-cell>
          <table:table-cell table:style-name="ce15" office:value-type="percentage" office:value="1.2">
            <text:p>120%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>
            <text:p>value</text:p>
          </table:table-cell>
          <table:table-cell table:style-name="ce7" table:formula="of:=MIN(10000;[.B2]/[.B5]*5814)" office:value-type="float" office:value="9044">
            <text:p>9044</text:p>
          </table:table-cell>
          <table:table-cell table:style-name="ce16" table:formula="of:=MIN(36;[.C5]*[.C2])" office:value-type="float" office:value="36">
            <text:p>36,000</text:p>
          </table:table-cell>
          <table:table-cell table:style-name="ce12" table:formula="of:=[.D5]*[.D2]" office:value-type="float" office:value="9165">
            <text:p>9165</text:p>
          </table:table-cell>
          <table:table-cell table:style-name="ce12" table:formula="of:=[.E5]*[.E2]" office:value-type="float" office:value="9180">
            <text:p>9180</text:p>
          </table:table-cell>
          <table:table-cell table:number-columns-repeated="10"/>
        </table:table-row>
        <table:table-row table:style-name="ro8">
          <table:table-cell office:value-type="string">
            <text:p>base</text:p>
          </table:table-cell>
          <table:table-cell table:style-name="ce8" office:value-type="float" office:value="45">
            <text:p>45,0</text:p>
          </table:table-cell>
          <table:table-cell table:style-name="ce17" office:value-type="float" office:value="32.5">
            <text:p>32,500</text:p>
          </table:table-cell>
          <table:table-cell table:style-name="ce21" office:value-type="float" office:value="7050">
            <text:p>7050</text:p>
          </table:table-cell>
          <table:table-cell table:style-name="ce21" office:value-type="float" office:value="7650">
            <text:p>7650</text:p>
          </table:table-cell>
          <table:table-cell/>
          <table:table-cell table:style-name="ce9"/>
          <table:table-cell table:number-columns-repeated="8"/>
        </table:table-row>
        <table:table-row table:style-name="ro2">
          <table:table-cell office:value-type="string">
            <text:p>delta</text:p>
          </table:table-cell>
          <table:table-cell table:formula="of:=ROUND(([.B19]-[.B12])/[.A19])" office:value-type="float" office:value="315">
            <text:p>315</text:p>
          </table:table-cell>
          <table:table-cell table:style-name="Default" table:number-columns-repeated="2"/>
          <table:table-cell table:style-name="ce11" table:formula="of:=ROUND(([.E4]-[.D4])/[.A18];0)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helper</text:p>
          </table:table-cell>
          <table:table-cell table:style-name="ce10" table:formula="of:=30/PI()" office:value-type="float" office:value="9.54929658551372">
            <text:p>9,549</text:p>
          </table:table-cell>
          <table:table-cell table:style-name="Default" table:number-columns-repeated="3"/>
          <table:table-cell table:number-columns-repeated="10"/>
        </table:table-row>
        <table:table-row table:style-name="ro2">
          <table:table-cell/>
          <table:table-cell table:style-name="Default" table:number-columns-repeated="4"/>
          <table:table-cell table:style-name="ce1"/>
          <table:table-cell table:number-columns-repeated="9"/>
        </table:table-row>
        <table:table-row table:style-name="ro2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70 POWER 111 130 120">
            <text:p>SPEED 70 POWER 111 130 120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5" office:value-type="string">
            <text:p>RPM</text:p>
          </table:table-cell>
          <table:table-cell table:style-name="ce30" office:value-type="string">
            <text:p>kph</text:p>
          </table:table-cell>
          <table:table-cell table:style-name="ce22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B11]/5814*45" office:value-type="float" office:value="0">
            <text:p>0</text:p>
          </table:table-cell>
          <table:table-cell table:style-name="ce23" table:formula="of:=[.C4]" office:value-type="float" office:value="36">
            <text:p>36,0</text:p>
          </table:table-cell>
          <table:table-cell table:style-name="ce1" office:value-type="float" office:value="0">
            <text:p>0</text:p>
          </table:table-cell>
          <table:table-cell table:style-name="ce9" table:formula="of:=ROUND([.D11]*16)" office:value-type="float" office:value="576">
            <text:p>576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1" table:formula="of:=INT([.E12]/[.D12]*[.$B$7])" office:value-type="float" office:value="2431">
            <text:p>2431</text:p>
          </table:table-cell>
          <table:table-cell table:formula="of:=[.B12]/5814*45" office:value-type="float" office:value="18.8157894736842">
            <text:p>19</text:p>
          </table:table-cell>
          <table:table-cell table:style-name="ce23" table:formula="of:=[.C4]" office:value-type="float" office:value="36">
            <text:p>36,0</text:p>
          </table:table-cell>
          <table:table-cell table:style-name="ce12" table:formula="of:=[.D4]" office:value-type="float" office:value="9165">
            <text:p>9165</text:p>
          </table:table-cell>
          <table:table-cell table:style-name="ce9" table:formula="of:=ROUND([.D12]*16)" office:value-type="float" office:value="576">
            <text:p>57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f:=[.$B$12]+[.$B$6]*[.A13]" office:value-type="float" office:value="2746">
            <text:p>2746</text:p>
          </table:table-cell>
          <table:table-cell table:formula="of:=[.B13]/5814*45" office:value-type="float" office:value="21.2538699690402">
            <text:p>21</text:p>
          </table:table-cell>
          <table:table-cell table:formula="of:=[.E13]/[.B13]*[.$B$7]" office:value-type="float" office:value="31.8750373280476">
            <text:p>31,9</text:p>
          </table:table-cell>
          <table:table-cell table:formula="of:=[.E$12]+[.E$6]*[.A13]" office:value-type="float" office:value="9166">
            <text:p>9166</text:p>
          </table:table-cell>
          <table:table-cell table:style-name="ce9" table:formula="of:=ROUND([.D13]*16)" office:value-type="float" office:value="510">
            <text:p>510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formula="of:=[.$B$12]+[.$B$6]*[.A14]" office:value-type="float" office:value="3061">
            <text:p>3061</text:p>
          </table:table-cell>
          <table:table-cell table:formula="of:=[.B14]/5814*45" office:value-type="float" office:value="23.6919504643963">
            <text:p>24</text:p>
          </table:table-cell>
          <table:table-cell table:formula="of:=[.E14]/[.B14]*[.$B$7]" office:value-type="float" office:value="28.5979751059798">
            <text:p>28,6</text:p>
          </table:table-cell>
          <table:table-cell table:formula="of:=[.E$12]+[.E$6]*[.A14]" office:value-type="float" office:value="9167">
            <text:p>9167</text:p>
          </table:table-cell>
          <table:table-cell table:style-name="ce9" table:formula="of:=ROUND([.D14]*16)" office:value-type="float" office:value="458">
            <text:p>45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f:=[.$B$12]+[.$B$6]*[.A15]" office:value-type="float" office:value="3376">
            <text:p>3376</text:p>
          </table:table-cell>
          <table:table-cell table:formula="of:=[.B15]/5814*45" office:value-type="float" office:value="26.1300309597523">
            <text:p>26</text:p>
          </table:table-cell>
          <table:table-cell table:formula="of:=[.E15]/[.B15]*[.$B$7]" office:value-type="float" office:value="25.9324499691913">
            <text:p>25,9</text:p>
          </table:table-cell>
          <table:table-cell table:formula="of:=[.E$12]+[.E$6]*[.A15]" office:value-type="float" office:value="9168">
            <text:p>9168</text:p>
          </table:table-cell>
          <table:table-cell table:style-name="ce9" table:formula="of:=ROUND([.D15]*16)" office:value-type="float" office:value="415">
            <text:p>41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f:=[.$B$12]+[.$B$6]*[.A16]" office:value-type="float" office:value="4006">
            <text:p>4006</text:p>
          </table:table-cell>
          <table:table-cell table:formula="of:=[.B16]/5814*45" office:value-type="float" office:value="31.0061919504644">
            <text:p>31</text:p>
          </table:table-cell>
          <table:table-cell table:formula="of:=[.E16]/[.B16]*[.$B$7]" office:value-type="float" office:value="21.8589739613482">
            <text:p>21,9</text:p>
          </table:table-cell>
          <table:table-cell table:formula="of:=[.E$12]+[.E$6]*[.A16]" office:value-type="float" office:value="9170">
            <text:p>9170</text:p>
          </table:table-cell>
          <table:table-cell table:style-name="ce9" table:formula="of:=ROUND([.D16]*16)" office:value-type="float" office:value="350">
            <text:p>35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f:=[.$B$12]+[.$B$6]*[.A17]" office:value-type="float" office:value="4951">
            <text:p>4951</text:p>
          </table:table-cell>
          <table:table-cell table:formula="of:=[.B17]/5814*45" office:value-type="float" office:value="38.3204334365325">
            <text:p>38</text:p>
          </table:table-cell>
          <table:table-cell table:formula="of:=[.E17]/[.B17]*[.$B$7]" office:value-type="float" office:value="17.6925262732614">
            <text:p>17,7</text:p>
          </table:table-cell>
          <table:table-cell table:formula="of:=[.E$12]+[.E$6]*[.A17]" office:value-type="float" office:value="9173">
            <text:p>9173</text:p>
          </table:table-cell>
          <table:table-cell table:style-name="ce9" table:formula="of:=ROUND([.D17]*16)" office:value-type="float" office:value="283">
            <text:p>283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formula="of:=[.$B$12]+[.$B$6]*[.A18]" office:value-type="float" office:value="6526">
            <text:p>6526</text:p>
          </table:table-cell>
          <table:table-cell table:formula="of:=[.B18]/5814*45" office:value-type="float" office:value="50.5108359133127">
            <text:p>51</text:p>
          </table:table-cell>
          <table:table-cell table:formula="of:=[.E18]/[.B18]*[.$B$7]" office:value-type="float" office:value="13.4328137687735">
            <text:p>13,4</text:p>
          </table:table-cell>
          <table:table-cell table:style-name="ce25" table:formula="of:=[.E4]" office:value-type="float" office:value="9180">
            <text:p>9180</text:p>
          </table:table-cell>
          <table:table-cell table:style-name="ce9" table:formula="of:=ROUND([.D18]*16)"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2" table:formula="of:=[.B4]" office:value-type="float" office:value="9044">
            <text:p>9044</text:p>
          </table:table-cell>
          <table:table-cell table:formula="of:=[.B19]/5814*45" office:value-type="float" office:value="70">
            <text:p>70</text:p>
          </table:table-cell>
          <table:table-cell table:formula="of:=[.E19]/[.B19]*[.$B$7]" office:value-type="float" office:value="9.69289503040867">
            <text:p>9,7</text:p>
          </table:table-cell>
          <table:table-cell table:style-name="ce25" table:formula="of:=[.E4]" office:value-type="float" office:value="9180">
            <text:p>9180</text:p>
          </table:table-cell>
          <table:table-cell table:style-name="ce9" table:formula="of:=ROUND([.D19]*16)" office:value-type="float" office:value="155">
            <text:p>155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9"/>
        </table:table-row>
        <table:table-row table:style-name="ro2">
          <table:table-cell table:style-name="ce4" office:value-type="string">
            <text:p>Original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5" office:value-type="string">
            <text:p>RPM</text:p>
          </table:table-cell>
          <table:table-cell table:style-name="ce30" office:value-type="string">
            <text:p>kph</text:p>
          </table:table-cell>
          <table:table-cell table:style-name="ce22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formula="of:=[.B23]/5814*45" office:value-type="float" office:value="0">
            <text:p>0</text:p>
          </table:table-cell>
          <table:table-cell table:formula="of:=[.F23]/16" office:value-type="float" office:value="32.5">
            <text:p>32,5</text:p>
          </table:table-cell>
          <table:table-cell table:formula="of:=[.B23]*[.D23]/[.$B$7]" office:value-type="float" office:value="0">
            <text:p>0</text:p>
          </table:table-cell>
          <table:table-cell table:style-name="ce14" office:value-type="float" office:value="520">
            <text:p>520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2050">
            <text:p>2050</text:p>
          </table:table-cell>
          <table:table-cell table:formula="of:=[.B24]/5814*45" office:value-type="float" office:value="15.8668730650155">
            <text:p>16</text:p>
          </table:table-cell>
          <table:table-cell table:formula="of:=[.F24]/16" office:value-type="float" office:value="32.5">
            <text:p>32,5</text:p>
          </table:table-cell>
          <table:table-cell table:formula="of:=[.B24]*[.D24]/[.$B$7]" office:value-type="float" office:value="6976.95368484733">
            <text:p>6977</text:p>
          </table:table-cell>
          <table:table-cell table:style-name="ce14" office:value-type="float" office:value="520">
            <text:p>520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float" office:value="2500">
            <text:p>2500</text:p>
          </table:table-cell>
          <table:table-cell table:formula="of:=[.B25]/5814*45" office:value-type="float" office:value="19.3498452012384">
            <text:p>19</text:p>
          </table:table-cell>
          <table:table-cell table:formula="of:=[.F25]/16" office:value-type="float" office:value="27.3125">
            <text:p>27,3</text:p>
          </table:table-cell>
          <table:table-cell table:formula="of:=[.B25]*[.D25]/[.$B$7]" office:value-type="float" office:value="7150.39577926427">
            <text:p>7150</text:p>
          </table:table-cell>
          <table:table-cell table:style-name="ce14" office:value-type="float" office:value="437">
            <text:p>437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000">
            <text:p>3000</text:p>
          </table:table-cell>
          <table:table-cell table:formula="of:=[.B26]/5814*45" office:value-type="float" office:value="23.2198142414861">
            <text:p>23</text:p>
          </table:table-cell>
          <table:table-cell table:formula="of:=[.F26]/16" office:value-type="float" office:value="22.6875">
            <text:p>22,7</text:p>
          </table:table-cell>
          <table:table-cell table:formula="of:=[.B26]*[.D26]/[.$B$7]" office:value-type="float" office:value="7127.48833283184">
            <text:p>7127</text:p>
          </table:table-cell>
          <table:table-cell table:style-name="ce14" office:value-type="float" office:value="363">
            <text:p>36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500">
            <text:p>3500</text:p>
          </table:table-cell>
          <table:table-cell table:formula="of:=[.B27]/5814*45" office:value-type="float" office:value="27.0897832817337">
            <text:p>27</text:p>
          </table:table-cell>
          <table:table-cell table:formula="of:=[.F27]/16" office:value-type="float" office:value="19.625">
            <text:p>19,6</text:p>
          </table:table-cell>
          <table:table-cell table:formula="of:=[.B27]*[.D27]/[.$B$7]" office:value-type="float" office:value="7192.93817978163">
            <text:p>7193</text:p>
          </table:table-cell>
          <table:table-cell table:style-name="ce14" office:value-type="float" office:value="314">
            <text:p>31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4000">
            <text:p>4000</text:p>
          </table:table-cell>
          <table:table-cell table:formula="of:=[.B28]/5814*45" office:value-type="float" office:value="30.9597523219814">
            <text:p>31</text:p>
          </table:table-cell>
          <table:table-cell table:formula="of:=[.F28]/16" office:value-type="float" office:value="17.4375">
            <text:p>17,4</text:p>
          </table:table-cell>
          <table:table-cell table:formula="of:=[.B28]*[.D28]/[.$B$7]" office:value-type="float" office:value="7304.20291959627">
            <text:p>7304</text:p>
          </table:table-cell>
          <table:table-cell table:style-name="ce14" office:value-type="float" office:value="279">
            <text:p>279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float" office:value="4500">
            <text:p>4500</text:p>
          </table:table-cell>
          <table:table-cell table:formula="of:=[.B29]/5814*45" office:value-type="float" office:value="34.8297213622291">
            <text:p>35</text:p>
          </table:table-cell>
          <table:table-cell table:formula="of:=[.F29]/16" office:value-type="float" office:value="15.4375">
            <text:p>15,4</text:p>
          </table:table-cell>
          <table:table-cell table:formula="of:=[.B29]*[.D29]/[.$B$7]" office:value-type="float" office:value="7274.75048846886">
            <text:p>7275</text:p>
          </table:table-cell>
          <table:table-cell table:style-name="ce14" office:value-type="float" office:value="247">
            <text:p>247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float" office:value="5000">
            <text:p>5000</text:p>
          </table:table-cell>
          <table:table-cell table:formula="of:=[.B30]/5814*45" office:value-type="float" office:value="38.6996904024768">
            <text:p>39</text:p>
          </table:table-cell>
          <table:table-cell table:formula="of:=[.F30]/16" office:value-type="float" office:value="14.125">
            <text:p>14,1</text:p>
          </table:table-cell>
          <table:table-cell table:formula="of:=[.B30]*[.D30]/[.$B$7]" office:value-type="float" office:value="7395.83270532597">
            <text:p>7396</text:p>
          </table:table-cell>
          <table:table-cell table:style-name="ce14" office:value-type="float" office:value="226">
            <text:p>22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6000">
            <text:p>6000</text:p>
          </table:table-cell>
          <table:table-cell table:formula="of:=[.B31]/5814*45" office:value-type="float" office:value="46.4396284829721">
            <text:p>46</text:p>
          </table:table-cell>
          <table:table-cell table:formula="of:=[.F31]/16" office:value-type="float" office:value="12.1875">
            <text:p>12,2</text:p>
          </table:table-cell>
          <table:table-cell table:formula="of:=[.B31]*[.D31]/[.$B$7]" office:value-type="float" office:value="7657.63209312512">
            <text:p>7658</text:p>
          </table:table-cell>
          <table:table-cell table:style-name="ce14" office:value-type="float" office:value="195">
            <text:p>195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currency-style style:name="N197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7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7P0"/>
    </number:currency-style>
    <number:currency-style style:name="N19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9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99P0"/>
    </number:currency-style>
    <number:number-style style:name="N200">
      <number:number number:decimal-places="1" number:min-integer-digits="1" number:grouping="true"/>
    </number:number-style>
    <number:percentage-style style:name="N201">
      <number:number number:decimal-places="4" number:min-integer-digits="1"/>
      <number:text>%</number:text>
    </number:percentage-style>
    <number:number-style style:name="N202">
      <number:number number:decimal-places="16" number:min-integer-digits="1"/>
    </number:number-style>
    <number:number-style style:name="N203">
      <number:number number:decimal-places="17" number:min-integer-digits="1"/>
    </number:number-style>
    <number:number-style style:name="N204">
      <number:number number:decimal-places="18" number:min-integer-digits="1"/>
    </number:number-style>
    <number:number-style style:name="N205">
      <number:number number:decimal-places="19" number:min-integer-digits="1"/>
    </number:number-style>
    <number:number-style style:name="N206">
      <number:number number:decimal-places="3" number:min-integer-digits="1" number:grouping="true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ung" style:family="table-cell" style:parent-style-name="Default">
      <style:text-properties fo:color="#ff0000"/>
    </style:style>
  </office:styles>
  <office:automatic-styles>
    <style:page-layout style:name="Mpm1">
      <style:page-layout-properties fo:page-width="29.7cm" fo:page-height="21.001cm" style:num-format="1" style:print-orientation="landscape" fo:margin-left="0.848cm" fo:margin-right="0.45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 style:data-style-name="N2" text:time-value="0000-00-00T09:23: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4-08-06T12:38:23</dc:date>
    <meta:editing-duration>P20DT22H36M39S</meta:editing-duration>
    <meta:editing-cycles>269</meta:editing-cycles>
    <meta:generator>LibreOffice/3.6$Linux_X86_64 LibreOffice_project/360m1$Build-304</meta:generator>
    <dc:creator>Michael Balzer</dc:creator>
    <meta:printed-by>Michael Balzer</meta:printed-by>
    <meta:print-date>2014-07-31T11:22:42</meta:print-date>
    <meta:document-statistic meta:table-count="5" meta:cell-count="163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e6e6e6"/>
    </style:style>
    <style:style style:name="ch7" style:family="chart" style:data-style-name="N187">
      <style:chart-properties chart:display-label="true" chart:logarithmic="false" chart:minimum="0" chart:maximum="9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18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diamond" chart:symbol-width="0.25cm" chart:symbol-height="0.25cm"/>
      <style:graphic-properties draw:stroke-dash="Fine_20_Dashed"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187">
      <style:chart-properties chart:symbol-type="named-symbol" chart:symbol-name="square" chart:symbol-width="0.25cm" chart:symbol-height="0.25cm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3.966cm" svg:y="0.468cm" style:legend-expansion="wide" chart:style-name="ch2"/>
        <chart:plot-area chart:style-name="ch3" table:cell-range-address="Powermap_80.C23:Powermap_80.E31 Powermap_80.A21:Powermap_80.A21 Powermap_80.A9:Powermap_80.A9 Powermap_80.D11:Powermap_80.E19 Powermap_80.E10:Powermap_80.E10" chart:data-source-has-labels="row" svg:x="0.565cm" svg:y="1.712cm" svg:width="18.494cm" svg:height="10.165cm">
          <chartooo:coordinate-region svg:x="0.803cm" svg:y="1.911cm" svg:width="17.078cm" svg:height="9.31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Powermap_80.D23:Powermap_80.D31" chart:label-cell-address="Powermap_80.A21:Powermap_80.A21" chart:class="chart:scatter">
            <chart:domain table:cell-range-address="Powermap_80.C23:Powermap_80.C31"/>
            <chart:data-point chart:repeated="9"/>
          </chart:series>
          <chart:series chart:attached-axis="secondary-y" chart:style-name="ch10" chart:values-cell-range-address="Powermap_80.E23:Powermap_80.E31" chart:label-cell-address="" chart:class="chart:scatter">
            <chart:data-point chart:repeated="9"/>
          </chart:series>
          <chart:series chart:attached-axis="primary-y" chart:style-name="ch11" chart:values-cell-range-address="Powermap_80.D11:Powermap_80.D19" chart:label-cell-address="Powermap_80.A9:Powermap_80.A9" chart:class="chart:scatter">
            <chart:domain table:cell-range-address="Powermap_80.C11:Powermap_80.C19"/>
            <chart:data-point chart:repeated="9"/>
          </chart:series>
          <chart:series chart:attached-axis="secondary-y" chart:style-name="ch12" chart:values-cell-range-address="Powermap_80.E11:Powermap_80.E19" chart:label-cell-address="Powermap_80.E10:Powermap_80.E10" chart:class="chart:scatter">
            <chart:domain table:cell-range-address="Powermap_80.C11:Powermap_80.C19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80.A21:Powermap_80.A21</svg:desc>
                </draw:g>
              </table:table-cell>
              <table:table-cell office:value-type="string">
                <text:p>Original Power</text:p>
              </table:table-cell>
              <table:table-cell office:value-type="string">
                <text:p>Spalte C</text:p>
              </table:table-cell>
              <table:table-cell office:value-type="string">
                <text:p>SPEED 110 POWER 130 110 120</text:p>
                <draw:g>
                  <svg:desc>Powermap_80.A9:Powermap_80.A9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Power</text:p>
                <draw:g>
                  <svg:desc>Powermap_80.E10:Power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.C23:Powermap_80.C31</svg:desc>
                </draw:g>
              </table:table-cell>
              <table:table-cell office:value-type="float" office:value="55">
                <text:p>55</text:p>
                <draw:g>
                  <svg:desc>Powermap_80.D23:Powermap_80.D31</svg:desc>
                </draw:g>
              </table:table-cell>
              <table:table-cell office:value-type="float" office:value="0">
                <text:p>0</text:p>
                <draw:g>
                  <svg:desc>Powermap_80.E23:Powermap_80.E31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70.125">
                <text:p>70.125</text:p>
                <draw:g>
                  <svg:desc>Powermap_80.D11:Powermap_80.D19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0">
                <text:p>0</text:p>
                <draw:g>
                  <svg:desc>Powermap_80.E11:Powermap_80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55">
                <text:p>55</text:p>
              </table:table-cell>
              <table:table-cell office:value-type="float" office:value="12181.5255142944">
                <text:p>12181.5255142944</text:p>
              </table:table-cell>
              <table:table-cell office:value-type="float" office:value="20.1268965517241">
                <text:p>20.1268965517241</text:p>
              </table:table-cell>
              <table:table-cell office:value-type="float" office:value="70.125">
                <text:p>70.125</text:p>
              </table:table-cell>
              <table:table-cell office:value-type="float" office:value="20.1268965517241">
                <text:p>20.1268965517241</text:p>
              </table:table-cell>
              <table:table-cell office:value-type="float" office:value="13400.2">
                <text:p>1340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41.1875">
                <text:p>41.1875</text:p>
              </table:table-cell>
              <table:table-cell office:value-type="float" office:value="11645.4912677757">
                <text:p>11645.4912677757</text:p>
              </table:table-cell>
              <table:table-cell office:value-type="float" office:value="24.408275862069">
                <text:p>24.408275862069</text:p>
              </table:table-cell>
              <table:table-cell office:value-type="float" office:value="58.5788043526911">
                <text:p>58.5788043526911</text:p>
              </table:table-cell>
              <table:table-cell office:value-type="float" office:value="24.408275862069">
                <text:p>24.408275862069</text:p>
              </table:table-cell>
              <table:table-cell office:value-type="float" office:value="13569.2">
                <text:p>1356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8">
                <text:p>38</text:p>
              </table:table-cell>
              <table:table-cell office:value-type="float" office:value="11938.0520836412">
                <text:p>11938.0520836412</text:p>
              </table:table-cell>
              <table:table-cell office:value-type="float" office:value="28.6896551724138">
                <text:p>28.6896551724138</text:p>
              </table:table-cell>
              <table:table-cell office:value-type="float" office:value="50.4577485965787">
                <text:p>50.4577485965787</text:p>
              </table:table-cell>
              <table:table-cell office:value-type="float" office:value="28.6896551724138">
                <text:p>28.6896551724138</text:p>
              </table:table-cell>
              <table:table-cell office:value-type="float" office:value="13738.2">
                <text:p>1373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2.25">
                <text:p>32.25</text:p>
              </table:table-cell>
              <table:table-cell office:value-type="float" office:value="11820.2423591316">
                <text:p>11820.2423591316</text:p>
              </table:table-cell>
              <table:table-cell office:value-type="float" office:value="32.9710344827586">
                <text:p>32.9710344827586</text:p>
              </table:table-cell>
              <table:table-cell office:value-type="float" office:value="44.4457755937271">
                <text:p>44.4457755937271</text:p>
              </table:table-cell>
              <table:table-cell office:value-type="float" office:value="32.9710344827586">
                <text:p>32.9710344827586</text:p>
              </table:table-cell>
              <table:table-cell office:value-type="float" office:value="13907.2">
                <text:p>1390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6.3125">
                <text:p>26.3125</text:p>
              </table:table-cell>
              <table:table-cell office:value-type="float" office:value="12399.4735046372">
                <text:p>12399.4735046372</text:p>
              </table:table-cell>
              <table:table-cell office:value-type="float" office:value="41.5337931034483">
                <text:p>41.5337931034483</text:p>
              </table:table-cell>
              <table:table-cell office:value-type="float" office:value="36.140180584474">
                <text:p>36.140180584474</text:p>
              </table:table-cell>
              <table:table-cell office:value-type="float" office:value="41.5337931034483">
                <text:p>41.5337931034483</text:p>
              </table:table-cell>
              <table:table-cell office:value-type="float" office:value="14245.2">
                <text:p>1424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22.5">
                <text:p>22.5</text:p>
              </table:table-cell>
              <table:table-cell office:value-type="float" office:value="12959.0696960579">
                <text:p>12959.0696960579</text:p>
              </table:table-cell>
              <table:table-cell office:value-type="float" office:value="54.3779310344828">
                <text:p>54.3779310344828</text:p>
              </table:table-cell>
              <table:table-cell office:value-type="float" office:value="28.5862688897759">
                <text:p>28.5862688897759</text:p>
              </table:table-cell>
              <table:table-cell office:value-type="float" office:value="54.3779310344828">
                <text:p>54.3779310344828</text:p>
              </table:table-cell>
              <table:table-cell office:value-type="float" office:value="14752.2">
                <text:p>1475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9.1875">
                <text:p>19.1875</text:p>
              </table:table-cell>
              <table:table-cell office:value-type="float" office:value="13060.5169588301">
                <text:p>13060.5169588301</text:p>
              </table:table-cell>
              <table:table-cell office:value-type="float" office:value="75.7848275862069">
                <text:p>75.7848275862069</text:p>
              </table:table-cell>
              <table:table-cell office:value-type="float" office:value="21.690306746362">
                <text:p>21.690306746362</text:p>
              </table:table-cell>
              <table:table-cell office:value-type="float" office:value="75.7848275862069">
                <text:p>75.784827586206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7.0625">
                <text:p>17.0625</text:p>
              </table:table-cell>
              <table:table-cell office:value-type="float" office:value="12954.1609575367">
                <text:p>12954.1609575367</text:p>
              </table:table-cell>
              <table:table-cell office:value-type="float" office:value="110">
                <text:p>110</text:p>
              </table:table-cell>
              <table:table-cell office:value-type="float" office:value="14.9436014278635">
                <text:p>14.9436014278635</text:p>
              </table:table-cell>
              <table:table-cell office:value-type="float" office:value="110">
                <text:p>110</text:p>
              </table:table-cell>
              <table:table-cell office:value-type="float" office:value="15600">
                <text:p>15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ChartDash_20_1" draw:display-name="ChartDash 1" draw:style="rect" draw:dots1="1" draw:dots1-length="0.508cm" draw:dots2="1" draw:dots2-length="0.508cm" draw:distance="0.508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224cm" chart:style-name="ch2">
          <text:p>Recuperation map</text:p>
        </chart:title>
        <chart:legend chart:legend-position="bottom" svg:x="5.264cm" svg:y="13.987cm" style:legend-expansion="wide" chart:style-name="ch3"/>
        <chart:plot-area chart:style-name="ch4" table:cell-range-address="Recupmap_80_A.A11:Recupmap_80_A.A45 Recupmap_80_A.G10:Recupmap_80_A.H45 Recupmap_80_A.D10:Recupmap_80_A.E45" chart:data-source-has-labels="row" svg:x="0.588cm" svg:y="1.267cm" svg:width="22.216cm" svg:height="12.212cm">
          <chartooo:coordinate-region svg:x="1.5cm" svg:y="1.467cm" svg:width="20.205cm" svg:height="11.36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A.G11:Recupmap_80_A.G45" chart:label-cell-address="Recupmap_80_A.G10:Recupmap_80_A.G10" chart:class="chart:scatter">
            <chart:domain table:cell-range-address="Recupmap_80_A.A11:Recupmap_80_A.A45"/>
            <chart:data-point chart:repeated="35"/>
          </chart:series>
          <chart:series chart:attached-axis="primary-y" chart:style-name="ch10" chart:values-cell-range-address="Recupmap_80_A.D11:Recupmap_80_A.D45" chart:label-cell-address="Recupmap_80_A.D10:Recupmap_80_A.D10" chart:class="chart:scatter">
            <chart:data-point chart:repeated="35"/>
          </chart:series>
          <chart:series chart:attached-axis="secondary-y" chart:style-name="ch11" chart:values-cell-range-address="Recupmap_80_A.H11:Recupmap_80_A.H45" chart:label-cell-address="Recupmap_80_A.H10:Recupmap_80_A.H10" chart:class="chart:scatter">
            <chart:data-point chart:repeated="35"/>
          </chart:series>
          <chart:series chart:attached-axis="secondary-y" chart:style-name="ch12" chart:values-cell-range-address="Recupmap_80_A.E11:Recupmap_80_A.E45" chart:label-cell-address="Recupmap_80_A.E10:Recupmap_80_A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A.G10:Recupmap_80_A.G10</svg:desc>
                </draw:g>
              </table:table-cell>
              <table:table-cell office:value-type="string">
                <text:p>Ntr_Trq</text:p>
                <draw:g>
                  <svg:desc>Recupmap_80_A.D10:Recupmap_80_A.D10</svg:desc>
                </draw:g>
              </table:table-cell>
              <table:table-cell office:value-type="string">
                <text:p>Brk_Pwr</text:p>
                <draw:g>
                  <svg:desc>Recupmap_80_A.H10:Recupmap_80_A.H10</svg:desc>
                </draw:g>
              </table:table-cell>
              <table:table-cell office:value-type="string">
                <text:p>Ntr_Pwr</text:p>
                <draw:g>
                  <svg:desc>Recupmap_80_A.E10:Recupmap_80_A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A.A11:Recupmap_80_A.A45</svg:desc>
                </draw:g>
              </table:table-cell>
              <table:table-cell office:value-type="float" office:value="35.413125">
                <text:p>35.413125</text:p>
                <draw:g>
                  <svg:desc>Recupmap_80_A.G11:Recupmap_80_A.G45</svg:desc>
                </draw:g>
              </table:table-cell>
              <table:table-cell office:value-type="float" office:value="17.6715">
                <text:p>17.6715</text:p>
                <draw:g>
                  <svg:desc>Recupmap_80_A.D11:Recupmap_80_A.D45</svg:desc>
                </draw:g>
              </table:table-cell>
              <table:table-cell office:value-type="float" office:value="0">
                <text:p>0</text:p>
                <draw:g>
                  <svg:desc>Recupmap_80_A.H11:Recupmap_80_A.H45</svg:desc>
                </draw:g>
              </table:table-cell>
              <table:table-cell office:value-type="float" office:value="0">
                <text:p>0</text:p>
                <draw:g>
                  <svg:desc>Recupmap_80_A.E11:Recupmap_80_A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1008.2358708997">
                <text:p>1008.2358708997</text:p>
              </table:table-cell>
              <table:table-cell office:value-type="float" office:value="503.119682112328">
                <text:p>503.119682112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2016.47174179941">
                <text:p>2016.47174179941</text:p>
              </table:table-cell>
              <table:table-cell office:value-type="float" office:value="1006.23936422466">
                <text:p>1006.23936422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3024.70761269911">
                <text:p>3024.70761269911</text:p>
              </table:table-cell>
              <table:table-cell office:value-type="float" office:value="1509.35904633698">
                <text:p>1509.35904633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4032.94348359882">
                <text:p>4032.94348359882</text:p>
              </table:table-cell>
              <table:table-cell office:value-type="float" office:value="2012.47872844931">
                <text:p>2012.4787284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5041.17935449852">
                <text:p>5041.17935449852</text:p>
              </table:table-cell>
              <table:table-cell office:value-type="float" office:value="2515.59841056164">
                <text:p>2515.59841056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6049.41522539823">
                <text:p>6049.41522539823</text:p>
              </table:table-cell>
              <table:table-cell office:value-type="float" office:value="3018.71809267397">
                <text:p>3018.71809267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7057.65109629793">
                <text:p>7057.65109629793</text:p>
              </table:table-cell>
              <table:table-cell office:value-type="float" office:value="3521.83777478629">
                <text:p>3521.83777478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4.35073125">
                <text:p>34.35073125</text:p>
              </table:table-cell>
              <table:table-cell office:value-type="float" office:value="17.6715">
                <text:p>17.6715</text:p>
              </table:table-cell>
              <table:table-cell office:value-type="float" office:value="7823.9103581817">
                <text:p>7823.9103581817</text:p>
              </table:table-cell>
              <table:table-cell office:value-type="float" office:value="4024.95745689862">
                <text:p>4024.9574568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.16355">
                <text:p>31.16355</text:p>
              </table:table-cell>
              <table:table-cell office:value-type="float" office:value="17.6715">
                <text:p>17.6715</text:p>
              </table:table-cell>
              <table:table-cell office:value-type="float" office:value="7985.22809752566">
                <text:p>7985.22809752566</text:p>
              </table:table-cell>
              <table:table-cell office:value-type="float" office:value="4528.07713901095">
                <text:p>4528.07713901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7.97636875">
                <text:p>27.97636875</text:p>
              </table:table-cell>
              <table:table-cell office:value-type="float" office:value="17.6715">
                <text:p>17.6715</text:p>
              </table:table-cell>
              <table:table-cell office:value-type="float" office:value="7965.06338010766">
                <text:p>7965.06338010766</text:p>
              </table:table-cell>
              <table:table-cell office:value-type="float" office:value="5031.19682112328">
                <text:p>5031.1968211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4.7891875">
                <text:p>24.7891875</text:p>
              </table:table-cell>
              <table:table-cell office:value-type="float" office:value="17.6715">
                <text:p>17.6715</text:p>
              </table:table-cell>
              <table:table-cell office:value-type="float" office:value="7763.41620592772">
                <text:p>7763.41620592772</text:p>
              </table:table-cell>
              <table:table-cell office:value-type="float" office:value="5534.31650323561">
                <text:p>5534.3165032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2.2596785714286">
                <text:p>22.2596785714286</text:p>
              </table:table-cell>
              <table:table-cell office:value-type="float" office:value="17.176698">
                <text:p>17.176698</text:p>
              </table:table-cell>
              <table:table-cell office:value-type="float" office:value="7604.97914050063">
                <text:p>7604.97914050063</text:p>
              </table:table-cell>
              <table:table-cell office:value-type="float" office:value="5868.38797215819">
                <text:p>5868.38797215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1.0455142857143">
                <text:p>21.0455142857143</text:p>
              </table:table-cell>
              <table:table-cell office:value-type="float" office:value="16.681896">
                <text:p>16.681896</text:p>
              </table:table-cell>
              <table:table-cell office:value-type="float" office:value="7789.34227117943">
                <text:p>7789.34227117943</text:p>
              </table:table-cell>
              <table:table-cell office:value-type="float" office:value="6174.28473888249">
                <text:p>6174.28473888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9.83135">
                <text:p>19.83135</text:p>
              </table:table-cell>
              <table:table-cell office:value-type="float" office:value="16.187094">
                <text:p>16.187094</text:p>
              </table:table-cell>
              <table:table-cell office:value-type="float" office:value="7904.56922785368">
                <text:p>7904.56922785368</text:p>
              </table:table-cell>
              <table:table-cell office:value-type="float" office:value="6452.00680340849">
                <text:p>6452.00680340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8.6171857142857">
                <text:p>18.6171857142857</text:p>
              </table:table-cell>
              <table:table-cell office:value-type="float" office:value="15.692292">
                <text:p>15.692292</text:p>
              </table:table-cell>
              <table:table-cell office:value-type="float" office:value="7950.66001052338">
                <text:p>7950.66001052338</text:p>
              </table:table-cell>
              <table:table-cell office:value-type="float" office:value="6701.55416573621">
                <text:p>6701.55416573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7.4030214285714">
                <text:p>17.4030214285714</text:p>
              </table:table-cell>
              <table:table-cell office:value-type="float" office:value="15.19749">
                <text:p>15.19749</text:p>
              </table:table-cell>
              <table:table-cell office:value-type="float" office:value="7927.61461918853">
                <text:p>7927.61461918853</text:p>
              </table:table-cell>
              <table:table-cell office:value-type="float" office:value="6922.92682586563">
                <text:p>6922.92682586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6.1888571428571">
                <text:p>16.1888571428571</text:p>
              </table:table-cell>
              <table:table-cell office:value-type="float" office:value="14.69259">
                <text:p>14.69259</text:p>
              </table:table-cell>
              <table:table-cell office:value-type="float" office:value="7835.43305384913">
                <text:p>7835.43305384913</text:p>
              </table:table-cell>
              <table:table-cell office:value-type="float" office:value="7111.23733545624">
                <text:p>7111.23733545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4.9746928571429">
                <text:p>14.9746928571429</text:p>
              </table:table-cell>
              <table:table-cell office:value-type="float" office:value="14.18769">
                <text:p>14.18769</text:p>
              </table:table-cell>
              <table:table-cell office:value-type="float" office:value="7674.11531450518">
                <text:p>7674.11531450518</text:p>
              </table:table-cell>
              <table:table-cell office:value-type="float" office:value="7270.79814892615">
                <text:p>7270.79814892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4.009015625">
                <text:p>14.009015625</text:p>
              </table:table-cell>
              <table:table-cell office:value-type="float" office:value="13.68279">
                <text:p>13.68279</text:p>
              </table:table-cell>
              <table:table-cell office:value-type="float" office:value="7578.0787296594">
                <text:p>7578.0787296594</text:p>
              </table:table-cell>
              <table:table-cell office:value-type="float" office:value="7401.60926627536">
                <text:p>7401.60926627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3.5403125">
                <text:p>13.5403125</text:p>
              </table:table-cell>
              <table:table-cell office:value-type="float" office:value="13.17789">
                <text:p>13.17789</text:p>
              </table:table-cell>
              <table:table-cell office:value-type="float" office:value="7710.03901276245">
                <text:p>7710.03901276245</text:p>
              </table:table-cell>
              <table:table-cell office:value-type="float" office:value="7503.67068750386">
                <text:p>7503.67068750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3.071609375">
                <text:p>13.071609375</text:p>
              </table:table-cell>
              <table:table-cell office:value-type="float" office:value="12.67299">
                <text:p>12.67299</text:p>
              </table:table-cell>
              <table:table-cell office:value-type="float" office:value="7815.31069928286">
                <text:p>7815.31069928286</text:p>
              </table:table-cell>
              <table:table-cell office:value-type="float" office:value="7576.98241261166">
                <text:p>7576.98241261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2.60290625">
                <text:p>12.60290625</text:p>
              </table:table-cell>
              <table:table-cell office:value-type="float" office:value="12.16809">
                <text:p>12.16809</text:p>
              </table:table-cell>
              <table:table-cell office:value-type="float" office:value="7893.89378922063">
                <text:p>7893.89378922063</text:p>
              </table:table-cell>
              <table:table-cell office:value-type="float" office:value="7621.54444159875">
                <text:p>7621.54444159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2.134203125">
                <text:p>12.134203125</text:p>
              </table:table-cell>
              <table:table-cell office:value-type="float" office:value="11.66319">
                <text:p>11.66319</text:p>
              </table:table-cell>
              <table:table-cell office:value-type="float" office:value="7945.78828257576">
                <text:p>7945.78828257576</text:p>
              </table:table-cell>
              <table:table-cell office:value-type="float" office:value="7637.35677446514">
                <text:p>7637.35677446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1.6655">
                <text:p>11.6655</text:p>
              </table:table-cell>
              <table:table-cell office:value-type="float" office:value="11.25927">
                <text:p>11.25927</text:p>
              </table:table-cell>
              <table:table-cell office:value-type="float" office:value="7970.99417934825">
                <text:p>7970.99417934825</text:p>
              </table:table-cell>
              <table:table-cell office:value-type="float" office:value="7693.41868190051">
                <text:p>7693.41868190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1.196796875">
                <text:p>11.196796875</text:p>
              </table:table-cell>
              <table:table-cell office:value-type="float" office:value="10.85535">
                <text:p>10.85535</text:p>
              </table:table-cell>
              <table:table-cell office:value-type="float" office:value="7969.5114795381">
                <text:p>7969.5114795381</text:p>
              </table:table-cell>
              <table:table-cell office:value-type="float" office:value="7726.48083243932">
                <text:p>7726.48083243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0.72809375">
                <text:p>10.72809375</text:p>
              </table:table-cell>
              <table:table-cell office:value-type="float" office:value="10.45143">
                <text:p>10.45143</text:p>
              </table:table-cell>
              <table:table-cell office:value-type="float" office:value="7941.34018314532">
                <text:p>7941.34018314532</text:p>
              </table:table-cell>
              <table:table-cell office:value-type="float" office:value="7736.54322608157">
                <text:p>7736.54322608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0.259390625">
                <text:p>10.259390625</text:p>
              </table:table-cell>
              <table:table-cell office:value-type="float" office:value="10.04751">
                <text:p>10.04751</text:p>
              </table:table-cell>
              <table:table-cell office:value-type="float" office:value="7886.48029016989">
                <text:p>7886.48029016989</text:p>
              </table:table-cell>
              <table:table-cell office:value-type="float" office:value="7723.60586282725">
                <text:p>7723.60586282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9.7906875">
                <text:p>9.7906875</text:p>
              </table:table-cell>
              <table:table-cell office:value-type="float" office:value="9.64359">
                <text:p>9.64359</text:p>
              </table:table-cell>
              <table:table-cell office:value-type="float" office:value="7804.93180061183">
                <text:p>7804.93180061183</text:p>
              </table:table-cell>
              <table:table-cell office:value-type="float" office:value="7687.66874267637">
                <text:p>7687.66874267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9.321984375">
                <text:p>9.321984375</text:p>
              </table:table-cell>
              <table:table-cell office:value-type="float" office:value="9.23967">
                <text:p>9.23967</text:p>
              </table:table-cell>
              <table:table-cell office:value-type="float" office:value="7696.69471447113">
                <text:p>7696.69471447113</text:p>
              </table:table-cell>
              <table:table-cell office:value-type="float" office:value="7628.73186562892">
                <text:p>7628.73186562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7561.76903174778">
                <text:p>7561.76903174778</text:p>
              </table:table-cell>
              <table:table-cell office:value-type="float" office:value="7546.79523168492">
                <text:p>7546.79523168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7813.82799947271">
                <text:p>7813.82799947271</text:p>
              </table:table-cell>
              <table:table-cell office:value-type="float" office:value="7798.35507274108">
                <text:p>7798.35507274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065.88696719764">
                <text:p>8065.88696719764</text:p>
              </table:table-cell>
              <table:table-cell office:value-type="float" office:value="8049.91491379725">
                <text:p>8049.91491379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317.94593492256">
                <text:p>8317.94593492256</text:p>
              </table:table-cell>
              <table:table-cell office:value-type="float" office:value="8301.47475485341">
                <text:p>8301.47475485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570.00490264749">
                <text:p>8570.00490264749</text:p>
              </table:table-cell>
              <table:table-cell office:value-type="float" office:value="8553.03459590957">
                <text:p>8553.03459590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388cm" svg:y="0.468cm" style:legend-expansion="wide" chart:style-name="ch2"/>
        <chart:plot-area chart:style-name="ch3" table:cell-range-address="Powermap_45.C23:Powermap_45.D31 Powermap_45.A21:Powermap_45.A21 Powermap_45.A9:Powermap_45.A9 Powermap_45.D11:Powermap_45.D19" chart:data-source-has-labels="row" svg:x="0.565cm" svg:y="1.214cm" svg:width="18.494cm" svg:height="10.663cm">
          <chartooo:coordinate-region svg:x="1.477cm" svg:y="1.413cm" svg:width="17.395cm" svg:height="9.81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45.D23:Powermap_45.D31" chart:label-cell-address="Powermap_45.A21:Powermap_45.A21" chart:class="chart:scatter">
            <chart:domain table:cell-range-address="Powermap_45.C23:Powermap_45.C31"/>
            <chart:data-point chart:repeated="9"/>
          </chart:series>
          <chart:series chart:style-name="ch9" chart:values-cell-range-address="Powermap_45.D11:Powermap_45.D19" chart:label-cell-address="Powermap_45.A9:Powermap_45.A9" chart:class="chart:scatter">
            <chart:domain table:cell-range-address="Powermap_45.C11:Powermap_45.C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45.A21:Powermap_45.A21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70 POWER 111 130 120</text:p>
                <draw:g>
                  <svg:desc>Powermap_45.A9:Powermap_45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45.C23:Powermap_45.C31</svg:desc>
                </draw:g>
              </table:table-cell>
              <table:table-cell office:value-type="float" office:value="32.5">
                <text:p>32.5</text:p>
                <draw:g>
                  <svg:desc>Powermap_45.D23:Powermap_45.D31</svg:desc>
                </draw:g>
              </table:table-cell>
              <table:table-cell office:value-type="float" office:value="0">
                <text:p>0</text:p>
                <draw:g>
                  <svg:desc>Powermap_45.C11:Powermap_45.C19</svg:desc>
                </draw:g>
              </table:table-cell>
              <table:table-cell office:value-type="float" office:value="36">
                <text:p>36</text:p>
                <draw:g>
                  <svg:desc>Powermap_45.D11:Powermap_45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8668730650155">
                <text:p>15.8668730650155</text:p>
              </table:table-cell>
              <table:table-cell office:value-type="float" office:value="32.5">
                <text:p>32.5</text:p>
              </table:table-cell>
              <table:table-cell office:value-type="float" office:value="18.8157894736842">
                <text:p>18.8157894736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498452012384">
                <text:p>19.3498452012384</text:p>
              </table:table-cell>
              <table:table-cell office:value-type="float" office:value="27.3125">
                <text:p>27.3125</text:p>
              </table:table-cell>
              <table:table-cell office:value-type="float" office:value="21.2538699690402">
                <text:p>21.2538699690402</text:p>
              </table:table-cell>
              <table:table-cell office:value-type="float" office:value="31.8750373280476">
                <text:p>31.875037328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98142414861">
                <text:p>23.2198142414861</text:p>
              </table:table-cell>
              <table:table-cell office:value-type="float" office:value="22.6875">
                <text:p>22.6875</text:p>
              </table:table-cell>
              <table:table-cell office:value-type="float" office:value="23.6919504643963">
                <text:p>23.6919504643963</text:p>
              </table:table-cell>
              <table:table-cell office:value-type="float" office:value="28.5979751059798">
                <text:p>28.5979751059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0897832817337">
                <text:p>27.0897832817337</text:p>
              </table:table-cell>
              <table:table-cell office:value-type="float" office:value="19.625">
                <text:p>19.625</text:p>
              </table:table-cell>
              <table:table-cell office:value-type="float" office:value="26.1300309597523">
                <text:p>26.1300309597523</text:p>
              </table:table-cell>
              <table:table-cell office:value-type="float" office:value="25.9324499691913">
                <text:p>25.932449969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597523219814">
                <text:p>30.9597523219814</text:p>
              </table:table-cell>
              <table:table-cell office:value-type="float" office:value="17.4375">
                <text:p>17.4375</text:p>
              </table:table-cell>
              <table:table-cell office:value-type="float" office:value="31.0061919504644">
                <text:p>31.0061919504644</text:p>
              </table:table-cell>
              <table:table-cell office:value-type="float" office:value="21.8589739613482">
                <text:p>21.8589739613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297213622291">
                <text:p>34.8297213622291</text:p>
              </table:table-cell>
              <table:table-cell office:value-type="float" office:value="15.4375">
                <text:p>15.4375</text:p>
              </table:table-cell>
              <table:table-cell office:value-type="float" office:value="38.3204334365325">
                <text:p>38.3204334365325</text:p>
              </table:table-cell>
              <table:table-cell office:value-type="float" office:value="17.6925262732614">
                <text:p>17.6925262732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996904024768">
                <text:p>38.6996904024768</text:p>
              </table:table-cell>
              <table:table-cell office:value-type="float" office:value="14.125">
                <text:p>14.125</text:p>
              </table:table-cell>
              <table:table-cell office:value-type="float" office:value="50.5108359133127">
                <text:p>50.5108359133127</text:p>
              </table:table-cell>
              <table:table-cell office:value-type="float" office:value="13.4328137687735">
                <text:p>13.4328137687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396284829721">
                <text:p>46.4396284829721</text:p>
              </table:table-cell>
              <table:table-cell office:value-type="float" office:value="12.1875">
                <text:p>12.1875</text:p>
              </table:table-cell>
              <table:table-cell office:value-type="float" office:value="70">
                <text:p>70</text:p>
              </table:table-cell>
              <table:table-cell office:value-type="float" office:value="9.69289503040867">
                <text:p>9.692895030408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224cm" chart:style-name="ch2">
          <text:p>Recuperation map</text:p>
        </chart:title>
        <chart:legend chart:legend-position="bottom" svg:x="5.264cm" svg:y="13.987cm" style:legend-expansion="wide" chart:style-name="ch3"/>
        <chart:plot-area chart:style-name="ch4" table:cell-range-address="Recupmap_80_org.A11:Recupmap_80_org.A45 Recupmap_80_org.G10:Recupmap_80_org.H45 Recupmap_80_org.D10:Recupmap_80_org.E45" chart:data-source-has-labels="row" svg:x="0.588cm" svg:y="1.267cm" svg:width="22.216cm" svg:height="12.212cm">
          <chartooo:coordinate-region svg:x="1.5cm" svg:y="1.467cm" svg:width="20.205cm" svg:height="11.36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org.G11:Recupmap_80_org.G45" chart:label-cell-address="Recupmap_80_org.G10:Recupmap_80_org.G10" chart:class="chart:scatter">
            <chart:domain table:cell-range-address="Recupmap_80_org.A11:Recupmap_80_org.A45"/>
            <chart:data-point chart:repeated="35"/>
          </chart:series>
          <chart:series chart:attached-axis="primary-y" chart:style-name="ch10" chart:values-cell-range-address="Recupmap_80_org.D11:Recupmap_80_org.D45" chart:label-cell-address="Recupmap_80_org.D10:Recupmap_80_org.D10" chart:class="chart:scatter">
            <chart:data-point chart:repeated="35"/>
          </chart:series>
          <chart:series chart:attached-axis="secondary-y" chart:style-name="ch11" chart:values-cell-range-address="Recupmap_80_org.H11:Recupmap_80_org.H45" chart:label-cell-address="Recupmap_80_org.H10:Recupmap_80_org.H10" chart:class="chart:scatter">
            <chart:data-point chart:repeated="35"/>
          </chart:series>
          <chart:series chart:attached-axis="secondary-y" chart:style-name="ch12" chart:values-cell-range-address="Recupmap_80_org.E11:Recupmap_80_org.E45" chart:label-cell-address="Recupmap_80_org.E10:Recupmap_80_org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org.G10:Recupmap_80_org.G10</svg:desc>
                </draw:g>
              </table:table-cell>
              <table:table-cell office:value-type="string">
                <text:p>Ntr_Trq</text:p>
                <draw:g>
                  <svg:desc>Recupmap_80_org.D10:Recupmap_80_org.D10</svg:desc>
                </draw:g>
              </table:table-cell>
              <table:table-cell office:value-type="string">
                <text:p>Brk_Pwr</text:p>
                <draw:g>
                  <svg:desc>Recupmap_80_org.H10:Recupmap_80_org.H10</svg:desc>
                </draw:g>
              </table:table-cell>
              <table:table-cell office:value-type="string">
                <text:p>Ntr_Pwr</text:p>
                <draw:g>
                  <svg:desc>Recupmap_80_org.E10:Recupmap_80_org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org.A11:Recupmap_80_org.A45</svg:desc>
                </draw:g>
              </table:table-cell>
              <table:table-cell office:value-type="float" office:value="12.76275">
                <text:p>12.76275</text:p>
                <draw:g>
                  <svg:desc>Recupmap_80_org.G11:Recupmap_80_org.G45</svg:desc>
                </draw:g>
              </table:table-cell>
              <table:table-cell office:value-type="float" office:value="12.76275">
                <text:p>12.76275</text:p>
                <draw:g>
                  <svg:desc>Recupmap_80_org.D11:Recupmap_80_org.D45</svg:desc>
                </draw:g>
              </table:table-cell>
              <table:table-cell office:value-type="float" office:value="0">
                <text:p>0</text:p>
                <draw:g>
                  <svg:desc>Recupmap_80_org.H11:Recupmap_80_org.H45</svg:desc>
                </draw:g>
              </table:table-cell>
              <table:table-cell office:value-type="float" office:value="0">
                <text:p>0</text:p>
                <draw:g>
                  <svg:desc>Recupmap_80_org.E11:Recupmap_80_org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63.364214858903">
                <text:p>363.364214858903</text:p>
              </table:table-cell>
              <table:table-cell office:value-type="float" office:value="363.364214858903">
                <text:p>363.364214858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726.728429717807">
                <text:p>726.728429717807</text:p>
              </table:table-cell>
              <table:table-cell office:value-type="float" office:value="726.728429717807">
                <text:p>726.728429717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090.09264457671">
                <text:p>1090.09264457671</text:p>
              </table:table-cell>
              <table:table-cell office:value-type="float" office:value="1090.09264457671">
                <text:p>1090.09264457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453.45685943561">
                <text:p>1453.45685943561</text:p>
              </table:table-cell>
              <table:table-cell office:value-type="float" office:value="1453.45685943561">
                <text:p>1453.4568594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816.82107429452">
                <text:p>1816.82107429452</text:p>
              </table:table-cell>
              <table:table-cell office:value-type="float" office:value="1816.82107429452">
                <text:p>1816.82107429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180.18528915342">
                <text:p>2180.18528915342</text:p>
              </table:table-cell>
              <table:table-cell office:value-type="float" office:value="2180.18528915342">
                <text:p>2180.18528915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543.54950401232">
                <text:p>2543.54950401232</text:p>
              </table:table-cell>
              <table:table-cell office:value-type="float" office:value="2543.54950401232">
                <text:p>2543.54950401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906.91371887123">
                <text:p>2906.91371887123</text:p>
              </table:table-cell>
              <table:table-cell office:value-type="float" office:value="2906.91371887123">
                <text:p>2906.91371887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270.27793373013">
                <text:p>3270.27793373013</text:p>
              </table:table-cell>
              <table:table-cell office:value-type="float" office:value="3270.27793373013">
                <text:p>3270.27793373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633.64214858903">
                <text:p>3633.64214858903</text:p>
              </table:table-cell>
              <table:table-cell office:value-type="float" office:value="3633.64214858903">
                <text:p>3633.6421485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997.00636344794">
                <text:p>3997.00636344794</text:p>
              </table:table-cell>
              <table:table-cell office:value-type="float" office:value="3997.00636344794">
                <text:p>3997.00636344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1.486475">
                <text:p>11.486475</text:p>
              </table:table-cell>
              <table:table-cell office:value-type="float" office:value="11.486475">
                <text:p>11.486475</text:p>
              </table:table-cell>
              <table:table-cell office:value-type="float" office:value="3924.33352047616">
                <text:p>3924.33352047616</text:p>
              </table:table-cell>
              <table:table-cell office:value-type="float" office:value="3924.33352047616">
                <text:p>3924.33352047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0.2102">
                <text:p>10.2102</text:p>
              </table:table-cell>
              <table:table-cell office:value-type="float" office:value="10.2102">
                <text:p>10.2102</text:p>
              </table:table-cell>
              <table:table-cell office:value-type="float" office:value="3778.9878345326">
                <text:p>3778.9878345326</text:p>
              </table:table-cell>
              <table:table-cell office:value-type="float" office:value="3778.9878345326">
                <text:p>3778.9878345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.165975">
                <text:p>9.165975</text:p>
              </table:table-cell>
              <table:table-cell office:value-type="float" office:value="9.165975">
                <text:p>9.165975</text:p>
              </table:table-cell>
              <table:table-cell office:value-type="float" office:value="3653.46201485406">
                <text:p>3653.46201485406</text:p>
              </table:table-cell>
              <table:table-cell office:value-type="float" office:value="3653.46201485406">
                <text:p>3653.46201485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.12175">
                <text:p>8.12175</text:p>
              </table:table-cell>
              <table:table-cell office:value-type="float" office:value="8.12175">
                <text:p>8.12175</text:p>
              </table:table-cell>
              <table:table-cell office:value-type="float" office:value="3468.47659638044">
                <text:p>3468.47659638044</text:p>
              </table:table-cell>
              <table:table-cell office:value-type="float" office:value="3468.47659638044">
                <text:p>3468.47659638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7.077525">
                <text:p>7.077525</text:p>
              </table:table-cell>
              <table:table-cell office:value-type="float" office:value="7.077525">
                <text:p>7.077525</text:p>
              </table:table-cell>
              <table:table-cell office:value-type="float" office:value="3224.03157911172">
                <text:p>3224.03157911172</text:p>
              </table:table-cell>
              <table:table-cell office:value-type="float" office:value="3224.03157911172">
                <text:p>3224.03157911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6.1420734375">
                <text:p>6.1420734375</text:p>
              </table:table-cell>
              <table:table-cell office:value-type="float" office:value="6.1420734375">
                <text:p>6.1420734375</text:p>
              </table:table-cell>
              <table:table-cell office:value-type="float" office:value="2972.7734828144">
                <text:p>2972.7734828144</text:p>
              </table:table-cell>
              <table:table-cell office:value-type="float" office:value="2972.7734828144">
                <text:p>2972.773482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5.42416875">
                <text:p>5.42416875</text:p>
              </table:table-cell>
              <table:table-cell office:value-type="float" office:value="5.42416875">
                <text:p>5.42416875</text:p>
              </table:table-cell>
              <table:table-cell office:value-type="float" office:value="2779.73624367061">
                <text:p>2779.73624367061</text:p>
              </table:table-cell>
              <table:table-cell office:value-type="float" office:value="2779.73624367061">
                <text:p>2779.73624367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4.7062640625">
                <text:p>4.7062640625</text:p>
              </table:table-cell>
              <table:table-cell office:value-type="float" office:value="4.7062640625">
                <text:p>4.7062640625</text:p>
              </table:table-cell>
              <table:table-cell office:value-type="float" office:value="2545.82053035519">
                <text:p>2545.82053035519</text:p>
              </table:table-cell>
              <table:table-cell office:value-type="float" office:value="2545.82053035519">
                <text:p>2545.82053035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3.988359375">
                <text:p>3.988359375</text:p>
              </table:table-cell>
              <table:table-cell office:value-type="float" office:value="3.988359375">
                <text:p>3.988359375</text:p>
              </table:table-cell>
              <table:table-cell office:value-type="float" office:value="2271.02634286815">
                <text:p>2271.02634286815</text:p>
              </table:table-cell>
              <table:table-cell office:value-type="float" office:value="2271.02634286815">
                <text:p>2271.02634286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3.2704546875">
                <text:p>3.2704546875</text:p>
              </table:table-cell>
              <table:table-cell office:value-type="float" office:value="3.2704546875">
                <text:p>3.2704546875</text:p>
              </table:table-cell>
              <table:table-cell office:value-type="float" office:value="1955.35368120947">
                <text:p>1955.35368120947</text:p>
              </table:table-cell>
              <table:table-cell office:value-type="float" office:value="1955.35368120947">
                <text:p>1955.353681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598.80254537917">
                <text:p>1598.80254537917</text:p>
              </table:table-cell>
              <table:table-cell office:value-type="float" office:value="1598.80254537917">
                <text:p>1598.80254537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671.47538835096">
                <text:p>1671.47538835096</text:p>
              </table:table-cell>
              <table:table-cell office:value-type="float" office:value="1671.47538835096">
                <text:p>1671.47538835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744.14823132274">
                <text:p>1744.14823132274</text:p>
              </table:table-cell>
              <table:table-cell office:value-type="float" office:value="1744.14823132274">
                <text:p>1744.14823132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816.82107429452">
                <text:p>1816.82107429452</text:p>
              </table:table-cell>
              <table:table-cell office:value-type="float" office:value="1816.82107429452">
                <text:p>1816.82107429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889.4939172663">
                <text:p>1889.4939172663</text:p>
              </table:table-cell>
              <table:table-cell office:value-type="float" office:value="1889.4939172663">
                <text:p>1889.49391726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962.16676023808">
                <text:p>1962.16676023808</text:p>
              </table:table-cell>
              <table:table-cell office:value-type="float" office:value="1962.16676023808">
                <text:p>1962.16676023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034.83960320986">
                <text:p>2034.83960320986</text:p>
              </table:table-cell>
              <table:table-cell office:value-type="float" office:value="2034.83960320986">
                <text:p>2034.83960320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107.51244618164">
                <text:p>2107.51244618164</text:p>
              </table:table-cell>
              <table:table-cell office:value-type="float" office:value="2107.51244618164">
                <text:p>2107.51244618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180.18528915342">
                <text:p>2180.18528915342</text:p>
              </table:table-cell>
              <table:table-cell office:value-type="float" office:value="2180.18528915342">
                <text:p>2180.18528915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252.8581321252">
                <text:p>2252.8581321252</text:p>
              </table:table-cell>
              <table:table-cell office:value-type="float" office:value="2252.8581321252">
                <text:p>2252.8581321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325.53097509698">
                <text:p>2325.53097509698</text:p>
              </table:table-cell>
              <table:table-cell office:value-type="float" office:value="2325.53097509698">
                <text:p>2325.53097509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398.20381806876">
                <text:p>2398.20381806876</text:p>
              </table:table-cell>
              <table:table-cell office:value-type="float" office:value="2398.20381806876">
                <text:p>2398.20381806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470.87666104054">
                <text:p>2470.87666104054</text:p>
              </table:table-cell>
              <table:table-cell office:value-type="float" office:value="2470.87666104054">
                <text:p>2470.87666104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224cm" chart:style-name="ch2">
          <text:p>Recuperation map</text:p>
        </chart:title>
        <chart:legend chart:legend-position="bottom" svg:x="5.264cm" svg:y="13.987cm" style:legend-expansion="wide" chart:style-name="ch3"/>
        <chart:plot-area chart:style-name="ch4" table:cell-range-address="Recupmap_80_B.A11:Recupmap_80_B.A45 Recupmap_80_B.G10:Recupmap_80_B.H45 Recupmap_80_B.D10:Recupmap_80_B.E45" chart:data-source-has-labels="row" svg:x="0.588cm" svg:y="1.267cm" svg:width="22.216cm" svg:height="12.212cm">
          <chartooo:coordinate-region svg:x="1.5cm" svg:y="1.467cm" svg:width="20.205cm" svg:height="11.36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B.G11:Recupmap_80_B.G45" chart:label-cell-address="Recupmap_80_B.G10:Recupmap_80_B.G10" chart:class="chart:scatter">
            <chart:domain table:cell-range-address="Recupmap_80_B.A11:Recupmap_80_B.A45"/>
            <chart:data-point chart:repeated="35"/>
          </chart:series>
          <chart:series chart:attached-axis="primary-y" chart:style-name="ch10" chart:values-cell-range-address="Recupmap_80_B.D11:Recupmap_80_B.D45" chart:label-cell-address="Recupmap_80_B.D10:Recupmap_80_B.D10" chart:class="chart:scatter">
            <chart:data-point chart:repeated="35"/>
          </chart:series>
          <chart:series chart:attached-axis="secondary-y" chart:style-name="ch11" chart:values-cell-range-address="Recupmap_80_B.H11:Recupmap_80_B.H45" chart:label-cell-address="Recupmap_80_B.H10:Recupmap_80_B.H10" chart:class="chart:scatter">
            <chart:data-point chart:repeated="35"/>
          </chart:series>
          <chart:series chart:attached-axis="secondary-y" chart:style-name="ch12" chart:values-cell-range-address="Recupmap_80_B.E11:Recupmap_80_B.E45" chart:label-cell-address="Recupmap_80_B.E10:Recupmap_80_B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B.G10:Recupmap_80_B.G10</svg:desc>
                </draw:g>
              </table:table-cell>
              <table:table-cell office:value-type="string">
                <text:p>Ntr_Trq</text:p>
                <draw:g>
                  <svg:desc>Recupmap_80_B.D10:Recupmap_80_B.D10</svg:desc>
                </draw:g>
              </table:table-cell>
              <table:table-cell office:value-type="string">
                <text:p>Brk_Pwr</text:p>
                <draw:g>
                  <svg:desc>Recupmap_80_B.H10:Recupmap_80_B.H10</svg:desc>
                </draw:g>
              </table:table-cell>
              <table:table-cell office:value-type="string">
                <text:p>Ntr_Pwr</text:p>
                <draw:g>
                  <svg:desc>Recupmap_80_B.E10:Recupmap_80_B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B.A11:Recupmap_80_B.A45</svg:desc>
                </draw:g>
              </table:table-cell>
              <table:table-cell office:value-type="float" office:value="35.413125">
                <text:p>35.413125</text:p>
                <draw:g>
                  <svg:desc>Recupmap_80_B.G11:Recupmap_80_B.G45</svg:desc>
                </draw:g>
              </table:table-cell>
              <table:table-cell office:value-type="float" office:value="17.6715">
                <text:p>17.6715</text:p>
                <draw:g>
                  <svg:desc>Recupmap_80_B.D11:Recupmap_80_B.D45</svg:desc>
                </draw:g>
              </table:table-cell>
              <table:table-cell office:value-type="float" office:value="0">
                <text:p>0</text:p>
                <draw:g>
                  <svg:desc>Recupmap_80_B.H11:Recupmap_80_B.H45</svg:desc>
                </draw:g>
              </table:table-cell>
              <table:table-cell office:value-type="float" office:value="0">
                <text:p>0</text:p>
                <draw:g>
                  <svg:desc>Recupmap_80_B.E11:Recupmap_80_B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1008.2358708997">
                <text:p>1008.2358708997</text:p>
              </table:table-cell>
              <table:table-cell office:value-type="float" office:value="503.119682112328">
                <text:p>503.119682112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2016.47174179941">
                <text:p>2016.47174179941</text:p>
              </table:table-cell>
              <table:table-cell office:value-type="float" office:value="1006.23936422466">
                <text:p>1006.23936422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3024.70761269911">
                <text:p>3024.70761269911</text:p>
              </table:table-cell>
              <table:table-cell office:value-type="float" office:value="1509.35904633698">
                <text:p>1509.35904633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4032.94348359882">
                <text:p>4032.94348359882</text:p>
              </table:table-cell>
              <table:table-cell office:value-type="float" office:value="2012.47872844931">
                <text:p>2012.4787284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5041.17935449852">
                <text:p>5041.17935449852</text:p>
              </table:table-cell>
              <table:table-cell office:value-type="float" office:value="2515.59841056164">
                <text:p>2515.59841056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6049.41522539823">
                <text:p>6049.41522539823</text:p>
              </table:table-cell>
              <table:table-cell office:value-type="float" office:value="3018.71809267397">
                <text:p>3018.71809267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4.640475">
                <text:p>34.640475</text:p>
              </table:table-cell>
              <table:table-cell office:value-type="float" office:value="17.6715">
                <text:p>17.6715</text:p>
              </table:table-cell>
              <table:table-cell office:value-type="float" office:value="6903.66598146961">
                <text:p>6903.66598146961</text:p>
              </table:table-cell>
              <table:table-cell office:value-type="float" office:value="3521.83777478629">
                <text:p>3521.83777478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2.322525">
                <text:p>32.322525</text:p>
              </table:table-cell>
              <table:table-cell office:value-type="float" office:value="17.6715">
                <text:p>17.6715</text:p>
              </table:table-cell>
              <table:table-cell office:value-type="float" office:value="7361.95501369675">
                <text:p>7361.95501369675</text:p>
              </table:table-cell>
              <table:table-cell office:value-type="float" office:value="4024.95745689862">
                <text:p>4024.9574568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0.004575">
                <text:p>30.004575</text:p>
              </table:table-cell>
              <table:table-cell office:value-type="float" office:value="17.6715">
                <text:p>17.6715</text:p>
              </table:table-cell>
              <table:table-cell office:value-type="float" office:value="7688.25680464247">
                <text:p>7688.25680464247</text:p>
              </table:table-cell>
              <table:table-cell office:value-type="float" office:value="4528.07713901095">
                <text:p>4528.07713901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7.686625">
                <text:p>27.686625</text:p>
              </table:table-cell>
              <table:table-cell office:value-type="float" office:value="17.6715">
                <text:p>17.6715</text:p>
              </table:table-cell>
              <table:table-cell office:value-type="float" office:value="7882.57135430678">
                <text:p>7882.57135430678</text:p>
              </table:table-cell>
              <table:table-cell office:value-type="float" office:value="5031.19682112328">
                <text:p>5031.1968211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5.368675">
                <text:p>25.368675</text:p>
              </table:table-cell>
              <table:table-cell office:value-type="float" office:value="17.6715">
                <text:p>17.6715</text:p>
              </table:table-cell>
              <table:table-cell office:value-type="float" office:value="7944.89866268967">
                <text:p>7944.89866268967</text:p>
              </table:table-cell>
              <table:table-cell office:value-type="float" office:value="5534.31650323561">
                <text:p>5534.3165032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3.050725">
                <text:p>23.050725</text:p>
              </table:table-cell>
              <table:table-cell office:value-type="float" office:value="17.6715">
                <text:p>17.6715</text:p>
              </table:table-cell>
              <table:table-cell office:value-type="float" office:value="7875.23872979115">
                <text:p>7875.23872979115</text:p>
              </table:table-cell>
              <table:table-cell office:value-type="float" office:value="6037.43618534793">
                <text:p>6037.43618534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0.732775">
                <text:p>20.732775</text:p>
              </table:table-cell>
              <table:table-cell office:value-type="float" office:value="17.6715">
                <text:p>17.6715</text:p>
              </table:table-cell>
              <table:table-cell office:value-type="float" office:value="7673.59155561121">
                <text:p>7673.59155561121</text:p>
              </table:table-cell>
              <table:table-cell office:value-type="float" office:value="6540.55586746026">
                <text:p>6540.55586746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8.414825">
                <text:p>18.414825</text:p>
              </table:table-cell>
              <table:table-cell office:value-type="float" office:value="17.6715">
                <text:p>17.6715</text:p>
              </table:table-cell>
              <table:table-cell office:value-type="float" office:value="7339.95714014985">
                <text:p>7339.95714014985</text:p>
              </table:table-cell>
              <table:table-cell office:value-type="float" office:value="7043.67554957259">
                <text:p>7043.67554957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7.6793216346154">
                <text:p>17.6793216346154</text:p>
              </table:table-cell>
              <table:table-cell office:value-type="float" office:value="17.6715">
                <text:p>17.6715</text:p>
              </table:table-cell>
              <table:table-cell office:value-type="float" office:value="7550.13554092971">
                <text:p>7550.13554092971</text:p>
              </table:table-cell>
              <table:table-cell office:value-type="float" office:value="7546.79523168492">
                <text:p>7546.79523168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6.9438182692308">
                <text:p>16.9438182692308</text:p>
              </table:table-cell>
              <table:table-cell office:value-type="float" office:value="16.8762825">
                <text:p>16.8762825</text:p>
              </table:table-cell>
              <table:table-cell office:value-type="float" office:value="7718.43337476451">
                <text:p>7718.43337476451</text:p>
              </table:table-cell>
              <table:table-cell office:value-type="float" office:value="7687.66874267637">
                <text:p>7687.66874267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6.2083149038462">
                <text:p>16.2083149038462</text:p>
              </table:table-cell>
              <table:table-cell office:value-type="float" office:value="16.081065">
                <text:p>16.081065</text:p>
              </table:table-cell>
              <table:table-cell office:value-type="float" office:value="7844.85064165424">
                <text:p>7844.85064165424</text:p>
              </table:table-cell>
              <table:table-cell office:value-type="float" office:value="7783.26148227771">
                <text:p>7783.26148227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5.4728115384615">
                <text:p>15.4728115384615</text:p>
              </table:table-cell>
              <table:table-cell office:value-type="float" office:value="15.2858475">
                <text:p>15.2858475</text:p>
              </table:table-cell>
              <table:table-cell office:value-type="float" office:value="7929.38734159891">
                <text:p>7929.38734159891</text:p>
              </table:table-cell>
              <table:table-cell office:value-type="float" office:value="7833.57345048894">
                <text:p>7833.57345048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4.7373081730769">
                <text:p>14.7373081730769</text:p>
              </table:table-cell>
              <table:table-cell office:value-type="float" office:value="14.49063">
                <text:p>14.49063</text:p>
              </table:table-cell>
              <table:table-cell office:value-type="float" office:value="7972.04347459851">
                <text:p>7972.04347459851</text:p>
              </table:table-cell>
              <table:table-cell office:value-type="float" office:value="7838.60464731007">
                <text:p>7838.60464731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0018048076923">
                <text:p>14.0018048076923</text:p>
              </table:table-cell>
              <table:table-cell office:value-type="float" office:value="13.8159">
                <text:p>13.8159</text:p>
              </table:table-cell>
              <table:table-cell office:value-type="float" office:value="7972.81904065305">
                <text:p>7972.81904065305</text:p>
              </table:table-cell>
              <table:table-cell office:value-type="float" office:value="7866.96230212003">
                <text:p>7866.96230212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3.2663014423077">
                <text:p>13.2663014423077</text:p>
              </table:table-cell>
              <table:table-cell office:value-type="float" office:value="13.14117">
                <text:p>13.14117</text:p>
              </table:table-cell>
              <table:table-cell office:value-type="float" office:value="7931.71403976252">
                <text:p>7931.71403976252</text:p>
              </table:table-cell>
              <table:table-cell office:value-type="float" office:value="7856.89990847779">
                <text:p>7856.89990847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2.5307980769231">
                <text:p>12.5307980769231</text:p>
              </table:table-cell>
              <table:table-cell office:value-type="float" office:value="12.46644">
                <text:p>12.46644</text:p>
              </table:table-cell>
              <table:table-cell office:value-type="float" office:value="7848.72847192693">
                <text:p>7848.72847192693</text:p>
              </table:table-cell>
              <table:table-cell office:value-type="float" office:value="7808.41746638333">
                <text:p>7808.41746638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1.9116875">
                <text:p>11.9116875</text:p>
              </table:table-cell>
              <table:table-cell office:value-type="float" office:value="11.8881">
                <text:p>11.8881</text:p>
              </table:table-cell>
              <table:table-cell office:value-type="float" office:value="7800.07932850589">
                <text:p>7800.07932850589</text:p>
              </table:table-cell>
              <table:table-cell office:value-type="float" office:value="7784.63362686529">
                <text:p>7784.63362686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1.5253625">
                <text:p>11.5253625</text:p>
              </table:table-cell>
              <table:table-cell office:value-type="float" office:value="11.50254">
                <text:p>11.50254</text:p>
              </table:table-cell>
              <table:table-cell office:value-type="float" office:value="7875.23872979115">
                <text:p>7875.23872979115</text:p>
              </table:table-cell>
              <table:table-cell office:value-type="float" office:value="7859.64419765295">
                <text:p>7859.64419765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1.1390375">
                <text:p>11.1390375</text:p>
              </table:table-cell>
              <table:table-cell office:value-type="float" office:value="11.11698">
                <text:p>11.11698</text:p>
              </table:table-cell>
              <table:table-cell office:value-type="float" office:value="7928.40025752949">
                <text:p>7928.40025752949</text:p>
              </table:table-cell>
              <table:table-cell office:value-type="float" office:value="7912.70045503934">
                <text:p>7912.70045503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0.7527125">
                <text:p>10.7527125</text:p>
              </table:table-cell>
              <table:table-cell office:value-type="float" office:value="10.73142">
                <text:p>10.73142</text:p>
              </table:table-cell>
              <table:table-cell office:value-type="float" office:value="7959.56391172094">
                <text:p>7959.56391172094</text:p>
              </table:table-cell>
              <table:table-cell office:value-type="float" office:value="7943.80239902446">
                <text:p>7943.80239902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0.3663875">
                <text:p>10.3663875</text:p>
              </table:table-cell>
              <table:table-cell office:value-type="float" office:value="10.34586">
                <text:p>10.34586</text:p>
              </table:table-cell>
              <table:table-cell office:value-type="float" office:value="7968.72969236548">
                <text:p>7968.72969236548</text:p>
              </table:table-cell>
              <table:table-cell office:value-type="float" office:value="7952.95002960832">
                <text:p>7952.95002960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9.9800625">
                <text:p>9.9800625</text:p>
              </table:table-cell>
              <table:table-cell office:value-type="float" office:value="9.9603">
                <text:p>9.9603</text:p>
              </table:table-cell>
              <table:table-cell office:value-type="float" office:value="7955.89759946312">
                <text:p>7955.89759946312</text:p>
              </table:table-cell>
              <table:table-cell office:value-type="float" office:value="7940.14334679092">
                <text:p>7940.14334679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9.5937375">
                <text:p>9.5937375</text:p>
              </table:table-cell>
              <table:table-cell office:value-type="float" office:value="9.57474">
                <text:p>9.57474</text:p>
              </table:table-cell>
              <table:table-cell office:value-type="float" office:value="7921.06763301386">
                <text:p>7921.06763301386</text:p>
              </table:table-cell>
              <table:table-cell office:value-type="float" office:value="7905.38235057225">
                <text:p>7905.38235057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7864.23979301769">
                <text:p>7864.23979301769</text:p>
              </table:table-cell>
              <table:table-cell office:value-type="float" office:value="7848.66704095231">
                <text:p>7848.66704095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8126.38111945162">
                <text:p>8126.38111945162</text:p>
              </table:table-cell>
              <table:table-cell office:value-type="float" office:value="8110.28927565072">
                <text:p>8110.28927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8388.52244588554">
                <text:p>8388.52244588554</text:p>
              </table:table-cell>
              <table:table-cell office:value-type="float" office:value="8371.91151034913">
                <text:p>8371.91151034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8650.66377231946">
                <text:p>8650.66377231946</text:p>
              </table:table-cell>
              <table:table-cell office:value-type="float" office:value="8633.53374504755">
                <text:p>8633.53374504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8912.80509875339">
                <text:p>8912.80509875339</text:p>
              </table:table-cell>
              <table:table-cell office:value-type="float" office:value="8895.15597974595">
                <text:p>8895.155979745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